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2" style:family="table-column">
      <style:table-column-properties fo:break-before="auto" style:column-width="14.99mm"/>
    </style:style>
    <style:style style:name="co3" style:family="table-column">
      <style:table-column-properties fo:break-before="auto" style:column-width="64.82mm"/>
    </style:style>
    <style:style style:name="co4" style:family="table-column">
      <style:table-column-properties fo:break-before="auto" style:column-width="11.24mm"/>
    </style:style>
    <style:style style:name="co5" style:family="table-column">
      <style:table-column-properties fo:break-before="auto" style:column-width="11.52mm"/>
    </style:style>
    <style:style style:name="co6" style:family="table-column">
      <style:table-column-properties fo:break-before="auto" style:column-width="60.64mm"/>
    </style:style>
    <style:style style:name="co7" style:family="table-column">
      <style:table-column-properties fo:break-before="auto" style:column-width="18.54mm"/>
    </style:style>
    <style:style style:name="co20" style:family="table-column">
      <style:table-column-properties fo:break-before="auto" style:column-width="7.78mm"/>
    </style:style>
    <style:style style:name="co8" style:family="table-column">
      <style:table-column-properties fo:break-before="auto" style:column-width="22.58mm"/>
    </style:style>
    <style:style style:name="co21" style:family="table-column">
      <style:table-column-properties fo:break-before="auto" style:column-width="6.77mm"/>
    </style:style>
    <style:style style:name="co22" style:family="table-column">
      <style:table-column-properties fo:break-before="auto" style:column-width="13.05mm"/>
    </style:style>
    <style:style style:name="co23" style:family="table-column">
      <style:table-column-properties fo:break-before="auto" style:column-width="26.83mm"/>
    </style:style>
    <style:style style:name="co24" style:family="table-column">
      <style:table-column-properties fo:break-before="auto" style:column-width="17.85mm"/>
    </style:style>
    <style:style style:name="co25" style:family="table-column">
      <style:table-column-properties fo:break-before="auto" style:column-width="12.45mm"/>
    </style:style>
    <style:style style:name="co26" style:family="table-column">
      <style:table-column-properties fo:break-before="auto" style:column-width="10.37mm"/>
    </style:style>
    <style:style style:name="co27" style:family="table-column">
      <style:table-column-properties fo:break-before="auto" style:column-width="16.35mm"/>
    </style:style>
    <style:style style:name="co17" style:family="table-column">
      <style:table-column-properties fo:break-before="auto" style:column-width="10mm"/>
    </style:style>
    <style:style style:name="co18" style:family="table-column">
      <style:table-column-properties fo:break-before="auto" style:column-width="11.99mm"/>
    </style:style>
    <style:style style:name="co19" style:family="table-column">
      <style:table-column-properties fo:break-before="auto" style:column-width="14.55mm"/>
    </style:style>
    <style:style style:name="co28" style:family="table-column">
      <style:table-column-properties fo:break-before="auto" style:column-width="19.65mm"/>
    </style:style>
    <style:style style:name="co29" style:family="table-column">
      <style:table-column-properties fo:break-before="auto" style:column-width="21.43mm"/>
    </style:style>
    <style:style style:name="co30" style:family="table-column">
      <style:table-column-properties fo:break-before="auto" style:column-width="24.99mm"/>
    </style:style>
    <style:style style:name="co31" style:family="table-column">
      <style:table-column-properties fo:break-before="auto" style:column-width="43.89mm"/>
    </style:style>
    <style:style style:name="co32" style:family="table-column">
      <style:table-column-properties fo:break-before="auto" style:column-width="46.58mm"/>
    </style:style>
    <style:style style:name="co33" style:family="table-column">
      <style:table-column-properties fo:break-before="auto" style:column-width="47.77mm"/>
    </style:style>
    <style:style style:name="co34" style:family="table-column">
      <style:table-column-properties fo:break-before="auto" style:column-width="46.28mm"/>
    </style:style>
    <style:style style:name="co35" style:family="table-column">
      <style:table-column-properties fo:break-before="auto" style:column-width="48.67mm"/>
    </style:style>
    <style:style style:name="co36" style:family="table-column">
      <style:table-column-properties fo:break-before="auto" style:column-width="263.84mm"/>
    </style:style>
    <style:style style:name="co37" style:family="table-column">
      <style:table-column-properties fo:break-before="auto" style:column-width="45mm"/>
    </style:style>
    <style:style style:name="co38" style:family="table-column">
      <style:table-column-properties fo:break-before="auto" style:column-width="343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none" fo:background-color="#00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 fo:font-weight="bold" style:font-weight-asian="bold" style:font-weight-complex="bold"/>
    </style:style>
    <style:style style:name="ce1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style:text-position=""/>
    </style:style>
    <style:style style:name="ce13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center" fo:margin-left="0mm"/>
      <style:text-properties style:text-position=""/>
    </style:style>
    <style:style style:name="ce18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style:text-position="" fo:font-weight="bold" style:font-weight-asian="bold" style:font-weight-complex="bold"/>
    </style:style>
    <style:style style:name="ce19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  <style:text-properties style:text-position=""/>
    </style:style>
    <style:style style:name="ce20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  <style:text-properties style:text-position=""/>
    </style:style>
    <style:style style:name="ce21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end" fo:margin-left="0mm"/>
      <style:text-properties style:text-position=""/>
    </style:style>
    <style:style style:name="ce25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mm"/>
      <style:text-properties style:text-position=""/>
    </style:style>
    <style:style style:name="ce26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  <style:text-properties style:text-position=""/>
    </style:style>
    <style:style style:name="ce27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2.01pt solid #000000"/>
      <style:paragraph-properties fo:text-align="center" fo:margin-left="0mm"/>
      <style:text-properties style:text-position=""/>
    </style:style>
    <style:style style:name="ce36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  <style:text-properties style:text-position=""/>
    </style:style>
    <style:style style:name="ce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/>
    </style:style>
    <style:style style:name="ce41" style:family="table-cell" style:parent-style-name="Default">
      <style:table-cell-properties fo:border="0.06pt solid #000000"/>
      <style:text-properties style:text-position="" fo:font-weight="bold" style:font-weight-asian="bold" style:font-weight-complex="bold"/>
    </style:style>
    <style:style style:name="ce42" style:family="table-cell" style:parent-style-name="Default">
      <style:table-cell-properties fo:background-color="#cccccc" fo:border="0.06pt solid #000000"/>
      <style:text-properties style:text-position=""/>
    </style:style>
    <style:style style:name="ce43" style:family="table-cell" style:parent-style-name="Default">
      <style:table-cell-properties fo:background-color="transparent" fo:border="0.06pt solid #000000"/>
      <style:text-properties style:text-position=""/>
    </style:style>
    <style:style style:name="ce44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  <style:text-properties style:text-position="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style:text-position=""/>
    </style:style>
    <style:style style:name="ce4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  <style:text-properties style:text-position=""/>
    </style:style>
    <style:style style:name="ce51" style:family="table-cell" style:parent-style-name="Default">
      <style:table-cell-properties fo:border="0.06pt solid #000000"/>
      <style:text-properties style:text-position=""/>
    </style:style>
    <style:style style:name="ce58" style:family="table-cell" style:parent-style-name="Default">
      <style:table-cell-properties fo:background-color="transparent"/>
      <style:text-properties style:text-position=""/>
    </style:style>
    <style:style style:name="ce5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style:text-position="" fo:font-weight="bold" style:font-weight-asian="bold" style:font-weight-complex="bold"/>
    </style:style>
    <style:style style:name="ce60" style:family="table-cell" style:parent-style-name="Default">
      <style:text-properties style:text-position="" fo:font-weight="bold" style:font-weight-asian="bold" style:font-weight-complex="bold"/>
    </style:style>
    <style:style style:name="ce69" style:family="table-cell" style:parent-style-name="Default">
      <style:table-cell-properties fo:background-color="#00ff00" fo:border="0.06pt solid #000000"/>
      <style:text-properties style:text-position=""/>
    </style:style>
    <style:style style:name="ce70" style:family="table-cell" style:parent-style-name="Default">
      <style:table-cell-properties fo:background-color="#ffff00" fo:border="0.06pt solid #000000"/>
      <style:text-properties style:text-position=""/>
    </style:style>
    <style:style style:name="ce71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  <style:text-properties style:text-position="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61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style:text-position=""/>
    </style:style>
    <style:style style:name="ce72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  <style:text-properties style:text-position=""/>
    </style:style>
    <style:style style:name="ce50" style:family="table-cell" style:parent-style-name="Default">
      <style:table-cell-properties fo:border-bottom="none" fo:background-color="#00ff00" style:text-align-source="fix" style:repeat-content="false" fo:border-left="2.01pt solid #000000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52" style:family="table-cell" style:parent-style-name="Default">
      <style:table-cell-properties fo:border-bottom="0.06pt solid #000000" style:text-align-source="fix" style:repeat-content="false" fo:border-left="2.01pt solid #000000" fo:border-right="0.06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53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55" style:family="table-cell" style:parent-style-name="Default">
      <style:table-cell-properties fo:border-bottom="0.06pt solid #000000" fo:background-color="#cccccc" style:text-align-source="fix" style:repeat-content="false" fo:border-left="2.01pt solid #000000" fo:border-right="0.06pt solid #000000" fo:border-top="2.01pt solid #000000"/>
      <style:paragraph-properties fo:text-align="center" fo:margin-left="0mm"/>
    </style:style>
    <style:style style:name="ce56" style:family="table-cell" style:parent-style-name="Default">
      <style:table-cell-properties fo:border-bottom="2.01pt solid #000000" fo:background-color="#cccccc" style:text-align-source="fix" style:repeat-content="false" fo:border-left="2.01pt solid #000000" fo:border-right="0.06pt solid #000000" fo:border-top="0.06pt solid #000000"/>
      <style:paragraph-properties fo:text-align="center" fo:margin-left="0mm"/>
    </style:style>
    <style:style style:name="ce57" style:family="table-cell" style:parent-style-name="Default">
      <style:table-cell-properties fo:border-bottom="2.01pt solid #000000" style:text-align-source="fix" style:repeat-content="false" fo:background-color="transparent" fo:border-left="2.01pt solid #000000" fo:border-right="0.06pt solid #000000" fo:border-top="0.06pt solid #000000"/>
      <style:paragraph-properties fo:text-align="center" fo:margin-left="0mm"/>
    </style:style>
    <style:style style:name="ce6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3" style:family="table-cell" style:parent-style-name="Default">
      <style:table-cell-properties fo:border-bottom="none" fo:background-color="#00ffff" fo:border-left="none" fo:border-right="none" fo:border-top="2.01pt solid #000000"/>
    </style:style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mm"/>
    </style:style>
    <style:style style:name="ce66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67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center" fo:margin-left="0mm"/>
    </style:style>
    <style:style style:name="ce68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mm"/>
    </style:style>
    <style:style style:name="ce73" style:family="table-cell" style:parent-style-name="Default">
      <style:table-cell-properties fo:border-bottom="none" fo:border-left="none" fo:border-right="none" fo:border-top="2.01pt solid #000000"/>
    </style:style>
    <style:style style:name="ce74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center" fo:margin-left="0mm"/>
    </style:style>
    <style:style style:name="ce75" style:family="table-cell" style:parent-style-name="Default">
      <style:table-cell-properties fo:border-bottom="none" fo:background-color="#00ffff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76" style:family="table-cell" style:parent-style-name="Default">
      <style:table-cell-properties style:text-align-source="fix" style:repeat-content="false" fo:border="0.06pt solid #000000"/>
      <style:paragraph-properties fo:text-align="end" fo:margin-left="0mm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cccccc" style:text-align-source="fix" style:repeat-content="false" fo:border="0.06pt solid #000000"/>
      <style:paragraph-properties fo:text-align="end" fo:margin-left="0mm"/>
    </style:style>
    <style:style style:name="ce78" style:family="table-cell" style:parent-style-name="Default">
      <style:table-cell-properties style:text-align-source="fix" style:repeat-content="false" fo:background-color="transparent" fo:border="0.06pt solid #000000"/>
      <style:paragraph-properties fo:text-align="end" fo:margin-left="0mm"/>
    </style:style>
    <style:style style:name="ce7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0.06pt solid #000000" fo:border-top="2.01pt solid #000000"/>
      <style:paragraph-properties fo:text-align="end" fo:margin-left="0mm"/>
    </style:style>
    <style:style style:name="ce80" style:family="table-cell" style:parent-style-name="Default">
      <style:table-cell-properties fo:border-bottom="2.01pt solid #000000" fo:background-color="#cccccc" style:text-align-source="fix" style:repeat-content="false" fo:border-left="0.06pt solid #000000" fo:border-right="0.06pt solid #000000" fo:border-top="0.06pt solid #000000"/>
      <style:paragraph-properties fo:text-align="end" fo:margin-left="0mm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82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0.06pt solid #000000" fo:border-top="0.06pt solid #000000"/>
      <style:paragraph-properties fo:text-align="end" fo:margin-left="0mm"/>
    </style:style>
    <style:style style:name="ce83" style:family="table-cell" style:parent-style-name="Default">
      <style:table-cell-properties fo:background-color="#cccccc" style:text-align-source="fix" style:repeat-content="false" fo:border="0.99pt solid #000000"/>
      <style:paragraph-properties fo:text-align="center" fo:margin-left="0mm"/>
    </style:style>
    <style:style style:name="ce84" style:family="table-cell" style:parent-style-name="Default">
      <style:table-cell-properties style:text-align-source="fix" style:repeat-content="false" fo:background-color="transparent" fo:border="0.99pt solid #000000"/>
      <style:paragraph-properties fo:text-align="center" fo:margin-left="0mm"/>
    </style:style>
    <style:style style:name="ce85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0.99pt solid #000000" fo:border-top="2.01pt solid #000000"/>
      <style:paragraph-properties fo:text-align="center" fo:margin-left="0mm"/>
    </style:style>
    <style:style style:name="ce86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0.99pt solid #000000" fo:border-top="0.99pt solid #000000"/>
      <style:paragraph-properties fo:text-align="center" fo:margin-left="0mm"/>
    </style:style>
    <style:style style:name="ce87" style:family="table-cell" style:parent-style-name="Default">
      <style:table-cell-properties fo:border-bottom="none" fo:border-left="none" fo:border-right="2.01pt solid #000000" fo:border-top="2.01pt solid #000000"/>
    </style:style>
    <style:style style:name="ce88" style:family="table-cell" style:parent-style-name="Default">
      <style:table-cell-properties fo:border-bottom="0.99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89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90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2.01pt solid #000000" fo:border-top="0.99pt solid #000000"/>
      <style:paragraph-properties fo:text-align="center" fo:margin-left="0mm"/>
    </style:style>
    <style:style style:name="ce91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92" style:family="table-cell" style:parent-style-name="Default">
      <style:table-cell-properties fo:border-bottom="2.01pt solid #000000" style:text-align-source="fix" style:repeat-content="false" fo:background-color="transparent" fo:border-left="0.74pt solid #000000" fo:border-right="2.01pt solid #000000" fo:border-top="0.74pt solid #000000"/>
      <style:paragraph-properties fo:text-align="center" fo:margin-left="0mm"/>
    </style:style>
    <style:style style:name="ce93" style:family="table-cell" style:parent-style-name="Default">
      <style:table-cell-properties fo:border-bottom="2.01pt solid #000000" fo:background-color="#cccccc" style:text-align-source="fix" style:repeat-content="false" fo:border-left="0.99pt solid #000000" fo:border-right="2.01pt solid #000000" fo:border-top="0.99pt solid #000000"/>
      <style:paragraph-properties fo:text-align="center" fo:margin-left="0mm"/>
    </style:style>
    <style:style style:name="ce94" style:family="table-cell" style:parent-style-name="Default">
      <style:table-cell-properties fo:border-bottom="0.99pt solid #000000" style:text-align-source="fix" style:repeat-content="false" fo:background-color="transparent" fo:border-left="0.99pt solid #000000" fo:border-right="0.99pt solid #000000" fo:border-top="2.01pt solid #000000"/>
      <style:paragraph-properties fo:text-align="center" fo:margin-left="0mm"/>
    </style:style>
    <style:style style:name="ce95" style:family="table-cell" style:parent-style-name="Default">
      <style:table-cell-properties fo:border-bottom="2.01pt solid #000000" style:text-align-source="fix" style:repeat-content="false" fo:background-color="transparent" fo:border-left="0.99pt solid #000000" fo:border-right="0.99pt solid #000000" fo:border-top="0.99pt solid #000000"/>
      <style:paragraph-properties fo:text-align="center" fo:margin-left="0mm"/>
    </style:style>
    <style:style style:name="ce9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</style:style>
    <style:style style:name="ce97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98" style:family="table-cell" style:parent-style-name="Default">
      <style:table-cell-properties fo:border-bottom="none" fo:background-color="#00ffff" fo:border-left="none" fo:border-right="none" fo:border-top="2.01pt solid #000000"/>
      <style:text-properties fo:font-weight="bold" style:font-weight-asian="bold" style:font-weight-complex="bold"/>
    </style:style>
    <style:style style:name="ce9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00" style:family="table-cell" style:parent-style-name="Default">
      <style:table-cell-properties fo:background-color="#cccccc" fo:border="0.06pt solid #000000"/>
    </style:style>
    <style:style style:name="ce101" style:family="table-cell" style:parent-style-name="Default">
      <style:table-cell-properties fo:background-color="transparent" fo:border="0.06pt solid #000000"/>
    </style:style>
    <style:style style:name="ce102" style:family="table-cell" style:parent-style-name="Default">
      <style:table-cell-properties fo:border-bottom="0.06pt solid #000000" fo:background-color="transparent" fo:border-left="0.06pt solid #000000" fo:border-right="0.06pt solid #000000" fo:border-top="2.01pt solid #000000"/>
    </style:style>
    <style:style style:name="ce103" style:family="table-cell" style:parent-style-name="Default">
      <style:table-cell-properties fo:border-bottom="2.01pt solid #000000" fo:background-color="transparent" fo:border-left="0.06pt solid #000000" fo:border-right="0.06pt solid #000000" fo:border-top="0.06pt solid #000000"/>
    </style:style>
    <style:style style:name="ce104" style:family="table-cell" style:parent-style-name="Default">
      <style:table-cell-properties fo:background-color="#00ff00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</style:style>
    <style:style style:name="ce106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1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01pt solid #000000"/>
      <style:paragraph-properties fo:text-align="center" fo:margin-left="0mm"/>
    </style:style>
    <style:style style:name="ce108" style:family="table-cell" style:parent-style-name="Default">
      <style:table-cell-properties style:text-align-source="fix" style:repeat-content="false" fo:border="0.06pt solid #000000"/>
      <style:paragraph-properties fo:text-align="end" fo:margin-left="0mm"/>
    </style:style>
    <style:style style:name="ce109" style:family="table-cell" style:parent-style-name="Default">
      <style:table-cell-properties fo:border="0.06pt solid #000000"/>
    </style:style>
    <style:style style:name="ce110" style:family="table-cell" style:parent-style-name="Default">
      <style:table-cell-properties fo:border-bottom="none" fo:background-color="#00ffff" style:text-align-source="fix" style:repeat-content="false" fo:border-left="none" fo:border-right="2.01pt solid #000000" fo:border-top="2.01pt solid #000000"/>
      <style:paragraph-properties fo:text-align="center" fo:margin-left="0mm"/>
      <style:text-properties fo:font-weight="bold" style:font-weight-asian="bold" style:font-weight-complex="bold"/>
    </style:style>
    <style:style style:name="ce111" style:family="table-cell" style:parent-style-name="Default">
      <style:table-cell-properties fo:border-bottom="0.06pt solid #000000" style:text-align-source="fix" style:repeat-content="false" fo:border-left="0.06pt solid #000000" fo:border-right="2.01pt solid #000000" fo:border-top="0.06pt solid #000000"/>
      <style:paragraph-properties fo:text-align="center" fo:margin-left="0mm"/>
      <style:text-properties fo:font-weight="bold" style:font-weight-asian="bold" style:font-weight-complex="bold"/>
    </style:style>
    <style:style style:name="ce112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2.01pt solid #000000" fo:border-top="0.06pt solid #000000"/>
      <style:paragraph-properties fo:text-align="center" fo:margin-left="0mm"/>
    </style:style>
    <style:style style:name="ce11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11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01pt solid #000000" fo:border-top="2.01pt solid #000000"/>
      <style:paragraph-properties fo:text-align="center" fo:margin-left="0mm"/>
    </style:style>
    <style:style style:name="ce115" style:family="table-cell" style:parent-style-name="Default">
      <style:table-cell-properties fo:border-bottom="2.01pt solid #000000" style:text-align-source="fix" style:repeat-content="false" fo:background-color="transparent" fo:border-left="0.06pt solid #000000" fo:border-right="2.01pt solid #000000" fo:border-top="0.06pt solid #000000"/>
      <style:paragraph-properties fo:text-align="center" fo:margin-left="0mm"/>
    </style:style>
    <style:style style:name="ce116" style:family="table-cell" style:parent-style-name="Default">
      <style:table-cell-properties fo:background-color="transparent"/>
    </style:style>
    <style:style style:name="ce11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mm"/>
      <style:text-properties fo:font-weight="bold" style:font-weight-asian="bold" style:font-weight-complex="bold"/>
    </style:style>
    <style:style style:name="ce118" style:family="table-cell" style:parent-style-name="Default">
      <style:text-properties fo:font-weight="bold" style:font-weight-asian="bold" style:font-weight-complex="bold"/>
    </style:style>
    <style:style style:name="ce119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</style:style>
    <style:style style:name="ce120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21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22" style:family="table-cell" style:parent-style-name="Default">
      <style:table-cell-properties style:text-align-source="fix" style:repeat-content="false" fo:background-color="transparent" fo:border="0.06pt solid #000000"/>
      <style:paragraph-properties fo:text-align="start" fo:margin-left="0mm"/>
      <style:text-properties fo:font-weight="bold" style:font-weight-asian="bold" style:font-weight-complex="bold"/>
    </style:style>
    <style:style style:name="ce123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24" style:family="table-cell" style:parent-style-name="Default" style:data-style-name="N99">
      <style:table-cell-properties fo:border="0.06pt solid #000000"/>
    </style:style>
    <style:style style:name="ce125" style:family="table-cell" style:parent-style-name="Default" style:data-style-name="N99">
      <style:table-cell-properties fo:background-color="transparent" fo:border="0.06pt solid #000000"/>
    </style:style>
    <style:style style:name="ce126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00ff00" fo:border="0.06pt solid #000000"/>
    </style:style>
    <style:style style:name="ce128" style:family="table-cell" style:parent-style-name="Default">
      <style:table-cell-properties fo:background-color="#ffff00" fo:border="0.06pt solid #000000"/>
    </style:style>
    <style:style style:name="ce129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mm"/>
    </style:style>
    <style:style style:name="ce130" style:family="table-cell" style:parent-style-name="Default">
      <style:table-cell-properties fo:background-color="#cccccc" style:text-align-source="fix" style:repeat-content="false" fo:border="0.06pt solid #000000"/>
      <style:paragraph-properties fo:text-align="start" fo:margin-left="0mm"/>
    </style:style>
  </office:automatic-styles>
  <office:body>
    <office:spreadsheet>
      <table:calculation-settings table:automatic-find-labels="false"/>
      <table:table table:name="nanopi" table:style-name="ta1" table:print-ranges="nanopi.A1:nanopi.P45">
        <office:forms form:automatic-focus="false" form:apply-design-mode="false"/>
        <table:table-column table:style-name="co17" table:number-columns-repeated="3" table:default-cell-style-name="ce62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62"/>
        <table:table-column table:style-name="co5" table:default-cell-style-name="ce62"/>
        <table:table-column table:style-name="co6" table:default-cell-style-name="Default"/>
        <table:table-column table:style-name="co2" table:number-columns-repeated="3" table:default-cell-style-name="Default"/>
        <table:table-column table:style-name="co17" table:number-columns-repeated="3" table:default-cell-style-name="Default"/>
        <table:table-column table:style-name="co7" table:default-cell-style-name="ce116"/>
        <table:table-column table:style-name="co8" table:number-columns-repeated="987" table:default-cell-style-name="Default"/>
        <table:table-row table:style-name="ro1">
          <table:table-cell table:style-name="ce50" office:value-type="string" calcext:value-type="string" table:number-columns-spanned="16" table:number-rows-spanned="1">
            <text:p>CON1 (#1)</text:p>
          </table:table-cell>
          <table:covered-table-cell table:number-columns-repeated="2" table:style-name="ce63"/>
          <table:covered-table-cell table:number-columns-repeated="4" table:style-name="ce75"/>
          <table:covered-table-cell table:style-name="ce63"/>
          <table:covered-table-cell table:style-name="ce75"/>
          <table:covered-table-cell table:style-name="ce98"/>
          <table:covered-table-cell table:number-columns-repeated="5" table:style-name="ce75"/>
          <table:covered-table-cell table:style-name="ce110"/>
          <table:table-cell table:style-name="ce117"/>
          <table:table-cell table:style-name="ce118" table:number-columns-repeated="987"/>
        </table:table-row>
        <table:table-row table:style-name="ro1">
          <table:table-cell table:style-name="ce52" office:value-type="string" calcext:value-type="string">
            <text:p>M1+</text:p>
          </table:table-cell>
          <table:table-cell table:style-name="ce64" office:value-type="string" calcext:value-type="string">
            <text:p>M1</text:p>
          </table:table-cell>
          <table:table-cell table:style-name="ce64" office:value-type="string" calcext:value-type="string">
            <text:p>Neo</text:p>
          </table:table-cell>
          <table:table-cell table:style-name="ce64" office:value-type="string" calcext:value-type="string">
            <text:p>System</text:p>
          </table:table-cell>
          <table:table-cell table:style-name="ce64" office:value-type="string" calcext:value-type="string">
            <text:p>Mcu</text:p>
          </table:table-cell>
          <table:table-cell table:style-name="ce64" office:value-type="string" calcext:value-type="string">
            <text:p>Logic</text:p>
          </table:table-cell>
          <table:table-cell table:style-name="ce76" office:value-type="string" calcext:value-type="string">
            <text:p>Name </text:p>
          </table:table-cell>
          <table:table-cell table:style-name="ce64" office:value-type="string" calcext:value-type="string" table:number-columns-spanned="2" table:number-rows-spanned="1">
            <text:p>Physical</text:p>
          </table:table-cell>
          <table:covered-table-cell table:style-name="ce64"/>
          <table:table-cell table:style-name="ce99" office:value-type="string" calcext:value-type="string">
            <text:p>Name </text:p>
          </table:table-cell>
          <table:table-cell table:style-name="ce64" office:value-type="string" calcext:value-type="string">
            <text:p>Logic</text:p>
          </table:table-cell>
          <table:table-cell table:style-name="ce64" office:value-type="string" calcext:value-type="string">
            <text:p>Mcu</text:p>
          </table:table-cell>
          <table:table-cell table:style-name="ce64" office:value-type="string" calcext:value-type="string">
            <text:p>System</text:p>
          </table:table-cell>
          <table:table-cell table:style-name="ce64" office:value-type="string" calcext:value-type="string">
            <text:p>Neo</text:p>
          </table:table-cell>
          <table:table-cell table:style-name="ce64" office:value-type="string" calcext:value-type="string">
            <text:p>M1</text:p>
          </table:table-cell>
          <table:table-cell table:style-name="ce111" office:value-type="string" calcext:value-type="string">
            <text:p>M1+</text:p>
          </table:table-cell>
          <table:table-cell table:style-name="ce117"/>
          <table:table-cell table:style-name="ce118" table:number-columns-repeated="987"/>
        </table:table-row>
        <table:table-row table:style-name="ro1">
          <table:table-cell table:style-name="ce53" office:value-type="string" calcext:value-type="string">
            <text:p>X</text:p>
          </table:table-cell>
          <table:table-cell table:number-columns-repeated="2" table:style-name="ce65" office:value-type="string" calcext:value-type="string">
            <text:p>X</text:p>
          </table:table-cell>
          <table:table-cell table:style-name="ce65" table:number-columns-repeated="3"/>
          <table:table-cell table:style-name="ce77" office:value-type="string" calcext:value-type="string">
            <text:p>3.3V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100" office:value-type="string" calcext:value-type="string">
            <text:p>5V </text:p>
          </table:table-cell>
          <table:table-cell table:style-name="ce65" table:number-columns-repeated="3"/>
          <table:table-cell table:number-columns-repeated="2" table:style-name="ce65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number-columns-repeated="2" table:style-name="ce66" office:value-type="float" office:value="12" calcext:value-type="float">
            <text:p>12</text:p>
          </table:table-cell>
          <table:table-cell table:style-name="ce66" office:value-type="float" office:value="8" calcext:value-type="float">
            <text:p>8</text:p>
          </table:table-cell>
          <table:table-cell table:style-name="ce78" office:value-type="string" calcext:value-type="string">
            <text:p>I2C0SDA/GPIOA12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100" office:value-type="string" calcext:value-type="string">
            <text:p>5V </text:p>
          </table:table-cell>
          <table:table-cell table:style-name="ce65" table:number-columns-repeated="3"/>
          <table:table-cell table:number-columns-repeated="2" table:style-name="ce65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number-columns-repeated="2" table:style-name="ce66" office:value-type="float" office:value="11" calcext:value-type="float">
            <text:p>11</text:p>
          </table:table-cell>
          <table:table-cell table:style-name="ce66" office:value-type="float" office:value="9" calcext:value-type="float">
            <text:p>9</text:p>
          </table:table-cell>
          <table:table-cell table:style-name="ce78" office:value-type="string" calcext:value-type="string">
            <text:p>I2C0SCL/GPIOA11</text:p>
          </table:table-cell>
          <table:table-cell table:style-name="ce84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100" office:value-type="string" calcext:value-type="string">
            <text:p>GND </text:p>
          </table:table-cell>
          <table:table-cell table:style-name="ce65" table:number-columns-repeated="3"/>
          <table:table-cell table:number-columns-repeated="2" table:style-name="ce65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66" office:value-type="float" office:value="203" calcext:value-type="float">
            <text:p>203</text:p>
          </table:table-cell>
          <table:table-cell table:style-name="ce66" office:value-type="float" office:value="91" calcext:value-type="float">
            <text:p>91</text:p>
          </table:table-cell>
          <table:table-cell table:style-name="ce66" office:value-type="float" office:value="7" calcext:value-type="float">
            <text:p>7</text:p>
          </table:table-cell>
          <table:table-cell table:style-name="ce78" office:value-type="string" calcext:value-type="string">
            <text:p>GPIOG11 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101" office:value-type="string" calcext:value-type="string">
            <text:p>UART1TX/GPIOG6 </text:p>
          </table:table-cell>
          <table:table-cell table:style-name="ce66" office:value-type="float" office:value="15" calcext:value-type="float">
            <text:p>15</text:p>
          </table:table-cell>
          <table:table-cell table:style-name="ce66" office:value-type="float" office:value="86" calcext:value-type="float">
            <text:p>86</text:p>
          </table:table-cell>
          <table:table-cell table:style-name="ce66" office:value-type="float" office:value="198" calcext:value-type="float">
            <text:p>198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3" office:value-type="string" calcext:value-type="string">
            <text:p>X</text:p>
          </table:table-cell>
          <table:table-cell table:number-columns-repeated="2" table:style-name="ce65" office:value-type="string" calcext:value-type="string">
            <text:p>X</text:p>
          </table:table-cell>
          <table:table-cell table:style-name="ce65" table:number-columns-repeated="3"/>
          <table:table-cell table:style-name="ce77" office:value-type="string" calcext:value-type="string">
            <text:p>GND </text:p>
          </table:table-cell>
          <table:table-cell table:style-name="ce83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101" office:value-type="string" calcext:value-type="string">
            <text:p>UART1RX/GPIOG7 </text:p>
          </table:table-cell>
          <table:table-cell table:style-name="ce66" office:value-type="float" office:value="16" calcext:value-type="float">
            <text:p>16</text:p>
          </table:table-cell>
          <table:table-cell table:style-name="ce66" office:value-type="float" office:value="87" calcext:value-type="float">
            <text:p>87</text:p>
          </table:table-cell>
          <table:table-cell table:style-name="ce66" office:value-type="float" office:value="199" calcext:value-type="float">
            <text:p>199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number-columns-repeated="3" table:style-name="ce66" office:value-type="float" office:value="0" calcext:value-type="float">
            <text:p>0</text:p>
          </table:table-cell>
          <table:table-cell table:style-name="ce78" office:value-type="string" calcext:value-type="string">
            <text:p>UART2TX/GPIOA0 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101" office:value-type="string" calcext:value-type="string">
            <text:p>PWM1/GPIOA6 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6" calcext:value-type="float">
            <text:p>6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number-columns-repeated="3" table:style-name="ce66" office:value-type="float" office:value="2" calcext:value-type="float">
            <text:p>2</text:p>
          </table:table-cell>
          <table:table-cell table:style-name="ce78" office:value-type="string" calcext:value-type="string">
            <text:p>UART2RTS/GPIOA2 </text:p>
          </table:table-cell>
          <table:table-cell table:style-name="ce84" office:value-type="float" office:value="13" calcext:value-type="float">
            <text:p>13</text:p>
          </table:table-cell>
          <table:table-cell table:style-name="ce83" office:value-type="float" office:value="14" calcext:value-type="float">
            <text:p>14</text:p>
          </table:table-cell>
          <table:table-cell table:style-name="ce100" office:value-type="string" calcext:value-type="string">
            <text:p>GND </text:p>
          </table:table-cell>
          <table:table-cell table:style-name="ce65" table:number-columns-repeated="3"/>
          <table:table-cell table:number-columns-repeated="2" table:style-name="ce65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number-columns-repeated="3" table:style-name="ce66" office:value-type="float" office:value="3" calcext:value-type="float">
            <text:p>3</text:p>
          </table:table-cell>
          <table:table-cell table:style-name="ce78" office:value-type="string" calcext:value-type="string">
            <text:p>UART2CTS/GPIOA3 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101" office:value-type="string" calcext:value-type="string">
            <text:p>UART1RTS/GPIOG8 </text:p>
          </table:table-cell>
          <table:table-cell table:style-name="ce66" office:value-type="float" office:value="4" calcext:value-type="float">
            <text:p>4</text:p>
          </table:table-cell>
          <table:table-cell table:style-name="ce66" office:value-type="float" office:value="88" calcext:value-type="float">
            <text:p>88</text:p>
          </table:table-cell>
          <table:table-cell table:style-name="ce66" office:value-type="float" office:value="200" calcext:value-type="float">
            <text:p>200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3" office:value-type="string" calcext:value-type="string">
            <text:p>X</text:p>
          </table:table-cell>
          <table:table-cell table:number-columns-repeated="2" table:style-name="ce65" office:value-type="string" calcext:value-type="string">
            <text:p>X</text:p>
          </table:table-cell>
          <table:table-cell table:style-name="ce65" table:number-columns-repeated="3"/>
          <table:table-cell table:style-name="ce77"/>
          <table:table-cell table:style-name="ce83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101" office:value-type="string" calcext:value-type="string">
            <text:p>UART1CTS/GPIOG9 </text:p>
          </table:table-cell>
          <table:table-cell table:style-name="ce66" office:value-type="float" office:value="5" calcext:value-type="float">
            <text:p>5</text:p>
          </table:table-cell>
          <table:table-cell table:style-name="ce66" office:value-type="float" office:value="89" calcext:value-type="float">
            <text:p>89</text:p>
          </table:table-cell>
          <table:table-cell table:style-name="ce66" office:value-type="float" office:value="201" calcext:value-type="float">
            <text:p>20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66" office:value-type="float" office:value="64" calcext:value-type="float">
            <text:p>64</text:p>
          </table:table-cell>
          <table:table-cell table:style-name="ce66" office:value-type="float" office:value="22" calcext:value-type="float">
            <text:p>22</text:p>
          </table:table-cell>
          <table:table-cell table:style-name="ce66" office:value-type="float" office:value="12" calcext:value-type="float">
            <text:p>12</text:p>
          </table:table-cell>
          <table:table-cell table:style-name="ce78" office:value-type="string" calcext:value-type="string">
            <text:p>SPI0MOSI/GPIOC0</text:p>
          </table:table-cell>
          <table:table-cell table:style-name="ce84" office:value-type="float" office:value="19" calcext:value-type="float">
            <text:p>19</text:p>
          </table:table-cell>
          <table:table-cell table:style-name="ce83" office:value-type="float" office:value="20" calcext:value-type="float">
            <text:p>20</text:p>
          </table:table-cell>
          <table:table-cell table:style-name="ce100" office:value-type="string" calcext:value-type="string">
            <text:p>GND </text:p>
          </table:table-cell>
          <table:table-cell table:style-name="ce65" table:number-columns-repeated="3"/>
          <table:table-cell table:number-columns-repeated="2" table:style-name="ce65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66" office:value-type="float" office:value="65" calcext:value-type="float">
            <text:p>65</text:p>
          </table:table-cell>
          <table:table-cell table:style-name="ce66" office:value-type="float" office:value="23" calcext:value-type="float">
            <text:p>23</text:p>
          </table:table-cell>
          <table:table-cell table:style-name="ce66" office:value-type="float" office:value="13" calcext:value-type="float">
            <text:p>13</text:p>
          </table:table-cell>
          <table:table-cell table:style-name="ce78" office:value-type="string" calcext:value-type="string">
            <text:p>SPI0MISO/GPIOC1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101" office:value-type="string" calcext:value-type="string">
            <text:p>UART2RX/GPIOA1 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66" office:value-type="float" office:value="66" calcext:value-type="float">
            <text:p>66</text:p>
          </table:table-cell>
          <table:table-cell table:style-name="ce66" office:value-type="float" office:value="24" calcext:value-type="float">
            <text:p>24</text:p>
          </table:table-cell>
          <table:table-cell table:style-name="ce66" office:value-type="float" office:value="14" calcext:value-type="float">
            <text:p>14</text:p>
          </table:table-cell>
          <table:table-cell table:style-name="ce78" office:value-type="string" calcext:value-type="string">
            <text:p>SPI0CLK/GPIOC2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 table:style-name="ce101" office:value-type="string" calcext:value-type="string">
            <text:p>SPI0CS/GPIOC3 </text:p>
          </table:table-cell>
          <table:table-cell table:style-name="ce66" office:value-type="float" office:value="10" calcext:value-type="float">
            <text:p>10</text:p>
          </table:table-cell>
          <table:table-cell table:style-name="ce66" office:value-type="float" office:value="25" calcext:value-type="float">
            <text:p>25</text:p>
          </table:table-cell>
          <table:table-cell table:style-name="ce66" office:value-type="float" office:value="67" calcext:value-type="float">
            <text:p>67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5" office:value-type="string" calcext:value-type="string">
            <text:p>X</text:p>
          </table:table-cell>
          <table:table-cell table:style-name="ce67" office:value-type="string" calcext:value-type="string">
            <text:p>X</text:p>
          </table:table-cell>
          <table:table-cell table:style-name="ce67" table:number-columns-repeated="4"/>
          <table:table-cell table:style-name="ce79" office:value-type="string" calcext:value-type="string">
            <text:p>GND </text:p>
          </table:table-cell>
          <table:table-cell table:style-name="ce85" office:value-type="float" office:value="25" calcext:value-type="float">
            <text:p>25</text:p>
          </table:table-cell>
          <table:table-cell table:style-name="ce94" office:value-type="float" office:value="26" calcext:value-type="float">
            <text:p>26</text:p>
          </table:table-cell>
          <table:table-cell table:style-name="ce102" office:value-type="string" calcext:value-type="string">
            <text:p>SPDIFOUT/GPIOA17 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2" table:style-name="ce107" office:value-type="float" office:value="17" calcext:value-type="float">
            <text:p>17</text:p>
          </table:table-cell>
          <table:table-cell table:style-name="ce107"/>
          <table:table-cell table:style-name="ce107" office:value-type="string" calcext:value-type="string">
            <text:p>X</text:p>
          </table:table-cell>
          <table:table-cell table:style-name="ce114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float" office:value="19" calcext:value-type="float">
            <text:p>19</text:p>
          </table:table-cell>
          <table:table-cell table:style-name="ce66" office:value-type="float" office:value="30" calcext:value-type="float">
            <text:p>30</text:p>
          </table:table-cell>
          <table:table-cell table:style-name="ce78" office:value-type="string" calcext:value-type="string">
            <text:p>I2C1SDA/GPIOA19 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101" office:value-type="string" calcext:value-type="string">
            <text:p>I2C1SCL/GPIOA18 </text:p>
          </table:table-cell>
          <table:table-cell table:style-name="ce66" office:value-type="float" office:value="31" calcext:value-type="float">
            <text:p>31</text:p>
          </table:table-cell>
          <table:table-cell table:number-columns-repeated="2" table:style-name="ce66" office:value-type="float" office:value="18" calcext:value-type="float">
            <text:p>18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113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78" office:value-type="string" calcext:value-type="string">
            <text:p>GPIOA20 </text:p>
          </table:table-cell>
          <table:table-cell table:style-name="ce84" office:value-type="float" office:value="29" calcext:value-type="float">
            <text:p>29</text:p>
          </table:table-cell>
          <table:table-cell table:style-name="ce83" office:value-type="float" office:value="30" calcext:value-type="float">
            <text:p>30</text:p>
          </table:table-cell>
          <table:table-cell table:style-name="ce100" office:value-type="string" calcext:value-type="string">
            <text:p>GND 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78" office:value-type="string" calcext:value-type="string">
            <text:p>GPIOA21 </text:p>
          </table:table-cell>
          <table:table-cell table:style-name="ce84" office:value-type="float" office:value="31" calcext:value-type="float">
            <text:p>31</text:p>
          </table:table-cell>
          <table:table-cell table:style-name="ce84" office:value-type="float" office:value="32" calcext:value-type="float">
            <text:p>32</text:p>
          </table:table-cell>
          <table:table-cell table:style-name="ce101" office:value-type="string" calcext:value-type="string">
            <text:p>GPIOA7 </text:p>
          </table:table-cell>
          <table:table-cell table:style-name="ce66" office:value-type="float" office:value="26" calcext:value-type="float">
            <text:p>26</text:p>
          </table:table-cell>
          <table:table-cell table:number-columns-repeated="2" table:style-name="ce66" office:value-type="float" office:value="7" calcext:value-type="float">
            <text:p>7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113"/>
          <table:table-cell table:style-name="ce96"/>
          <table:table-cell table:number-columns-repeated="987"/>
        </table:table-row>
        <table:table-row table:style-name="ro1">
          <table:table-cell table:style-name="ce54"/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float" office:value="8" calcext:value-type="float">
            <text:p>8</text:p>
          </table:table-cell>
          <table:table-cell table:style-name="ce66" office:value-type="float" office:value="23" calcext:value-type="float">
            <text:p>23</text:p>
          </table:table-cell>
          <table:table-cell table:style-name="ce78" office:value-type="string" calcext:value-type="string">
            <text:p>GPIOA8 </text:p>
          </table:table-cell>
          <table:table-cell table:style-name="ce84" office:value-type="float" office:value="33" calcext:value-type="float">
            <text:p>33</text:p>
          </table:table-cell>
          <table:table-cell table:style-name="ce83" office:value-type="float" office:value="34" calcext:value-type="float">
            <text:p>34</text:p>
          </table:table-cell>
          <table:table-cell table:style-name="ce100" office:value-type="string" calcext:value-type="string">
            <text:p>GND </text:p>
          </table:table-cell>
          <table:table-cell table:style-name="ce65" table:number-columns-repeated="4"/>
          <table:table-cell table:style-name="ce65" office:value-type="string" calcext:value-type="string">
            <text:p>X</text:p>
          </table:table-cell>
          <table:table-cell table:style-name="ce112" office:value-type="string" calcext:value-type="string">
            <text:p>X</text:p>
          </table:table-cell>
          <table:table-cell table:style-name="ce96"/>
          <table:table-cell table:number-columns-repeated="987"/>
        </table:table-row>
        <table:table-row table:style-name="ro1">
          <table:table-cell table:style-name="ce54"/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float" office:value="16" calcext:value-type="float">
            <text:p>16</text:p>
          </table:table-cell>
          <table:table-cell table:style-name="ce66" office:value-type="float" office:value="24" calcext:value-type="float">
            <text:p>24</text:p>
          </table:table-cell>
          <table:table-cell table:style-name="ce78" office:value-type="string" calcext:value-type="string">
            <text:p>UART3CTS/SPI1MISO/GPIOA16 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float" office:value="36" calcext:value-type="float">
            <text:p>36</text:p>
          </table:table-cell>
          <table:table-cell table:style-name="ce101" office:value-type="string" calcext:value-type="string">
            <text:p>UART3TX/SPI1CS/GPIOA13 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2" table:style-name="ce66" office:value-type="float" office:value="13" calcext:value-type="float">
            <text:p>13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113"/>
          <table:table-cell table:style-name="ce96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number-columns-repeated="2" table:style-name="ce66" office:value-type="float" office:value="9" calcext:value-type="float">
            <text:p>9</text:p>
          </table:table-cell>
          <table:table-cell table:style-name="ce66" office:value-type="float" office:value="25" calcext:value-type="float">
            <text:p>25</text:p>
          </table:table-cell>
          <table:table-cell table:style-name="ce78" office:value-type="string" calcext:value-type="string">
            <text:p>GPIOA9 </text:p>
          </table:table-cell>
          <table:table-cell table:style-name="ce84" office:value-type="float" office:value="37" calcext:value-type="float">
            <text:p>37</text:p>
          </table:table-cell>
          <table:table-cell table:style-name="ce84" office:value-type="float" office:value="38" calcext:value-type="float">
            <text:p>38</text:p>
          </table:table-cell>
          <table:table-cell table:style-name="ce101" office:value-type="string" calcext:value-type="string">
            <text:p>UART3RTS/SPI1MOSI/GPIOA15 </text:p>
          </table:table-cell>
          <table:table-cell table:style-name="ce66" office:value-type="float" office:value="28" calcext:value-type="float">
            <text:p>28</text:p>
          </table:table-cell>
          <table:table-cell table:number-columns-repeated="2" table:style-name="ce66" office:value-type="float" office:value="15" calcext:value-type="float">
            <text:p>15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113"/>
          <table:table-cell table:style-name="ce96"/>
          <table:table-cell table:number-columns-repeated="987"/>
        </table:table-row>
        <table:table-row table:style-name="ro1">
          <table:table-cell table:style-name="ce56" office:value-type="string" calcext:value-type="string">
            <text:p>X</text:p>
          </table:table-cell>
          <table:table-cell table:style-name="ce68" office:value-type="string" calcext:value-type="string">
            <text:p>X</text:p>
          </table:table-cell>
          <table:table-cell table:style-name="ce68" table:number-columns-repeated="4"/>
          <table:table-cell table:style-name="ce80" office:value-type="string" calcext:value-type="string">
            <text:p>GND </text:p>
          </table:table-cell>
          <table:table-cell table:style-name="ce86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103" office:value-type="string" calcext:value-type="string">
            <text:p>UART3RX/SPI1CLK/GPIOA14 </text:p>
          </table:table-cell>
          <table:table-cell table:style-name="ce74" office:value-type="float" office:value="29" calcext:value-type="float">
            <text:p>29</text:p>
          </table:table-cell>
          <table:table-cell table:number-columns-repeated="2" table:style-name="ce74" office:value-type="float" office:value="14" calcext:value-type="float">
            <text:p>14</text:p>
          </table:table-cell>
          <table:table-cell table:style-name="ce74"/>
          <table:table-cell table:style-name="ce74" office:value-type="string" calcext:value-type="string">
            <text:p>X</text:p>
          </table:table-cell>
          <table:table-cell table:style-name="ce115"/>
          <table:table-cell table:style-name="ce96"/>
          <table:table-cell table:number-columns-repeated="987"/>
        </table:table-row>
        <table:table-row table:style-name="ro1">
          <table:table-cell table:style-name="ce50" office:value-type="string" calcext:value-type="string" table:number-columns-spanned="8" table:number-rows-spanned="1">
            <text:p>DBG_UART (#2)</text:p>
          </table:table-cell>
          <table:covered-table-cell table:number-columns-repeated="5" table:style-name="ce73"/>
          <table:covered-table-cell table:style-name="ce81"/>
          <table:covered-table-cell table:style-name="ce87"/>
          <table:table-cell table:style-name="ce96"/>
          <table:table-cell table:number-columns-repeated="995"/>
        </table:table-row>
        <table:table-row table:style-name="ro1">
          <table:table-cell table:style-name="ce53" office:value-type="string" calcext:value-type="string">
            <text:p>X</text:p>
          </table:table-cell>
          <table:table-cell table:number-columns-repeated="2" table:style-name="ce65" office:value-type="string" calcext:value-type="string">
            <text:p>X</text:p>
          </table:table-cell>
          <table:table-cell table:style-name="ce65" table:number-columns-repeated="3"/>
          <table:table-cell table:style-name="ce77" office:value-type="string" calcext:value-type="string">
            <text:p>GND </text:p>
          </table:table-cell>
          <table:table-cell table:style-name="ce88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53" office:value-type="string" calcext:value-type="string">
            <text:p>X</text:p>
          </table:table-cell>
          <table:table-cell table:number-columns-repeated="2" table:style-name="ce65" office:value-type="string" calcext:value-type="string">
            <text:p>X</text:p>
          </table:table-cell>
          <table:table-cell table:style-name="ce65" table:number-columns-repeated="3"/>
          <table:table-cell table:style-name="ce77" office:value-type="string" calcext:value-type="string">
            <text:p>5V </text:p>
          </table:table-cell>
          <table:table-cell table:style-name="ce88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17" calcext:value-type="float">
            <text:p>17</text:p>
          </table:table-cell>
          <table:table-cell table:style-name="ce78" office:value-type="string" calcext:value-type="string">
            <text:p>UART0TX/GPIOA4</text:p>
          </table:table-cell>
          <table:table-cell table:style-name="ce89" office:value-type="float" office:value="3" calcext:value-type="float">
            <text:p>3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57" office:value-type="string" calcext:value-type="string">
            <text:p>X</text:p>
          </table:table-cell>
          <table:table-cell table:number-columns-repeated="2" table:style-name="ce74" office:value-type="string" calcext:value-type="string">
            <text:p>X</text:p>
          </table:table-cell>
          <table:table-cell table:number-columns-repeated="2" table:style-name="ce74" office:value-type="float" office:value="5" calcext:value-type="float">
            <text:p>5</text:p>
          </table:table-cell>
          <table:table-cell table:style-name="ce74" office:value-type="float" office:value="18" calcext:value-type="float">
            <text:p>18</text:p>
          </table:table-cell>
          <table:table-cell table:style-name="ce82" office:value-type="string" calcext:value-type="string">
            <text:p>UART0RX/GPIOA5</text:p>
          </table:table-cell>
          <table:table-cell table:style-name="ce90" office:value-type="float" office:value="4" calcext:value-type="float">
            <text:p>4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50" office:value-type="string" calcext:value-type="string" table:number-columns-spanned="8" table:number-rows-spanned="1">
            <text:p>INNER (#3)</text:p>
          </table:table-cell>
          <table:covered-table-cell table:number-columns-repeated="5" table:style-name="ce73"/>
          <table:covered-table-cell table:style-name="ce81"/>
          <table:covered-table-cell table:style-name="ce87"/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19" calcext:value-type="float">
            <text:p>19</text:p>
          </table:table-cell>
          <table:table-cell table:style-name="ce78" office:value-type="string" calcext:value-type="string">
            <text:p>STAT_LED/GPIOA10</text:p>
          </table:table-cell>
          <table:table-cell table:style-name="ce91" office:value-type="float" office:value="1" calcext:value-type="float">
            <text:p>1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number-columns-repeated="2" table:style-name="ce66" office:value-type="string" calcext:value-type="string">
            <text:p>X</text:p>
          </table:table-cell>
          <table:table-cell table:style-name="ce66" office:value-type="float" office:value="362" calcext:value-type="float">
            <text:p>362</text:p>
          </table:table-cell>
          <table:table-cell table:style-name="ce66" office:value-type="float" office:value="104" calcext:value-type="float">
            <text:p>104</text:p>
          </table:table-cell>
          <table:table-cell table:style-name="ce66" office:value-type="float" office:value="32" calcext:value-type="float">
            <text:p>32</text:p>
          </table:table-cell>
          <table:table-cell table:style-name="ce78" office:value-type="string" calcext:value-type="string">
            <text:p>PWR_LED/GPIOL10</text:p>
          </table:table-cell>
          <table:table-cell table:style-name="ce91" office:value-type="float" office:value="2" calcext:value-type="float">
            <text:p>2</text:p>
          </table:table-cell>
          <table:table-cell table:number-columns-repeated="8"/>
          <table:table-cell table:style-name="Default"/>
          <table:table-cell table:number-columns-repeated="987"/>
        </table:table-row>
        <table:table-row table:style-name="ro1">
          <table:table-cell table:style-name="ce54" office:value-type="string" calcext:value-type="string">
            <text:p>X</text:p>
          </table:table-cell>
          <table:table-cell table:style-name="ce66" office:value-type="string" calcext:value-type="string">
            <text:p>X</text:p>
          </table:table-cell>
          <table:table-cell table:style-name="ce66"/>
          <table:table-cell table:style-name="ce66" office:value-type="float" office:value="355" calcext:value-type="float">
            <text:p>355</text:p>
          </table:table-cell>
          <table:table-cell table:style-name="ce66" office:value-type="float" office:value="97" calcext:value-type="float">
            <text:p>97</text:p>
          </table:table-cell>
          <table:table-cell table:style-name="ce66" office:value-type="float" office:value="33" calcext:value-type="float">
            <text:p>33</text:p>
          </table:table-cell>
          <table:table-cell table:style-name="ce78" office:value-type="string" calcext:value-type="string">
            <text:p>GPIOL3/K1</text:p>
          </table:table-cell>
          <table:table-cell table:style-name="ce91" office:value-type="float" office:value="3" calcext:value-type="float">
            <text:p>3</text:p>
          </table:table-cell>
          <table:table-cell table:style-name="ce97"/>
          <table:table-cell table:number-columns-repeated="7"/>
          <table:table-cell table:style-name="Default"/>
          <table:table-cell table:number-columns-repeated="987"/>
        </table:table-row>
        <table:table-row table:style-name="ro1">
          <table:table-cell table:style-name="ce57" office:value-type="string" calcext:value-type="string">
            <text:p>X</text:p>
          </table:table-cell>
          <table:table-cell table:style-name="ce74" office:value-type="string" calcext:value-type="string">
            <text:p>X</text:p>
          </table:table-cell>
          <table:table-cell table:style-name="ce74"/>
          <table:table-cell table:style-name="ce74" office:value-type="float" office:value="363" calcext:value-type="float">
            <text:p>363</text:p>
          </table:table-cell>
          <table:table-cell table:style-name="ce74" office:value-type="float" office:value="105" calcext:value-type="float">
            <text:p>105</text:p>
          </table:table-cell>
          <table:table-cell table:style-name="ce74" office:value-type="float" office:value="20" calcext:value-type="float">
            <text:p>20</text:p>
          </table:table-cell>
          <table:table-cell table:style-name="ce82" office:value-type="string" calcext:value-type="string">
            <text:p>GPIOL11/IR_RX</text:p>
          </table:table-cell>
          <table:table-cell table:style-name="ce92" office:value-type="float" office:value="4" calcext:value-type="float">
            <text:p>4</text:p>
          </table:table-cell>
          <table:table-cell table:style-name="ce97"/>
          <table:table-cell table:number-columns-repeated="7"/>
          <table:table-cell table:style-name="Default"/>
          <table:table-cell table:number-columns-repeated="987"/>
        </table:table-row>
        <table:table-row table:style-name="ro1">
          <table:table-cell table:style-name="ce50" office:value-type="string" calcext:value-type="string" table:number-columns-spanned="8" table:number-rows-spanned="1">
            <text:p>CON2 (#4)</text:p>
          </table:table-cell>
          <table:covered-table-cell table:number-columns-repeated="5" table:style-name="ce73"/>
          <table:covered-table-cell table:style-name="ce81"/>
          <table:covered-table-cell table:style-name="ce87"/>
          <table:table-cell table:style-name="ce96"/>
          <table:table-cell table:number-columns-repeated="7"/>
          <table:table-cell table:style-name="Default"/>
          <table:table-cell table:number-columns-repeated="987"/>
        </table:table-row>
        <table:table-row table:style-name="ro1">
          <table:table-cell table:style-name="ce53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style-name="ce77" office:value-type="string" calcext:value-type="string">
            <text:p>5V </text:p>
          </table:table-cell>
          <table:table-cell table:style-name="ce88" office:value-type="float" office:value="1" calcext:value-type="float">
            <text:p>1</text:p>
          </table:table-cell>
          <table:table-cell table:style-name="ce96"/>
          <table:table-cell table:number-columns-repeated="7"/>
          <table:table-cell table:style-name="Default"/>
          <table:table-cell table:number-columns-repeated="987"/>
        </table:table-row>
        <table:table-row table:style-name="ro1">
          <table:table-cell table:style-name="ce53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style-name="ce77" office:value-type="string" calcext:value-type="string">
            <text:p>USB-DP1</text:p>
          </table:table-cell>
          <table:table-cell table:style-name="ce88" office:value-type="float" office:value="2" calcext:value-type="float">
            <text:p>2</text:p>
          </table:table-cell>
          <table:table-cell table:style-name="ce96"/>
          <table:table-cell table:number-columns-repeated="995"/>
        </table:table-row>
        <table:table-row table:style-name="ro1">
          <table:table-cell table:style-name="ce53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style-name="ce77" office:value-type="string" calcext:value-type="string">
            <text:p>USB-DM1</text:p>
          </table:table-cell>
          <table:table-cell table:style-name="ce88" office:value-type="float" office:value="3" calcext:value-type="float">
            <text:p>3</text:p>
          </table:table-cell>
          <table:table-cell table:style-name="Default"/>
          <table:table-cell table:style-name="ce104" office:value-type="string" calcext:value-type="string" table:number-columns-spanned="4" table:number-rows-spanned="1">
            <text:p>Registres PIO Soc H3 et N° Linux</text:p>
          </table:table-cell>
          <table:covered-table-cell table:number-columns-repeated="3"/>
          <table:table-cell table:style-name="ce64" office:value-type="string" calcext:value-type="string" table:number-columns-spanned="2" table:number-rows-spanned="1">
            <text:p>start</text:p>
          </table:table-cell>
          <table:covered-table-cell table:style-name="ce109"/>
          <table:table-cell table:number-columns-repeated="989"/>
        </table:table-row>
        <table:table-row table:style-name="ro1">
          <table:table-cell table:style-name="ce53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style-name="ce77" office:value-type="string" calcext:value-type="string">
            <text:p>USB-DP2</text:p>
          </table:table-cell>
          <table:table-cell table:style-name="ce88" office:value-type="float" office:value="4" calcext:value-type="float">
            <text:p>4</text:p>
          </table:table-cell>
          <table:table-cell table:style-name="Default"/>
          <table:table-cell table:style-name="ce64" office:value-type="string" calcext:value-type="string">
            <text:p>Base</text:p>
          </table:table-cell>
          <table:table-cell table:style-name="ce64" office:value-type="string" calcext:value-type="string">
            <text:p>PORT</text:p>
          </table:table-cell>
          <table:table-cell table:style-name="ce64" office:value-type="string" calcext:value-type="string">
            <text:p>size</text:p>
          </table:table-cell>
          <table:table-cell table:style-name="ce76" office:value-type="string" calcext:value-type="string">
            <text:p>@</text:p>
          </table:table-cell>
          <table:table-cell table:style-name="ce64" office:value-type="string" calcext:value-type="string">
            <text:p>H3</text:p>
          </table:table-cell>
          <table:table-cell table:style-name="ce99" office:value-type="string" calcext:value-type="string">
            <text:p>Linux</text:p>
          </table:table-cell>
          <table:table-cell table:number-columns-repeated="989"/>
        </table:table-row>
        <table:table-row table:style-name="ro1">
          <table:table-cell table:style-name="ce53"/>
          <table:table-cell table:style-name="ce65"/>
          <table:table-cell table:style-name="ce65" office:value-type="string" calcext:value-type="string">
            <text:p>X</text:p>
          </table:table-cell>
          <table:table-cell table:style-name="ce65" table:number-columns-repeated="3"/>
          <table:table-cell table:style-name="ce77" office:value-type="string" calcext:value-type="string">
            <text:p>USB-DM2</text:p>
          </table:table-cell>
          <table:table-cell table:style-name="ce88" office:value-type="float" office:value="5" calcext:value-type="float">
            <text:p>5</text:p>
          </table:table-cell>
          <table:table-cell table:style-name="Default"/>
          <table:table-cell table:style-name="ce105" office:value-type="string" calcext:value-type="string" table:number-columns-spanned="1" table:number-rows-spanned="7">
            <text:p>0x01C20800</text:p>
          </table:table-cell>
          <table:table-cell table:style-name="ce106" office:value-type="string" calcext:value-type="string">
            <text:p>A</text:p>
          </table:table-cell>
          <table:table-cell table:style-name="ce108" office:value-type="float" office:value="22" calcext:value-type="float">
            <text:p>22</text:p>
          </table:table-cell>
          <table:table-cell table:number-columns-repeated="2" table:style-name="ce108" office:value-type="float" office:value="0" calcext:value-type="float">
            <text:p>0</text:p>
          </table:table-cell>
          <table:table-cell table:style-name="ce109" office:value-type="float" office:value="0" calcext:value-type="float">
            <text:p>0</text:p>
          </table:table-cell>
          <table:table-cell table:number-columns-repeated="989"/>
        </table:table-row>
        <table:table-row table:style-name="ro1">
          <table:table-cell table:style-name="ce54"/>
          <table:table-cell table:style-name="ce66"/>
          <table:table-cell table:style-name="ce66" office:value-type="string" calcext:value-type="string">
            <text:p>X</text:p>
          </table:table-cell>
          <table:table-cell table:style-name="ce66" office:value-type="float" office:value="363" calcext:value-type="float">
            <text:p>363</text:p>
          </table:table-cell>
          <table:table-cell table:style-name="ce66" office:value-type="float" office:value="105" calcext:value-type="float">
            <text:p>105</text:p>
          </table:table-cell>
          <table:table-cell table:style-name="ce66" office:value-type="float" office:value="20" calcext:value-type="float">
            <text:p>20</text:p>
          </table:table-cell>
          <table:table-cell table:style-name="ce78" office:value-type="string" calcext:value-type="string">
            <text:p>GPIOL11/IR_RX</text:p>
          </table:table-cell>
          <table:table-cell table:style-name="ce89" office:value-type="float" office:value="6" calcext:value-type="float">
            <text:p>6</text:p>
          </table:table-cell>
          <table:table-cell table:style-name="Default"/>
          <table:covered-table-cell table:style-name="ce106"/>
          <table:table-cell table:style-name="ce106" office:value-type="string" calcext:value-type="string">
            <text:p>B</text:p>
          </table:table-cell>
          <table:table-cell table:style-name="ce77" office:value-type="float" office:value="0" calcext:value-type="float">
            <text:p>0</text:p>
          </table:table-cell>
          <table:table-cell table:style-name="ce77" table:formula="of:=DEC2HEX(HEX2DEC([.M38])+36;2)" office:value-type="string" office:string-value="24" calcext:value-type="string">
            <text:p>24</text:p>
          </table:table-cell>
          <table:table-cell table:style-name="ce77" office:value-type="float" office:value="22" calcext:value-type="float">
            <text:p>22</text:p>
          </table:table-cell>
          <table:table-cell table:style-name="ce77" table:formula="of:=[.O38]+32" office:value-type="float" office:value="32" calcext:value-type="float">
            <text:p>32</text:p>
          </table:table-cell>
          <table:table-cell table:number-columns-repeated="989"/>
        </table:table-row>
        <table:table-row table:style-name="ro1">
          <table:table-cell table:style-name="ce54"/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 table:style-name="ce66" office:value-type="float" office:value="17" calcext:value-type="float">
            <text:p>17</text:p>
          </table:table-cell>
          <table:table-cell table:style-name="ce66" office:value-type="float" office:value="11" calcext:value-type="float">
            <text:p>11</text:p>
          </table:table-cell>
          <table:table-cell table:style-name="ce78" office:value-type="string" calcext:value-type="string">
            <text:p>SPDIFOUT/GPIOA17</text:p>
          </table:table-cell>
          <table:table-cell table:style-name="ce89" office:value-type="float" office:value="7" calcext:value-type="float">
            <text:p>7</text:p>
          </table:table-cell>
          <table:table-cell table:style-name="Default"/>
          <table:covered-table-cell table:style-name="ce106"/>
          <table:table-cell table:style-name="ce106" office:value-type="string" calcext:value-type="string">
            <text:p>C</text:p>
          </table:table-cell>
          <table:table-cell table:style-name="ce108" office:value-type="float" office:value="17" calcext:value-type="float">
            <text:p>17</text:p>
          </table:table-cell>
          <table:table-cell table:style-name="ce108" table:formula="of:=DEC2HEX(HEX2DEC([.M39])+36;2)" office:value-type="string" office:string-value="48" calcext:value-type="string">
            <text:p>48</text:p>
          </table:table-cell>
          <table:table-cell table:style-name="ce108" table:formula="of:=[.N38]+[.L38]" office:value-type="float" office:value="22" calcext:value-type="float">
            <text:p>22</text:p>
          </table:table-cell>
          <table:table-cell table:style-name="ce108" table:formula="of:=[.O39]+32" office:value-type="float" office:value="64" calcext:value-type="float">
            <text:p>64</text:p>
          </table:table-cell>
          <table:table-cell table:number-columns-repeated="989"/>
        </table:table-row>
        <table:table-row table:style-name="ro1">
          <table:table-cell table:style-name="ce54"/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 table:style-name="ce66" office:value-type="float" office:value="18" calcext:value-type="float">
            <text:p>18</text:p>
          </table:table-cell>
          <table:table-cell table:style-name="ce66" office:value-type="float" office:value="31" calcext:value-type="float">
            <text:p>31</text:p>
          </table:table-cell>
          <table:table-cell table:style-name="ce78" office:value-type="string" calcext:value-type="string">
            <text:p>PCM0SYNC/I2S0LRCK/GPIOA18</text:p>
          </table:table-cell>
          <table:table-cell table:style-name="ce89" office:value-type="float" office:value="8" calcext:value-type="float">
            <text:p>8</text:p>
          </table:table-cell>
          <table:table-cell table:style-name="Default"/>
          <table:covered-table-cell table:style-name="ce106"/>
          <table:table-cell table:style-name="ce106" office:value-type="string" calcext:value-type="string">
            <text:p>D</text:p>
          </table:table-cell>
          <table:table-cell table:style-name="ce108" office:value-type="float" office:value="18" calcext:value-type="float">
            <text:p>18</text:p>
          </table:table-cell>
          <table:table-cell table:style-name="ce108" table:formula="of:=DEC2HEX(HEX2DEC([.M40])+36;2)" office:value-type="string" office:string-value="6C" calcext:value-type="string">
            <text:p>6C</text:p>
          </table:table-cell>
          <table:table-cell table:style-name="ce108" table:formula="of:=[.N40]+[.L40]" office:value-type="float" office:value="39" calcext:value-type="float">
            <text:p>39</text:p>
          </table:table-cell>
          <table:table-cell table:style-name="ce108" table:formula="of:=[.O40]+32" office:value-type="float" office:value="96" calcext:value-type="float">
            <text:p>96</text:p>
          </table:table-cell>
          <table:table-cell table:number-columns-repeated="989"/>
        </table:table-row>
        <table:table-row table:style-name="ro1">
          <table:table-cell table:style-name="ce54"/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 table:style-name="ce66" office:value-type="float" office:value="19" calcext:value-type="float">
            <text:p>19</text:p>
          </table:table-cell>
          <table:table-cell table:style-name="ce66" office:value-type="float" office:value="30" calcext:value-type="float">
            <text:p>30</text:p>
          </table:table-cell>
          <table:table-cell table:style-name="ce78" office:value-type="string" calcext:value-type="string">
            <text:p>PCM0CLK/I2S0BCK/GPIOA19</text:p>
          </table:table-cell>
          <table:table-cell table:style-name="ce89" office:value-type="float" office:value="9" calcext:value-type="float">
            <text:p>9</text:p>
          </table:table-cell>
          <table:table-cell table:style-name="Default"/>
          <table:covered-table-cell table:style-name="ce106"/>
          <table:table-cell table:style-name="ce106" office:value-type="string" calcext:value-type="string">
            <text:p>E</text:p>
          </table:table-cell>
          <table:table-cell table:style-name="ce108" office:value-type="float" office:value="16" calcext:value-type="float">
            <text:p>16</text:p>
          </table:table-cell>
          <table:table-cell table:style-name="ce108" table:formula="of:=DEC2HEX(HEX2DEC([.M41])+36;2)" office:value-type="string" office:string-value="90" calcext:value-type="string">
            <text:p>90</text:p>
          </table:table-cell>
          <table:table-cell table:style-name="ce108" table:formula="of:=[.N41]+[.L41]" office:value-type="float" office:value="57" calcext:value-type="float">
            <text:p>57</text:p>
          </table:table-cell>
          <table:table-cell table:style-name="ce108" table:formula="of:=[.O41]+32" office:value-type="float" office:value="128" calcext:value-type="float">
            <text:p>128</text:p>
          </table:table-cell>
          <table:table-cell table:number-columns-repeated="989"/>
        </table:table-row>
        <table:table-row table:style-name="ro1">
          <table:table-cell table:style-name="ce54"/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 table:style-name="ce66" office:value-type="float" office:value="20" calcext:value-type="float">
            <text:p>20</text:p>
          </table:table-cell>
          <table:table-cell table:style-name="ce66" office:value-type="float" office:value="21" calcext:value-type="float">
            <text:p>21</text:p>
          </table:table-cell>
          <table:table-cell table:style-name="ce78" office:value-type="string" calcext:value-type="string">
            <text:p>PCM0DOUT/I2S0SDOUT/GPIOA20</text:p>
          </table:table-cell>
          <table:table-cell table:style-name="ce89" office:value-type="float" office:value="10" calcext:value-type="float">
            <text:p>10</text:p>
          </table:table-cell>
          <table:table-cell table:style-name="Default"/>
          <table:covered-table-cell table:style-name="ce106"/>
          <table:table-cell table:style-name="ce106" office:value-type="string" calcext:value-type="string">
            <text:p>F</text:p>
          </table:table-cell>
          <table:table-cell table:style-name="ce108" office:value-type="float" office:value="7" calcext:value-type="float">
            <text:p>7</text:p>
          </table:table-cell>
          <table:table-cell table:style-name="ce108" table:formula="of:=DEC2HEX(HEX2DEC([.M42])+36;2)" office:value-type="string" office:string-value="B4" calcext:value-type="string">
            <text:p>B4</text:p>
          </table:table-cell>
          <table:table-cell table:style-name="ce108" table:formula="of:=[.N42]+[.L42]" office:value-type="float" office:value="73" calcext:value-type="float">
            <text:p>73</text:p>
          </table:table-cell>
          <table:table-cell table:style-name="ce108" table:formula="of:=[.O42]+32" office:value-type="float" office:value="160" calcext:value-type="float">
            <text:p>160</text:p>
          </table:table-cell>
          <table:table-cell table:number-columns-repeated="989"/>
        </table:table-row>
        <table:table-row table:style-name="ro1">
          <table:table-cell table:style-name="ce54"/>
          <table:table-cell table:style-name="ce66"/>
          <table:table-cell table:style-name="ce66" office:value-type="string" calcext:value-type="string">
            <text:p>X</text:p>
          </table:table-cell>
          <table:table-cell table:number-columns-repeated="2" table:style-name="ce66" office:value-type="float" office:value="21" calcext:value-type="float">
            <text:p>21</text:p>
          </table:table-cell>
          <table:table-cell table:style-name="ce66" office:value-type="float" office:value="22" calcext:value-type="float">
            <text:p>22</text:p>
          </table:table-cell>
          <table:table-cell table:style-name="ce78" office:value-type="string" calcext:value-type="string">
            <text:p>PCM0DIN/I2S0SDIN/GPIOA21</text:p>
          </table:table-cell>
          <table:table-cell table:style-name="ce89" office:value-type="float" office:value="11" calcext:value-type="float">
            <text:p>11</text:p>
          </table:table-cell>
          <table:table-cell table:style-name="Default"/>
          <table:covered-table-cell table:style-name="ce106"/>
          <table:table-cell table:style-name="ce106" office:value-type="string" calcext:value-type="string">
            <text:p>G</text:p>
          </table:table-cell>
          <table:table-cell table:style-name="ce108" office:value-type="float" office:value="14" calcext:value-type="float">
            <text:p>14</text:p>
          </table:table-cell>
          <table:table-cell table:style-name="ce108" table:formula="of:=DEC2HEX(HEX2DEC([.M43])+36;2)" office:value-type="string" office:string-value="D8" calcext:value-type="string">
            <text:p>D8</text:p>
          </table:table-cell>
          <table:table-cell table:style-name="ce108" table:formula="of:=[.N43]+[.L43]" office:value-type="float" office:value="80" calcext:value-type="float">
            <text:p>80</text:p>
          </table:table-cell>
          <table:table-cell table:style-name="ce108" table:formula="of:=[.O43]+32" office:value-type="float" office:value="192" calcext:value-type="float">
            <text:p>192</text:p>
          </table:table-cell>
          <table:table-cell table:number-columns-repeated="989"/>
        </table:table-row>
        <table:table-row table:style-name="ro1">
          <table:table-cell table:style-name="ce56"/>
          <table:table-cell table:style-name="ce68"/>
          <table:table-cell table:style-name="ce68" office:value-type="string" calcext:value-type="string">
            <text:p>X</text:p>
          </table:table-cell>
          <table:table-cell table:style-name="ce68" table:number-columns-repeated="3"/>
          <table:table-cell table:style-name="ce80" office:value-type="string" calcext:value-type="string">
            <text:p>GND </text:p>
          </table:table-cell>
          <table:table-cell table:style-name="ce93" office:value-type="float" office:value="12" calcext:value-type="float">
            <text:p>12</text:p>
          </table:table-cell>
          <table:table-cell table:style-name="Default"/>
          <table:table-cell table:style-name="ce106" office:value-type="string" calcext:value-type="string">
            <text:p><text:s/>0x01F02C00</text:p>
          </table:table-cell>
          <table:table-cell table:style-name="ce106" office:value-type="string" calcext:value-type="string">
            <text:p>L</text:p>
          </table:table-cell>
          <table:table-cell table:style-name="ce108" office:value-type="float" office:value="12" calcext:value-type="float">
            <text:p>12</text:p>
          </table:table-cell>
          <table:table-cell table:style-name="ce108" office:value-type="float" office:value="0" calcext:value-type="float">
            <text:p>0</text:p>
          </table:table-cell>
          <table:table-cell table:style-name="ce108" table:formula="of:=[.N44]+[.L44]" office:value-type="float" office:value="94" calcext:value-type="float">
            <text:p>94</text:p>
          </table:table-cell>
          <table:table-cell table:style-name="ce108" office:value-type="float" office:value="352" calcext:value-type="float">
            <text:p>352</text:p>
          </table:table-cell>
          <table:table-cell table:style-name="ce116"/>
          <table:table-cell table:number-columns-repeated="988"/>
        </table:table-row>
        <table:table-row table:style-name="ro1">
          <table:table-cell table:number-columns-repeated="7"/>
          <table:table-cell table:style-name="Default"/>
          <table:table-cell table:number-columns-repeated="9"/>
          <table:table-cell table:style-name="ce116" table:number-columns-repeated="987"/>
        </table:table-row>
        <table:table-row table:style-name="ro1" table:number-rows-repeated="1048529">
          <table:table-cell table:number-columns-repeated="1004"/>
        </table:table-row>
        <table:table-row table:style-name="ro1">
          <table:table-cell table:number-columns-repeated="1004"/>
        </table:table-row>
      </table:table>
      <table:table table:name="nanopi - work C++" table:style-name="ta1">
        <table:table-column table:style-name="co3" table:default-cell-style-name="ce120"/>
        <table:table-column table:style-name="co18" table:number-columns-repeated="3" table:default-cell-style-name="ce62"/>
        <table:table-column table:style-name="co18" table:default-cell-style-name="Default"/>
        <table:table-column table:style-name="co19" table:default-cell-style-name="ce62"/>
        <table:table-column table:style-name="co28" table:number-columns-repeated="2" table:default-cell-style-name="ce62"/>
        <table:table-column table:style-name="co28" table:default-cell-style-name="ce120"/>
        <table:table-column table:style-name="co29" table:default-cell-style-name="Default"/>
        <table:table-column table:style-name="co2" table:number-columns-repeated="3" table:default-cell-style-name="ce123"/>
        <table:table-column table:style-name="co2" table:number-columns-repeated="2" table:default-cell-style-name="Default"/>
        <table:table-column table:style-name="co30" table:number-columns-repeated="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8" table:number-columns-repeated="998" table:default-cell-style-name="Default"/>
        <table:table-row table:style-name="ro1">
          <table:table-cell table:style-name="ce64" office:value-type="string" calcext:value-type="string">
            <text:p>Schéma</text:p>
          </table:table-cell>
          <table:table-cell table:style-name="ce64" office:value-type="string" calcext:value-type="string">
            <text:p>Neo</text:p>
          </table:table-cell>
          <table:table-cell table:style-name="ce64" office:value-type="string" calcext:value-type="string">
            <text:p>M1</text:p>
          </table:table-cell>
          <table:table-cell table:style-name="ce64" office:value-type="string" calcext:value-type="string">
            <text:p>M1+</text:p>
          </table:table-cell>
          <table:table-cell table:style-name="ce64" office:value-type="string" calcext:value-type="string">
            <text:p>Phys.</text:p>
          </table:table-cell>
          <table:table-cell table:style-name="ce121" office:value-type="string" calcext:value-type="string">
            <text:p>Conn.</text:p>
          </table:table-cell>
          <table:table-cell table:style-name="ce121" office:value-type="string" calcext:value-type="string">
            <text:p>Port</text:p>
          </table:table-cell>
          <table:table-cell table:style-name="ce121" office:value-type="string" calcext:value-type="string">
            <text:p>#</text:p>
          </table:table-cell>
          <table:table-cell table:style-name="ce122" office:value-type="string" calcext:value-type="string">
            <text:p>Nom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logical</text:p>
          </table:table-cell>
          <table:table-cell table:style-name="ce64" office:value-type="string" calcext:value-type="string">
            <text:p>mcu</text:p>
          </table:table-cell>
          <table:table-cell table:style-name="ce64" office:value-type="string" calcext:value-type="string">
            <text:p>system</text:p>
          </table:table-cell>
          <table:table-cell table:style-name="ce64" office:value-type="string" calcext:value-type="string">
            <text:p>row</text:p>
          </table:table-cell>
          <table:table-cell table:style-name="ce64" office:value-type="string" calcext:value-type="string">
            <text:p>column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output</text:p>
          </table:table-cell>
          <table:table-cell table:style-name="ce64" office:value-type="string" calcext:value-type="string">
            <text:p>func2</text:p>
          </table:table-cell>
          <table:table-cell table:style-name="ce64" office:value-type="string" calcext:value-type="string">
            <text:p>func3</text:p>
          </table:table-cell>
          <table:table-cell table:style-name="ce64" office:value-type="string" calcext:value-type="string">
            <text:p>func6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output</text:p>
          </table:table-cell>
          <table:table-cell table:style-name="ce64" office:value-type="string" calcext:value-type="string">
            <text:p>func2</text:p>
          </table:table-cell>
          <table:table-cell table:style-name="ce64" office:value-type="string" calcext:value-type="string">
            <text:p>func3</text:p>
          </table:table-cell>
          <table:table-cell table:style-name="ce64" office:value-type="string" calcext:value-type="string">
            <text:p>func6</text:p>
          </table:table-cell>
          <table:table-cell table:style-name="ce64" office:value-type="string" calcext:value-type="string">
            <text:p>Code C++</text:p>
          </table:table-cell>
          <table:table-cell table:style-name="ce126" table:number-columns-repeated="994"/>
          <table:table-cell table:number-columns-repeated="4"/>
        </table:table-row>
        <table:table-row table:style-name="ro1">
          <table:table-cell table:style-name="ce119" office:value-type="string" calcext:value-type="string">
            <text:p>UART2_TX/GPIOA0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2]-1)*2+[.$O2]" office:value-type="float" office:value="11" calcext:value-type="float">
            <text:p>11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0" calcext:value-type="float">
            <text:p>0</text:p>
          </table:table-cell>
          <table:table-cell table:style-name="ce119" table:formula="of:=CONCATENATE([.G2];[.H2])" office:value-type="string" office:string-value="A0" calcext:value-type="string">
            <text:p>A0</text:p>
          </table:table-cell>
          <table:table-cell table:style-name="ce101" office:value-type="string" calcext:value-type="string">
            <text:p>TypeGpio</text:p>
          </table:table-cell>
          <table:table-cell table:number-columns-repeated="3" table:style-name="ce78" office:value-type="float" office:value="0" calcext:value-type="float">
            <text:p>0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2]=&quot;TypeGpio&quot;;CONCATENATE(&quot;GPIO&quot;;[.$I2]);[.$I2])" office:value-type="string" office:string-value="GPIOA0" calcext:value-type="string">
            <text:p>GPIOA0</text:p>
          </table:table-cell>
          <table:table-cell table:style-name="ce124" table:formula="of:=IF([.$J2]=&quot;TypeGpio&quot;;CONCATENATE(&quot;GPIO&quot;;[.$I2]);&quot;&quot;)" office:value-type="string" office:string-value="GPIOA0" calcext:value-type="string">
            <text:p>GPIOA0</text:p>
          </table:table-cell>
          <table:table-cell table:style-name="ce109" office:value-type="string" calcext:value-type="string">
            <text:p>UART2TX</text:p>
          </table:table-cell>
          <table:table-cell table:style-name="ce109" office:value-type="string" calcext:value-type="string">
            <text:p>JTAGMS</text:p>
          </table:table-cell>
          <table:table-cell table:style-name="ce109" office:value-type="string" calcext:value-type="string">
            <text:p>PAEINT0</text:p>
          </table:table-cell>
          <table:table-cell table:style-name="ce109" table:formula="of:=CONCATENATE(&quot;{ModeInput,&quot;&quot;&quot;;[.$P2];&quot;&quot;&quot;}&quot;)" office:value-type="string" office:string-value="{ModeInput,&quot;GPIOA0&quot;}" calcext:value-type="string">
            <text:p>{ModeInput,"GPIOA0"}</text:p>
          </table:table-cell>
          <table:table-cell table:style-name="ce109" table:formula="of:=IF([.$Q2]&lt;&gt;&quot;&quot;;CONCATENATE(&quot;,{ModeOutput,&quot;&quot;&quot;;[.$Q2];&quot;&quot;&quot;}&quot;);&quot;&quot;)" office:value-type="string" office:string-value=",{ModeOutput,&quot;GPIOA0&quot;}" calcext:value-type="string">
            <text:p>,{ModeOutput,"GPIOA0"}</text:p>
          </table:table-cell>
          <table:table-cell table:style-name="ce109" table:formula="of:=IF([.$R2]&lt;&gt;&quot;&quot;;CONCATENATE(&quot;,{ModeAlt2,&quot;&quot;&quot;;[.$R2];&quot;&quot;&quot;}&quot;);&quot;&quot;)" office:value-type="string" office:string-value=",{ModeAlt2,&quot;UART2TX&quot;}" calcext:value-type="string">
            <text:p>,{ModeAlt2,"UART2TX"}</text:p>
          </table:table-cell>
          <table:table-cell table:style-name="ce109" table:formula="of:=IF([.$S2]&lt;&gt;&quot;&quot;;CONCATENATE(&quot;,{ModeAlt3,&quot;&quot;&quot;;[.$S2];&quot;&quot;&quot;}&quot;);&quot;&quot;)" office:value-type="string" office:string-value=",{ModeAlt3,&quot;JTAGMS&quot;}" calcext:value-type="string">
            <text:p>,{ModeAlt3,"JTAGMS"}</text:p>
          </table:table-cell>
          <table:table-cell table:style-name="ce109" table:formula="of:=IF([.$T2]&lt;&gt;&quot;&quot;;CONCATENATE(&quot;,{ModeAlt6,&quot;&quot;&quot;;[.$T2];&quot;&quot;&quot;}&quot;);&quot;&quot;)" office:value-type="string" office:string-value=",{ModeAlt6,&quot;PAEINT0&quot;}" calcext:value-type="string">
            <text:p>,{ModeAlt6,"PAEINT0"}</text:p>
          </table:table-cell>
          <table:table-cell table:style-name="ce109" table:formula="of:=CONCATENATE(&quot;{&quot;;[.$J2];&quot;,{&quot;;[.$K2];&quot;,&quot;;[.$L2];&quot;,&quot;;[.$M2];&quot;,&quot;;[.$N2];&quot;,&quot;;[.$O2];&quot;},{&quot;;[.$U2];[.$V2];[.$W2];[.$X2];[.$Y2];&quot;}},&quot;)" office:value-type="string" office:string-value="{TypeGpio,{0,0,0,6,1},{{ModeInput,&quot;GPIOA0&quot;},{ModeOutput,&quot;GPIOA0&quot;},{ModeAlt2,&quot;UART2TX&quot;},{ModeAlt3,&quot;JTAGMS&quot;},{ModeAlt6,&quot;PAEINT0&quot;}}}," calcext:value-type="string">
            <text:p>{TypeGpio,{0,0,0,6,1},{{ModeInput,"GPIOA0"},{ModeOutput,"GPIOA0"},{ModeAlt2,"UART2TX"},{ModeAlt3,"JTAGMS"},{ModeAlt6,"PAEINT0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ART2_RX/GPIOA1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3]-1)*2+[.$O3]" office:value-type="float" office:value="22" calcext:value-type="float">
            <text:p>22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" calcext:value-type="float">
            <text:p>1</text:p>
          </table:table-cell>
          <table:table-cell table:style-name="ce119" table:formula="of:=CONCATENATE([.G3];[.H3])" office:value-type="string" office:string-value="A1" calcext:value-type="string">
            <text:p>A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3]=&quot;TypeGpio&quot;;CONCATENATE(&quot;GPIO&quot;;[.$I3]);[.$I3])" office:value-type="string" office:string-value="GPIOA1" calcext:value-type="string">
            <text:p>GPIOA1</text:p>
          </table:table-cell>
          <table:table-cell table:style-name="ce124" table:formula="of:=IF([.$J3]=&quot;TypeGpio&quot;;CONCATENATE(&quot;GPIO&quot;;[.$I3]);&quot;&quot;)" office:value-type="string" office:string-value="GPIOA1" calcext:value-type="string">
            <text:p>GPIOA1</text:p>
          </table:table-cell>
          <table:table-cell table:style-name="ce109" office:value-type="string" calcext:value-type="string">
            <text:p>UART2RX</text:p>
          </table:table-cell>
          <table:table-cell table:style-name="ce109" office:value-type="string" calcext:value-type="string">
            <text:p>JTAGCK</text:p>
          </table:table-cell>
          <table:table-cell table:style-name="ce109" office:value-type="string" calcext:value-type="string">
            <text:p>PAEINT1</text:p>
          </table:table-cell>
          <table:table-cell table:style-name="ce109" table:formula="of:=CONCATENATE(&quot;{ModeInput,&quot;&quot;&quot;;[.$P3];&quot;&quot;&quot;}&quot;)" office:value-type="string" office:string-value="{ModeInput,&quot;GPIOA1&quot;}" calcext:value-type="string">
            <text:p>{ModeInput,"GPIOA1"}</text:p>
          </table:table-cell>
          <table:table-cell table:style-name="ce109" table:formula="of:=IF([.$Q3]&lt;&gt;&quot;&quot;;CONCATENATE(&quot;,{ModeOutput,&quot;&quot;&quot;;[.$Q3];&quot;&quot;&quot;}&quot;);&quot;&quot;)" office:value-type="string" office:string-value=",{ModeOutput,&quot;GPIOA1&quot;}" calcext:value-type="string">
            <text:p>,{ModeOutput,"GPIOA1"}</text:p>
          </table:table-cell>
          <table:table-cell table:style-name="ce109" table:formula="of:=IF([.$R3]&lt;&gt;&quot;&quot;;CONCATENATE(&quot;,{ModeAlt2,&quot;&quot;&quot;;[.$R3];&quot;&quot;&quot;}&quot;);&quot;&quot;)" office:value-type="string" office:string-value=",{ModeAlt2,&quot;UART2RX&quot;}" calcext:value-type="string">
            <text:p>,{ModeAlt2,"UART2RX"}</text:p>
          </table:table-cell>
          <table:table-cell table:style-name="ce109" table:formula="of:=IF([.$S3]&lt;&gt;&quot;&quot;;CONCATENATE(&quot;,{ModeAlt3,&quot;&quot;&quot;;[.$S3];&quot;&quot;&quot;}&quot;);&quot;&quot;)" office:value-type="string" office:string-value=",{ModeAlt3,&quot;JTAGCK&quot;}" calcext:value-type="string">
            <text:p>,{ModeAlt3,"JTAGCK"}</text:p>
          </table:table-cell>
          <table:table-cell table:style-name="ce109" table:formula="of:=IF([.$T3]&lt;&gt;&quot;&quot;;CONCATENATE(&quot;,{ModeAlt6,&quot;&quot;&quot;;[.$T3];&quot;&quot;&quot;}&quot;);&quot;&quot;)" office:value-type="string" office:string-value=",{ModeAlt6,&quot;PAEINT1&quot;}" calcext:value-type="string">
            <text:p>,{ModeAlt6,"PAEINT1"}</text:p>
          </table:table-cell>
          <table:table-cell table:style-name="ce109" table:formula="of:=CONCATENATE(&quot;{&quot;;[.$J3];&quot;,{&quot;;[.$K3];&quot;,&quot;;[.$L3];&quot;,&quot;;[.$M3];&quot;,&quot;;[.$N3];&quot;,&quot;;[.$O3];&quot;},{&quot;;[.$U3];[.$V3];[.$W3];[.$X3];[.$Y3];&quot;}},&quot;)" office:value-type="string" office:string-value="{TypeGpio,{6,1,1,11,2},{{ModeInput,&quot;GPIOA1&quot;},{ModeOutput,&quot;GPIOA1&quot;},{ModeAlt2,&quot;UART2RX&quot;},{ModeAlt3,&quot;JTAGCK&quot;},{ModeAlt6,&quot;PAEINT1&quot;}}}," calcext:value-type="string">
            <text:p>{TypeGpio,{6,1,1,11,2},{{ModeInput,"GPIOA1"},{ModeOutput,"GPIOA1"},{ModeAlt2,"UART2RX"},{ModeAlt3,"JTAGCK"},{ModeAlt6,"PAEINT1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ART2_RTS/GPIOA2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4]-1)*2+[.$O4]" office:value-type="float" office:value="13" calcext:value-type="float">
            <text:p>13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2" calcext:value-type="float">
            <text:p>2</text:p>
          </table:table-cell>
          <table:table-cell table:style-name="ce119" table:formula="of:=CONCATENATE([.G4];[.H4])" office:value-type="string" office:string-value="A2" calcext:value-type="string">
            <text:p>A2</text:p>
          </table:table-cell>
          <table:table-cell table:style-name="ce101" office:value-type="string" calcext:value-type="string">
            <text:p>TypeGpio</text:p>
          </table:table-cell>
          <table:table-cell table:number-columns-repeated="3" table:style-name="ce78" office:value-type="float" office:value="2" calcext:value-type="float">
            <text:p>2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4]=&quot;TypeGpio&quot;;CONCATENATE(&quot;GPIO&quot;;[.$I4]);[.$I4])" office:value-type="string" office:string-value="GPIOA2" calcext:value-type="string">
            <text:p>GPIOA2</text:p>
          </table:table-cell>
          <table:table-cell table:style-name="ce124" table:formula="of:=IF([.$J4]=&quot;TypeGpio&quot;;CONCATENATE(&quot;GPIO&quot;;[.$I4]);&quot;&quot;)" office:value-type="string" office:string-value="GPIOA2" calcext:value-type="string">
            <text:p>GPIOA2</text:p>
          </table:table-cell>
          <table:table-cell table:style-name="ce109" office:value-type="string" calcext:value-type="string">
            <text:p>UART2RTS</text:p>
          </table:table-cell>
          <table:table-cell table:style-name="ce109" office:value-type="string" calcext:value-type="string">
            <text:p>JTAGDO</text:p>
          </table:table-cell>
          <table:table-cell table:style-name="ce109" office:value-type="string" calcext:value-type="string">
            <text:p>PAEINT2</text:p>
          </table:table-cell>
          <table:table-cell table:style-name="ce109" table:formula="of:=CONCATENATE(&quot;{ModeInput,&quot;&quot;&quot;;[.$P4];&quot;&quot;&quot;}&quot;)" office:value-type="string" office:string-value="{ModeInput,&quot;GPIOA2&quot;}" calcext:value-type="string">
            <text:p>{ModeInput,"GPIOA2"}</text:p>
          </table:table-cell>
          <table:table-cell table:style-name="ce109" table:formula="of:=IF([.$Q4]&lt;&gt;&quot;&quot;;CONCATENATE(&quot;,{ModeOutput,&quot;&quot;&quot;;[.$Q4];&quot;&quot;&quot;}&quot;);&quot;&quot;)" office:value-type="string" office:string-value=",{ModeOutput,&quot;GPIOA2&quot;}" calcext:value-type="string">
            <text:p>,{ModeOutput,"GPIOA2"}</text:p>
          </table:table-cell>
          <table:table-cell table:style-name="ce109" table:formula="of:=IF([.$R4]&lt;&gt;&quot;&quot;;CONCATENATE(&quot;,{ModeAlt2,&quot;&quot;&quot;;[.$R4];&quot;&quot;&quot;}&quot;);&quot;&quot;)" office:value-type="string" office:string-value=",{ModeAlt2,&quot;UART2RTS&quot;}" calcext:value-type="string">
            <text:p>,{ModeAlt2,"UART2RTS"}</text:p>
          </table:table-cell>
          <table:table-cell table:style-name="ce109" table:formula="of:=IF([.$S4]&lt;&gt;&quot;&quot;;CONCATENATE(&quot;,{ModeAlt3,&quot;&quot;&quot;;[.$S4];&quot;&quot;&quot;}&quot;);&quot;&quot;)" office:value-type="string" office:string-value=",{ModeAlt3,&quot;JTAGDO&quot;}" calcext:value-type="string">
            <text:p>,{ModeAlt3,"JTAGDO"}</text:p>
          </table:table-cell>
          <table:table-cell table:style-name="ce109" table:formula="of:=IF([.$T4]&lt;&gt;&quot;&quot;;CONCATENATE(&quot;,{ModeAlt6,&quot;&quot;&quot;;[.$T4];&quot;&quot;&quot;}&quot;);&quot;&quot;)" office:value-type="string" office:string-value=",{ModeAlt6,&quot;PAEINT2&quot;}" calcext:value-type="string">
            <text:p>,{ModeAlt6,"PAEINT2"}</text:p>
          </table:table-cell>
          <table:table-cell table:style-name="ce109" table:formula="of:=CONCATENATE(&quot;{&quot;;[.$J4];&quot;,{&quot;;[.$K4];&quot;,&quot;;[.$L4];&quot;,&quot;;[.$M4];&quot;,&quot;;[.$N4];&quot;,&quot;;[.$O4];&quot;},{&quot;;[.$U4];[.$V4];[.$W4];[.$X4];[.$Y4];&quot;}},&quot;)" office:value-type="string" office:string-value="{TypeGpio,{2,2,2,7,1},{{ModeInput,&quot;GPIOA2&quot;},{ModeOutput,&quot;GPIOA2&quot;},{ModeAlt2,&quot;UART2RTS&quot;},{ModeAlt3,&quot;JTAGDO&quot;},{ModeAlt6,&quot;PAEINT2&quot;}}}," calcext:value-type="string">
            <text:p>{TypeGpio,{2,2,2,7,1},{{ModeInput,"GPIOA2"},{ModeOutput,"GPIOA2"},{ModeAlt2,"UART2RTS"},{ModeAlt3,"JTAGDO"},{ModeAlt6,"PAEINT2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ART2_CTS/GPIOA3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5]-1)*2+[.$O5]" office:value-type="float" office:value="15" calcext:value-type="float">
            <text:p>15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3" calcext:value-type="float">
            <text:p>3</text:p>
          </table:table-cell>
          <table:table-cell table:style-name="ce119" table:formula="of:=CONCATENATE([.G5];[.H5])" office:value-type="string" office:string-value="A3" calcext:value-type="string">
            <text:p>A3</text:p>
          </table:table-cell>
          <table:table-cell table:style-name="ce101" office:value-type="string" calcext:value-type="string">
            <text:p>TypeGpio</text:p>
          </table:table-cell>
          <table:table-cell table:number-columns-repeated="3" table:style-name="ce78" office:value-type="float" office:value="3" calcext:value-type="float">
            <text:p>3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5]=&quot;TypeGpio&quot;;CONCATENATE(&quot;GPIO&quot;;[.$I5]);[.$I5])" office:value-type="string" office:string-value="GPIOA3" calcext:value-type="string">
            <text:p>GPIOA3</text:p>
          </table:table-cell>
          <table:table-cell table:style-name="ce124" table:formula="of:=IF([.$J5]=&quot;TypeGpio&quot;;CONCATENATE(&quot;GPIO&quot;;[.$I5]);&quot;&quot;)" office:value-type="string" office:string-value="GPIOA3" calcext:value-type="string">
            <text:p>GPIOA3</text:p>
          </table:table-cell>
          <table:table-cell table:style-name="ce109" office:value-type="string" calcext:value-type="string">
            <text:p>UART2CTS</text:p>
          </table:table-cell>
          <table:table-cell table:style-name="ce109" office:value-type="string" calcext:value-type="string">
            <text:p>JTAGDI</text:p>
          </table:table-cell>
          <table:table-cell table:style-name="ce109" office:value-type="string" calcext:value-type="string">
            <text:p>PAEINT3</text:p>
          </table:table-cell>
          <table:table-cell table:style-name="ce109" table:formula="of:=CONCATENATE(&quot;{ModeInput,&quot;&quot;&quot;;[.$P5];&quot;&quot;&quot;}&quot;)" office:value-type="string" office:string-value="{ModeInput,&quot;GPIOA3&quot;}" calcext:value-type="string">
            <text:p>{ModeInput,"GPIOA3"}</text:p>
          </table:table-cell>
          <table:table-cell table:style-name="ce109" table:formula="of:=IF([.$Q5]&lt;&gt;&quot;&quot;;CONCATENATE(&quot;,{ModeOutput,&quot;&quot;&quot;;[.$Q5];&quot;&quot;&quot;}&quot;);&quot;&quot;)" office:value-type="string" office:string-value=",{ModeOutput,&quot;GPIOA3&quot;}" calcext:value-type="string">
            <text:p>,{ModeOutput,"GPIOA3"}</text:p>
          </table:table-cell>
          <table:table-cell table:style-name="ce109" table:formula="of:=IF([.$R5]&lt;&gt;&quot;&quot;;CONCATENATE(&quot;,{ModeAlt2,&quot;&quot;&quot;;[.$R5];&quot;&quot;&quot;}&quot;);&quot;&quot;)" office:value-type="string" office:string-value=",{ModeAlt2,&quot;UART2CTS&quot;}" calcext:value-type="string">
            <text:p>,{ModeAlt2,"UART2CTS"}</text:p>
          </table:table-cell>
          <table:table-cell table:style-name="ce109" table:formula="of:=IF([.$S5]&lt;&gt;&quot;&quot;;CONCATENATE(&quot;,{ModeAlt3,&quot;&quot;&quot;;[.$S5];&quot;&quot;&quot;}&quot;);&quot;&quot;)" office:value-type="string" office:string-value=",{ModeAlt3,&quot;JTAGDI&quot;}" calcext:value-type="string">
            <text:p>,{ModeAlt3,"JTAGDI"}</text:p>
          </table:table-cell>
          <table:table-cell table:style-name="ce109" table:formula="of:=IF([.$T5]&lt;&gt;&quot;&quot;;CONCATENATE(&quot;,{ModeAlt6,&quot;&quot;&quot;;[.$T5];&quot;&quot;&quot;}&quot;);&quot;&quot;)" office:value-type="string" office:string-value=",{ModeAlt6,&quot;PAEINT3&quot;}" calcext:value-type="string">
            <text:p>,{ModeAlt6,"PAEINT3"}</text:p>
          </table:table-cell>
          <table:table-cell table:style-name="ce109" table:formula="of:=CONCATENATE(&quot;{&quot;;[.$J5];&quot;,{&quot;;[.$K5];&quot;,&quot;;[.$L5];&quot;,&quot;;[.$M5];&quot;,&quot;;[.$N5];&quot;,&quot;;[.$O5];&quot;},{&quot;;[.$U5];[.$V5];[.$W5];[.$X5];[.$Y5];&quot;}},&quot;)" office:value-type="string" office:string-value="{TypeGpio,{3,3,3,8,1},{{ModeInput,&quot;GPIOA3&quot;},{ModeOutput,&quot;GPIOA3&quot;},{ModeAlt2,&quot;UART2CTS&quot;},{ModeAlt3,&quot;JTAGDI&quot;},{ModeAlt6,&quot;PAEINT3&quot;}}}," calcext:value-type="string">
            <text:p>{TypeGpio,{3,3,3,8,1},{{ModeInput,"GPIOA3"},{ModeOutput,"GPIOA3"},{ModeAlt2,"UART2CTS"},{ModeAlt3,"JTAGDI"},{ModeAlt6,"PAEINT3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ART0_TX/GPIOA4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6]-1)+[.$O6]" office:value-type="float" office:value="3" calcext:value-type="float">
            <text:p>3</text:p>
          </table:table-cell>
          <table:table-cell table:style-name="ce66" office:value-type="string" calcext:value-type="string">
            <text:p>DBG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4" calcext:value-type="float">
            <text:p>4</text:p>
          </table:table-cell>
          <table:table-cell table:style-name="ce119" table:formula="of:=CONCATENATE([.G6];[.H6])" office:value-type="string" office:string-value="A4" calcext:value-type="string">
            <text:p>A4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7" calcext:value-type="float">
            <text:p>17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6]=&quot;TypeGpio&quot;;CONCATENATE(&quot;GPIO&quot;;[.$I6]);[.$I6])" office:value-type="string" office:string-value="GPIOA4" calcext:value-type="string">
            <text:p>GPIOA4</text:p>
          </table:table-cell>
          <table:table-cell table:style-name="ce124" table:formula="of:=IF([.$J6]=&quot;TypeGpio&quot;;CONCATENATE(&quot;GPIO&quot;;[.$I6]);&quot;&quot;)" office:value-type="string" office:string-value="GPIOA4" calcext:value-type="string">
            <text:p>GPIOA4</text:p>
          </table:table-cell>
          <table:table-cell table:style-name="ce109" office:value-type="string" calcext:value-type="string">
            <text:p>UART0TX</text:p>
          </table:table-cell>
          <table:table-cell table:style-name="ce109"/>
          <table:table-cell table:style-name="ce109" office:value-type="string" calcext:value-type="string">
            <text:p>PAEINT4</text:p>
          </table:table-cell>
          <table:table-cell table:style-name="ce109" table:formula="of:=CONCATENATE(&quot;{ModeInput,&quot;&quot;&quot;;[.$P6];&quot;&quot;&quot;}&quot;)" office:value-type="string" office:string-value="{ModeInput,&quot;GPIOA4&quot;}" calcext:value-type="string">
            <text:p>{ModeInput,"GPIOA4"}</text:p>
          </table:table-cell>
          <table:table-cell table:style-name="ce109" table:formula="of:=IF([.$Q6]&lt;&gt;&quot;&quot;;CONCATENATE(&quot;,{ModeOutput,&quot;&quot;&quot;;[.$Q6];&quot;&quot;&quot;}&quot;);&quot;&quot;)" office:value-type="string" office:string-value=",{ModeOutput,&quot;GPIOA4&quot;}" calcext:value-type="string">
            <text:p>,{ModeOutput,"GPIOA4"}</text:p>
          </table:table-cell>
          <table:table-cell table:style-name="ce109" table:formula="of:=IF([.$R6]&lt;&gt;&quot;&quot;;CONCATENATE(&quot;,{ModeAlt2,&quot;&quot;&quot;;[.$R6];&quot;&quot;&quot;}&quot;);&quot;&quot;)" office:value-type="string" office:string-value=",{ModeAlt2,&quot;UART0TX&quot;}" calcext:value-type="string">
            <text:p>,{ModeAlt2,"UART0TX"}</text:p>
          </table:table-cell>
          <table:table-cell table:style-name="ce109" table:formula="of:=IF([.$S6]&lt;&gt;&quot;&quot;;CONCATENATE(&quot;,{ModeAlt3,&quot;&quot;&quot;;[.$S6];&quot;&quot;&quot;}&quot;);&quot;&quot;)">
            <text:p/>
          </table:table-cell>
          <table:table-cell table:style-name="ce109" table:formula="of:=IF([.$T6]&lt;&gt;&quot;&quot;;CONCATENATE(&quot;,{ModeAlt6,&quot;&quot;&quot;;[.$T6];&quot;&quot;&quot;}&quot;);&quot;&quot;)" office:value-type="string" office:string-value=",{ModeAlt6,&quot;PAEINT4&quot;}" calcext:value-type="string">
            <text:p>,{ModeAlt6,"PAEINT4"}</text:p>
          </table:table-cell>
          <table:table-cell table:style-name="ce109" table:formula="of:=CONCATENATE(&quot;{&quot;;[.$J6];&quot;,{&quot;;[.$K6];&quot;,&quot;;[.$L6];&quot;,&quot;;[.$M6];&quot;,&quot;;[.$N6];&quot;,&quot;;[.$O6];&quot;},{&quot;;[.$U6];[.$V6];[.$W6];[.$X6];[.$Y6];&quot;}},&quot;)" office:value-type="string" office:string-value="{TypeGpio,{17,4,4,3,1},{{ModeInput,&quot;GPIOA4&quot;},{ModeOutput,&quot;GPIOA4&quot;},{ModeAlt2,&quot;UART0TX&quot;},{ModeAlt6,&quot;PAEINT4&quot;}}}," calcext:value-type="string">
            <text:p>{TypeGpio,{17,4,4,3,1},{{ModeInput,"GPIOA4"},{ModeOutput,"GPIOA4"},{ModeAlt2,"UART0TX"},{ModeAlt6,"PAEINT4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ART0_RX/GPIOA5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7]-1)+[.$O7]" office:value-type="float" office:value="4" calcext:value-type="float">
            <text:p>4</text:p>
          </table:table-cell>
          <table:table-cell table:style-name="ce66" office:value-type="string" calcext:value-type="string">
            <text:p>DBG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5" calcext:value-type="float">
            <text:p>5</text:p>
          </table:table-cell>
          <table:table-cell table:style-name="ce119" table:formula="of:=CONCATENATE([.G7];[.H7])" office:value-type="string" office:string-value="A5" calcext:value-type="string">
            <text:p>A5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2" table:style-name="ce78" office:value-type="float" office:value="5" calcext:value-type="float">
            <text:p>5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7]=&quot;TypeGpio&quot;;CONCATENATE(&quot;GPIO&quot;;[.$I7]);[.$I7])" office:value-type="string" office:string-value="GPIOA5" calcext:value-type="string">
            <text:p>GPIOA5</text:p>
          </table:table-cell>
          <table:table-cell table:style-name="ce124" table:formula="of:=IF([.$J7]=&quot;TypeGpio&quot;;CONCATENATE(&quot;GPIO&quot;;[.$I7]);&quot;&quot;)" office:value-type="string" office:string-value="GPIOA5" calcext:value-type="string">
            <text:p>GPIOA5</text:p>
          </table:table-cell>
          <table:table-cell table:style-name="ce109" office:value-type="string" calcext:value-type="string">
            <text:p>UART0RX</text:p>
          </table:table-cell>
          <table:table-cell table:style-name="ce109" office:value-type="string" calcext:value-type="string">
            <text:p>PWM0</text:p>
          </table:table-cell>
          <table:table-cell table:style-name="ce109" office:value-type="string" calcext:value-type="string">
            <text:p>PAEINT5</text:p>
          </table:table-cell>
          <table:table-cell table:style-name="ce109" table:formula="of:=CONCATENATE(&quot;{ModeInput,&quot;&quot;&quot;;[.$P7];&quot;&quot;&quot;}&quot;)" office:value-type="string" office:string-value="{ModeInput,&quot;GPIOA5&quot;}" calcext:value-type="string">
            <text:p>{ModeInput,"GPIOA5"}</text:p>
          </table:table-cell>
          <table:table-cell table:style-name="ce109" table:formula="of:=IF([.$Q7]&lt;&gt;&quot;&quot;;CONCATENATE(&quot;,{ModeOutput,&quot;&quot;&quot;;[.$Q7];&quot;&quot;&quot;}&quot;);&quot;&quot;)" office:value-type="string" office:string-value=",{ModeOutput,&quot;GPIOA5&quot;}" calcext:value-type="string">
            <text:p>,{ModeOutput,"GPIOA5"}</text:p>
          </table:table-cell>
          <table:table-cell table:style-name="ce109" table:formula="of:=IF([.$R7]&lt;&gt;&quot;&quot;;CONCATENATE(&quot;,{ModeAlt2,&quot;&quot;&quot;;[.$R7];&quot;&quot;&quot;}&quot;);&quot;&quot;)" office:value-type="string" office:string-value=",{ModeAlt2,&quot;UART0RX&quot;}" calcext:value-type="string">
            <text:p>,{ModeAlt2,"UART0RX"}</text:p>
          </table:table-cell>
          <table:table-cell table:style-name="ce109" table:formula="of:=IF([.$S7]&lt;&gt;&quot;&quot;;CONCATENATE(&quot;,{ModeAlt3,&quot;&quot;&quot;;[.$S7];&quot;&quot;&quot;}&quot;);&quot;&quot;)" office:value-type="string" office:string-value=",{ModeAlt3,&quot;PWM0&quot;}" calcext:value-type="string">
            <text:p>,{ModeAlt3,"PWM0"}</text:p>
          </table:table-cell>
          <table:table-cell table:style-name="ce109" table:formula="of:=IF([.$T7]&lt;&gt;&quot;&quot;;CONCATENATE(&quot;,{ModeAlt6,&quot;&quot;&quot;;[.$T7];&quot;&quot;&quot;}&quot;);&quot;&quot;)" office:value-type="string" office:string-value=",{ModeAlt6,&quot;PAEINT5&quot;}" calcext:value-type="string">
            <text:p>,{ModeAlt6,"PAEINT5"}</text:p>
          </table:table-cell>
          <table:table-cell table:style-name="ce109" table:formula="of:=CONCATENATE(&quot;{&quot;;[.$J7];&quot;,{&quot;;[.$K7];&quot;,&quot;;[.$L7];&quot;,&quot;;[.$M7];&quot;,&quot;;[.$N7];&quot;,&quot;;[.$O7];&quot;},{&quot;;[.$U7];[.$V7];[.$W7];[.$X7];[.$Y7];&quot;}},&quot;)" office:value-type="string" office:string-value="{TypeGpio,{18,5,5,4,1},{{ModeInput,&quot;GPIOA5&quot;},{ModeOutput,&quot;GPIOA5&quot;},{ModeAlt2,&quot;UART0RX&quot;},{ModeAlt3,&quot;PWM0&quot;},{ModeAlt6,&quot;PAEINT5&quot;}}}," calcext:value-type="string">
            <text:p>{TypeGpio,{18,5,5,4,1},{{ModeInput,"GPIOA5"},{ModeOutput,"GPIOA5"},{ModeAlt2,"UART0RX"},{ModeAlt3,"PWM0"},{ModeAlt6,"PAEINT5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PWM1/GPIOA6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8]-1)*2+[.$O8]" office:value-type="float" office:value="12" calcext:value-type="float">
            <text:p>12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6" calcext:value-type="float">
            <text:p>6</text:p>
          </table:table-cell>
          <table:table-cell table:style-name="ce119" table:formula="of:=CONCATENATE([.G8];[.H8])" office:value-type="string" office:string-value="A6" calcext:value-type="string">
            <text:p>A6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6" calcext:value-type="float">
            <text:p>6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8]=&quot;TypeGpio&quot;;CONCATENATE(&quot;GPIO&quot;;[.$I8]);[.$I8])" office:value-type="string" office:string-value="GPIOA6" calcext:value-type="string">
            <text:p>GPIOA6</text:p>
          </table:table-cell>
          <table:table-cell table:style-name="ce124" table:formula="of:=IF([.$J8]=&quot;TypeGpio&quot;;CONCATENATE(&quot;GPIO&quot;;[.$I8]);&quot;&quot;)" office:value-type="string" office:string-value="GPIOA6" calcext:value-type="string">
            <text:p>GPIOA6</text:p>
          </table:table-cell>
          <table:table-cell table:style-name="ce109" office:value-type="string" calcext:value-type="string">
            <text:p>SIMPWREN</text:p>
          </table:table-cell>
          <table:table-cell table:style-name="ce109" office:value-type="string" calcext:value-type="string">
            <text:p>PWM1</text:p>
          </table:table-cell>
          <table:table-cell table:style-name="ce109" office:value-type="string" calcext:value-type="string">
            <text:p>PAEINT6</text:p>
          </table:table-cell>
          <table:table-cell table:style-name="ce109" table:formula="of:=CONCATENATE(&quot;{ModeInput,&quot;&quot;&quot;;[.$P8];&quot;&quot;&quot;}&quot;)" office:value-type="string" office:string-value="{ModeInput,&quot;GPIOA6&quot;}" calcext:value-type="string">
            <text:p>{ModeInput,"GPIOA6"}</text:p>
          </table:table-cell>
          <table:table-cell table:style-name="ce109" table:formula="of:=IF([.$Q8]&lt;&gt;&quot;&quot;;CONCATENATE(&quot;,{ModeOutput,&quot;&quot;&quot;;[.$Q8];&quot;&quot;&quot;}&quot;);&quot;&quot;)" office:value-type="string" office:string-value=",{ModeOutput,&quot;GPIOA6&quot;}" calcext:value-type="string">
            <text:p>,{ModeOutput,"GPIOA6"}</text:p>
          </table:table-cell>
          <table:table-cell table:style-name="ce109" table:formula="of:=IF([.$R8]&lt;&gt;&quot;&quot;;CONCATENATE(&quot;,{ModeAlt2,&quot;&quot;&quot;;[.$R8];&quot;&quot;&quot;}&quot;);&quot;&quot;)" office:value-type="string" office:string-value=",{ModeAlt2,&quot;SIMPWREN&quot;}" calcext:value-type="string">
            <text:p>,{ModeAlt2,"SIMPWREN"}</text:p>
          </table:table-cell>
          <table:table-cell table:style-name="ce109" table:formula="of:=IF([.$S8]&lt;&gt;&quot;&quot;;CONCATENATE(&quot;,{ModeAlt3,&quot;&quot;&quot;;[.$S8];&quot;&quot;&quot;}&quot;);&quot;&quot;)" office:value-type="string" office:string-value=",{ModeAlt3,&quot;PWM1&quot;}" calcext:value-type="string">
            <text:p>,{ModeAlt3,"PWM1"}</text:p>
          </table:table-cell>
          <table:table-cell table:style-name="ce109" table:formula="of:=IF([.$T8]&lt;&gt;&quot;&quot;;CONCATENATE(&quot;,{ModeAlt6,&quot;&quot;&quot;;[.$T8];&quot;&quot;&quot;}&quot;);&quot;&quot;)" office:value-type="string" office:string-value=",{ModeAlt6,&quot;PAEINT6&quot;}" calcext:value-type="string">
            <text:p>,{ModeAlt6,"PAEINT6"}</text:p>
          </table:table-cell>
          <table:table-cell table:style-name="ce109" table:formula="of:=CONCATENATE(&quot;{&quot;;[.$J8];&quot;,{&quot;;[.$K8];&quot;,&quot;;[.$L8];&quot;,&quot;;[.$M8];&quot;,&quot;;[.$N8];&quot;,&quot;;[.$O8];&quot;},{&quot;;[.$U8];[.$V8];[.$W8];[.$X8];[.$Y8];&quot;}},&quot;)" office:value-type="string" office:string-value="{TypeGpio,{1,6,6,6,2},{{ModeInput,&quot;GPIOA6&quot;},{ModeOutput,&quot;GPIOA6&quot;},{ModeAlt2,&quot;SIMPWREN&quot;},{ModeAlt3,&quot;PWM1&quot;},{ModeAlt6,&quot;PAEINT6&quot;}}}," calcext:value-type="string">
            <text:p>{TypeGpio,{1,6,6,6,2},{{ModeInput,"GPIOA6"},{ModeOutput,"GPIOA6"},{ModeAlt2,"SIMPWREN"},{ModeAlt3,"PWM1"},{ModeAlt6,"PAEINT6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PIOA7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table:formula="of:=([.$N9]-1)*2+[.$O9]" office:value-type="float" office:value="32" calcext:value-type="float">
            <text:p>32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7" calcext:value-type="float">
            <text:p>7</text:p>
          </table:table-cell>
          <table:table-cell table:style-name="ce119" table:formula="of:=CONCATENATE([.G9];[.H9])" office:value-type="string" office:string-value="A7" calcext:value-type="string">
            <text:p>A7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6" calcext:value-type="float">
            <text:p>26</text:p>
          </table:table-cell>
          <table:table-cell table:number-columns-repeated="2" table:style-name="ce78" office:value-type="float" office:value="7" calcext:value-type="float">
            <text:p>7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IF([.$J9]=&quot;TypeGpio&quot;;CONCATENATE(&quot;GPIO&quot;;[.$I9]);[.$I9])" office:value-type="string" office:string-value="GPIOA7" calcext:value-type="string">
            <text:p>GPIOA7</text:p>
          </table:table-cell>
          <table:table-cell table:style-name="ce125" table:formula="of:=IF([.$J9]=&quot;TypeGpio&quot;;CONCATENATE(&quot;GPIO&quot;;[.$I9]);&quot;&quot;)" office:value-type="string" office:string-value="GPIOA7" calcext:value-type="string">
            <text:p>GPIOA7</text:p>
          </table:table-cell>
          <table:table-cell table:style-name="ce101" office:value-type="string" calcext:value-type="string">
            <text:p>SIMCLK</text:p>
          </table:table-cell>
          <table:table-cell table:style-name="ce101"/>
          <table:table-cell table:style-name="ce101" office:value-type="string" calcext:value-type="string">
            <text:p>PAEINT7</text:p>
          </table:table-cell>
          <table:table-cell table:style-name="ce101" table:formula="of:=CONCATENATE(&quot;{ModeInput,&quot;&quot;&quot;;[.$P9];&quot;&quot;&quot;}&quot;)" office:value-type="string" office:string-value="{ModeInput,&quot;GPIOA7&quot;}" calcext:value-type="string">
            <text:p>{ModeInput,"GPIOA7"}</text:p>
          </table:table-cell>
          <table:table-cell table:style-name="ce101" table:formula="of:=IF([.$Q9]&lt;&gt;&quot;&quot;;CONCATENATE(&quot;,{ModeOutput,&quot;&quot;&quot;;[.$Q9];&quot;&quot;&quot;}&quot;);&quot;&quot;)" office:value-type="string" office:string-value=",{ModeOutput,&quot;GPIOA7&quot;}" calcext:value-type="string">
            <text:p>,{ModeOutput,"GPIOA7"}</text:p>
          </table:table-cell>
          <table:table-cell table:style-name="ce101" table:formula="of:=IF([.$R9]&lt;&gt;&quot;&quot;;CONCATENATE(&quot;,{ModeAlt2,&quot;&quot;&quot;;[.$R9];&quot;&quot;&quot;}&quot;);&quot;&quot;)" office:value-type="string" office:string-value=",{ModeAlt2,&quot;SIMCLK&quot;}" calcext:value-type="string">
            <text:p>,{ModeAlt2,"SIMCLK"}</text:p>
          </table:table-cell>
          <table:table-cell table:style-name="ce101" table:formula="of:=IF([.$S9]&lt;&gt;&quot;&quot;;CONCATENATE(&quot;,{ModeAlt3,&quot;&quot;&quot;;[.$S9];&quot;&quot;&quot;}&quot;);&quot;&quot;)">
            <text:p/>
          </table:table-cell>
          <table:table-cell table:style-name="ce101" table:formula="of:=IF([.$T9]&lt;&gt;&quot;&quot;;CONCATENATE(&quot;,{ModeAlt6,&quot;&quot;&quot;;[.$T9];&quot;&quot;&quot;}&quot;);&quot;&quot;)" office:value-type="string" office:string-value=",{ModeAlt6,&quot;PAEINT7&quot;}" calcext:value-type="string">
            <text:p>,{ModeAlt6,"PAEINT7"}</text:p>
          </table:table-cell>
          <table:table-cell table:style-name="ce101" table:formula="of:=CONCATENATE(&quot;{&quot;;[.$J9];&quot;,{&quot;;[.$K9];&quot;,&quot;;[.$L9];&quot;,&quot;;[.$M9];&quot;,&quot;;[.$N9];&quot;,&quot;;[.$O9];&quot;},{&quot;;[.$U9];[.$V9];[.$W9];[.$X9];[.$Y9];&quot;}},&quot;)" office:value-type="string" office:string-value="{TypeGpio,{26,7,7,16,2},{{ModeInput,&quot;GPIOA7&quot;},{ModeOutput,&quot;GPIOA7&quot;},{ModeAlt2,&quot;SIMCLK&quot;},{ModeAlt6,&quot;PAEINT7&quot;}}}," calcext:value-type="string">
            <text:p>{TypeGpio,{26,7,7,16,2},{{ModeInput,"GPIOA7"},{ModeOutput,"GPIOA7"},{ModeAlt2,"SIMCLK"},{ModeAlt6,"PAEINT7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PIOA8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table:formula="of:=([.$N10]-1)*2+[.$O10]" office:value-type="float" office:value="33" calcext:value-type="float">
            <text:p>33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8" calcext:value-type="float">
            <text:p>8</text:p>
          </table:table-cell>
          <table:table-cell table:style-name="ce119" table:formula="of:=CONCATENATE([.G10];[.H10])" office:value-type="string" office:string-value="A8" calcext:value-type="string">
            <text:p>A8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3" calcext:value-type="float">
            <text:p>23</text:p>
          </table:table-cell>
          <table:table-cell table:number-columns-repeated="2" table:style-name="ce78" office:value-type="float" office:value="8" calcext:value-type="float">
            <text:p>8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IF([.$J10]=&quot;TypeGpio&quot;;CONCATENATE(&quot;GPIO&quot;;[.$I10]);[.$I10])" office:value-type="string" office:string-value="GPIOA8" calcext:value-type="string">
            <text:p>GPIOA8</text:p>
          </table:table-cell>
          <table:table-cell table:style-name="ce125" table:formula="of:=IF([.$J10]=&quot;TypeGpio&quot;;CONCATENATE(&quot;GPIO&quot;;[.$I10]);&quot;&quot;)" office:value-type="string" office:string-value="GPIOA8" calcext:value-type="string">
            <text:p>GPIOA8</text:p>
          </table:table-cell>
          <table:table-cell table:style-name="ce101" office:value-type="string" calcext:value-type="string">
            <text:p>SIMDATA</text:p>
          </table:table-cell>
          <table:table-cell table:style-name="ce101"/>
          <table:table-cell table:style-name="ce101" office:value-type="string" calcext:value-type="string">
            <text:p>PAEINT8</text:p>
          </table:table-cell>
          <table:table-cell table:style-name="ce101" table:formula="of:=CONCATENATE(&quot;{ModeInput,&quot;&quot;&quot;;[.$P10];&quot;&quot;&quot;}&quot;)" office:value-type="string" office:string-value="{ModeInput,&quot;GPIOA8&quot;}" calcext:value-type="string">
            <text:p>{ModeInput,"GPIOA8"}</text:p>
          </table:table-cell>
          <table:table-cell table:style-name="ce101" table:formula="of:=IF([.$Q10]&lt;&gt;&quot;&quot;;CONCATENATE(&quot;,{ModeOutput,&quot;&quot;&quot;;[.$Q10];&quot;&quot;&quot;}&quot;);&quot;&quot;)" office:value-type="string" office:string-value=",{ModeOutput,&quot;GPIOA8&quot;}" calcext:value-type="string">
            <text:p>,{ModeOutput,"GPIOA8"}</text:p>
          </table:table-cell>
          <table:table-cell table:style-name="ce101" table:formula="of:=IF([.$R10]&lt;&gt;&quot;&quot;;CONCATENATE(&quot;,{ModeAlt2,&quot;&quot;&quot;;[.$R10];&quot;&quot;&quot;}&quot;);&quot;&quot;)" office:value-type="string" office:string-value=",{ModeAlt2,&quot;SIMDATA&quot;}" calcext:value-type="string">
            <text:p>,{ModeAlt2,"SIMDATA"}</text:p>
          </table:table-cell>
          <table:table-cell table:style-name="ce101" table:formula="of:=IF([.$S10]&lt;&gt;&quot;&quot;;CONCATENATE(&quot;,{ModeAlt3,&quot;&quot;&quot;;[.$S10];&quot;&quot;&quot;}&quot;);&quot;&quot;)">
            <text:p/>
          </table:table-cell>
          <table:table-cell table:style-name="ce101" table:formula="of:=IF([.$T10]&lt;&gt;&quot;&quot;;CONCATENATE(&quot;,{ModeAlt6,&quot;&quot;&quot;;[.$T10];&quot;&quot;&quot;}&quot;);&quot;&quot;)" office:value-type="string" office:string-value=",{ModeAlt6,&quot;PAEINT8&quot;}" calcext:value-type="string">
            <text:p>,{ModeAlt6,"PAEINT8"}</text:p>
          </table:table-cell>
          <table:table-cell table:style-name="ce101" table:formula="of:=CONCATENATE(&quot;{&quot;;[.$J10];&quot;,{&quot;;[.$K10];&quot;,&quot;;[.$L10];&quot;,&quot;;[.$M10];&quot;,&quot;;[.$N10];&quot;,&quot;;[.$O10];&quot;},{&quot;;[.$U10];[.$V10];[.$W10];[.$X10];[.$Y10];&quot;}},&quot;)" office:value-type="string" office:string-value="{TypeGpio,{23,8,8,17,1},{{ModeInput,&quot;GPIOA8&quot;},{ModeOutput,&quot;GPIOA8&quot;},{ModeAlt2,&quot;SIMDATA&quot;},{ModeAlt6,&quot;PAEINT8&quot;}}}," calcext:value-type="string">
            <text:p>{TypeGpio,{23,8,8,17,1},{{ModeInput,"GPIOA8"},{ModeOutput,"GPIOA8"},{ModeAlt2,"SIMDATA"},{ModeAlt6,"PAEINT8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PIOA9 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1" table:formula="of:=([.$N11]-1)*2+[.$O11]" office:value-type="float" office:value="37" calcext:value-type="float">
            <text:p>37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9" calcext:value-type="float">
            <text:p>9</text:p>
          </table:table-cell>
          <table:table-cell table:style-name="ce119" table:formula="of:=CONCATENATE([.G11];[.H11])" office:value-type="string" office:string-value="A9" calcext:value-type="string">
            <text:p>A9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5" calcext:value-type="float">
            <text:p>25</text:p>
          </table:table-cell>
          <table:table-cell table:number-columns-repeated="2" table:style-name="ce78" office:value-type="float" office:value="9" calcext:value-type="float">
            <text:p>9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IF([.$J11]=&quot;TypeGpio&quot;;CONCATENATE(&quot;GPIO&quot;;[.$I11]);[.$I11])" office:value-type="string" office:string-value="GPIOA9" calcext:value-type="string">
            <text:p>GPIOA9</text:p>
          </table:table-cell>
          <table:table-cell table:style-name="ce125" table:formula="of:=IF([.$J11]=&quot;TypeGpio&quot;;CONCATENATE(&quot;GPIO&quot;;[.$I11]);&quot;&quot;)" office:value-type="string" office:string-value="GPIOA9" calcext:value-type="string">
            <text:p>GPIOA9</text:p>
          </table:table-cell>
          <table:table-cell table:style-name="ce101" office:value-type="string" calcext:value-type="string">
            <text:p>SIMRST</text:p>
          </table:table-cell>
          <table:table-cell table:style-name="ce101"/>
          <table:table-cell table:style-name="ce101" office:value-type="string" calcext:value-type="string">
            <text:p>PAEINT9</text:p>
          </table:table-cell>
          <table:table-cell table:style-name="ce101" table:formula="of:=CONCATENATE(&quot;{ModeInput,&quot;&quot;&quot;;[.$P11];&quot;&quot;&quot;}&quot;)" office:value-type="string" office:string-value="{ModeInput,&quot;GPIOA9&quot;}" calcext:value-type="string">
            <text:p>{ModeInput,"GPIOA9"}</text:p>
          </table:table-cell>
          <table:table-cell table:style-name="ce101" table:formula="of:=IF([.$Q11]&lt;&gt;&quot;&quot;;CONCATENATE(&quot;,{ModeOutput,&quot;&quot;&quot;;[.$Q11];&quot;&quot;&quot;}&quot;);&quot;&quot;)" office:value-type="string" office:string-value=",{ModeOutput,&quot;GPIOA9&quot;}" calcext:value-type="string">
            <text:p>,{ModeOutput,"GPIOA9"}</text:p>
          </table:table-cell>
          <table:table-cell table:style-name="ce101" table:formula="of:=IF([.$R11]&lt;&gt;&quot;&quot;;CONCATENATE(&quot;,{ModeAlt2,&quot;&quot;&quot;;[.$R11];&quot;&quot;&quot;}&quot;);&quot;&quot;)" office:value-type="string" office:string-value=",{ModeAlt2,&quot;SIMRST&quot;}" calcext:value-type="string">
            <text:p>,{ModeAlt2,"SIMRST"}</text:p>
          </table:table-cell>
          <table:table-cell table:style-name="ce101" table:formula="of:=IF([.$S11]&lt;&gt;&quot;&quot;;CONCATENATE(&quot;,{ModeAlt3,&quot;&quot;&quot;;[.$S11];&quot;&quot;&quot;}&quot;);&quot;&quot;)">
            <text:p/>
          </table:table-cell>
          <table:table-cell table:style-name="ce101" table:formula="of:=IF([.$T11]&lt;&gt;&quot;&quot;;CONCATENATE(&quot;,{ModeAlt6,&quot;&quot;&quot;;[.$T11];&quot;&quot;&quot;}&quot;);&quot;&quot;)" office:value-type="string" office:string-value=",{ModeAlt6,&quot;PAEINT9&quot;}" calcext:value-type="string">
            <text:p>,{ModeAlt6,"PAEINT9"}</text:p>
          </table:table-cell>
          <table:table-cell table:style-name="ce101" table:formula="of:=CONCATENATE(&quot;{&quot;;[.$J11];&quot;,{&quot;;[.$K11];&quot;,&quot;;[.$L11];&quot;,&quot;;[.$M11];&quot;,&quot;;[.$N11];&quot;,&quot;;[.$O11];&quot;},{&quot;;[.$U11];[.$V11];[.$W11];[.$X11];[.$Y11];&quot;}},&quot;)" office:value-type="string" office:string-value="{TypeGpio,{25,9,9,19,1},{{ModeInput,&quot;GPIOA9&quot;},{ModeOutput,&quot;GPIOA9&quot;},{ModeAlt2,&quot;SIMRST&quot;},{ModeAlt6,&quot;PAEINT9&quot;}}}," calcext:value-type="string">
            <text:p>{TypeGpio,{25,9,9,19,1},{{ModeInput,"GPIOA9"},{ModeOutput,"GPIOA9"},{ModeAlt2,"SIMRST"},{ModeAlt6,"PAEINT9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STATUS-LED/GPIOA10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12]-1)+[.$O12]" office:value-type="float" office:value="1" calcext:value-type="float">
            <text:p>1</text:p>
          </table:table-cell>
          <table:table-cell table:style-name="ce66" office:value-type="string" calcext:value-type="string">
            <text:p>INNER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0" calcext:value-type="float">
            <text:p>10</text:p>
          </table:table-cell>
          <table:table-cell table:style-name="ce119" table:formula="of:=CONCATENATE([.G12];[.H12])" office:value-type="string" office:string-value="A10" calcext:value-type="string">
            <text:p>A10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9" calcext:value-type="float">
            <text:p>19</text:p>
          </table:table-cell>
          <table:table-cell table:number-columns-repeated="2" table:style-name="ce78" office:value-type="float" office:value="10" calcext:value-type="float">
            <text:p>10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24" table:formula="of:=IF([.$J12]=&quot;TypeGpio&quot;;CONCATENATE(&quot;GPIO&quot;;[.$I12]);[.$I12])" office:value-type="string" office:string-value="GPIOA10" calcext:value-type="string">
            <text:p>GPIOA10</text:p>
          </table:table-cell>
          <table:table-cell table:style-name="ce124" office:value-type="string" calcext:value-type="string">
            <text:p>STAT_LED</text:p>
          </table:table-cell>
          <table:table-cell table:style-name="ce109" office:value-type="string" calcext:value-type="string">
            <text:p>SIMDET</text:p>
          </table:table-cell>
          <table:table-cell table:style-name="ce109"/>
          <table:table-cell table:style-name="ce109" office:value-type="string" calcext:value-type="string">
            <text:p>PAEINT10</text:p>
          </table:table-cell>
          <table:table-cell table:style-name="ce109" table:formula="of:=CONCATENATE(&quot;{ModeInput,&quot;&quot;&quot;;[.$P12];&quot;&quot;&quot;}&quot;)" office:value-type="string" office:string-value="{ModeInput,&quot;GPIOA10&quot;}" calcext:value-type="string">
            <text:p>{ModeInput,"GPIOA10"}</text:p>
          </table:table-cell>
          <table:table-cell table:style-name="ce109" table:formula="of:=IF([.$Q12]&lt;&gt;&quot;&quot;;CONCATENATE(&quot;,{ModeOutput,&quot;&quot;&quot;;[.$Q12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109" table:formula="of:=IF([.$R12]&lt;&gt;&quot;&quot;;CONCATENATE(&quot;,{ModeAlt2,&quot;&quot;&quot;;[.$R12];&quot;&quot;&quot;}&quot;);&quot;&quot;)" office:value-type="string" office:string-value=",{ModeAlt2,&quot;SIMDET&quot;}" calcext:value-type="string">
            <text:p>,{ModeAlt2,"SIMDET"}</text:p>
          </table:table-cell>
          <table:table-cell table:style-name="ce109" table:formula="of:=IF([.$S12]&lt;&gt;&quot;&quot;;CONCATENATE(&quot;,{ModeAlt3,&quot;&quot;&quot;;[.$S12];&quot;&quot;&quot;}&quot;);&quot;&quot;)">
            <text:p/>
          </table:table-cell>
          <table:table-cell table:style-name="ce109" table:formula="of:=IF([.$T12]&lt;&gt;&quot;&quot;;CONCATENATE(&quot;,{ModeAlt6,&quot;&quot;&quot;;[.$T12];&quot;&quot;&quot;}&quot;);&quot;&quot;)" office:value-type="string" office:string-value=",{ModeAlt6,&quot;PAEINT10&quot;}" calcext:value-type="string">
            <text:p>,{ModeAlt6,"PAEINT10"}</text:p>
          </table:table-cell>
          <table:table-cell table:style-name="ce109" table:formula="of:=CONCATENATE(&quot;{&quot;;[.$J12];&quot;,{&quot;;[.$K12];&quot;,&quot;;[.$L12];&quot;,&quot;;[.$M12];&quot;,&quot;;[.$N12];&quot;,&quot;;[.$O12];&quot;},{&quot;;[.$U12];[.$V12];[.$W12];[.$X12];[.$Y12];&quot;}},&quot;)" office:value-type="string" office:string-value="{TypeGpio,{19,10,10,1,1},{{ModeInput,&quot;GPIOA10&quot;},{ModeOutput,&quot;STAT_LED&quot;},{ModeAlt2,&quot;SIMDET&quot;},{ModeAlt6,&quot;PAEINT10&quot;}}}," calcext:value-type="string">
            <text:p>{TypeGpio,{19,10,10,1,1},{{ModeInput,"GPIOA10"},{ModeOutput,"STAT_LED"},{ModeAlt2,"SIMDET"},{ModeAlt6,"PAEINT10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I2C0_SCL/GPIOA11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13]-1)*2+[.$O13]" office:value-type="float" office:value="5" calcext:value-type="float">
            <text:p>5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1" calcext:value-type="float">
            <text:p>11</text:p>
          </table:table-cell>
          <table:table-cell table:style-name="ce119" table:formula="of:=CONCATENATE([.G13];[.H13])" office:value-type="string" office:string-value="A11" calcext:value-type="string">
            <text:p>A1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2" table:style-name="ce78" office:value-type="float" office:value="11" calcext:value-type="float">
            <text:p>11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13]=&quot;TypeGpio&quot;;CONCATENATE(&quot;GPIO&quot;;[.$I13]);[.$I13])" office:value-type="string" office:string-value="GPIOA11" calcext:value-type="string">
            <text:p>GPIOA11</text:p>
          </table:table-cell>
          <table:table-cell table:style-name="ce124" table:formula="of:=IF([.$J13]=&quot;TypeGpio&quot;;CONCATENATE(&quot;GPIO&quot;;[.$I13]);&quot;&quot;)" office:value-type="string" office:string-value="GPIOA11" calcext:value-type="string">
            <text:p>GPIOA11</text:p>
          </table:table-cell>
          <table:table-cell table:style-name="ce109" office:value-type="string" calcext:value-type="string">
            <text:p>TWI0SCK</text:p>
          </table:table-cell>
          <table:table-cell table:style-name="ce109" office:value-type="string" calcext:value-type="string">
            <text:p>DITX</text:p>
          </table:table-cell>
          <table:table-cell table:style-name="ce109" office:value-type="string" calcext:value-type="string">
            <text:p>PAEINT11</text:p>
          </table:table-cell>
          <table:table-cell table:style-name="ce109" table:formula="of:=CONCATENATE(&quot;{ModeInput,&quot;&quot;&quot;;[.$P13];&quot;&quot;&quot;}&quot;)" office:value-type="string" office:string-value="{ModeInput,&quot;GPIOA11&quot;}" calcext:value-type="string">
            <text:p>{ModeInput,"GPIOA11"}</text:p>
          </table:table-cell>
          <table:table-cell table:style-name="ce109" table:formula="of:=IF([.$Q13]&lt;&gt;&quot;&quot;;CONCATENATE(&quot;,{ModeOutput,&quot;&quot;&quot;;[.$Q13];&quot;&quot;&quot;}&quot;);&quot;&quot;)" office:value-type="string" office:string-value=",{ModeOutput,&quot;GPIOA11&quot;}" calcext:value-type="string">
            <text:p>,{ModeOutput,"GPIOA11"}</text:p>
          </table:table-cell>
          <table:table-cell table:style-name="ce109" table:formula="of:=IF([.$R13]&lt;&gt;&quot;&quot;;CONCATENATE(&quot;,{ModeAlt2,&quot;&quot;&quot;;[.$R13];&quot;&quot;&quot;}&quot;);&quot;&quot;)" office:value-type="string" office:string-value=",{ModeAlt2,&quot;TWI0SCK&quot;}" calcext:value-type="string">
            <text:p>,{ModeAlt2,"TWI0SCK"}</text:p>
          </table:table-cell>
          <table:table-cell table:style-name="ce109" table:formula="of:=IF([.$S13]&lt;&gt;&quot;&quot;;CONCATENATE(&quot;,{ModeAlt3,&quot;&quot;&quot;;[.$S13];&quot;&quot;&quot;}&quot;);&quot;&quot;)" office:value-type="string" office:string-value=",{ModeAlt3,&quot;DITX&quot;}" calcext:value-type="string">
            <text:p>,{ModeAlt3,"DITX"}</text:p>
          </table:table-cell>
          <table:table-cell table:style-name="ce109" table:formula="of:=IF([.$T13]&lt;&gt;&quot;&quot;;CONCATENATE(&quot;,{ModeAlt6,&quot;&quot;&quot;;[.$T13];&quot;&quot;&quot;}&quot;);&quot;&quot;)" office:value-type="string" office:string-value=",{ModeAlt6,&quot;PAEINT11&quot;}" calcext:value-type="string">
            <text:p>,{ModeAlt6,"PAEINT11"}</text:p>
          </table:table-cell>
          <table:table-cell table:style-name="ce109" table:formula="of:=CONCATENATE(&quot;{&quot;;[.$J13];&quot;,{&quot;;[.$K13];&quot;,&quot;;[.$L13];&quot;,&quot;;[.$M13];&quot;,&quot;;[.$N13];&quot;,&quot;;[.$O13];&quot;},{&quot;;[.$U13];[.$V13];[.$W13];[.$X13];[.$Y13];&quot;}},&quot;)" office:value-type="string" office:string-value="{TypeGpio,{9,11,11,3,1},{{ModeInput,&quot;GPIOA11&quot;},{ModeOutput,&quot;GPIOA11&quot;},{ModeAlt2,&quot;TWI0SCK&quot;},{ModeAlt3,&quot;DITX&quot;},{ModeAlt6,&quot;PAEINT11&quot;}}}," calcext:value-type="string">
            <text:p>{TypeGpio,{9,11,11,3,1},{{ModeInput,"GPIOA11"},{ModeOutput,"GPIOA11"},{ModeAlt2,"TWI0SCK"},{ModeAlt3,"DITX"},{ModeAlt6,"PAEINT11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I2C0_SDA/GPIOA12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14]-1)*2+[.$O14]" office:value-type="float" office:value="3" calcext:value-type="float">
            <text:p>3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2" calcext:value-type="float">
            <text:p>12</text:p>
          </table:table-cell>
          <table:table-cell table:style-name="ce119" table:formula="of:=CONCATENATE([.G14];[.H14])" office:value-type="string" office:string-value="A12" calcext:value-type="string">
            <text:p>A12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2" table:style-name="ce78" office:value-type="float" office:value="12" calcext:value-type="float">
            <text:p>12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14]=&quot;TypeGpio&quot;;CONCATENATE(&quot;GPIO&quot;;[.$I14]);[.$I14])" office:value-type="string" office:string-value="GPIOA12" calcext:value-type="string">
            <text:p>GPIOA12</text:p>
          </table:table-cell>
          <table:table-cell table:style-name="ce124" table:formula="of:=IF([.$J14]=&quot;TypeGpio&quot;;CONCATENATE(&quot;GPIO&quot;;[.$I14]);&quot;&quot;)" office:value-type="string" office:string-value="GPIOA12" calcext:value-type="string">
            <text:p>GPIOA12</text:p>
          </table:table-cell>
          <table:table-cell table:style-name="ce109" office:value-type="string" calcext:value-type="string">
            <text:p>TWI0SDA</text:p>
          </table:table-cell>
          <table:table-cell table:style-name="ce109" office:value-type="string" calcext:value-type="string">
            <text:p>DIRX</text:p>
          </table:table-cell>
          <table:table-cell table:style-name="ce109" office:value-type="string" calcext:value-type="string">
            <text:p>PAEINT12</text:p>
          </table:table-cell>
          <table:table-cell table:style-name="ce109" table:formula="of:=CONCATENATE(&quot;{ModeInput,&quot;&quot;&quot;;[.$P14];&quot;&quot;&quot;}&quot;)" office:value-type="string" office:string-value="{ModeInput,&quot;GPIOA12&quot;}" calcext:value-type="string">
            <text:p>{ModeInput,"GPIOA12"}</text:p>
          </table:table-cell>
          <table:table-cell table:style-name="ce109" table:formula="of:=IF([.$Q14]&lt;&gt;&quot;&quot;;CONCATENATE(&quot;,{ModeOutput,&quot;&quot;&quot;;[.$Q14];&quot;&quot;&quot;}&quot;);&quot;&quot;)" office:value-type="string" office:string-value=",{ModeOutput,&quot;GPIOA12&quot;}" calcext:value-type="string">
            <text:p>,{ModeOutput,"GPIOA12"}</text:p>
          </table:table-cell>
          <table:table-cell table:style-name="ce109" table:formula="of:=IF([.$R14]&lt;&gt;&quot;&quot;;CONCATENATE(&quot;,{ModeAlt2,&quot;&quot;&quot;;[.$R14];&quot;&quot;&quot;}&quot;);&quot;&quot;)" office:value-type="string" office:string-value=",{ModeAlt2,&quot;TWI0SDA&quot;}" calcext:value-type="string">
            <text:p>,{ModeAlt2,"TWI0SDA"}</text:p>
          </table:table-cell>
          <table:table-cell table:style-name="ce109" table:formula="of:=IF([.$S14]&lt;&gt;&quot;&quot;;CONCATENATE(&quot;,{ModeAlt3,&quot;&quot;&quot;;[.$S14];&quot;&quot;&quot;}&quot;);&quot;&quot;)" office:value-type="string" office:string-value=",{ModeAlt3,&quot;DIRX&quot;}" calcext:value-type="string">
            <text:p>,{ModeAlt3,"DIRX"}</text:p>
          </table:table-cell>
          <table:table-cell table:style-name="ce109" table:formula="of:=IF([.$T14]&lt;&gt;&quot;&quot;;CONCATENATE(&quot;,{ModeAlt6,&quot;&quot;&quot;;[.$T14];&quot;&quot;&quot;}&quot;);&quot;&quot;)" office:value-type="string" office:string-value=",{ModeAlt6,&quot;PAEINT12&quot;}" calcext:value-type="string">
            <text:p>,{ModeAlt6,"PAEINT12"}</text:p>
          </table:table-cell>
          <table:table-cell table:style-name="ce109" table:formula="of:=CONCATENATE(&quot;{&quot;;[.$J14];&quot;,{&quot;;[.$K14];&quot;,&quot;;[.$L14];&quot;,&quot;;[.$M14];&quot;,&quot;;[.$N14];&quot;,&quot;;[.$O14];&quot;},{&quot;;[.$U14];[.$V14];[.$W14];[.$X14];[.$Y14];&quot;}},&quot;)" office:value-type="string" office:string-value="{TypeGpio,{8,12,12,2,1},{{ModeInput,&quot;GPIOA12&quot;},{ModeOutput,&quot;GPIOA12&quot;},{ModeAlt2,&quot;TWI0SDA&quot;},{ModeAlt3,&quot;DIRX&quot;},{ModeAlt6,&quot;PAEINT12&quot;}}}," calcext:value-type="string">
            <text:p>{TypeGpio,{8,12,12,2,1},{{ModeInput,"GPIOA12"},{ModeOutput,"GPIOA12"},{ModeAlt2,"TWI0SDA"},{ModeAlt3,"DIRX"},{ModeAlt6,"PAEINT12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ART3_TX/SPI1_CS/GPIOA13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table:formula="of:=([.$N15]-1)*2+[.$O15]" office:value-type="float" office:value="36" calcext:value-type="float">
            <text:p>36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3" calcext:value-type="float">
            <text:p>13</text:p>
          </table:table-cell>
          <table:table-cell table:style-name="ce119" table:formula="of:=CONCATENATE([.G15];[.H15])" office:value-type="string" office:string-value="A13" calcext:value-type="string">
            <text:p>A13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7" calcext:value-type="float">
            <text:p>27</text:p>
          </table:table-cell>
          <table:table-cell table:number-columns-repeated="2" table:style-name="ce78" office:value-type="float" office:value="13" calcext:value-type="float">
            <text:p>13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IF([.$J15]=&quot;TypeGpio&quot;;CONCATENATE(&quot;GPIO&quot;;[.$I15]);[.$I15])" office:value-type="string" office:string-value="GPIOA13" calcext:value-type="string">
            <text:p>GPIOA13</text:p>
          </table:table-cell>
          <table:table-cell table:style-name="ce125" table:formula="of:=IF([.$J15]=&quot;TypeGpio&quot;;CONCATENATE(&quot;GPIO&quot;;[.$I15]);&quot;&quot;)" office:value-type="string" office:string-value="GPIOA13" calcext:value-type="string">
            <text:p>GPIOA13</text:p>
          </table:table-cell>
          <table:table-cell table:style-name="ce101" office:value-type="string" calcext:value-type="string">
            <text:p>SPI1CS</text:p>
          </table:table-cell>
          <table:table-cell table:style-name="ce101" office:value-type="string" calcext:value-type="string">
            <text:p>UART3TX</text:p>
          </table:table-cell>
          <table:table-cell table:style-name="ce101" office:value-type="string" calcext:value-type="string">
            <text:p>PAEINT13</text:p>
          </table:table-cell>
          <table:table-cell table:style-name="ce101" table:formula="of:=CONCATENATE(&quot;{ModeInput,&quot;&quot;&quot;;[.$P15];&quot;&quot;&quot;}&quot;)" office:value-type="string" office:string-value="{ModeInput,&quot;GPIOA13&quot;}" calcext:value-type="string">
            <text:p>{ModeInput,"GPIOA13"}</text:p>
          </table:table-cell>
          <table:table-cell table:style-name="ce101" table:formula="of:=IF([.$Q15]&lt;&gt;&quot;&quot;;CONCATENATE(&quot;,{ModeOutput,&quot;&quot;&quot;;[.$Q15];&quot;&quot;&quot;}&quot;);&quot;&quot;)" office:value-type="string" office:string-value=",{ModeOutput,&quot;GPIOA13&quot;}" calcext:value-type="string">
            <text:p>,{ModeOutput,"GPIOA13"}</text:p>
          </table:table-cell>
          <table:table-cell table:style-name="ce101" table:formula="of:=IF([.$R15]&lt;&gt;&quot;&quot;;CONCATENATE(&quot;,{ModeAlt2,&quot;&quot;&quot;;[.$R15];&quot;&quot;&quot;}&quot;);&quot;&quot;)" office:value-type="string" office:string-value=",{ModeAlt2,&quot;SPI1CS&quot;}" calcext:value-type="string">
            <text:p>,{ModeAlt2,"SPI1CS"}</text:p>
          </table:table-cell>
          <table:table-cell table:style-name="ce101" table:formula="of:=IF([.$S15]&lt;&gt;&quot;&quot;;CONCATENATE(&quot;,{ModeAlt3,&quot;&quot;&quot;;[.$S15];&quot;&quot;&quot;}&quot;);&quot;&quot;)" office:value-type="string" office:string-value=",{ModeAlt3,&quot;UART3TX&quot;}" calcext:value-type="string">
            <text:p>,{ModeAlt3,"UART3TX"}</text:p>
          </table:table-cell>
          <table:table-cell table:style-name="ce101" table:formula="of:=IF([.$T15]&lt;&gt;&quot;&quot;;CONCATENATE(&quot;,{ModeAlt6,&quot;&quot;&quot;;[.$T15];&quot;&quot;&quot;}&quot;);&quot;&quot;)" office:value-type="string" office:string-value=",{ModeAlt6,&quot;PAEINT13&quot;}" calcext:value-type="string">
            <text:p>,{ModeAlt6,"PAEINT13"}</text:p>
          </table:table-cell>
          <table:table-cell table:style-name="ce101" table:formula="of:=CONCATENATE(&quot;{&quot;;[.$J15];&quot;,{&quot;;[.$K15];&quot;,&quot;;[.$L15];&quot;,&quot;;[.$M15];&quot;,&quot;;[.$N15];&quot;,&quot;;[.$O15];&quot;},{&quot;;[.$U15];[.$V15];[.$W15];[.$X15];[.$Y15];&quot;}},&quot;)" office:value-type="string" office:string-value="{TypeGpio,{27,13,13,18,2},{{ModeInput,&quot;GPIOA13&quot;},{ModeOutput,&quot;GPIOA13&quot;},{ModeAlt2,&quot;SPI1CS&quot;},{ModeAlt3,&quot;UART3TX&quot;},{ModeAlt6,&quot;PAEINT13&quot;}}}," calcext:value-type="string">
            <text:p>{TypeGpio,{27,13,13,18,2},{{ModeInput,"GPIOA13"},{ModeOutput,"GPIOA13"},{ModeAlt2,"SPI1CS"},{ModeAlt3,"UART3TX"},{ModeAlt6,"PAEINT13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ART3_RX/SPI1_CLK/GPIOA14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table:formula="of:=([.$N16]-1)*2+[.$O16]" office:value-type="float" office:value="40" calcext:value-type="float">
            <text:p>40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4" calcext:value-type="float">
            <text:p>14</text:p>
          </table:table-cell>
          <table:table-cell table:style-name="ce119" table:formula="of:=CONCATENATE([.G16];[.H16])" office:value-type="string" office:string-value="A14" calcext:value-type="string">
            <text:p>A14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9" calcext:value-type="float">
            <text:p>29</text:p>
          </table:table-cell>
          <table:table-cell table:number-columns-repeated="2" table:style-name="ce78" office:value-type="float" office:value="14" calcext:value-type="float">
            <text:p>14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IF([.$J16]=&quot;TypeGpio&quot;;CONCATENATE(&quot;GPIO&quot;;[.$I16]);[.$I16])" office:value-type="string" office:string-value="GPIOA14" calcext:value-type="string">
            <text:p>GPIOA14</text:p>
          </table:table-cell>
          <table:table-cell table:style-name="ce125" table:formula="of:=IF([.$J16]=&quot;TypeGpio&quot;;CONCATENATE(&quot;GPIO&quot;;[.$I16]);&quot;&quot;)" office:value-type="string" office:string-value="GPIOA14" calcext:value-type="string">
            <text:p>GPIOA14</text:p>
          </table:table-cell>
          <table:table-cell table:style-name="ce101" office:value-type="string" calcext:value-type="string">
            <text:p>SPI1CLK</text:p>
          </table:table-cell>
          <table:table-cell table:style-name="ce101" office:value-type="string" calcext:value-type="string">
            <text:p>UART3RX</text:p>
          </table:table-cell>
          <table:table-cell table:style-name="ce101" office:value-type="string" calcext:value-type="string">
            <text:p>PAEINT14</text:p>
          </table:table-cell>
          <table:table-cell table:style-name="ce101" table:formula="of:=CONCATENATE(&quot;{ModeInput,&quot;&quot;&quot;;[.$P16];&quot;&quot;&quot;}&quot;)" office:value-type="string" office:string-value="{ModeInput,&quot;GPIOA14&quot;}" calcext:value-type="string">
            <text:p>{ModeInput,"GPIOA14"}</text:p>
          </table:table-cell>
          <table:table-cell table:style-name="ce101" table:formula="of:=IF([.$Q16]&lt;&gt;&quot;&quot;;CONCATENATE(&quot;,{ModeOutput,&quot;&quot;&quot;;[.$Q16];&quot;&quot;&quot;}&quot;);&quot;&quot;)" office:value-type="string" office:string-value=",{ModeOutput,&quot;GPIOA14&quot;}" calcext:value-type="string">
            <text:p>,{ModeOutput,"GPIOA14"}</text:p>
          </table:table-cell>
          <table:table-cell table:style-name="ce101" table:formula="of:=IF([.$R16]&lt;&gt;&quot;&quot;;CONCATENATE(&quot;,{ModeAlt2,&quot;&quot;&quot;;[.$R16];&quot;&quot;&quot;}&quot;);&quot;&quot;)" office:value-type="string" office:string-value=",{ModeAlt2,&quot;SPI1CLK&quot;}" calcext:value-type="string">
            <text:p>,{ModeAlt2,"SPI1CLK"}</text:p>
          </table:table-cell>
          <table:table-cell table:style-name="ce101" table:formula="of:=IF([.$S16]&lt;&gt;&quot;&quot;;CONCATENATE(&quot;,{ModeAlt3,&quot;&quot;&quot;;[.$S16];&quot;&quot;&quot;}&quot;);&quot;&quot;)" office:value-type="string" office:string-value=",{ModeAlt3,&quot;UART3RX&quot;}" calcext:value-type="string">
            <text:p>,{ModeAlt3,"UART3RX"}</text:p>
          </table:table-cell>
          <table:table-cell table:style-name="ce101" table:formula="of:=IF([.$T16]&lt;&gt;&quot;&quot;;CONCATENATE(&quot;,{ModeAlt6,&quot;&quot;&quot;;[.$T16];&quot;&quot;&quot;}&quot;);&quot;&quot;)" office:value-type="string" office:string-value=",{ModeAlt6,&quot;PAEINT14&quot;}" calcext:value-type="string">
            <text:p>,{ModeAlt6,"PAEINT14"}</text:p>
          </table:table-cell>
          <table:table-cell table:style-name="ce101" table:formula="of:=CONCATENATE(&quot;{&quot;;[.$J16];&quot;,{&quot;;[.$K16];&quot;,&quot;;[.$L16];&quot;,&quot;;[.$M16];&quot;,&quot;;[.$N16];&quot;,&quot;;[.$O16];&quot;},{&quot;;[.$U16];[.$V16];[.$W16];[.$X16];[.$Y16];&quot;}},&quot;)" office:value-type="string" office:string-value="{TypeGpio,{29,14,14,20,2},{{ModeInput,&quot;GPIOA14&quot;},{ModeOutput,&quot;GPIOA14&quot;},{ModeAlt2,&quot;SPI1CLK&quot;},{ModeAlt3,&quot;UART3RX&quot;},{ModeAlt6,&quot;PAEINT14&quot;}}}," calcext:value-type="string">
            <text:p>{TypeGpio,{29,14,14,20,2},{{ModeInput,"GPIOA14"},{ModeOutput,"GPIOA14"},{ModeAlt2,"SPI1CLK"},{ModeAlt3,"UART3RX"},{ModeAlt6,"PAEINT14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ART3_RTS/SPI1_MOSI/GPIOA15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table:formula="of:=([.$N17]-1)*2+[.$O17]" office:value-type="float" office:value="38" calcext:value-type="float">
            <text:p>38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5" calcext:value-type="float">
            <text:p>15</text:p>
          </table:table-cell>
          <table:table-cell table:style-name="ce119" table:formula="of:=CONCATENATE([.G17];[.H17])" office:value-type="string" office:string-value="A15" calcext:value-type="string">
            <text:p>A15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8" calcext:value-type="float">
            <text:p>28</text:p>
          </table:table-cell>
          <table:table-cell table:number-columns-repeated="2" table:style-name="ce78" office:value-type="float" office:value="15" calcext:value-type="float">
            <text:p>15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IF([.$J17]=&quot;TypeGpio&quot;;CONCATENATE(&quot;GPIO&quot;;[.$I17]);[.$I17])" office:value-type="string" office:string-value="GPIOA15" calcext:value-type="string">
            <text:p>GPIOA15</text:p>
          </table:table-cell>
          <table:table-cell table:style-name="ce125" table:formula="of:=IF([.$J17]=&quot;TypeGpio&quot;;CONCATENATE(&quot;GPIO&quot;;[.$I17]);&quot;&quot;)" office:value-type="string" office:string-value="GPIOA15" calcext:value-type="string">
            <text:p>GPIOA15</text:p>
          </table:table-cell>
          <table:table-cell table:style-name="ce101" office:value-type="string" calcext:value-type="string">
            <text:p>SPI1MOSI</text:p>
          </table:table-cell>
          <table:table-cell table:style-name="ce101" office:value-type="string" calcext:value-type="string">
            <text:p>UART3RTS</text:p>
          </table:table-cell>
          <table:table-cell table:style-name="ce101" office:value-type="string" calcext:value-type="string">
            <text:p>PAEINT15</text:p>
          </table:table-cell>
          <table:table-cell table:style-name="ce101" table:formula="of:=CONCATENATE(&quot;{ModeInput,&quot;&quot;&quot;;[.$P17];&quot;&quot;&quot;}&quot;)" office:value-type="string" office:string-value="{ModeInput,&quot;GPIOA15&quot;}" calcext:value-type="string">
            <text:p>{ModeInput,"GPIOA15"}</text:p>
          </table:table-cell>
          <table:table-cell table:style-name="ce101" table:formula="of:=IF([.$Q17]&lt;&gt;&quot;&quot;;CONCATENATE(&quot;,{ModeOutput,&quot;&quot;&quot;;[.$Q17];&quot;&quot;&quot;}&quot;);&quot;&quot;)" office:value-type="string" office:string-value=",{ModeOutput,&quot;GPIOA15&quot;}" calcext:value-type="string">
            <text:p>,{ModeOutput,"GPIOA15"}</text:p>
          </table:table-cell>
          <table:table-cell table:style-name="ce101" table:formula="of:=IF([.$R17]&lt;&gt;&quot;&quot;;CONCATENATE(&quot;,{ModeAlt2,&quot;&quot;&quot;;[.$R17];&quot;&quot;&quot;}&quot;);&quot;&quot;)" office:value-type="string" office:string-value=",{ModeAlt2,&quot;SPI1MOSI&quot;}" calcext:value-type="string">
            <text:p>,{ModeAlt2,"SPI1MOSI"}</text:p>
          </table:table-cell>
          <table:table-cell table:style-name="ce101" table:formula="of:=IF([.$S17]&lt;&gt;&quot;&quot;;CONCATENATE(&quot;,{ModeAlt3,&quot;&quot;&quot;;[.$S17];&quot;&quot;&quot;}&quot;);&quot;&quot;)" office:value-type="string" office:string-value=",{ModeAlt3,&quot;UART3RTS&quot;}" calcext:value-type="string">
            <text:p>,{ModeAlt3,"UART3RTS"}</text:p>
          </table:table-cell>
          <table:table-cell table:style-name="ce101" table:formula="of:=IF([.$T17]&lt;&gt;&quot;&quot;;CONCATENATE(&quot;,{ModeAlt6,&quot;&quot;&quot;;[.$T17];&quot;&quot;&quot;}&quot;);&quot;&quot;)" office:value-type="string" office:string-value=",{ModeAlt6,&quot;PAEINT15&quot;}" calcext:value-type="string">
            <text:p>,{ModeAlt6,"PAEINT15"}</text:p>
          </table:table-cell>
          <table:table-cell table:style-name="ce101" table:formula="of:=CONCATENATE(&quot;{&quot;;[.$J17];&quot;,{&quot;;[.$K17];&quot;,&quot;;[.$L17];&quot;,&quot;;[.$M17];&quot;,&quot;;[.$N17];&quot;,&quot;;[.$O17];&quot;},{&quot;;[.$U17];[.$V17];[.$W17];[.$X17];[.$Y17];&quot;}},&quot;)" office:value-type="string" office:string-value="{TypeGpio,{28,15,15,19,2},{{ModeInput,&quot;GPIOA15&quot;},{ModeOutput,&quot;GPIOA15&quot;},{ModeAlt2,&quot;SPI1MOSI&quot;},{ModeAlt3,&quot;UART3RTS&quot;},{ModeAlt6,&quot;PAEINT15&quot;}}}," calcext:value-type="string">
            <text:p>{TypeGpio,{28,15,15,19,2},{{ModeInput,"GPIOA15"},{ModeOutput,"GPIOA15"},{ModeAlt2,"SPI1MOSI"},{ModeAlt3,"UART3RTS"},{ModeAlt6,"PAEINT15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ART3_CTS/SPI1_MISO/GPIOA16 </text:p>
          </table:table-cell>
          <table:table-cell table:style-name="ce66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table:formula="of:=([.$N18]-1)*2+[.$O18]" office:value-type="float" office:value="35" calcext:value-type="float">
            <text:p>35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6" calcext:value-type="float">
            <text:p>16</text:p>
          </table:table-cell>
          <table:table-cell table:style-name="ce119" table:formula="of:=CONCATENATE([.G18];[.H18])" office:value-type="string" office:string-value="A16" calcext:value-type="string">
            <text:p>A16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4" calcext:value-type="float">
            <text:p>24</text:p>
          </table:table-cell>
          <table:table-cell table:number-columns-repeated="2" table:style-name="ce78" office:value-type="float" office:value="16" calcext:value-type="float">
            <text:p>16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IF([.$J18]=&quot;TypeGpio&quot;;CONCATENATE(&quot;GPIO&quot;;[.$I18]);[.$I18])" office:value-type="string" office:string-value="GPIOA16" calcext:value-type="string">
            <text:p>GPIOA16</text:p>
          </table:table-cell>
          <table:table-cell table:style-name="ce125" table:formula="of:=IF([.$J18]=&quot;TypeGpio&quot;;CONCATENATE(&quot;GPIO&quot;;[.$I18]);&quot;&quot;)" office:value-type="string" office:string-value="GPIOA16" calcext:value-type="string">
            <text:p>GPIOA16</text:p>
          </table:table-cell>
          <table:table-cell table:style-name="ce101" office:value-type="string" calcext:value-type="string">
            <text:p>SPI1MISO</text:p>
          </table:table-cell>
          <table:table-cell table:style-name="ce101" office:value-type="string" calcext:value-type="string">
            <text:p>UART3CTS</text:p>
          </table:table-cell>
          <table:table-cell table:style-name="ce101" office:value-type="string" calcext:value-type="string">
            <text:p>PAEINT16</text:p>
          </table:table-cell>
          <table:table-cell table:style-name="ce101" table:formula="of:=CONCATENATE(&quot;{ModeInput,&quot;&quot;&quot;;[.$P18];&quot;&quot;&quot;}&quot;)" office:value-type="string" office:string-value="{ModeInput,&quot;GPIOA16&quot;}" calcext:value-type="string">
            <text:p>{ModeInput,"GPIOA16"}</text:p>
          </table:table-cell>
          <table:table-cell table:style-name="ce101" table:formula="of:=IF([.$Q18]&lt;&gt;&quot;&quot;;CONCATENATE(&quot;,{ModeOutput,&quot;&quot;&quot;;[.$Q18];&quot;&quot;&quot;}&quot;);&quot;&quot;)" office:value-type="string" office:string-value=",{ModeOutput,&quot;GPIOA16&quot;}" calcext:value-type="string">
            <text:p>,{ModeOutput,"GPIOA16"}</text:p>
          </table:table-cell>
          <table:table-cell table:style-name="ce101" table:formula="of:=IF([.$R18]&lt;&gt;&quot;&quot;;CONCATENATE(&quot;,{ModeAlt2,&quot;&quot;&quot;;[.$R18];&quot;&quot;&quot;}&quot;);&quot;&quot;)" office:value-type="string" office:string-value=",{ModeAlt2,&quot;SPI1MISO&quot;}" calcext:value-type="string">
            <text:p>,{ModeAlt2,"SPI1MISO"}</text:p>
          </table:table-cell>
          <table:table-cell table:style-name="ce101" table:formula="of:=IF([.$S18]&lt;&gt;&quot;&quot;;CONCATENATE(&quot;,{ModeAlt3,&quot;&quot;&quot;;[.$S18];&quot;&quot;&quot;}&quot;);&quot;&quot;)" office:value-type="string" office:string-value=",{ModeAlt3,&quot;UART3CTS&quot;}" calcext:value-type="string">
            <text:p>,{ModeAlt3,"UART3CTS"}</text:p>
          </table:table-cell>
          <table:table-cell table:style-name="ce101" table:formula="of:=IF([.$T18]&lt;&gt;&quot;&quot;;CONCATENATE(&quot;,{ModeAlt6,&quot;&quot;&quot;;[.$T18];&quot;&quot;&quot;}&quot;);&quot;&quot;)" office:value-type="string" office:string-value=",{ModeAlt6,&quot;PAEINT16&quot;}" calcext:value-type="string">
            <text:p>,{ModeAlt6,"PAEINT16"}</text:p>
          </table:table-cell>
          <table:table-cell table:style-name="ce101" table:formula="of:=CONCATENATE(&quot;{&quot;;[.$J18];&quot;,{&quot;;[.$K18];&quot;,&quot;;[.$L18];&quot;,&quot;;[.$M18];&quot;,&quot;;[.$N18];&quot;,&quot;;[.$O18];&quot;},{&quot;;[.$U18];[.$V18];[.$W18];[.$X18];[.$Y18];&quot;}},&quot;)" office:value-type="string" office:string-value="{TypeGpio,{24,16,16,18,1},{{ModeInput,&quot;GPIOA16&quot;},{ModeOutput,&quot;GPIOA16&quot;},{ModeAlt2,&quot;SPI1MISO&quot;},{ModeAlt3,&quot;UART3CTS&quot;},{ModeAlt6,&quot;PAEINT16&quot;}}}," calcext:value-type="string">
            <text:p>{TypeGpio,{24,16,16,18,1},{{ModeInput,"GPIOA16"},{ModeOutput,"GPIOA16"},{ModeAlt2,"SPI1MISO"},{ModeAlt3,"UART3CTS"},{ModeAlt6,"PAEINT16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SPDIF-OUT/GPIOA17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19]-1)+[.$O19]" office:value-type="float" office:value="7" calcext:value-type="float">
            <text:p>7</text:p>
          </table:table-cell>
          <table:table-cell table:style-name="ce66" office:value-type="string" calcext:value-type="string">
            <text:p>CON2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7" calcext:value-type="float">
            <text:p>17</text:p>
          </table:table-cell>
          <table:table-cell table:style-name="ce119" table:formula="of:=CONCATENATE([.G19];[.H19])" office:value-type="string" office:string-value="A17" calcext:value-type="string">
            <text:p>A17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17" calcext:value-type="float">
            <text:p>17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19]=&quot;TypeGpio&quot;;CONCATENATE(&quot;GPIO&quot;;[.$I19]);[.$I19])" office:value-type="string" office:string-value="GPIOA17" calcext:value-type="string">
            <text:p>GPIOA17</text:p>
          </table:table-cell>
          <table:table-cell table:style-name="ce124" table:formula="of:=IF([.$J19]=&quot;TypeGpio&quot;;CONCATENATE(&quot;GPIO&quot;;[.$I19]);&quot;&quot;)" office:value-type="string" office:string-value="GPIOA17" calcext:value-type="string">
            <text:p>GPIOA17</text:p>
          </table:table-cell>
          <table:table-cell table:style-name="ce109" office:value-type="string" calcext:value-type="string">
            <text:p>OWAOUT</text:p>
          </table:table-cell>
          <table:table-cell table:style-name="ce109"/>
          <table:table-cell table:style-name="ce109" office:value-type="string" calcext:value-type="string">
            <text:p>PAEINT17</text:p>
          </table:table-cell>
          <table:table-cell table:style-name="ce109" table:formula="of:=CONCATENATE(&quot;{ModeInput,&quot;&quot;&quot;;[.$P19];&quot;&quot;&quot;}&quot;)" office:value-type="string" office:string-value="{ModeInput,&quot;GPIOA17&quot;}" calcext:value-type="string">
            <text:p>{ModeInput,"GPIOA17"}</text:p>
          </table:table-cell>
          <table:table-cell table:style-name="ce109" table:formula="of:=IF([.$Q19]&lt;&gt;&quot;&quot;;CONCATENATE(&quot;,{ModeOutput,&quot;&quot;&quot;;[.$Q19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109" table:formula="of:=IF([.$R19]&lt;&gt;&quot;&quot;;CONCATENATE(&quot;,{ModeAlt2,&quot;&quot;&quot;;[.$R19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109" table:formula="of:=IF([.$S19]&lt;&gt;&quot;&quot;;CONCATENATE(&quot;,{ModeAlt3,&quot;&quot;&quot;;[.$S19];&quot;&quot;&quot;}&quot;);&quot;&quot;)">
            <text:p/>
          </table:table-cell>
          <table:table-cell table:style-name="ce109" table:formula="of:=IF([.$T19]&lt;&gt;&quot;&quot;;CONCATENATE(&quot;,{ModeAlt6,&quot;&quot;&quot;;[.$T19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109" table:formula="of:=CONCATENATE(&quot;{&quot;;[.$J19];&quot;,{&quot;;[.$K19];&quot;,&quot;;[.$L19];&quot;,&quot;;[.$M19];&quot;,&quot;;[.$N19];&quot;,&quot;;[.$O19];&quot;},{&quot;;[.$U19];[.$V19];[.$W19];[.$X19];[.$Y19];&quot;}},&quot;)" office:value-type="string" office:string-value="{TypeGpio,{11,17,17,7,1},{{ModeInput,&quot;GPIOA17&quot;},{ModeOutput,&quot;GPIOA17&quot;},{ModeAlt2,&quot;OWAOUT&quot;},{ModeAlt6,&quot;PAEINT17&quot;}}}," calcext:value-type="string">
            <text:p>{TypeGpio,{11,17,17,7,1},{{ModeInput,"GPIOA17"},{ModeOutput,"GPIOA17"},{ModeAlt2,"OWAOUT"},{ModeAlt6,"PAEINT17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SPDIF-OUT/GPIOA17 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9" table:formula="of:=([.$N20]-1)*2+[.$O20]" office:value-type="float" office:value="26" calcext:value-type="float">
            <text:p>26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7" calcext:value-type="float">
            <text:p>17</text:p>
          </table:table-cell>
          <table:table-cell table:style-name="ce119" table:formula="of:=CONCATENATE([.G20];[.H20])" office:value-type="string" office:string-value="A17" calcext:value-type="string">
            <text:p>A17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17" calcext:value-type="float">
            <text:p>17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20]=&quot;TypeGpio&quot;;CONCATENATE(&quot;GPIO&quot;;[.$I20]);[.$I20])" office:value-type="string" office:string-value="GPIOA17" calcext:value-type="string">
            <text:p>GPIOA17</text:p>
          </table:table-cell>
          <table:table-cell table:style-name="ce124" table:formula="of:=IF([.$J20]=&quot;TypeGpio&quot;;CONCATENATE(&quot;GPIO&quot;;[.$I20]);&quot;&quot;)" office:value-type="string" office:string-value="GPIOA17" calcext:value-type="string">
            <text:p>GPIOA17</text:p>
          </table:table-cell>
          <table:table-cell table:style-name="ce109" office:value-type="string" calcext:value-type="string">
            <text:p>OWAOUT</text:p>
          </table:table-cell>
          <table:table-cell table:style-name="ce109"/>
          <table:table-cell table:style-name="ce109" office:value-type="string" calcext:value-type="string">
            <text:p>PAEINT17</text:p>
          </table:table-cell>
          <table:table-cell table:style-name="ce109" table:formula="of:=CONCATENATE(&quot;{ModeInput,&quot;&quot;&quot;;[.$P20];&quot;&quot;&quot;}&quot;)" office:value-type="string" office:string-value="{ModeInput,&quot;GPIOA17&quot;}" calcext:value-type="string">
            <text:p>{ModeInput,"GPIOA17"}</text:p>
          </table:table-cell>
          <table:table-cell table:style-name="ce109" table:formula="of:=IF([.$Q20]&lt;&gt;&quot;&quot;;CONCATENATE(&quot;,{ModeOutput,&quot;&quot;&quot;;[.$Q20];&quot;&quot;&quot;}&quot;);&quot;&quot;)" office:value-type="string" office:string-value=",{ModeOutput,&quot;GPIOA17&quot;}" calcext:value-type="string">
            <text:p>,{ModeOutput,"GPIOA17"}</text:p>
          </table:table-cell>
          <table:table-cell table:style-name="ce109" table:formula="of:=IF([.$R20]&lt;&gt;&quot;&quot;;CONCATENATE(&quot;,{ModeAlt2,&quot;&quot;&quot;;[.$R20];&quot;&quot;&quot;}&quot;);&quot;&quot;)" office:value-type="string" office:string-value=",{ModeAlt2,&quot;OWAOUT&quot;}" calcext:value-type="string">
            <text:p>,{ModeAlt2,"OWAOUT"}</text:p>
          </table:table-cell>
          <table:table-cell table:style-name="ce109" table:formula="of:=IF([.$S20]&lt;&gt;&quot;&quot;;CONCATENATE(&quot;,{ModeAlt3,&quot;&quot;&quot;;[.$S20];&quot;&quot;&quot;}&quot;);&quot;&quot;)">
            <text:p/>
          </table:table-cell>
          <table:table-cell table:style-name="ce109" table:formula="of:=IF([.$T20]&lt;&gt;&quot;&quot;;CONCATENATE(&quot;,{ModeAlt6,&quot;&quot;&quot;;[.$T20];&quot;&quot;&quot;}&quot;);&quot;&quot;)" office:value-type="string" office:string-value=",{ModeAlt6,&quot;PAEINT17&quot;}" calcext:value-type="string">
            <text:p>,{ModeAlt6,"PAEINT17"}</text:p>
          </table:table-cell>
          <table:table-cell table:style-name="ce109" table:formula="of:=CONCATENATE(&quot;{&quot;;[.$J20];&quot;,{&quot;;[.$K20];&quot;,&quot;;[.$L20];&quot;,&quot;;[.$M20];&quot;,&quot;;[.$N20];&quot;,&quot;;[.$O20];&quot;},{&quot;;[.$U20];[.$V20];[.$W20];[.$X20];[.$Y20];&quot;}},&quot;)" office:value-type="string" office:string-value="{TypeGpio,{11,17,17,13,2},{{ModeInput,&quot;GPIOA17&quot;},{ModeOutput,&quot;GPIOA17&quot;},{ModeAlt2,&quot;OWAOUT&quot;},{ModeAlt6,&quot;PAEINT17&quot;}}}," calcext:value-type="string">
            <text:p>{TypeGpio,{11,17,17,13,2},{{ModeInput,"GPIOA17"},{ModeOutput,"GPIOA17"},{ModeAlt2,"OWAOUT"},{ModeAlt6,"PAEINT17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PCM0_SYNC/I2S0_LRCK/GPIOA18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21]-1)+[.$O21]" office:value-type="float" office:value="8" calcext:value-type="float">
            <text:p>8</text:p>
          </table:table-cell>
          <table:table-cell table:style-name="ce66" office:value-type="string" calcext:value-type="string">
            <text:p>CON2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8" calcext:value-type="float">
            <text:p>18</text:p>
          </table:table-cell>
          <table:table-cell table:style-name="ce119" table:formula="of:=CONCATENATE([.G21];[.H21])" office:value-type="string" office:string-value="A18" calcext:value-type="string">
            <text:p>A18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31" calcext:value-type="float">
            <text:p>31</text:p>
          </table:table-cell>
          <table:table-cell table:number-columns-repeated="2" table:style-name="ce78" office:value-type="float" office:value="18" calcext:value-type="float">
            <text:p>18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21]=&quot;TypeGpio&quot;;CONCATENATE(&quot;GPIO&quot;;[.$I21]);[.$I21])" office:value-type="string" office:string-value="GPIOA18" calcext:value-type="string">
            <text:p>GPIOA18</text:p>
          </table:table-cell>
          <table:table-cell table:style-name="ce124" table:formula="of:=IF([.$J21]=&quot;TypeGpio&quot;;CONCATENATE(&quot;GPIO&quot;;[.$I21]);&quot;&quot;)" office:value-type="string" office:string-value="GPIOA18" calcext:value-type="string">
            <text:p>GPIOA18</text:p>
          </table:table-cell>
          <table:table-cell table:style-name="ce109" office:value-type="string" calcext:value-type="string">
            <text:p>PCM0SYNC</text:p>
          </table:table-cell>
          <table:table-cell table:style-name="ce109" office:value-type="string" calcext:value-type="string">
            <text:p>TWI1SCK</text:p>
          </table:table-cell>
          <table:table-cell table:style-name="ce109" office:value-type="string" calcext:value-type="string">
            <text:p>PAEINT18</text:p>
          </table:table-cell>
          <table:table-cell table:style-name="ce109" table:formula="of:=CONCATENATE(&quot;{ModeInput,&quot;&quot;&quot;;[.$P21];&quot;&quot;&quot;}&quot;)" office:value-type="string" office:string-value="{ModeInput,&quot;GPIOA18&quot;}" calcext:value-type="string">
            <text:p>{ModeInput,"GPIOA18"}</text:p>
          </table:table-cell>
          <table:table-cell table:style-name="ce109" table:formula="of:=IF([.$Q21]&lt;&gt;&quot;&quot;;CONCATENATE(&quot;,{ModeOutput,&quot;&quot;&quot;;[.$Q21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109" table:formula="of:=IF([.$R21]&lt;&gt;&quot;&quot;;CONCATENATE(&quot;,{ModeAlt2,&quot;&quot;&quot;;[.$R21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109" table:formula="of:=IF([.$S21]&lt;&gt;&quot;&quot;;CONCATENATE(&quot;,{ModeAlt3,&quot;&quot;&quot;;[.$S21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109" table:formula="of:=IF([.$T21]&lt;&gt;&quot;&quot;;CONCATENATE(&quot;,{ModeAlt6,&quot;&quot;&quot;;[.$T21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109" table:formula="of:=CONCATENATE(&quot;{&quot;;[.$J21];&quot;,{&quot;;[.$K21];&quot;,&quot;;[.$L21];&quot;,&quot;;[.$M21];&quot;,&quot;;[.$N21];&quot;,&quot;;[.$O21];&quot;},{&quot;;[.$U21];[.$V21];[.$W21];[.$X21];[.$Y21];&quot;}},&quot;)" office:value-type="string" office:string-value="{TypeGpio,{31,18,18,8,1},{{ModeInput,&quot;GPIOA18&quot;},{ModeOutput,&quot;GPIOA18&quot;},{ModeAlt2,&quot;PCM0SYNC&quot;},{ModeAlt3,&quot;TWI1SCK&quot;},{ModeAlt6,&quot;PAEINT18&quot;}}}," calcext:value-type="string">
            <text:p>{TypeGpio,{31,18,18,8,1},{{ModeInput,"GPIOA18"},{ModeOutput,"GPIOA18"},{ModeAlt2,"PCM0SYNC"},{ModeAlt3,"TWI1SCK"},{ModeAlt6,"PAEINT18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I2C1_SCL/GPIOA18 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9" table:formula="of:=([.$N22]-1)*2+[.$O22]" office:value-type="float" office:value="28" calcext:value-type="float">
            <text:p>28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8" calcext:value-type="float">
            <text:p>18</text:p>
          </table:table-cell>
          <table:table-cell table:style-name="ce119" table:formula="of:=CONCATENATE([.G22];[.H22])" office:value-type="string" office:string-value="A18" calcext:value-type="string">
            <text:p>A18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31" calcext:value-type="float">
            <text:p>31</text:p>
          </table:table-cell>
          <table:table-cell table:number-columns-repeated="2" table:style-name="ce78" office:value-type="float" office:value="18" calcext:value-type="float">
            <text:p>18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22]=&quot;TypeGpio&quot;;CONCATENATE(&quot;GPIO&quot;;[.$I22]);[.$I22])" office:value-type="string" office:string-value="GPIOA18" calcext:value-type="string">
            <text:p>GPIOA18</text:p>
          </table:table-cell>
          <table:table-cell table:style-name="ce124" table:formula="of:=IF([.$J22]=&quot;TypeGpio&quot;;CONCATENATE(&quot;GPIO&quot;;[.$I22]);&quot;&quot;)" office:value-type="string" office:string-value="GPIOA18" calcext:value-type="string">
            <text:p>GPIOA18</text:p>
          </table:table-cell>
          <table:table-cell table:style-name="ce109" office:value-type="string" calcext:value-type="string">
            <text:p>PCM0SYNC</text:p>
          </table:table-cell>
          <table:table-cell table:style-name="ce109" office:value-type="string" calcext:value-type="string">
            <text:p>TWI1SCK</text:p>
          </table:table-cell>
          <table:table-cell table:style-name="ce109" office:value-type="string" calcext:value-type="string">
            <text:p>PAEINT18</text:p>
          </table:table-cell>
          <table:table-cell table:style-name="ce109" table:formula="of:=CONCATENATE(&quot;{ModeInput,&quot;&quot;&quot;;[.$P22];&quot;&quot;&quot;}&quot;)" office:value-type="string" office:string-value="{ModeInput,&quot;GPIOA18&quot;}" calcext:value-type="string">
            <text:p>{ModeInput,"GPIOA18"}</text:p>
          </table:table-cell>
          <table:table-cell table:style-name="ce109" table:formula="of:=IF([.$Q22]&lt;&gt;&quot;&quot;;CONCATENATE(&quot;,{ModeOutput,&quot;&quot;&quot;;[.$Q22];&quot;&quot;&quot;}&quot;);&quot;&quot;)" office:value-type="string" office:string-value=",{ModeOutput,&quot;GPIOA18&quot;}" calcext:value-type="string">
            <text:p>,{ModeOutput,"GPIOA18"}</text:p>
          </table:table-cell>
          <table:table-cell table:style-name="ce109" table:formula="of:=IF([.$R22]&lt;&gt;&quot;&quot;;CONCATENATE(&quot;,{ModeAlt2,&quot;&quot;&quot;;[.$R22];&quot;&quot;&quot;}&quot;);&quot;&quot;)" office:value-type="string" office:string-value=",{ModeAlt2,&quot;PCM0SYNC&quot;}" calcext:value-type="string">
            <text:p>,{ModeAlt2,"PCM0SYNC"}</text:p>
          </table:table-cell>
          <table:table-cell table:style-name="ce109" table:formula="of:=IF([.$S22]&lt;&gt;&quot;&quot;;CONCATENATE(&quot;,{ModeAlt3,&quot;&quot;&quot;;[.$S22];&quot;&quot;&quot;}&quot;);&quot;&quot;)" office:value-type="string" office:string-value=",{ModeAlt3,&quot;TWI1SCK&quot;}" calcext:value-type="string">
            <text:p>,{ModeAlt3,"TWI1SCK"}</text:p>
          </table:table-cell>
          <table:table-cell table:style-name="ce109" table:formula="of:=IF([.$T22]&lt;&gt;&quot;&quot;;CONCATENATE(&quot;,{ModeAlt6,&quot;&quot;&quot;;[.$T22];&quot;&quot;&quot;}&quot;);&quot;&quot;)" office:value-type="string" office:string-value=",{ModeAlt6,&quot;PAEINT18&quot;}" calcext:value-type="string">
            <text:p>,{ModeAlt6,"PAEINT18"}</text:p>
          </table:table-cell>
          <table:table-cell table:style-name="ce109" table:formula="of:=CONCATENATE(&quot;{&quot;;[.$J22];&quot;,{&quot;;[.$K22];&quot;,&quot;;[.$L22];&quot;,&quot;;[.$M22];&quot;,&quot;;[.$N22];&quot;,&quot;;[.$O22];&quot;},{&quot;;[.$U22];[.$V22];[.$W22];[.$X22];[.$Y22];&quot;}},&quot;)" office:value-type="string" office:string-value="{TypeGpio,{31,18,18,14,2},{{ModeInput,&quot;GPIOA18&quot;},{ModeOutput,&quot;GPIOA18&quot;},{ModeAlt2,&quot;PCM0SYNC&quot;},{ModeAlt3,&quot;TWI1SCK&quot;},{ModeAlt6,&quot;PAEINT18&quot;}}}," calcext:value-type="string">
            <text:p>{TypeGpio,{31,18,18,14,2},{{ModeInput,"GPIOA18"},{ModeOutput,"GPIOA18"},{ModeAlt2,"PCM0SYNC"},{ModeAlt3,"TWI1SCK"},{ModeAlt6,"PAEINT18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PCM0_CLK/I2S0_BCK/GPIOA19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23]-1)+[.$O23]" office:value-type="float" office:value="9" calcext:value-type="float">
            <text:p>9</text:p>
          </table:table-cell>
          <table:table-cell table:style-name="ce66" office:value-type="string" calcext:value-type="string">
            <text:p>CON2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9" calcext:value-type="float">
            <text:p>19</text:p>
          </table:table-cell>
          <table:table-cell table:style-name="ce119" table:formula="of:=CONCATENATE([.G23];[.H23])" office:value-type="string" office:string-value="A19" calcext:value-type="string">
            <text:p>A19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30" calcext:value-type="float">
            <text:p>30</text:p>
          </table:table-cell>
          <table:table-cell table:number-columns-repeated="2" table:style-name="ce78" office:value-type="float" office:value="19" calcext:value-type="float">
            <text:p>19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23]=&quot;TypeGpio&quot;;CONCATENATE(&quot;GPIO&quot;;[.$I23]);[.$I23])" office:value-type="string" office:string-value="GPIOA19" calcext:value-type="string">
            <text:p>GPIOA19</text:p>
          </table:table-cell>
          <table:table-cell table:style-name="ce124" table:formula="of:=IF([.$J23]=&quot;TypeGpio&quot;;CONCATENATE(&quot;GPIO&quot;;[.$I23]);&quot;&quot;)" office:value-type="string" office:string-value="GPIOA19" calcext:value-type="string">
            <text:p>GPIOA19</text:p>
          </table:table-cell>
          <table:table-cell table:style-name="ce109" office:value-type="string" calcext:value-type="string">
            <text:p>PCM0CLK</text:p>
          </table:table-cell>
          <table:table-cell table:style-name="ce109" office:value-type="string" calcext:value-type="string">
            <text:p>TWI1SDA</text:p>
          </table:table-cell>
          <table:table-cell table:style-name="ce109" office:value-type="string" calcext:value-type="string">
            <text:p>PAEINT19</text:p>
          </table:table-cell>
          <table:table-cell table:style-name="ce109" table:formula="of:=CONCATENATE(&quot;{ModeInput,&quot;&quot;&quot;;[.$P23];&quot;&quot;&quot;}&quot;)" office:value-type="string" office:string-value="{ModeInput,&quot;GPIOA19&quot;}" calcext:value-type="string">
            <text:p>{ModeInput,"GPIOA19"}</text:p>
          </table:table-cell>
          <table:table-cell table:style-name="ce109" table:formula="of:=IF([.$Q23]&lt;&gt;&quot;&quot;;CONCATENATE(&quot;,{ModeOutput,&quot;&quot;&quot;;[.$Q23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109" table:formula="of:=IF([.$R23]&lt;&gt;&quot;&quot;;CONCATENATE(&quot;,{ModeAlt2,&quot;&quot;&quot;;[.$R23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109" table:formula="of:=IF([.$S23]&lt;&gt;&quot;&quot;;CONCATENATE(&quot;,{ModeAlt3,&quot;&quot;&quot;;[.$S23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109" table:formula="of:=IF([.$T23]&lt;&gt;&quot;&quot;;CONCATENATE(&quot;,{ModeAlt6,&quot;&quot;&quot;;[.$T23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109" table:formula="of:=CONCATENATE(&quot;{&quot;;[.$J23];&quot;,{&quot;;[.$K23];&quot;,&quot;;[.$L23];&quot;,&quot;;[.$M23];&quot;,&quot;;[.$N23];&quot;,&quot;;[.$O23];&quot;},{&quot;;[.$U23];[.$V23];[.$W23];[.$X23];[.$Y23];&quot;}},&quot;)" office:value-type="string" office:string-value="{TypeGpio,{30,19,19,9,1},{{ModeInput,&quot;GPIOA19&quot;},{ModeOutput,&quot;GPIOA19&quot;},{ModeAlt2,&quot;PCM0CLK&quot;},{ModeAlt3,&quot;TWI1SDA&quot;},{ModeAlt6,&quot;PAEINT19&quot;}}}," calcext:value-type="string">
            <text:p>{TypeGpio,{30,19,19,9,1},{{ModeInput,"GPIOA19"},{ModeOutput,"GPIOA19"},{ModeAlt2,"PCM0CLK"},{ModeAlt3,"TWI1SDA"},{ModeAlt6,"PAEINT19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I2C1_SDA/GPIOA19 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9" table:formula="of:=([.$N24]-1)*2+[.$O24]" office:value-type="float" office:value="27" calcext:value-type="float">
            <text:p>27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19" calcext:value-type="float">
            <text:p>19</text:p>
          </table:table-cell>
          <table:table-cell table:style-name="ce119" table:formula="of:=CONCATENATE([.G24];[.H24])" office:value-type="string" office:string-value="A19" calcext:value-type="string">
            <text:p>A19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30" calcext:value-type="float">
            <text:p>30</text:p>
          </table:table-cell>
          <table:table-cell table:number-columns-repeated="2" table:style-name="ce78" office:value-type="float" office:value="19" calcext:value-type="float">
            <text:p>19</text:p>
          </table:table-cell>
          <table:table-cell table:style-name="ce109" office:value-type="float" office:value="14" calcext:value-type="float">
            <text:p>14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24]=&quot;TypeGpio&quot;;CONCATENATE(&quot;GPIO&quot;;[.$I24]);[.$I24])" office:value-type="string" office:string-value="GPIOA19" calcext:value-type="string">
            <text:p>GPIOA19</text:p>
          </table:table-cell>
          <table:table-cell table:style-name="ce124" table:formula="of:=IF([.$J24]=&quot;TypeGpio&quot;;CONCATENATE(&quot;GPIO&quot;;[.$I24]);&quot;&quot;)" office:value-type="string" office:string-value="GPIOA19" calcext:value-type="string">
            <text:p>GPIOA19</text:p>
          </table:table-cell>
          <table:table-cell table:style-name="ce109" office:value-type="string" calcext:value-type="string">
            <text:p>PCM0CLK</text:p>
          </table:table-cell>
          <table:table-cell table:style-name="ce109" office:value-type="string" calcext:value-type="string">
            <text:p>TWI1SDA</text:p>
          </table:table-cell>
          <table:table-cell table:style-name="ce109" office:value-type="string" calcext:value-type="string">
            <text:p>PAEINT19</text:p>
          </table:table-cell>
          <table:table-cell table:style-name="ce109" table:formula="of:=CONCATENATE(&quot;{ModeInput,&quot;&quot;&quot;;[.$P24];&quot;&quot;&quot;}&quot;)" office:value-type="string" office:string-value="{ModeInput,&quot;GPIOA19&quot;}" calcext:value-type="string">
            <text:p>{ModeInput,"GPIOA19"}</text:p>
          </table:table-cell>
          <table:table-cell table:style-name="ce109" table:formula="of:=IF([.$Q24]&lt;&gt;&quot;&quot;;CONCATENATE(&quot;,{ModeOutput,&quot;&quot;&quot;;[.$Q24];&quot;&quot;&quot;}&quot;);&quot;&quot;)" office:value-type="string" office:string-value=",{ModeOutput,&quot;GPIOA19&quot;}" calcext:value-type="string">
            <text:p>,{ModeOutput,"GPIOA19"}</text:p>
          </table:table-cell>
          <table:table-cell table:style-name="ce109" table:formula="of:=IF([.$R24]&lt;&gt;&quot;&quot;;CONCATENATE(&quot;,{ModeAlt2,&quot;&quot;&quot;;[.$R24];&quot;&quot;&quot;}&quot;);&quot;&quot;)" office:value-type="string" office:string-value=",{ModeAlt2,&quot;PCM0CLK&quot;}" calcext:value-type="string">
            <text:p>,{ModeAlt2,"PCM0CLK"}</text:p>
          </table:table-cell>
          <table:table-cell table:style-name="ce109" table:formula="of:=IF([.$S24]&lt;&gt;&quot;&quot;;CONCATENATE(&quot;,{ModeAlt3,&quot;&quot;&quot;;[.$S24];&quot;&quot;&quot;}&quot;);&quot;&quot;)" office:value-type="string" office:string-value=",{ModeAlt3,&quot;TWI1SDA&quot;}" calcext:value-type="string">
            <text:p>,{ModeAlt3,"TWI1SDA"}</text:p>
          </table:table-cell>
          <table:table-cell table:style-name="ce109" table:formula="of:=IF([.$T24]&lt;&gt;&quot;&quot;;CONCATENATE(&quot;,{ModeAlt6,&quot;&quot;&quot;;[.$T24];&quot;&quot;&quot;}&quot;);&quot;&quot;)" office:value-type="string" office:string-value=",{ModeAlt6,&quot;PAEINT19&quot;}" calcext:value-type="string">
            <text:p>,{ModeAlt6,"PAEINT19"}</text:p>
          </table:table-cell>
          <table:table-cell table:style-name="ce109" table:formula="of:=CONCATENATE(&quot;{&quot;;[.$J24];&quot;,{&quot;;[.$K24];&quot;,&quot;;[.$L24];&quot;,&quot;;[.$M24];&quot;,&quot;;[.$N24];&quot;,&quot;;[.$O24];&quot;},{&quot;;[.$U24];[.$V24];[.$W24];[.$X24];[.$Y24];&quot;}},&quot;)" office:value-type="string" office:string-value="{TypeGpio,{30,19,19,14,1},{{ModeInput,&quot;GPIOA19&quot;},{ModeOutput,&quot;GPIOA19&quot;},{ModeAlt2,&quot;PCM0CLK&quot;},{ModeAlt3,&quot;TWI1SDA&quot;},{ModeAlt6,&quot;PAEINT19&quot;}}}," calcext:value-type="string">
            <text:p>{TypeGpio,{30,19,19,14,1},{{ModeInput,"GPIOA19"},{ModeOutput,"GPIOA19"},{ModeAlt2,"PCM0CLK"},{ModeAlt3,"TWI1SDA"},{ModeAlt6,"PAEINT19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PCM0_DOUT/I2S0_SDOUT/GPIOA20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25]-1)+[.$O25]" office:value-type="float" office:value="10" calcext:value-type="float">
            <text:p>10</text:p>
          </table:table-cell>
          <table:table-cell table:style-name="ce66" office:value-type="string" calcext:value-type="string">
            <text:p>CON2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20" calcext:value-type="float">
            <text:p>20</text:p>
          </table:table-cell>
          <table:table-cell table:style-name="ce119" table:formula="of:=CONCATENATE([.G25];[.H25])" office:value-type="string" office:string-value="A20" calcext:value-type="string">
            <text:p>A20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20" calcext:value-type="float">
            <text:p>20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25]=&quot;TypeGpio&quot;;CONCATENATE(&quot;GPIO&quot;;[.$I25]);[.$I25])" office:value-type="string" office:string-value="GPIOA20" calcext:value-type="string">
            <text:p>GPIOA20</text:p>
          </table:table-cell>
          <table:table-cell table:style-name="ce124" table:formula="of:=IF([.$J25]=&quot;TypeGpio&quot;;CONCATENATE(&quot;GPIO&quot;;[.$I25]);&quot;&quot;)" office:value-type="string" office:string-value="GPIOA20" calcext:value-type="string">
            <text:p>GPIOA20</text:p>
          </table:table-cell>
          <table:table-cell table:style-name="ce109" office:value-type="string" calcext:value-type="string">
            <text:p>PCM0DOUT</text:p>
          </table:table-cell>
          <table:table-cell table:style-name="ce109" office:value-type="string" calcext:value-type="string">
            <text:p>SIMVPPEN</text:p>
          </table:table-cell>
          <table:table-cell table:style-name="ce109" office:value-type="string" calcext:value-type="string">
            <text:p>PAEINT20</text:p>
          </table:table-cell>
          <table:table-cell table:style-name="ce109" table:formula="of:=CONCATENATE(&quot;{ModeInput,&quot;&quot;&quot;;[.$P25];&quot;&quot;&quot;}&quot;)" office:value-type="string" office:string-value="{ModeInput,&quot;GPIOA20&quot;}" calcext:value-type="string">
            <text:p>{ModeInput,"GPIOA20"}</text:p>
          </table:table-cell>
          <table:table-cell table:style-name="ce109" table:formula="of:=IF([.$Q25]&lt;&gt;&quot;&quot;;CONCATENATE(&quot;,{ModeOutput,&quot;&quot;&quot;;[.$Q25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109" table:formula="of:=IF([.$R25]&lt;&gt;&quot;&quot;;CONCATENATE(&quot;,{ModeAlt2,&quot;&quot;&quot;;[.$R25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109" table:formula="of:=IF([.$S25]&lt;&gt;&quot;&quot;;CONCATENATE(&quot;,{ModeAlt3,&quot;&quot;&quot;;[.$S25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109" table:formula="of:=IF([.$T25]&lt;&gt;&quot;&quot;;CONCATENATE(&quot;,{ModeAlt6,&quot;&quot;&quot;;[.$T25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109" table:formula="of:=CONCATENATE(&quot;{&quot;;[.$J25];&quot;,{&quot;;[.$K25];&quot;,&quot;;[.$L25];&quot;,&quot;;[.$M25];&quot;,&quot;;[.$N25];&quot;,&quot;;[.$O25];&quot;},{&quot;;[.$U25];[.$V25];[.$W25];[.$X25];[.$Y25];&quot;}},&quot;)" office:value-type="string" office:string-value="{TypeGpio,{21,20,20,10,1},{{ModeInput,&quot;GPIOA20&quot;},{ModeOutput,&quot;GPIOA20&quot;},{ModeAlt2,&quot;PCM0DOUT&quot;},{ModeAlt3,&quot;SIMVPPEN&quot;},{ModeAlt6,&quot;PAEINT20&quot;}}}," calcext:value-type="string">
            <text:p>{TypeGpio,{21,20,20,10,1},{{ModeInput,"GPIOA20"},{ModeOutput,"GPIOA20"},{ModeAlt2,"PCM0DOUT"},{ModeAlt3,"SIMVPPEN"},{ModeAlt6,"PAEINT20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PIOA20 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9" table:formula="of:=([.$N26]-1)*2+[.$O26]" office:value-type="float" office:value="29" calcext:value-type="float">
            <text:p>29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20" calcext:value-type="float">
            <text:p>20</text:p>
          </table:table-cell>
          <table:table-cell table:style-name="ce119" table:formula="of:=CONCATENATE([.G26];[.H26])" office:value-type="string" office:string-value="A20" calcext:value-type="string">
            <text:p>A20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20" calcext:value-type="float">
            <text:p>20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26]=&quot;TypeGpio&quot;;CONCATENATE(&quot;GPIO&quot;;[.$I26]);[.$I26])" office:value-type="string" office:string-value="GPIOA20" calcext:value-type="string">
            <text:p>GPIOA20</text:p>
          </table:table-cell>
          <table:table-cell table:style-name="ce124" table:formula="of:=IF([.$J26]=&quot;TypeGpio&quot;;CONCATENATE(&quot;GPIO&quot;;[.$I26]);&quot;&quot;)" office:value-type="string" office:string-value="GPIOA20" calcext:value-type="string">
            <text:p>GPIOA20</text:p>
          </table:table-cell>
          <table:table-cell table:style-name="ce109" office:value-type="string" calcext:value-type="string">
            <text:p>PCM0DOUT</text:p>
          </table:table-cell>
          <table:table-cell table:style-name="ce109" office:value-type="string" calcext:value-type="string">
            <text:p>SIMVPPEN</text:p>
          </table:table-cell>
          <table:table-cell table:style-name="ce109" office:value-type="string" calcext:value-type="string">
            <text:p>PAEINT20</text:p>
          </table:table-cell>
          <table:table-cell table:style-name="ce109" table:formula="of:=CONCATENATE(&quot;{ModeInput,&quot;&quot;&quot;;[.$P26];&quot;&quot;&quot;}&quot;)" office:value-type="string" office:string-value="{ModeInput,&quot;GPIOA20&quot;}" calcext:value-type="string">
            <text:p>{ModeInput,"GPIOA20"}</text:p>
          </table:table-cell>
          <table:table-cell table:style-name="ce109" table:formula="of:=IF([.$Q26]&lt;&gt;&quot;&quot;;CONCATENATE(&quot;,{ModeOutput,&quot;&quot;&quot;;[.$Q26];&quot;&quot;&quot;}&quot;);&quot;&quot;)" office:value-type="string" office:string-value=",{ModeOutput,&quot;GPIOA20&quot;}" calcext:value-type="string">
            <text:p>,{ModeOutput,"GPIOA20"}</text:p>
          </table:table-cell>
          <table:table-cell table:style-name="ce109" table:formula="of:=IF([.$R26]&lt;&gt;&quot;&quot;;CONCATENATE(&quot;,{ModeAlt2,&quot;&quot;&quot;;[.$R26];&quot;&quot;&quot;}&quot;);&quot;&quot;)" office:value-type="string" office:string-value=",{ModeAlt2,&quot;PCM0DOUT&quot;}" calcext:value-type="string">
            <text:p>,{ModeAlt2,"PCM0DOUT"}</text:p>
          </table:table-cell>
          <table:table-cell table:style-name="ce109" table:formula="of:=IF([.$S26]&lt;&gt;&quot;&quot;;CONCATENATE(&quot;,{ModeAlt3,&quot;&quot;&quot;;[.$S26];&quot;&quot;&quot;}&quot;);&quot;&quot;)" office:value-type="string" office:string-value=",{ModeAlt3,&quot;SIMVPPEN&quot;}" calcext:value-type="string">
            <text:p>,{ModeAlt3,"SIMVPPEN"}</text:p>
          </table:table-cell>
          <table:table-cell table:style-name="ce109" table:formula="of:=IF([.$T26]&lt;&gt;&quot;&quot;;CONCATENATE(&quot;,{ModeAlt6,&quot;&quot;&quot;;[.$T26];&quot;&quot;&quot;}&quot;);&quot;&quot;)" office:value-type="string" office:string-value=",{ModeAlt6,&quot;PAEINT20&quot;}" calcext:value-type="string">
            <text:p>,{ModeAlt6,"PAEINT20"}</text:p>
          </table:table-cell>
          <table:table-cell table:style-name="ce109" table:formula="of:=CONCATENATE(&quot;{&quot;;[.$J26];&quot;,{&quot;;[.$K26];&quot;,&quot;;[.$L26];&quot;,&quot;;[.$M26];&quot;,&quot;;[.$N26];&quot;,&quot;;[.$O26];&quot;},{&quot;;[.$U26];[.$V26];[.$W26];[.$X26];[.$Y26];&quot;}},&quot;)" office:value-type="string" office:string-value="{TypeGpio,{21,20,20,15,1},{{ModeInput,&quot;GPIOA20&quot;},{ModeOutput,&quot;GPIOA20&quot;},{ModeAlt2,&quot;PCM0DOUT&quot;},{ModeAlt3,&quot;SIMVPPEN&quot;},{ModeAlt6,&quot;PAEINT20&quot;}}}," calcext:value-type="string">
            <text:p>{TypeGpio,{21,20,20,15,1},{{ModeInput,"GPIOA20"},{ModeOutput,"GPIOA20"},{ModeAlt2,"PCM0DOUT"},{ModeAlt3,"SIMVPPEN"},{ModeAlt6,"PAEINT20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PCM0_DIN/I2S0_SDIN/GPIOA2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27]-1)+[.$O27]" office:value-type="float" office:value="11" calcext:value-type="float">
            <text:p>11</text:p>
          </table:table-cell>
          <table:table-cell table:style-name="ce66" office:value-type="string" calcext:value-type="string">
            <text:p>CON2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21" calcext:value-type="float">
            <text:p>21</text:p>
          </table:table-cell>
          <table:table-cell table:style-name="ce119" table:formula="of:=CONCATENATE([.G27];[.H27])" office:value-type="string" office:string-value="A21" calcext:value-type="string">
            <text:p>A2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2" calcext:value-type="float">
            <text:p>22</text:p>
          </table:table-cell>
          <table:table-cell table:number-columns-repeated="2" table:style-name="ce78" office:value-type="float" office:value="21" calcext:value-type="float">
            <text:p>21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27]=&quot;TypeGpio&quot;;CONCATENATE(&quot;GPIO&quot;;[.$I27]);[.$I27])" office:value-type="string" office:string-value="GPIOA21" calcext:value-type="string">
            <text:p>GPIOA21</text:p>
          </table:table-cell>
          <table:table-cell table:style-name="ce124" table:formula="of:=IF([.$J27]=&quot;TypeGpio&quot;;CONCATENATE(&quot;GPIO&quot;;[.$I27]);&quot;&quot;)" office:value-type="string" office:string-value="GPIOA21" calcext:value-type="string">
            <text:p>GPIOA21</text:p>
          </table:table-cell>
          <table:table-cell table:style-name="ce109" office:value-type="string" calcext:value-type="string">
            <text:p>PCM0DIN</text:p>
          </table:table-cell>
          <table:table-cell table:style-name="ce109" office:value-type="string" calcext:value-type="string">
            <text:p>SIMVPPPP</text:p>
          </table:table-cell>
          <table:table-cell table:style-name="ce109" office:value-type="string" calcext:value-type="string">
            <text:p>PAEINT21</text:p>
          </table:table-cell>
          <table:table-cell table:style-name="ce109" table:formula="of:=CONCATENATE(&quot;{ModeInput,&quot;&quot;&quot;;[.$P27];&quot;&quot;&quot;}&quot;)" office:value-type="string" office:string-value="{ModeInput,&quot;GPIOA21&quot;}" calcext:value-type="string">
            <text:p>{ModeInput,"GPIOA21"}</text:p>
          </table:table-cell>
          <table:table-cell table:style-name="ce109" table:formula="of:=IF([.$Q27]&lt;&gt;&quot;&quot;;CONCATENATE(&quot;,{ModeOutput,&quot;&quot;&quot;;[.$Q27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109" table:formula="of:=IF([.$R27]&lt;&gt;&quot;&quot;;CONCATENATE(&quot;,{ModeAlt2,&quot;&quot;&quot;;[.$R27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109" table:formula="of:=IF([.$S27]&lt;&gt;&quot;&quot;;CONCATENATE(&quot;,{ModeAlt3,&quot;&quot;&quot;;[.$S27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109" table:formula="of:=IF([.$T27]&lt;&gt;&quot;&quot;;CONCATENATE(&quot;,{ModeAlt6,&quot;&quot;&quot;;[.$T27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109" table:formula="of:=CONCATENATE(&quot;{&quot;;[.$J27];&quot;,{&quot;;[.$K27];&quot;,&quot;;[.$L27];&quot;,&quot;;[.$M27];&quot;,&quot;;[.$N27];&quot;,&quot;;[.$O27];&quot;},{&quot;;[.$U27];[.$V27];[.$W27];[.$X27];[.$Y27];&quot;}},&quot;)" office:value-type="string" office:string-value="{TypeGpio,{22,21,21,11,1},{{ModeInput,&quot;GPIOA21&quot;},{ModeOutput,&quot;GPIOA21&quot;},{ModeAlt2,&quot;PCM0DIN&quot;},{ModeAlt3,&quot;SIMVPPPP&quot;},{ModeAlt6,&quot;PAEINT21&quot;}}}," calcext:value-type="string">
            <text:p>{TypeGpio,{22,21,21,11,1},{{ModeInput,"GPIOA21"},{ModeOutput,"GPIOA21"},{ModeAlt2,"PCM0DIN"},{ModeAlt3,"SIMVPPPP"},{ModeAlt6,"PAEINT21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PIOA21 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9" table:formula="of:=([.$N28]-1)*2+[.$O28]" office:value-type="float" office:value="31" calcext:value-type="float">
            <text:p>31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A</text:p>
          </table:table-cell>
          <table:table-cell table:style-name="ce66" office:value-type="float" office:value="21" calcext:value-type="float">
            <text:p>21</text:p>
          </table:table-cell>
          <table:table-cell table:style-name="ce119" table:formula="of:=CONCATENATE([.G28];[.H28])" office:value-type="string" office:string-value="A21" calcext:value-type="string">
            <text:p>A2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2" calcext:value-type="float">
            <text:p>22</text:p>
          </table:table-cell>
          <table:table-cell table:number-columns-repeated="2" table:style-name="ce78" office:value-type="float" office:value="21" calcext:value-type="float">
            <text:p>21</text:p>
          </table:table-cell>
          <table:table-cell table:style-name="ce109" office:value-type="float" office:value="16" calcext:value-type="float">
            <text:p>16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28]=&quot;TypeGpio&quot;;CONCATENATE(&quot;GPIO&quot;;[.$I28]);[.$I28])" office:value-type="string" office:string-value="GPIOA21" calcext:value-type="string">
            <text:p>GPIOA21</text:p>
          </table:table-cell>
          <table:table-cell table:style-name="ce124" table:formula="of:=IF([.$J28]=&quot;TypeGpio&quot;;CONCATENATE(&quot;GPIO&quot;;[.$I28]);&quot;&quot;)" office:value-type="string" office:string-value="GPIOA21" calcext:value-type="string">
            <text:p>GPIOA21</text:p>
          </table:table-cell>
          <table:table-cell table:style-name="ce109" office:value-type="string" calcext:value-type="string">
            <text:p>PCM0DIN</text:p>
          </table:table-cell>
          <table:table-cell table:style-name="ce109" office:value-type="string" calcext:value-type="string">
            <text:p>SIMVPPPP</text:p>
          </table:table-cell>
          <table:table-cell table:style-name="ce109" office:value-type="string" calcext:value-type="string">
            <text:p>PAEINT21</text:p>
          </table:table-cell>
          <table:table-cell table:style-name="ce109" table:formula="of:=CONCATENATE(&quot;{ModeInput,&quot;&quot;&quot;;[.$P28];&quot;&quot;&quot;}&quot;)" office:value-type="string" office:string-value="{ModeInput,&quot;GPIOA21&quot;}" calcext:value-type="string">
            <text:p>{ModeInput,"GPIOA21"}</text:p>
          </table:table-cell>
          <table:table-cell table:style-name="ce109" table:formula="of:=IF([.$Q28]&lt;&gt;&quot;&quot;;CONCATENATE(&quot;,{ModeOutput,&quot;&quot;&quot;;[.$Q28];&quot;&quot;&quot;}&quot;);&quot;&quot;)" office:value-type="string" office:string-value=",{ModeOutput,&quot;GPIOA21&quot;}" calcext:value-type="string">
            <text:p>,{ModeOutput,"GPIOA21"}</text:p>
          </table:table-cell>
          <table:table-cell table:style-name="ce109" table:formula="of:=IF([.$R28]&lt;&gt;&quot;&quot;;CONCATENATE(&quot;,{ModeAlt2,&quot;&quot;&quot;;[.$R28];&quot;&quot;&quot;}&quot;);&quot;&quot;)" office:value-type="string" office:string-value=",{ModeAlt2,&quot;PCM0DIN&quot;}" calcext:value-type="string">
            <text:p>,{ModeAlt2,"PCM0DIN"}</text:p>
          </table:table-cell>
          <table:table-cell table:style-name="ce109" table:formula="of:=IF([.$S28]&lt;&gt;&quot;&quot;;CONCATENATE(&quot;,{ModeAlt3,&quot;&quot;&quot;;[.$S28];&quot;&quot;&quot;}&quot;);&quot;&quot;)" office:value-type="string" office:string-value=",{ModeAlt3,&quot;SIMVPPPP&quot;}" calcext:value-type="string">
            <text:p>,{ModeAlt3,"SIMVPPPP"}</text:p>
          </table:table-cell>
          <table:table-cell table:style-name="ce109" table:formula="of:=IF([.$T28]&lt;&gt;&quot;&quot;;CONCATENATE(&quot;,{ModeAlt6,&quot;&quot;&quot;;[.$T28];&quot;&quot;&quot;}&quot;);&quot;&quot;)" office:value-type="string" office:string-value=",{ModeAlt6,&quot;PAEINT21&quot;}" calcext:value-type="string">
            <text:p>,{ModeAlt6,"PAEINT21"}</text:p>
          </table:table-cell>
          <table:table-cell table:style-name="ce109" table:formula="of:=CONCATENATE(&quot;{&quot;;[.$J28];&quot;,{&quot;;[.$K28];&quot;,&quot;;[.$L28];&quot;,&quot;;[.$M28];&quot;,&quot;;[.$N28];&quot;,&quot;;[.$O28];&quot;},{&quot;;[.$U28];[.$V28];[.$W28];[.$X28];[.$Y28];&quot;}},&quot;)" office:value-type="string" office:string-value="{TypeGpio,{22,21,21,16,1},{{ModeInput,&quot;GPIOA21&quot;},{ModeOutput,&quot;GPIOA21&quot;},{ModeAlt2,&quot;PCM0DIN&quot;},{ModeAlt3,&quot;SIMVPPPP&quot;},{ModeAlt6,&quot;PAEINT21&quot;}}}," calcext:value-type="string">
            <text:p>{TypeGpio,{22,21,21,16,1},{{ModeInput,"GPIOA21"},{ModeOutput,"GPIOA21"},{ModeAlt2,"PCM0DIN"},{ModeAlt3,"SIMVPPPP"},{ModeAlt6,"PAEINT21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SPI0_MOSI/GPIOC0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29]-1)*2+[.$O29]" office:value-type="float" office:value="19" calcext:value-type="float">
            <text:p>19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float" office:value="0" calcext:value-type="float">
            <text:p>0</text:p>
          </table:table-cell>
          <table:table-cell table:style-name="ce119" table:formula="of:=CONCATENATE([.G29];[.H29])" office:value-type="string" office:string-value="C0" calcext:value-type="string">
            <text:p>C0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2" calcext:value-type="float">
            <text:p>12</text:p>
          </table:table-cell>
          <table:table-cell table:style-name="ce78" office:value-type="float" office:value="22" calcext:value-type="float">
            <text:p>22</text:p>
          </table:table-cell>
          <table:table-cell table:style-name="ce78" office:value-type="float" office:value="64" calcext:value-type="float">
            <text:p>64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29]=&quot;TypeGpio&quot;;CONCATENATE(&quot;GPIO&quot;;[.$I29]);[.$I29])" office:value-type="string" office:string-value="GPIOC0" calcext:value-type="string">
            <text:p>GPIOC0</text:p>
          </table:table-cell>
          <table:table-cell table:style-name="ce124" table:formula="of:=IF([.$J29]=&quot;TypeGpio&quot;;CONCATENATE(&quot;GPIO&quot;;[.$I29]);&quot;&quot;)" office:value-type="string" office:string-value="GPIOC0" calcext:value-type="string">
            <text:p>GPIOC0</text:p>
          </table:table-cell>
          <table:table-cell table:style-name="ce109" office:value-type="string" calcext:value-type="string">
            <text:p>NANDWE</text:p>
          </table:table-cell>
          <table:table-cell table:style-name="ce109" office:value-type="string" calcext:value-type="string">
            <text:p>SPI0MOSI</text:p>
          </table:table-cell>
          <table:table-cell table:style-name="ce109"/>
          <table:table-cell table:style-name="ce109" table:formula="of:=CONCATENATE(&quot;{ModeInput,&quot;&quot;&quot;;[.$P29];&quot;&quot;&quot;}&quot;)" office:value-type="string" office:string-value="{ModeInput,&quot;GPIOC0&quot;}" calcext:value-type="string">
            <text:p>{ModeInput,"GPIOC0"}</text:p>
          </table:table-cell>
          <table:table-cell table:style-name="ce109" table:formula="of:=IF([.$Q29]&lt;&gt;&quot;&quot;;CONCATENATE(&quot;,{ModeOutput,&quot;&quot;&quot;;[.$Q29];&quot;&quot;&quot;}&quot;);&quot;&quot;)" office:value-type="string" office:string-value=",{ModeOutput,&quot;GPIOC0&quot;}" calcext:value-type="string">
            <text:p>,{ModeOutput,"GPIOC0"}</text:p>
          </table:table-cell>
          <table:table-cell table:style-name="ce109" table:formula="of:=IF([.$R29]&lt;&gt;&quot;&quot;;CONCATENATE(&quot;,{ModeAlt2,&quot;&quot;&quot;;[.$R29];&quot;&quot;&quot;}&quot;);&quot;&quot;)" office:value-type="string" office:string-value=",{ModeAlt2,&quot;NANDWE&quot;}" calcext:value-type="string">
            <text:p>,{ModeAlt2,"NANDWE"}</text:p>
          </table:table-cell>
          <table:table-cell table:style-name="ce109" table:formula="of:=IF([.$S29]&lt;&gt;&quot;&quot;;CONCATENATE(&quot;,{ModeAlt3,&quot;&quot;&quot;;[.$S29];&quot;&quot;&quot;}&quot;);&quot;&quot;)" office:value-type="string" office:string-value=",{ModeAlt3,&quot;SPI0MOSI&quot;}" calcext:value-type="string">
            <text:p>,{ModeAlt3,"SPI0MOSI"}</text:p>
          </table:table-cell>
          <table:table-cell table:style-name="ce109" table:formula="of:=IF([.$T29]&lt;&gt;&quot;&quot;;CONCATENATE(&quot;,{ModeAlt6,&quot;&quot;&quot;;[.$T29];&quot;&quot;&quot;}&quot;);&quot;&quot;)">
            <text:p/>
          </table:table-cell>
          <table:table-cell table:style-name="ce109" table:formula="of:=CONCATENATE(&quot;{&quot;;[.$J29];&quot;,{&quot;;[.$K29];&quot;,&quot;;[.$L29];&quot;,&quot;;[.$M29];&quot;,&quot;;[.$N29];&quot;,&quot;;[.$O29];&quot;},{&quot;;[.$U29];[.$V29];[.$W29];[.$X29];[.$Y29];&quot;}},&quot;)" office:value-type="string" office:string-value="{TypeGpio,{12,22,64,10,1},{{ModeInput,&quot;GPIOC0&quot;},{ModeOutput,&quot;GPIOC0&quot;},{ModeAlt2,&quot;NANDWE&quot;},{ModeAlt3,&quot;SPI0MOSI&quot;}}}," calcext:value-type="string">
            <text:p>{TypeGpio,{12,22,64,10,1},{{ModeInput,"GPIOC0"},{ModeOutput,"GPIOC0"},{ModeAlt2,"NANDWE"},{ModeAlt3,"SPI0MOSI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SPI0_MISO/GPIOC1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30]-1)*2+[.$O30]" office:value-type="float" office:value="21" calcext:value-type="float">
            <text:p>21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float" office:value="1" calcext:value-type="float">
            <text:p>1</text:p>
          </table:table-cell>
          <table:table-cell table:style-name="ce119" table:formula="of:=CONCATENATE([.G30];[.H30])" office:value-type="string" office:string-value="C1" calcext:value-type="string">
            <text:p>C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3" calcext:value-type="float">
            <text:p>13</text:p>
          </table:table-cell>
          <table:table-cell table:style-name="ce78" office:value-type="float" office:value="23" calcext:value-type="float">
            <text:p>23</text:p>
          </table:table-cell>
          <table:table-cell table:style-name="ce78" office:value-type="float" office:value="65" calcext:value-type="float">
            <text:p>65</text:p>
          </table:table-cell>
          <table:table-cell table:style-name="ce109" office:value-type="float" office:value="11" calcext:value-type="float">
            <text:p>11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30]=&quot;TypeGpio&quot;;CONCATENATE(&quot;GPIO&quot;;[.$I30]);[.$I30])" office:value-type="string" office:string-value="GPIOC1" calcext:value-type="string">
            <text:p>GPIOC1</text:p>
          </table:table-cell>
          <table:table-cell table:style-name="ce124" table:formula="of:=IF([.$J30]=&quot;TypeGpio&quot;;CONCATENATE(&quot;GPIO&quot;;[.$I30]);&quot;&quot;)" office:value-type="string" office:string-value="GPIOC1" calcext:value-type="string">
            <text:p>GPIOC1</text:p>
          </table:table-cell>
          <table:table-cell table:style-name="ce109" office:value-type="string" calcext:value-type="string">
            <text:p>NANDALE</text:p>
          </table:table-cell>
          <table:table-cell table:style-name="ce109" office:value-type="string" calcext:value-type="string">
            <text:p>SPI0MISO</text:p>
          </table:table-cell>
          <table:table-cell table:style-name="ce109"/>
          <table:table-cell table:style-name="ce109" table:formula="of:=CONCATENATE(&quot;{ModeInput,&quot;&quot;&quot;;[.$P30];&quot;&quot;&quot;}&quot;)" office:value-type="string" office:string-value="{ModeInput,&quot;GPIOC1&quot;}" calcext:value-type="string">
            <text:p>{ModeInput,"GPIOC1"}</text:p>
          </table:table-cell>
          <table:table-cell table:style-name="ce109" table:formula="of:=IF([.$Q30]&lt;&gt;&quot;&quot;;CONCATENATE(&quot;,{ModeOutput,&quot;&quot;&quot;;[.$Q30];&quot;&quot;&quot;}&quot;);&quot;&quot;)" office:value-type="string" office:string-value=",{ModeOutput,&quot;GPIOC1&quot;}" calcext:value-type="string">
            <text:p>,{ModeOutput,"GPIOC1"}</text:p>
          </table:table-cell>
          <table:table-cell table:style-name="ce109" table:formula="of:=IF([.$R30]&lt;&gt;&quot;&quot;;CONCATENATE(&quot;,{ModeAlt2,&quot;&quot;&quot;;[.$R30];&quot;&quot;&quot;}&quot;);&quot;&quot;)" office:value-type="string" office:string-value=",{ModeAlt2,&quot;NANDALE&quot;}" calcext:value-type="string">
            <text:p>,{ModeAlt2,"NANDALE"}</text:p>
          </table:table-cell>
          <table:table-cell table:style-name="ce109" table:formula="of:=IF([.$S30]&lt;&gt;&quot;&quot;;CONCATENATE(&quot;,{ModeAlt3,&quot;&quot;&quot;;[.$S30];&quot;&quot;&quot;}&quot;);&quot;&quot;)" office:value-type="string" office:string-value=",{ModeAlt3,&quot;SPI0MISO&quot;}" calcext:value-type="string">
            <text:p>,{ModeAlt3,"SPI0MISO"}</text:p>
          </table:table-cell>
          <table:table-cell table:style-name="ce109" table:formula="of:=IF([.$T30]&lt;&gt;&quot;&quot;;CONCATENATE(&quot;,{ModeAlt6,&quot;&quot;&quot;;[.$T30];&quot;&quot;&quot;}&quot;);&quot;&quot;)">
            <text:p/>
          </table:table-cell>
          <table:table-cell table:style-name="ce109" table:formula="of:=CONCATENATE(&quot;{&quot;;[.$J30];&quot;,{&quot;;[.$K30];&quot;,&quot;;[.$L30];&quot;,&quot;;[.$M30];&quot;,&quot;;[.$N30];&quot;,&quot;;[.$O30];&quot;},{&quot;;[.$U30];[.$V30];[.$W30];[.$X30];[.$Y30];&quot;}},&quot;)" office:value-type="string" office:string-value="{TypeGpio,{13,23,65,11,1},{{ModeInput,&quot;GPIOC1&quot;},{ModeOutput,&quot;GPIOC1&quot;},{ModeAlt2,&quot;NANDALE&quot;},{ModeAlt3,&quot;SPI0MISO&quot;}}}," calcext:value-type="string">
            <text:p>{TypeGpio,{13,23,65,11,1},{{ModeInput,"GPIOC1"},{ModeOutput,"GPIOC1"},{ModeAlt2,"NANDALE"},{ModeAlt3,"SPI0MISO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SPI0_CLK/GPIOC2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31]-1)*2+[.$O31]" office:value-type="float" office:value="23" calcext:value-type="float">
            <text:p>23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float" office:value="2" calcext:value-type="float">
            <text:p>2</text:p>
          </table:table-cell>
          <table:table-cell table:style-name="ce119" table:formula="of:=CONCATENATE([.G31];[.H31])" office:value-type="string" office:string-value="C2" calcext:value-type="string">
            <text:p>C2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4" calcext:value-type="float">
            <text:p>14</text:p>
          </table:table-cell>
          <table:table-cell table:style-name="ce78" office:value-type="float" office:value="24" calcext:value-type="float">
            <text:p>24</text:p>
          </table:table-cell>
          <table:table-cell table:style-name="ce78" office:value-type="float" office:value="66" calcext:value-type="float">
            <text:p>66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31]=&quot;TypeGpio&quot;;CONCATENATE(&quot;GPIO&quot;;[.$I31]);[.$I31])" office:value-type="string" office:string-value="GPIOC2" calcext:value-type="string">
            <text:p>GPIOC2</text:p>
          </table:table-cell>
          <table:table-cell table:style-name="ce124" table:formula="of:=IF([.$J31]=&quot;TypeGpio&quot;;CONCATENATE(&quot;GPIO&quot;;[.$I31]);&quot;&quot;)" office:value-type="string" office:string-value="GPIOC2" calcext:value-type="string">
            <text:p>GPIOC2</text:p>
          </table:table-cell>
          <table:table-cell table:style-name="ce109" office:value-type="string" calcext:value-type="string">
            <text:p>NANDCLE</text:p>
          </table:table-cell>
          <table:table-cell table:style-name="ce109" office:value-type="string" calcext:value-type="string">
            <text:p>SPI0CLK</text:p>
          </table:table-cell>
          <table:table-cell table:style-name="ce109"/>
          <table:table-cell table:style-name="ce109" table:formula="of:=CONCATENATE(&quot;{ModeInput,&quot;&quot;&quot;;[.$P31];&quot;&quot;&quot;}&quot;)" office:value-type="string" office:string-value="{ModeInput,&quot;GPIOC2&quot;}" calcext:value-type="string">
            <text:p>{ModeInput,"GPIOC2"}</text:p>
          </table:table-cell>
          <table:table-cell table:style-name="ce109" table:formula="of:=IF([.$Q31]&lt;&gt;&quot;&quot;;CONCATENATE(&quot;,{ModeOutput,&quot;&quot;&quot;;[.$Q31];&quot;&quot;&quot;}&quot;);&quot;&quot;)" office:value-type="string" office:string-value=",{ModeOutput,&quot;GPIOC2&quot;}" calcext:value-type="string">
            <text:p>,{ModeOutput,"GPIOC2"}</text:p>
          </table:table-cell>
          <table:table-cell table:style-name="ce109" table:formula="of:=IF([.$R31]&lt;&gt;&quot;&quot;;CONCATENATE(&quot;,{ModeAlt2,&quot;&quot;&quot;;[.$R31];&quot;&quot;&quot;}&quot;);&quot;&quot;)" office:value-type="string" office:string-value=",{ModeAlt2,&quot;NANDCLE&quot;}" calcext:value-type="string">
            <text:p>,{ModeAlt2,"NANDCLE"}</text:p>
          </table:table-cell>
          <table:table-cell table:style-name="ce109" table:formula="of:=IF([.$S31]&lt;&gt;&quot;&quot;;CONCATENATE(&quot;,{ModeAlt3,&quot;&quot;&quot;;[.$S31];&quot;&quot;&quot;}&quot;);&quot;&quot;)" office:value-type="string" office:string-value=",{ModeAlt3,&quot;SPI0CLK&quot;}" calcext:value-type="string">
            <text:p>,{ModeAlt3,"SPI0CLK"}</text:p>
          </table:table-cell>
          <table:table-cell table:style-name="ce109" table:formula="of:=IF([.$T31]&lt;&gt;&quot;&quot;;CONCATENATE(&quot;,{ModeAlt6,&quot;&quot;&quot;;[.$T31];&quot;&quot;&quot;}&quot;);&quot;&quot;)">
            <text:p/>
          </table:table-cell>
          <table:table-cell table:style-name="ce109" table:formula="of:=CONCATENATE(&quot;{&quot;;[.$J31];&quot;,{&quot;;[.$K31];&quot;,&quot;;[.$L31];&quot;,&quot;;[.$M31];&quot;,&quot;;[.$N31];&quot;,&quot;;[.$O31];&quot;},{&quot;;[.$U31];[.$V31];[.$W31];[.$X31];[.$Y31];&quot;}},&quot;)" office:value-type="string" office:string-value="{TypeGpio,{14,24,66,12,1},{{ModeInput,&quot;GPIOC2&quot;},{ModeOutput,&quot;GPIOC2&quot;},{ModeAlt2,&quot;NANDCLE&quot;},{ModeAlt3,&quot;SPI0CLK&quot;}}}," calcext:value-type="string">
            <text:p>{TypeGpio,{14,24,66,12,1},{{ModeInput,"GPIOC2"},{ModeOutput,"GPIOC2"},{ModeAlt2,"NANDCLE"},{ModeAlt3,"SPI0CLK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SPI0_CS/GPIOC3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32]-1)*2+[.$O32]" office:value-type="float" office:value="24" calcext:value-type="float">
            <text:p>24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C</text:p>
          </table:table-cell>
          <table:table-cell table:style-name="ce66" office:value-type="float" office:value="3" calcext:value-type="float">
            <text:p>3</text:p>
          </table:table-cell>
          <table:table-cell table:style-name="ce119" table:formula="of:=CONCATENATE([.G32];[.H32])" office:value-type="string" office:string-value="C3" calcext:value-type="string">
            <text:p>C3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0" calcext:value-type="float">
            <text:p>10</text:p>
          </table:table-cell>
          <table:table-cell table:style-name="ce78" office:value-type="float" office:value="25" calcext:value-type="float">
            <text:p>25</text:p>
          </table:table-cell>
          <table:table-cell table:style-name="ce78" office:value-type="float" office:value="67" calcext:value-type="float">
            <text:p>67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32]=&quot;TypeGpio&quot;;CONCATENATE(&quot;GPIO&quot;;[.$I32]);[.$I32])" office:value-type="string" office:string-value="GPIOC3" calcext:value-type="string">
            <text:p>GPIOC3</text:p>
          </table:table-cell>
          <table:table-cell table:style-name="ce124" table:formula="of:=IF([.$J32]=&quot;TypeGpio&quot;;CONCATENATE(&quot;GPIO&quot;;[.$I32]);&quot;&quot;)" office:value-type="string" office:string-value="GPIOC3" calcext:value-type="string">
            <text:p>GPIOC3</text:p>
          </table:table-cell>
          <table:table-cell table:style-name="ce109" office:value-type="string" calcext:value-type="string">
            <text:p>NANDCE1</text:p>
          </table:table-cell>
          <table:table-cell table:style-name="ce109" office:value-type="string" calcext:value-type="string">
            <text:p>SPI0CS</text:p>
          </table:table-cell>
          <table:table-cell table:style-name="ce109"/>
          <table:table-cell table:style-name="ce109" table:formula="of:=CONCATENATE(&quot;{ModeInput,&quot;&quot;&quot;;[.$P32];&quot;&quot;&quot;}&quot;)" office:value-type="string" office:string-value="{ModeInput,&quot;GPIOC3&quot;}" calcext:value-type="string">
            <text:p>{ModeInput,"GPIOC3"}</text:p>
          </table:table-cell>
          <table:table-cell table:style-name="ce109" table:formula="of:=IF([.$Q32]&lt;&gt;&quot;&quot;;CONCATENATE(&quot;,{ModeOutput,&quot;&quot;&quot;;[.$Q32];&quot;&quot;&quot;}&quot;);&quot;&quot;)" office:value-type="string" office:string-value=",{ModeOutput,&quot;GPIOC3&quot;}" calcext:value-type="string">
            <text:p>,{ModeOutput,"GPIOC3"}</text:p>
          </table:table-cell>
          <table:table-cell table:style-name="ce109" table:formula="of:=IF([.$R32]&lt;&gt;&quot;&quot;;CONCATENATE(&quot;,{ModeAlt2,&quot;&quot;&quot;;[.$R32];&quot;&quot;&quot;}&quot;);&quot;&quot;)" office:value-type="string" office:string-value=",{ModeAlt2,&quot;NANDCE1&quot;}" calcext:value-type="string">
            <text:p>,{ModeAlt2,"NANDCE1"}</text:p>
          </table:table-cell>
          <table:table-cell table:style-name="ce109" table:formula="of:=IF([.$S32]&lt;&gt;&quot;&quot;;CONCATENATE(&quot;,{ModeAlt3,&quot;&quot;&quot;;[.$S32];&quot;&quot;&quot;}&quot;);&quot;&quot;)" office:value-type="string" office:string-value=",{ModeAlt3,&quot;SPI0CS&quot;}" calcext:value-type="string">
            <text:p>,{ModeAlt3,"SPI0CS"}</text:p>
          </table:table-cell>
          <table:table-cell table:style-name="ce109" table:formula="of:=IF([.$T32]&lt;&gt;&quot;&quot;;CONCATENATE(&quot;,{ModeAlt6,&quot;&quot;&quot;;[.$T32];&quot;&quot;&quot;}&quot;);&quot;&quot;)">
            <text:p/>
          </table:table-cell>
          <table:table-cell table:style-name="ce109" table:formula="of:=CONCATENATE(&quot;{&quot;;[.$J32];&quot;,{&quot;;[.$K32];&quot;,&quot;;[.$L32];&quot;,&quot;;[.$M32];&quot;,&quot;;[.$N32];&quot;,&quot;;[.$O32];&quot;},{&quot;;[.$U32];[.$V32];[.$W32];[.$X32];[.$Y32];&quot;}},&quot;)" office:value-type="string" office:string-value="{TypeGpio,{10,25,67,12,2},{{ModeInput,&quot;GPIOC3&quot;},{ModeOutput,&quot;GPIOC3&quot;},{ModeAlt2,&quot;NANDCE1&quot;},{ModeAlt3,&quot;SPI0CS&quot;}}}," calcext:value-type="string">
            <text:p>{TypeGpio,{10,25,67,12,2},{{ModeInput,"GPIOC3"},{ModeOutput,"GPIOC3"},{ModeAlt2,"NANDCE1"},{ModeAlt3,"SPI0CS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ART1_TX/GPIOG6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33]-1)*2+[.$O33]" office:value-type="float" office:value="8" calcext:value-type="float">
            <text:p>8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G</text:p>
          </table:table-cell>
          <table:table-cell table:style-name="ce66" office:value-type="float" office:value="6" calcext:value-type="float">
            <text:p>6</text:p>
          </table:table-cell>
          <table:table-cell table:style-name="ce119" table:formula="of:=CONCATENATE([.G33];[.H33])" office:value-type="string" office:string-value="G6" calcext:value-type="string">
            <text:p>G6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5" calcext:value-type="float">
            <text:p>15</text:p>
          </table:table-cell>
          <table:table-cell table:style-name="ce78" office:value-type="float" office:value="86" calcext:value-type="float">
            <text:p>86</text:p>
          </table:table-cell>
          <table:table-cell table:style-name="ce78" office:value-type="float" office:value="198" calcext:value-type="float">
            <text:p>198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33]=&quot;TypeGpio&quot;;CONCATENATE(&quot;GPIO&quot;;[.$I33]);[.$I33])" office:value-type="string" office:string-value="GPIOG6" calcext:value-type="string">
            <text:p>GPIOG6</text:p>
          </table:table-cell>
          <table:table-cell table:style-name="ce124" table:formula="of:=IF([.$J33]=&quot;TypeGpio&quot;;CONCATENATE(&quot;GPIO&quot;;[.$I33]);&quot;&quot;)" office:value-type="string" office:string-value="GPIOG6" calcext:value-type="string">
            <text:p>GPIOG6</text:p>
          </table:table-cell>
          <table:table-cell table:style-name="ce109" office:value-type="string" calcext:value-type="string">
            <text:p>UART1TX</text:p>
          </table:table-cell>
          <table:table-cell table:style-name="ce109"/>
          <table:table-cell table:style-name="ce109" office:value-type="string" calcext:value-type="string">
            <text:p>PGEINT6</text:p>
          </table:table-cell>
          <table:table-cell table:style-name="ce109" table:formula="of:=CONCATENATE(&quot;{ModeInput,&quot;&quot;&quot;;[.$P33];&quot;&quot;&quot;}&quot;)" office:value-type="string" office:string-value="{ModeInput,&quot;GPIOG6&quot;}" calcext:value-type="string">
            <text:p>{ModeInput,"GPIOG6"}</text:p>
          </table:table-cell>
          <table:table-cell table:style-name="ce109" table:formula="of:=IF([.$Q33]&lt;&gt;&quot;&quot;;CONCATENATE(&quot;,{ModeOutput,&quot;&quot;&quot;;[.$Q33];&quot;&quot;&quot;}&quot;);&quot;&quot;)" office:value-type="string" office:string-value=",{ModeOutput,&quot;GPIOG6&quot;}" calcext:value-type="string">
            <text:p>,{ModeOutput,"GPIOG6"}</text:p>
          </table:table-cell>
          <table:table-cell table:style-name="ce109" table:formula="of:=IF([.$R33]&lt;&gt;&quot;&quot;;CONCATENATE(&quot;,{ModeAlt2,&quot;&quot;&quot;;[.$R33];&quot;&quot;&quot;}&quot;);&quot;&quot;)" office:value-type="string" office:string-value=",{ModeAlt2,&quot;UART1TX&quot;}" calcext:value-type="string">
            <text:p>,{ModeAlt2,"UART1TX"}</text:p>
          </table:table-cell>
          <table:table-cell table:style-name="ce109" table:formula="of:=IF([.$S33]&lt;&gt;&quot;&quot;;CONCATENATE(&quot;,{ModeAlt3,&quot;&quot;&quot;;[.$S33];&quot;&quot;&quot;}&quot;);&quot;&quot;)">
            <text:p/>
          </table:table-cell>
          <table:table-cell table:style-name="ce109" table:formula="of:=IF([.$T33]&lt;&gt;&quot;&quot;;CONCATENATE(&quot;,{ModeAlt6,&quot;&quot;&quot;;[.$T33];&quot;&quot;&quot;}&quot;);&quot;&quot;)" office:value-type="string" office:string-value=",{ModeAlt6,&quot;PGEINT6&quot;}" calcext:value-type="string">
            <text:p>,{ModeAlt6,"PGEINT6"}</text:p>
          </table:table-cell>
          <table:table-cell table:style-name="ce109" table:formula="of:=CONCATENATE(&quot;{&quot;;[.$J33];&quot;,{&quot;;[.$K33];&quot;,&quot;;[.$L33];&quot;,&quot;;[.$M33];&quot;,&quot;;[.$N33];&quot;,&quot;;[.$O33];&quot;},{&quot;;[.$U33];[.$V33];[.$W33];[.$X33];[.$Y33];&quot;}},&quot;)" office:value-type="string" office:string-value="{TypeGpio,{15,86,198,4,2},{{ModeInput,&quot;GPIOG6&quot;},{ModeOutput,&quot;GPIOG6&quot;},{ModeAlt2,&quot;UART1TX&quot;},{ModeAlt6,&quot;PGEINT6&quot;}}}," calcext:value-type="string">
            <text:p>{TypeGpio,{15,86,198,4,2},{{ModeInput,"GPIOG6"},{ModeOutput,"GPIOG6"},{ModeAlt2,"UART1TX"},{ModeAlt6,"PGEINT6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UART1_RX/GPIOG7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34]-1)*2+[.$O34]" office:value-type="float" office:value="10" calcext:value-type="float">
            <text:p>10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G</text:p>
          </table:table-cell>
          <table:table-cell table:style-name="ce66" office:value-type="float" office:value="7" calcext:value-type="float">
            <text:p>7</text:p>
          </table:table-cell>
          <table:table-cell table:style-name="ce119" table:formula="of:=CONCATENATE([.G34];[.H34])" office:value-type="string" office:string-value="G7" calcext:value-type="string">
            <text:p>G7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6" calcext:value-type="float">
            <text:p>16</text:p>
          </table:table-cell>
          <table:table-cell table:style-name="ce78" office:value-type="float" office:value="87" calcext:value-type="float">
            <text:p>87</text:p>
          </table:table-cell>
          <table:table-cell table:style-name="ce78" office:value-type="float" office:value="199" calcext:value-type="float">
            <text:p>199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34]=&quot;TypeGpio&quot;;CONCATENATE(&quot;GPIO&quot;;[.$I34]);[.$I34])" office:value-type="string" office:string-value="GPIOG7" calcext:value-type="string">
            <text:p>GPIOG7</text:p>
          </table:table-cell>
          <table:table-cell table:style-name="ce124" table:formula="of:=IF([.$J34]=&quot;TypeGpio&quot;;CONCATENATE(&quot;GPIO&quot;;[.$I34]);&quot;&quot;)" office:value-type="string" office:string-value="GPIOG7" calcext:value-type="string">
            <text:p>GPIOG7</text:p>
          </table:table-cell>
          <table:table-cell table:style-name="ce109" office:value-type="string" calcext:value-type="string">
            <text:p>UART1RX</text:p>
          </table:table-cell>
          <table:table-cell table:style-name="ce109"/>
          <table:table-cell table:style-name="ce109" office:value-type="string" calcext:value-type="string">
            <text:p>PGEINT7</text:p>
          </table:table-cell>
          <table:table-cell table:style-name="ce109" table:formula="of:=CONCATENATE(&quot;{ModeInput,&quot;&quot;&quot;;[.$P34];&quot;&quot;&quot;}&quot;)" office:value-type="string" office:string-value="{ModeInput,&quot;GPIOG7&quot;}" calcext:value-type="string">
            <text:p>{ModeInput,"GPIOG7"}</text:p>
          </table:table-cell>
          <table:table-cell table:style-name="ce109" table:formula="of:=IF([.$Q34]&lt;&gt;&quot;&quot;;CONCATENATE(&quot;,{ModeOutput,&quot;&quot;&quot;;[.$Q34];&quot;&quot;&quot;}&quot;);&quot;&quot;)" office:value-type="string" office:string-value=",{ModeOutput,&quot;GPIOG7&quot;}" calcext:value-type="string">
            <text:p>,{ModeOutput,"GPIOG7"}</text:p>
          </table:table-cell>
          <table:table-cell table:style-name="ce109" table:formula="of:=IF([.$R34]&lt;&gt;&quot;&quot;;CONCATENATE(&quot;,{ModeAlt2,&quot;&quot;&quot;;[.$R34];&quot;&quot;&quot;}&quot;);&quot;&quot;)" office:value-type="string" office:string-value=",{ModeAlt2,&quot;UART1RX&quot;}" calcext:value-type="string">
            <text:p>,{ModeAlt2,"UART1RX"}</text:p>
          </table:table-cell>
          <table:table-cell table:style-name="ce109" table:formula="of:=IF([.$S34]&lt;&gt;&quot;&quot;;CONCATENATE(&quot;,{ModeAlt3,&quot;&quot;&quot;;[.$S34];&quot;&quot;&quot;}&quot;);&quot;&quot;)">
            <text:p/>
          </table:table-cell>
          <table:table-cell table:style-name="ce109" table:formula="of:=IF([.$T34]&lt;&gt;&quot;&quot;;CONCATENATE(&quot;,{ModeAlt6,&quot;&quot;&quot;;[.$T34];&quot;&quot;&quot;}&quot;);&quot;&quot;)" office:value-type="string" office:string-value=",{ModeAlt6,&quot;PGEINT7&quot;}" calcext:value-type="string">
            <text:p>,{ModeAlt6,"PGEINT7"}</text:p>
          </table:table-cell>
          <table:table-cell table:style-name="ce109" table:formula="of:=CONCATENATE(&quot;{&quot;;[.$J34];&quot;,{&quot;;[.$K34];&quot;,&quot;;[.$L34];&quot;,&quot;;[.$M34];&quot;,&quot;;[.$N34];&quot;,&quot;;[.$O34];&quot;},{&quot;;[.$U34];[.$V34];[.$W34];[.$X34];[.$Y34];&quot;}},&quot;)" office:value-type="string" office:string-value="{TypeGpio,{16,87,199,5,2},{{ModeInput,&quot;GPIOG7&quot;},{ModeOutput,&quot;GPIOG7&quot;},{ModeAlt2,&quot;UART1RX&quot;},{ModeAlt6,&quot;PGEINT7&quot;}}}," calcext:value-type="string">
            <text:p>{TypeGpio,{16,87,199,5,2},{{ModeInput,"GPIOG7"},{ModeOutput,"GPIOG7"},{ModeAlt2,"UART1RX"},{ModeAlt6,"PGEINT7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UART1_RTS/GPIOG8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35]-1)*2+[.$O35]" office:value-type="float" office:value="16" calcext:value-type="float">
            <text:p>16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G</text:p>
          </table:table-cell>
          <table:table-cell table:style-name="ce66" office:value-type="float" office:value="8" calcext:value-type="float">
            <text:p>8</text:p>
          </table:table-cell>
          <table:table-cell table:style-name="ce119" table:formula="of:=CONCATENATE([.G35];[.H35])" office:value-type="string" office:string-value="G8" calcext:value-type="string">
            <text:p>G8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4" calcext:value-type="float">
            <text:p>4</text:p>
          </table:table-cell>
          <table:table-cell table:style-name="ce78" office:value-type="float" office:value="88" calcext:value-type="float">
            <text:p>88</text:p>
          </table:table-cell>
          <table:table-cell table:style-name="ce78" office:value-type="float" office:value="200" calcext:value-type="float">
            <text:p>200</text:p>
          </table:table-cell>
          <table:table-cell table:style-name="ce109" office:value-type="float" office:value="8" calcext:value-type="float">
            <text:p>8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35]=&quot;TypeGpio&quot;;CONCATENATE(&quot;GPIO&quot;;[.$I35]);[.$I35])" office:value-type="string" office:string-value="GPIOG8" calcext:value-type="string">
            <text:p>GPIOG8</text:p>
          </table:table-cell>
          <table:table-cell table:style-name="ce124" table:formula="of:=IF([.$J35]=&quot;TypeGpio&quot;;CONCATENATE(&quot;GPIO&quot;;[.$I35]);&quot;&quot;)" office:value-type="string" office:string-value="GPIOG8" calcext:value-type="string">
            <text:p>GPIOG8</text:p>
          </table:table-cell>
          <table:table-cell table:style-name="ce109" office:value-type="string" calcext:value-type="string">
            <text:p>UART1RTS</text:p>
          </table:table-cell>
          <table:table-cell table:style-name="ce109"/>
          <table:table-cell table:style-name="ce109" office:value-type="string" calcext:value-type="string">
            <text:p>PGEINT8</text:p>
          </table:table-cell>
          <table:table-cell table:style-name="ce109" table:formula="of:=CONCATENATE(&quot;{ModeInput,&quot;&quot;&quot;;[.$P35];&quot;&quot;&quot;}&quot;)" office:value-type="string" office:string-value="{ModeInput,&quot;GPIOG8&quot;}" calcext:value-type="string">
            <text:p>{ModeInput,"GPIOG8"}</text:p>
          </table:table-cell>
          <table:table-cell table:style-name="ce109" table:formula="of:=IF([.$Q35]&lt;&gt;&quot;&quot;;CONCATENATE(&quot;,{ModeOutput,&quot;&quot;&quot;;[.$Q35];&quot;&quot;&quot;}&quot;);&quot;&quot;)" office:value-type="string" office:string-value=",{ModeOutput,&quot;GPIOG8&quot;}" calcext:value-type="string">
            <text:p>,{ModeOutput,"GPIOG8"}</text:p>
          </table:table-cell>
          <table:table-cell table:style-name="ce109" table:formula="of:=IF([.$R35]&lt;&gt;&quot;&quot;;CONCATENATE(&quot;,{ModeAlt2,&quot;&quot;&quot;;[.$R35];&quot;&quot;&quot;}&quot;);&quot;&quot;)" office:value-type="string" office:string-value=",{ModeAlt2,&quot;UART1RTS&quot;}" calcext:value-type="string">
            <text:p>,{ModeAlt2,"UART1RTS"}</text:p>
          </table:table-cell>
          <table:table-cell table:style-name="ce109" table:formula="of:=IF([.$S35]&lt;&gt;&quot;&quot;;CONCATENATE(&quot;,{ModeAlt3,&quot;&quot;&quot;;[.$S35];&quot;&quot;&quot;}&quot;);&quot;&quot;)">
            <text:p/>
          </table:table-cell>
          <table:table-cell table:style-name="ce109" table:formula="of:=IF([.$T35]&lt;&gt;&quot;&quot;;CONCATENATE(&quot;,{ModeAlt6,&quot;&quot;&quot;;[.$T35];&quot;&quot;&quot;}&quot;);&quot;&quot;)" office:value-type="string" office:string-value=",{ModeAlt6,&quot;PGEINT8&quot;}" calcext:value-type="string">
            <text:p>,{ModeAlt6,"PGEINT8"}</text:p>
          </table:table-cell>
          <table:table-cell table:style-name="ce109" table:formula="of:=CONCATENATE(&quot;{&quot;;[.$J35];&quot;,{&quot;;[.$K35];&quot;,&quot;;[.$L35];&quot;,&quot;;[.$M35];&quot;,&quot;;[.$N35];&quot;,&quot;;[.$O35];&quot;},{&quot;;[.$U35];[.$V35];[.$W35];[.$X35];[.$Y35];&quot;}},&quot;)" office:value-type="string" office:string-value="{TypeGpio,{4,88,200,8,2},{{ModeInput,&quot;GPIOG8&quot;},{ModeOutput,&quot;GPIOG8&quot;},{ModeAlt2,&quot;UART1RTS&quot;},{ModeAlt6,&quot;PGEINT8&quot;}}}," calcext:value-type="string">
            <text:p>{TypeGpio,{4,88,200,8,2},{{ModeInput,"GPIOG8"},{ModeOutput,"GPIOG8"},{ModeAlt2,"UART1RTS"},{ModeAlt6,"PGEINT8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UART1_CTS/GPIOG9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36]-1)*2+[.$O36]" office:value-type="float" office:value="18" calcext:value-type="float">
            <text:p>18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G</text:p>
          </table:table-cell>
          <table:table-cell table:style-name="ce66" office:value-type="float" office:value="9" calcext:value-type="float">
            <text:p>9</text:p>
          </table:table-cell>
          <table:table-cell table:style-name="ce119" table:formula="of:=CONCATENATE([.G36];[.H36])" office:value-type="string" office:string-value="G9" calcext:value-type="string">
            <text:p>G9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5" calcext:value-type="float">
            <text:p>5</text:p>
          </table:table-cell>
          <table:table-cell table:style-name="ce78" office:value-type="float" office:value="89" calcext:value-type="float">
            <text:p>89</text:p>
          </table:table-cell>
          <table:table-cell table:style-name="ce78" office:value-type="float" office:value="201" calcext:value-type="float">
            <text:p>201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36]=&quot;TypeGpio&quot;;CONCATENATE(&quot;GPIO&quot;;[.$I36]);[.$I36])" office:value-type="string" office:string-value="GPIOG9" calcext:value-type="string">
            <text:p>GPIOG9</text:p>
          </table:table-cell>
          <table:table-cell table:style-name="ce124" table:formula="of:=IF([.$J36]=&quot;TypeGpio&quot;;CONCATENATE(&quot;GPIO&quot;;[.$I36]);&quot;&quot;)" office:value-type="string" office:string-value="GPIOG9" calcext:value-type="string">
            <text:p>GPIOG9</text:p>
          </table:table-cell>
          <table:table-cell table:style-name="ce109" office:value-type="string" calcext:value-type="string">
            <text:p>UART1CTS</text:p>
          </table:table-cell>
          <table:table-cell table:style-name="ce109"/>
          <table:table-cell table:style-name="ce109" office:value-type="string" calcext:value-type="string">
            <text:p>PGEINT9</text:p>
          </table:table-cell>
          <table:table-cell table:style-name="ce109" table:formula="of:=CONCATENATE(&quot;{ModeInput,&quot;&quot;&quot;;[.$P36];&quot;&quot;&quot;}&quot;)" office:value-type="string" office:string-value="{ModeInput,&quot;GPIOG9&quot;}" calcext:value-type="string">
            <text:p>{ModeInput,"GPIOG9"}</text:p>
          </table:table-cell>
          <table:table-cell table:style-name="ce109" table:formula="of:=IF([.$Q36]&lt;&gt;&quot;&quot;;CONCATENATE(&quot;,{ModeOutput,&quot;&quot;&quot;;[.$Q36];&quot;&quot;&quot;}&quot;);&quot;&quot;)" office:value-type="string" office:string-value=",{ModeOutput,&quot;GPIOG9&quot;}" calcext:value-type="string">
            <text:p>,{ModeOutput,"GPIOG9"}</text:p>
          </table:table-cell>
          <table:table-cell table:style-name="ce109" table:formula="of:=IF([.$R36]&lt;&gt;&quot;&quot;;CONCATENATE(&quot;,{ModeAlt2,&quot;&quot;&quot;;[.$R36];&quot;&quot;&quot;}&quot;);&quot;&quot;)" office:value-type="string" office:string-value=",{ModeAlt2,&quot;UART1CTS&quot;}" calcext:value-type="string">
            <text:p>,{ModeAlt2,"UART1CTS"}</text:p>
          </table:table-cell>
          <table:table-cell table:style-name="ce109" table:formula="of:=IF([.$S36]&lt;&gt;&quot;&quot;;CONCATENATE(&quot;,{ModeAlt3,&quot;&quot;&quot;;[.$S36];&quot;&quot;&quot;}&quot;);&quot;&quot;)">
            <text:p/>
          </table:table-cell>
          <table:table-cell table:style-name="ce109" table:formula="of:=IF([.$T36]&lt;&gt;&quot;&quot;;CONCATENATE(&quot;,{ModeAlt6,&quot;&quot;&quot;;[.$T36];&quot;&quot;&quot;}&quot;);&quot;&quot;)" office:value-type="string" office:string-value=",{ModeAlt6,&quot;PGEINT9&quot;}" calcext:value-type="string">
            <text:p>,{ModeAlt6,"PGEINT9"}</text:p>
          </table:table-cell>
          <table:table-cell table:style-name="ce109" table:formula="of:=CONCATENATE(&quot;{&quot;;[.$J36];&quot;,{&quot;;[.$K36];&quot;,&quot;;[.$L36];&quot;,&quot;;[.$M36];&quot;,&quot;;[.$N36];&quot;,&quot;;[.$O36];&quot;},{&quot;;[.$U36];[.$V36];[.$W36];[.$X36];[.$Y36];&quot;}},&quot;)" office:value-type="string" office:string-value="{TypeGpio,{5,89,201,9,2},{{ModeInput,&quot;GPIOG9&quot;},{ModeOutput,&quot;GPIOG9&quot;},{ModeAlt2,&quot;UART1CTS&quot;},{ModeAlt6,&quot;PGEINT9&quot;}}}," calcext:value-type="string">
            <text:p>{TypeGpio,{5,89,201,9,2},{{ModeInput,"GPIOG9"},{ModeOutput,"GPIOG9"},{ModeAlt2,"UART1CTS"},{ModeAlt6,"PGEINT9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GPIOG11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37]-1)*2+[.$O37]" office:value-type="float" office:value="7" calcext:value-type="float">
            <text:p>7</text:p>
          </table:table-cell>
          <table:table-cell table:style-name="ce66" office:value-type="string" calcext:value-type="string">
            <text:p>CON1</text:p>
          </table:table-cell>
          <table:table-cell table:style-name="ce66" office:value-type="string" calcext:value-type="string">
            <text:p>G</text:p>
          </table:table-cell>
          <table:table-cell table:style-name="ce66" office:value-type="float" office:value="11" calcext:value-type="float">
            <text:p>11</text:p>
          </table:table-cell>
          <table:table-cell table:style-name="ce119" table:formula="of:=CONCATENATE([.G37];[.H37])" office:value-type="string" office:string-value="G11" calcext:value-type="string">
            <text:p>G1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7" calcext:value-type="float">
            <text:p>7</text:p>
          </table:table-cell>
          <table:table-cell table:style-name="ce78" office:value-type="float" office:value="91" calcext:value-type="float">
            <text:p>91</text:p>
          </table:table-cell>
          <table:table-cell table:style-name="ce78" office:value-type="float" office:value="203" calcext:value-type="float">
            <text:p>20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37]=&quot;TypeGpio&quot;;CONCATENATE(&quot;GPIO&quot;;[.$I37]);[.$I37])" office:value-type="string" office:string-value="GPIOG11" calcext:value-type="string">
            <text:p>GPIOG11</text:p>
          </table:table-cell>
          <table:table-cell table:style-name="ce124" table:formula="of:=IF([.$J37]=&quot;TypeGpio&quot;;CONCATENATE(&quot;GPIO&quot;;[.$I37]);&quot;&quot;)" office:value-type="string" office:string-value="GPIOG11" calcext:value-type="string">
            <text:p>GPIOG11</text:p>
          </table:table-cell>
          <table:table-cell table:style-name="ce109" office:value-type="string" calcext:value-type="string">
            <text:p>PCM1CLK</text:p>
          </table:table-cell>
          <table:table-cell table:style-name="ce109"/>
          <table:table-cell table:style-name="ce109" office:value-type="string" calcext:value-type="string">
            <text:p>PGEINT11</text:p>
          </table:table-cell>
          <table:table-cell table:style-name="ce109" table:formula="of:=CONCATENATE(&quot;{ModeInput,&quot;&quot;&quot;;[.$P37];&quot;&quot;&quot;}&quot;)" office:value-type="string" office:string-value="{ModeInput,&quot;GPIOG11&quot;}" calcext:value-type="string">
            <text:p>{ModeInput,"GPIOG11"}</text:p>
          </table:table-cell>
          <table:table-cell table:style-name="ce109" table:formula="of:=IF([.$Q37]&lt;&gt;&quot;&quot;;CONCATENATE(&quot;,{ModeOutput,&quot;&quot;&quot;;[.$Q37];&quot;&quot;&quot;}&quot;);&quot;&quot;)" office:value-type="string" office:string-value=",{ModeOutput,&quot;GPIOG11&quot;}" calcext:value-type="string">
            <text:p>,{ModeOutput,"GPIOG11"}</text:p>
          </table:table-cell>
          <table:table-cell table:style-name="ce109" table:formula="of:=IF([.$R37]&lt;&gt;&quot;&quot;;CONCATENATE(&quot;,{ModeAlt2,&quot;&quot;&quot;;[.$R37];&quot;&quot;&quot;}&quot;);&quot;&quot;)" office:value-type="string" office:string-value=",{ModeAlt2,&quot;PCM1CLK&quot;}" calcext:value-type="string">
            <text:p>,{ModeAlt2,"PCM1CLK"}</text:p>
          </table:table-cell>
          <table:table-cell table:style-name="ce109" table:formula="of:=IF([.$S37]&lt;&gt;&quot;&quot;;CONCATENATE(&quot;,{ModeAlt3,&quot;&quot;&quot;;[.$S37];&quot;&quot;&quot;}&quot;);&quot;&quot;)">
            <text:p/>
          </table:table-cell>
          <table:table-cell table:style-name="ce109" table:formula="of:=IF([.$T37]&lt;&gt;&quot;&quot;;CONCATENATE(&quot;,{ModeAlt6,&quot;&quot;&quot;;[.$T37];&quot;&quot;&quot;}&quot;);&quot;&quot;)" office:value-type="string" office:string-value=",{ModeAlt6,&quot;PGEINT11&quot;}" calcext:value-type="string">
            <text:p>,{ModeAlt6,"PGEINT11"}</text:p>
          </table:table-cell>
          <table:table-cell table:style-name="ce109" table:formula="of:=CONCATENATE(&quot;{&quot;;[.$J37];&quot;,{&quot;;[.$K37];&quot;,&quot;;[.$L37];&quot;,&quot;;[.$M37];&quot;,&quot;;[.$N37];&quot;,&quot;;[.$O37];&quot;},{&quot;;[.$U37];[.$V37];[.$W37];[.$X37];[.$Y37];&quot;}},&quot;)" office:value-type="string" office:string-value="{TypeGpio,{7,91,203,4,1},{{ModeInput,&quot;GPIOG11&quot;},{ModeOutput,&quot;GPIOG11&quot;},{ModeAlt2,&quot;PCM1CLK&quot;},{ModeAlt6,&quot;PGEINT11&quot;}}}," calcext:value-type="string">
            <text:p>{TypeGpio,{7,91,203,4,1},{{ModeInput,"GPIOG11"},{ModeOutput,"GPIOG11"},{ModeAlt2,"PCM1CLK"},{ModeAlt6,"PGEINT11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GPIOL3/K1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9" table:formula="of:=([.$N38]-1)+[.$O38]" office:value-type="float" office:value="3" calcext:value-type="float">
            <text:p>3</text:p>
          </table:table-cell>
          <table:table-cell table:style-name="ce66" office:value-type="string" calcext:value-type="string">
            <text:p>INNER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float" office:value="3" calcext:value-type="float">
            <text:p>3</text:p>
          </table:table-cell>
          <table:table-cell table:style-name="ce119" table:formula="of:=CONCATENATE([.G38];[.H38])" office:value-type="string" office:string-value="L3" calcext:value-type="string">
            <text:p>L3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33" calcext:value-type="float">
            <text:p>33</text:p>
          </table:table-cell>
          <table:table-cell table:style-name="ce78" office:value-type="float" office:value="97" calcext:value-type="float">
            <text:p>97</text:p>
          </table:table-cell>
          <table:table-cell table:style-name="ce78" office:value-type="float" office:value="355" calcext:value-type="float">
            <text:p>355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124" office:value-type="string" calcext:value-type="string">
            <text:p>BUT_K1</text:p>
          </table:table-cell>
          <table:table-cell table:style-name="ce124" table:formula="of:=IF([.$J38]=&quot;TypeGpio&quot;;CONCATENATE(&quot;GPIO&quot;;[.$I38]);&quot;&quot;)" office:value-type="string" office:string-value="GPIOL3" calcext:value-type="string">
            <text:p>GPIOL3</text:p>
          </table:table-cell>
          <table:table-cell table:style-name="ce109" office:value-type="string" calcext:value-type="string">
            <text:p>SUARTRX</text:p>
          </table:table-cell>
          <table:table-cell table:style-name="ce109"/>
          <table:table-cell table:style-name="ce109" office:value-type="string" calcext:value-type="string">
            <text:p>PLEINT3</text:p>
          </table:table-cell>
          <table:table-cell table:style-name="ce109" table:formula="of:=CONCATENATE(&quot;{ModeInput,&quot;&quot;&quot;;[.$P38];&quot;&quot;&quot;}&quot;)" office:value-type="string" office:string-value="{ModeInput,&quot;BUT_K1&quot;}" calcext:value-type="string">
            <text:p>{ModeInput,"BUT_K1"}</text:p>
          </table:table-cell>
          <table:table-cell table:style-name="ce109" table:formula="of:=IF([.$Q38]&lt;&gt;&quot;&quot;;CONCATENATE(&quot;,{ModeOutput,&quot;&quot;&quot;;[.$Q38];&quot;&quot;&quot;}&quot;);&quot;&quot;)" office:value-type="string" office:string-value=",{ModeOutput,&quot;GPIOL3&quot;}" calcext:value-type="string">
            <text:p>,{ModeOutput,"GPIOL3"}</text:p>
          </table:table-cell>
          <table:table-cell table:style-name="ce109" table:formula="of:=IF([.$R38]&lt;&gt;&quot;&quot;;CONCATENATE(&quot;,{ModeAlt2,&quot;&quot;&quot;;[.$R38];&quot;&quot;&quot;}&quot;);&quot;&quot;)" office:value-type="string" office:string-value=",{ModeAlt2,&quot;SUARTRX&quot;}" calcext:value-type="string">
            <text:p>,{ModeAlt2,"SUARTRX"}</text:p>
          </table:table-cell>
          <table:table-cell table:style-name="ce109" table:formula="of:=IF([.$S38]&lt;&gt;&quot;&quot;;CONCATENATE(&quot;,{ModeAlt3,&quot;&quot;&quot;;[.$S38];&quot;&quot;&quot;}&quot;);&quot;&quot;)">
            <text:p/>
          </table:table-cell>
          <table:table-cell table:style-name="ce109" table:formula="of:=IF([.$T38]&lt;&gt;&quot;&quot;;CONCATENATE(&quot;,{ModeAlt6,&quot;&quot;&quot;;[.$T38];&quot;&quot;&quot;}&quot;);&quot;&quot;)" office:value-type="string" office:string-value=",{ModeAlt6,&quot;PLEINT3&quot;}" calcext:value-type="string">
            <text:p>,{ModeAlt6,"PLEINT3"}</text:p>
          </table:table-cell>
          <table:table-cell table:style-name="ce109" table:formula="of:=CONCATENATE(&quot;{&quot;;[.$J38];&quot;,{&quot;;[.$K38];&quot;,&quot;;[.$L38];&quot;,&quot;;[.$M38];&quot;,&quot;;[.$N38];&quot;,&quot;;[.$O38];&quot;},{&quot;;[.$U38];[.$V38];[.$W38];[.$X38];[.$Y38];&quot;}},&quot;)" office:value-type="string" office:string-value="{TypeGpio,{33,97,355,3,1},{{ModeInput,&quot;BUT_K1&quot;},{ModeOutput,&quot;GPIOL3&quot;},{ModeAlt2,&quot;SUARTRX&quot;},{ModeAlt6,&quot;PLEINT3&quot;}}}," calcext:value-type="string">
            <text:p>{TypeGpio,{33,97,355,3,1},{{ModeInput,"BUT_K1"},{ModeOutput,"GPIOL3"},{ModeAlt2,"SUARTRX"},{ModeAlt6,"PLEINT3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POWER-LED/GPIOL10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39]-1)+[.$O39]" office:value-type="float" office:value="2" calcext:value-type="float">
            <text:p>2</text:p>
          </table:table-cell>
          <table:table-cell table:style-name="ce66" office:value-type="string" calcext:value-type="string">
            <text:p>INNER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float" office:value="10" calcext:value-type="float">
            <text:p>10</text:p>
          </table:table-cell>
          <table:table-cell table:style-name="ce119" table:formula="of:=CONCATENATE([.G39];[.H39])" office:value-type="string" office:string-value="L10" calcext:value-type="string">
            <text:p>L10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32" calcext:value-type="float">
            <text:p>32</text:p>
          </table:table-cell>
          <table:table-cell table:style-name="ce78" office:value-type="float" office:value="104" calcext:value-type="float">
            <text:p>104</text:p>
          </table:table-cell>
          <table:table-cell table:style-name="ce78" office:value-type="float" office:value="362" calcext:value-type="float">
            <text:p>362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39]=&quot;TypeGpio&quot;;CONCATENATE(&quot;GPIO&quot;;[.$I39]);[.$I39])" office:value-type="string" office:string-value="GPIOL10" calcext:value-type="string">
            <text:p>GPIOL10</text:p>
          </table:table-cell>
          <table:table-cell table:style-name="ce124" office:value-type="string" calcext:value-type="string">
            <text:p>PWR_LED</text:p>
          </table:table-cell>
          <table:table-cell table:style-name="ce109" office:value-type="string" calcext:value-type="string">
            <text:p>SPWM</text:p>
          </table:table-cell>
          <table:table-cell table:style-name="ce109"/>
          <table:table-cell table:style-name="ce109" office:value-type="string" calcext:value-type="string">
            <text:p>PLEINT10</text:p>
          </table:table-cell>
          <table:table-cell table:style-name="ce109" table:formula="of:=CONCATENATE(&quot;{ModeInput,&quot;&quot;&quot;;[.$P39];&quot;&quot;&quot;}&quot;)" office:value-type="string" office:string-value="{ModeInput,&quot;GPIOL10&quot;}" calcext:value-type="string">
            <text:p>{ModeInput,"GPIOL10"}</text:p>
          </table:table-cell>
          <table:table-cell table:style-name="ce109" table:formula="of:=IF([.$Q39]&lt;&gt;&quot;&quot;;CONCATENATE(&quot;,{ModeOutput,&quot;&quot;&quot;;[.$Q39];&quot;&quot;&quot;}&quot;);&quot;&quot;)" office:value-type="string" office:string-value=",{ModeOutput,&quot;PWR_LED&quot;}" calcext:value-type="string">
            <text:p>,{ModeOutput,"PWR_LED"}</text:p>
          </table:table-cell>
          <table:table-cell table:style-name="ce109" table:formula="of:=IF([.$R39]&lt;&gt;&quot;&quot;;CONCATENATE(&quot;,{ModeAlt2,&quot;&quot;&quot;;[.$R39];&quot;&quot;&quot;}&quot;);&quot;&quot;)" office:value-type="string" office:string-value=",{ModeAlt2,&quot;SPWM&quot;}" calcext:value-type="string">
            <text:p>,{ModeAlt2,"SPWM"}</text:p>
          </table:table-cell>
          <table:table-cell table:style-name="ce109" table:formula="of:=IF([.$S39]&lt;&gt;&quot;&quot;;CONCATENATE(&quot;,{ModeAlt3,&quot;&quot;&quot;;[.$S39];&quot;&quot;&quot;}&quot;);&quot;&quot;)">
            <text:p/>
          </table:table-cell>
          <table:table-cell table:style-name="ce109" table:formula="of:=IF([.$T39]&lt;&gt;&quot;&quot;;CONCATENATE(&quot;,{ModeAlt6,&quot;&quot;&quot;;[.$T39];&quot;&quot;&quot;}&quot;);&quot;&quot;)" office:value-type="string" office:string-value=",{ModeAlt6,&quot;PLEINT10&quot;}" calcext:value-type="string">
            <text:p>,{ModeAlt6,"PLEINT10"}</text:p>
          </table:table-cell>
          <table:table-cell table:style-name="ce109" table:formula="of:=CONCATENATE(&quot;{&quot;;[.$J39];&quot;,{&quot;;[.$K39];&quot;,&quot;;[.$L39];&quot;,&quot;;[.$M39];&quot;,&quot;;[.$N39];&quot;,&quot;;[.$O39];&quot;},{&quot;;[.$U39];[.$V39];[.$W39];[.$X39];[.$Y39];&quot;}},&quot;)" office:value-type="string" office:string-value="{TypeGpio,{32,104,362,2,1},{{ModeInput,&quot;GPIOL10&quot;},{ModeOutput,&quot;PWR_LED&quot;},{ModeAlt2,&quot;SPWM&quot;},{ModeAlt6,&quot;PLEINT10&quot;}}}," calcext:value-type="string">
            <text:p>{TypeGpio,{32,104,362,2,1},{{ModeInput,"GPIOL10"},{ModeOutput,"PWR_LED"},{ModeAlt2,"SPWM"},{ModeAlt6,"PLEINT10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GPIOL11/IR-RX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9" table:formula="of:=([.$N40]-1)+[.$O40]" office:value-type="float" office:value="4" calcext:value-type="float">
            <text:p>4</text:p>
          </table:table-cell>
          <table:table-cell table:style-name="ce66" office:value-type="string" calcext:value-type="string">
            <text:p>INNER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float" office:value="11" calcext:value-type="float">
            <text:p>11</text:p>
          </table:table-cell>
          <table:table-cell table:style-name="ce119" table:formula="of:=CONCATENATE([.G40];[.H40])" office:value-type="string" office:string-value="L11" calcext:value-type="string">
            <text:p>L1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05" calcext:value-type="float">
            <text:p>105</text:p>
          </table:table-cell>
          <table:table-cell table:style-name="ce78" office:value-type="float" office:value="363" calcext:value-type="float">
            <text:p>363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" calcext:value-type="float">
            <text:p>1</text:p>
          </table:table-cell>
          <table:table-cell table:style-name="ce124" office:value-type="string" calcext:value-type="string">
            <text:p>IR_RX</text:p>
          </table:table-cell>
          <table:table-cell table:style-name="ce124" table:formula="of:=IF([.$J40]=&quot;TypeGpio&quot;;CONCATENATE(&quot;GPIO&quot;;[.$I40]);&quot;&quot;)" office:value-type="string" office:string-value="GPIOL11" calcext:value-type="string">
            <text:p>GPIOL11</text:p>
          </table:table-cell>
          <table:table-cell table:style-name="ce109" office:value-type="string" calcext:value-type="string">
            <text:p>SCIRRX</text:p>
          </table:table-cell>
          <table:table-cell table:style-name="ce109"/>
          <table:table-cell table:style-name="ce109" office:value-type="string" calcext:value-type="string">
            <text:p>PLEINT11</text:p>
          </table:table-cell>
          <table:table-cell table:style-name="ce109" table:formula="of:=CONCATENATE(&quot;{ModeInput,&quot;&quot;&quot;;[.$P40];&quot;&quot;&quot;}&quot;)" office:value-type="string" office:string-value="{ModeInput,&quot;IR_RX&quot;}" calcext:value-type="string">
            <text:p>{ModeInput,"IR_RX"}</text:p>
          </table:table-cell>
          <table:table-cell table:style-name="ce109" table:formula="of:=IF([.$Q40]&lt;&gt;&quot;&quot;;CONCATENATE(&quot;,{ModeOutput,&quot;&quot;&quot;;[.$Q40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109" table:formula="of:=IF([.$R40]&lt;&gt;&quot;&quot;;CONCATENATE(&quot;,{ModeAlt2,&quot;&quot;&quot;;[.$R40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109" table:formula="of:=IF([.$S40]&lt;&gt;&quot;&quot;;CONCATENATE(&quot;,{ModeAlt3,&quot;&quot;&quot;;[.$S40];&quot;&quot;&quot;}&quot;);&quot;&quot;)">
            <text:p/>
          </table:table-cell>
          <table:table-cell table:style-name="ce109" table:formula="of:=IF([.$T40]&lt;&gt;&quot;&quot;;CONCATENATE(&quot;,{ModeAlt6,&quot;&quot;&quot;;[.$T40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109" table:formula="of:=CONCATENATE(&quot;{&quot;;[.$J40];&quot;,{&quot;;[.$K40];&quot;,&quot;;[.$L40];&quot;,&quot;;[.$M40];&quot;,&quot;;[.$N40];&quot;,&quot;;[.$O40];&quot;},{&quot;;[.$U40];[.$V40];[.$W40];[.$X40];[.$Y40];&quot;}},&quot;)" office:value-type="string" office:string-value="{TypeGpio,{20,105,363,4,1},{{ModeInput,&quot;IR_RX&quot;},{ModeOutput,&quot;GPIOL11&quot;},{ModeAlt2,&quot;SCIRRX&quot;},{ModeAlt6,&quot;PLEINT11&quot;}}}," calcext:value-type="string">
            <text:p>{TypeGpio,{20,105,363,4,1},{{ModeInput,"IR_RX"},{ModeOutput,"GPIOL11"},{ModeAlt2,"SCIRRX"},{ModeAlt6,"PLEINT11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GPIOL11/IR-RX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41]-1)+[.$O41]" office:value-type="float" office:value="6" calcext:value-type="float">
            <text:p>6</text:p>
          </table:table-cell>
          <table:table-cell table:style-name="ce66" office:value-type="string" calcext:value-type="string">
            <text:p>CON2</text:p>
          </table:table-cell>
          <table:table-cell table:style-name="ce66" office:value-type="string" calcext:value-type="string">
            <text:p>L</text:p>
          </table:table-cell>
          <table:table-cell table:style-name="ce66" office:value-type="float" office:value="11" calcext:value-type="float">
            <text:p>11</text:p>
          </table:table-cell>
          <table:table-cell table:style-name="ce119" table:formula="of:=CONCATENATE([.G41];[.H41])" office:value-type="string" office:string-value="L11" calcext:value-type="string">
            <text:p>L1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0" calcext:value-type="float">
            <text:p>20</text:p>
          </table:table-cell>
          <table:table-cell table:style-name="ce78" office:value-type="float" office:value="105" calcext:value-type="float">
            <text:p>105</text:p>
          </table:table-cell>
          <table:table-cell table:style-name="ce78" office:value-type="float" office:value="363" calcext:value-type="float">
            <text:p>363</text:p>
          </table:table-cell>
          <table:table-cell table:style-name="ce109" office:value-type="float" office:value="6" calcext:value-type="float">
            <text:p>6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41]=&quot;TypeGpio&quot;;CONCATENATE(&quot;GPIO&quot;;[.$I41]);[.$I41])" office:value-type="string" office:string-value="GPIOL11" calcext:value-type="string">
            <text:p>GPIOL11</text:p>
          </table:table-cell>
          <table:table-cell table:style-name="ce124" table:formula="of:=IF([.$J41]=&quot;TypeGpio&quot;;CONCATENATE(&quot;GPIO&quot;;[.$I41]);&quot;&quot;)" office:value-type="string" office:string-value="GPIOL11" calcext:value-type="string">
            <text:p>GPIOL11</text:p>
          </table:table-cell>
          <table:table-cell table:style-name="ce109" office:value-type="string" calcext:value-type="string">
            <text:p>SCIRRX</text:p>
          </table:table-cell>
          <table:table-cell table:style-name="ce109"/>
          <table:table-cell table:style-name="ce109" office:value-type="string" calcext:value-type="string">
            <text:p>PLEINT11</text:p>
          </table:table-cell>
          <table:table-cell table:style-name="ce109" table:formula="of:=CONCATENATE(&quot;{ModeInput,&quot;&quot;&quot;;[.$P41];&quot;&quot;&quot;}&quot;)" office:value-type="string" office:string-value="{ModeInput,&quot;GPIOL11&quot;}" calcext:value-type="string">
            <text:p>{ModeInput,"GPIOL11"}</text:p>
          </table:table-cell>
          <table:table-cell table:style-name="ce109" table:formula="of:=IF([.$Q41]&lt;&gt;&quot;&quot;;CONCATENATE(&quot;,{ModeOutput,&quot;&quot;&quot;;[.$Q41];&quot;&quot;&quot;}&quot;);&quot;&quot;)" office:value-type="string" office:string-value=",{ModeOutput,&quot;GPIOL11&quot;}" calcext:value-type="string">
            <text:p>,{ModeOutput,"GPIOL11"}</text:p>
          </table:table-cell>
          <table:table-cell table:style-name="ce109" table:formula="of:=IF([.$R41]&lt;&gt;&quot;&quot;;CONCATENATE(&quot;,{ModeAlt2,&quot;&quot;&quot;;[.$R41];&quot;&quot;&quot;}&quot;);&quot;&quot;)" office:value-type="string" office:string-value=",{ModeAlt2,&quot;SCIRRX&quot;}" calcext:value-type="string">
            <text:p>,{ModeAlt2,"SCIRRX"}</text:p>
          </table:table-cell>
          <table:table-cell table:style-name="ce109" table:formula="of:=IF([.$S41]&lt;&gt;&quot;&quot;;CONCATENATE(&quot;,{ModeAlt3,&quot;&quot;&quot;;[.$S41];&quot;&quot;&quot;}&quot;);&quot;&quot;)">
            <text:p/>
          </table:table-cell>
          <table:table-cell table:style-name="ce109" table:formula="of:=IF([.$T41]&lt;&gt;&quot;&quot;;CONCATENATE(&quot;,{ModeAlt6,&quot;&quot;&quot;;[.$T41];&quot;&quot;&quot;}&quot;);&quot;&quot;)" office:value-type="string" office:string-value=",{ModeAlt6,&quot;PLEINT11&quot;}" calcext:value-type="string">
            <text:p>,{ModeAlt6,"PLEINT11"}</text:p>
          </table:table-cell>
          <table:table-cell table:style-name="ce109" table:formula="of:=CONCATENATE(&quot;{&quot;;[.$J41];&quot;,{&quot;;[.$K41];&quot;,&quot;;[.$L41];&quot;,&quot;;[.$M41];&quot;,&quot;;[.$N41];&quot;,&quot;;[.$O41];&quot;},{&quot;;[.$U41];[.$V41];[.$W41];[.$X41];[.$Y41];&quot;}},&quot;)" office:value-type="string" office:string-value="{TypeGpio,{20,105,363,6,1},{{ModeInput,&quot;GPIOL11&quot;},{ModeOutput,&quot;GPIOL11&quot;},{ModeAlt2,&quot;SCIRRX&quot;},{ModeAlt6,&quot;PLEINT11&quot;}}}," calcext:value-type="string">
            <text:p>{TypeGpio,{20,105,363,6,1},{{ModeInput,"GPIOL11"},{ModeOutput,"GPIOL11"},{ModeAlt2,"SCIRRX"},{ModeAlt6,"PLEINT11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SYS_3.3V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42]-1)*2+[.$O42]" office:value-type="float" office:value="1" calcext:value-type="float">
            <text:p>1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3.3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24" table:formula="of:=IF([.$J42]=&quot;TypeGpio&quot;;CONCATENATE(&quot;GPIO&quot;;[.$I42]);[.$I42])" office:value-type="string" office:string-value="3.3V" calcext:value-type="string">
            <text:p>3.3V</text:p>
          </table:table-cell>
          <table:table-cell table:style-name="ce124" table:formula="of:=IF([.$J42]=&quot;TypeGpio&quot;;CONCATENATE(&quot;GPIO&quot;;[.$I42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42];&quot;&quot;&quot;}&quot;)" office:value-type="string" office:string-value="{ModeInput,&quot;3.3V&quot;}" calcext:value-type="string">
            <text:p>{ModeInput,"3.3V"}</text:p>
          </table:table-cell>
          <table:table-cell table:style-name="ce109" table:formula="of:=IF([.$Q42]&lt;&gt;&quot;&quot;;CONCATENATE(&quot;,{ModeOutput,&quot;&quot;&quot;;[.$Q42];&quot;&quot;&quot;}&quot;);&quot;&quot;)">
            <text:p/>
          </table:table-cell>
          <table:table-cell table:style-name="ce109" table:formula="of:=IF([.$R42]&lt;&gt;&quot;&quot;;CONCATENATE(&quot;,{ModeAlt2,&quot;&quot;&quot;;[.$R42];&quot;&quot;&quot;}&quot;);&quot;&quot;)">
            <text:p/>
          </table:table-cell>
          <table:table-cell table:style-name="ce109" table:formula="of:=IF([.$S42]&lt;&gt;&quot;&quot;;CONCATENATE(&quot;,{ModeAlt3,&quot;&quot;&quot;;[.$S42];&quot;&quot;&quot;}&quot;);&quot;&quot;)">
            <text:p/>
          </table:table-cell>
          <table:table-cell table:style-name="ce109" table:formula="of:=IF([.$T42]&lt;&gt;&quot;&quot;;CONCATENATE(&quot;,{ModeAlt6,&quot;&quot;&quot;;[.$T42];&quot;&quot;&quot;}&quot;);&quot;&quot;)">
            <text:p/>
          </table:table-cell>
          <table:table-cell table:style-name="ce109" table:formula="of:=CONCATENATE(&quot;{&quot;;[.$J42];&quot;,{&quot;;[.$K42];&quot;,&quot;;[.$L42];&quot;,&quot;;[.$M42];&quot;,&quot;;[.$N42];&quot;,&quot;;[.$O42];&quot;},{&quot;;[.$U42];[.$V42];[.$W42];[.$X42];[.$Y4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ND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43]-1)+[.$O43]" office:value-type="float" office:value="1" calcext:value-type="float">
            <text:p>1</text:p>
          </table:table-cell>
          <table:table-cell table:style-name="ce66" office:value-type="string" calcext:value-type="string">
            <text:p>DBG</text:p>
          </table:table-cell>
          <table:table-cell table:style-name="ce66" table:number-columns-repeated="2"/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24" table:formula="of:=IF([.$J43]=&quot;TypeGpio&quot;;CONCATENATE(&quot;GPIO&quot;;[.$I43]);[.$I43])" office:value-type="string" office:string-value="GND" calcext:value-type="string">
            <text:p>GND</text:p>
          </table:table-cell>
          <table:table-cell table:style-name="ce124" table:formula="of:=IF([.$J43]=&quot;TypeGpio&quot;;CONCATENATE(&quot;GPIO&quot;;[.$I43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43];&quot;&quot;&quot;}&quot;)" office:value-type="string" office:string-value="{ModeInput,&quot;GND&quot;}" calcext:value-type="string">
            <text:p>{ModeInput,"GND"}</text:p>
          </table:table-cell>
          <table:table-cell table:style-name="ce109" table:formula="of:=IF([.$Q43]&lt;&gt;&quot;&quot;;CONCATENATE(&quot;,{ModeOutput,&quot;&quot;&quot;;[.$Q43];&quot;&quot;&quot;}&quot;);&quot;&quot;)">
            <text:p/>
          </table:table-cell>
          <table:table-cell table:style-name="ce109" table:formula="of:=IF([.$R43]&lt;&gt;&quot;&quot;;CONCATENATE(&quot;,{ModeAlt2,&quot;&quot;&quot;;[.$R43];&quot;&quot;&quot;}&quot;);&quot;&quot;)">
            <text:p/>
          </table:table-cell>
          <table:table-cell table:style-name="ce109" table:formula="of:=IF([.$S43]&lt;&gt;&quot;&quot;;CONCATENATE(&quot;,{ModeAlt3,&quot;&quot;&quot;;[.$S43];&quot;&quot;&quot;}&quot;);&quot;&quot;)">
            <text:p/>
          </table:table-cell>
          <table:table-cell table:style-name="ce109" table:formula="of:=IF([.$T43]&lt;&gt;&quot;&quot;;CONCATENATE(&quot;,{ModeAlt6,&quot;&quot;&quot;;[.$T43];&quot;&quot;&quot;}&quot;);&quot;&quot;)">
            <text:p/>
          </table:table-cell>
          <table:table-cell table:style-name="ce109" table:formula="of:=CONCATENATE(&quot;{&quot;;[.$J43];&quot;,{&quot;;[.$K43];&quot;,&quot;;[.$L43];&quot;,&quot;;[.$M43];&quot;,&quot;;[.$N43];&quot;,&quot;;[.$O43];&quot;},{&quot;;[.$U43];[.$V43];[.$W43];[.$X43];[.$Y43];&quot;}},&quot;)" office:value-type="string" office:string-value="{TypePower,{-1,-1,-1,1,1},{{ModeInput,&quot;GND&quot;}}}," calcext:value-type="string">
            <text:p>{TypePower,{-1,-1,-1,1,1},{{ModeInput,"GND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VDD_5V 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44]-1)+[.$O44]" office:value-type="float" office:value="1" calcext:value-type="float">
            <text:p>1</text:p>
          </table:table-cell>
          <table:table-cell table:style-name="ce66" office:value-type="string" calcext:value-type="string">
            <text:p>CON2</text:p>
          </table:table-cell>
          <table:table-cell table:style-name="ce66" table:number-columns-repeated="2"/>
          <table:table-cell table:style-name="ce119" office:value-type="string" calcext:value-type="string">
            <text:p>5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109" office:value-type="float" office:value="1" calcext:value-type="float">
            <text:p>1</text:p>
          </table:table-cell>
          <table:table-cell table:style-name="ce124" table:formula="of:=IF([.$J44]=&quot;TypeGpio&quot;;CONCATENATE(&quot;GPIO&quot;;[.$I44]);[.$I44])" office:value-type="string" office:string-value="5V" calcext:value-type="string">
            <text:p>5V</text:p>
          </table:table-cell>
          <table:table-cell table:style-name="ce124" table:formula="of:=IF([.$J44]=&quot;TypeGpio&quot;;CONCATENATE(&quot;GPIO&quot;;[.$I44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44];&quot;&quot;&quot;}&quot;)" office:value-type="string" office:string-value="{ModeInput,&quot;5V&quot;}" calcext:value-type="string">
            <text:p>{ModeInput,"5V"}</text:p>
          </table:table-cell>
          <table:table-cell table:style-name="ce109" table:formula="of:=IF([.$Q44]&lt;&gt;&quot;&quot;;CONCATENATE(&quot;,{ModeOutput,&quot;&quot;&quot;;[.$Q44];&quot;&quot;&quot;}&quot;);&quot;&quot;)">
            <text:p/>
          </table:table-cell>
          <table:table-cell table:style-name="ce109" table:formula="of:=IF([.$R44]&lt;&gt;&quot;&quot;;CONCATENATE(&quot;,{ModeAlt2,&quot;&quot;&quot;;[.$R44];&quot;&quot;&quot;}&quot;);&quot;&quot;)">
            <text:p/>
          </table:table-cell>
          <table:table-cell table:style-name="ce109" table:formula="of:=IF([.$S44]&lt;&gt;&quot;&quot;;CONCATENATE(&quot;,{ModeAlt3,&quot;&quot;&quot;;[.$S44];&quot;&quot;&quot;}&quot;);&quot;&quot;)">
            <text:p/>
          </table:table-cell>
          <table:table-cell table:style-name="ce109" table:formula="of:=IF([.$T44]&lt;&gt;&quot;&quot;;CONCATENATE(&quot;,{ModeAlt6,&quot;&quot;&quot;;[.$T44];&quot;&quot;&quot;}&quot;);&quot;&quot;)">
            <text:p/>
          </table:table-cell>
          <table:table-cell table:style-name="ce109" table:formula="of:=CONCATENATE(&quot;{&quot;;[.$J44];&quot;,{&quot;;[.$K44];&quot;,&quot;;[.$L44];&quot;,&quot;;[.$M44];&quot;,&quot;;[.$N44];&quot;,&quot;;[.$O44];&quot;},{&quot;;[.$U44];[.$V44];[.$W44];[.$X44];[.$Y44];&quot;}},&quot;)" office:value-type="string" office:string-value="{TypePower,{-1,-1,-1,1,1},{{ModeInput,&quot;5V&quot;}}}," calcext:value-type="string">
            <text:p>{TypePower,{-1,-1,-1,1,1},{{ModeInput,"5V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VDD_5V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45]-1)*2+[.$O45]" office:value-type="float" office:value="2" calcext:value-type="float">
            <text:p>2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5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45]=&quot;TypeGpio&quot;;CONCATENATE(&quot;GPIO&quot;;[.$I45]);[.$I45])" office:value-type="string" office:string-value="5V" calcext:value-type="string">
            <text:p>5V</text:p>
          </table:table-cell>
          <table:table-cell table:style-name="ce124" table:formula="of:=IF([.$J45]=&quot;TypeGpio&quot;;CONCATENATE(&quot;GPIO&quot;;[.$I45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45];&quot;&quot;&quot;}&quot;)" office:value-type="string" office:string-value="{ModeInput,&quot;5V&quot;}" calcext:value-type="string">
            <text:p>{ModeInput,"5V"}</text:p>
          </table:table-cell>
          <table:table-cell table:style-name="ce109" table:formula="of:=IF([.$Q45]&lt;&gt;&quot;&quot;;CONCATENATE(&quot;,{ModeOutput,&quot;&quot;&quot;;[.$Q45];&quot;&quot;&quot;}&quot;);&quot;&quot;)">
            <text:p/>
          </table:table-cell>
          <table:table-cell table:style-name="ce109" table:formula="of:=IF([.$R45]&lt;&gt;&quot;&quot;;CONCATENATE(&quot;,{ModeAlt2,&quot;&quot;&quot;;[.$R45];&quot;&quot;&quot;}&quot;);&quot;&quot;)">
            <text:p/>
          </table:table-cell>
          <table:table-cell table:style-name="ce109" table:formula="of:=IF([.$S45]&lt;&gt;&quot;&quot;;CONCATENATE(&quot;,{ModeAlt3,&quot;&quot;&quot;;[.$S45];&quot;&quot;&quot;}&quot;);&quot;&quot;)">
            <text:p/>
          </table:table-cell>
          <table:table-cell table:style-name="ce109" table:formula="of:=IF([.$T45]&lt;&gt;&quot;&quot;;CONCATENATE(&quot;,{ModeAlt6,&quot;&quot;&quot;;[.$T45];&quot;&quot;&quot;}&quot;);&quot;&quot;)">
            <text:p/>
          </table:table-cell>
          <table:table-cell table:style-name="ce109" table:formula="of:=CONCATENATE(&quot;{&quot;;[.$J45];&quot;,{&quot;;[.$K45];&quot;,&quot;;[.$L45];&quot;,&quot;;[.$M45];&quot;,&quot;;[.$N45];&quot;,&quot;;[.$O45];&quot;},{&quot;;[.$U45];[.$V45];[.$W45];[.$X45];[.$Y45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VDD_5V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46]-1)+[.$O46]" office:value-type="float" office:value="2" calcext:value-type="float">
            <text:p>2</text:p>
          </table:table-cell>
          <table:table-cell table:style-name="ce66" office:value-type="string" calcext:value-type="string">
            <text:p>DBG</text:p>
          </table:table-cell>
          <table:table-cell table:style-name="ce66" table:number-columns-repeated="2"/>
          <table:table-cell table:style-name="ce119" office:value-type="string" calcext:value-type="string">
            <text:p>5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46]=&quot;TypeGpio&quot;;CONCATENATE(&quot;GPIO&quot;;[.$I46]);[.$I46])" office:value-type="string" office:string-value="5V" calcext:value-type="string">
            <text:p>5V</text:p>
          </table:table-cell>
          <table:table-cell table:style-name="ce124" table:formula="of:=IF([.$J46]=&quot;TypeGpio&quot;;CONCATENATE(&quot;GPIO&quot;;[.$I46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46];&quot;&quot;&quot;}&quot;)" office:value-type="string" office:string-value="{ModeInput,&quot;5V&quot;}" calcext:value-type="string">
            <text:p>{ModeInput,"5V"}</text:p>
          </table:table-cell>
          <table:table-cell table:style-name="ce109" table:formula="of:=IF([.$Q46]&lt;&gt;&quot;&quot;;CONCATENATE(&quot;,{ModeOutput,&quot;&quot;&quot;;[.$Q46];&quot;&quot;&quot;}&quot;);&quot;&quot;)">
            <text:p/>
          </table:table-cell>
          <table:table-cell table:style-name="ce109" table:formula="of:=IF([.$R46]&lt;&gt;&quot;&quot;;CONCATENATE(&quot;,{ModeAlt2,&quot;&quot;&quot;;[.$R46];&quot;&quot;&quot;}&quot;);&quot;&quot;)">
            <text:p/>
          </table:table-cell>
          <table:table-cell table:style-name="ce109" table:formula="of:=IF([.$S46]&lt;&gt;&quot;&quot;;CONCATENATE(&quot;,{ModeAlt3,&quot;&quot;&quot;;[.$S46];&quot;&quot;&quot;}&quot;);&quot;&quot;)">
            <text:p/>
          </table:table-cell>
          <table:table-cell table:style-name="ce109" table:formula="of:=IF([.$T46]&lt;&gt;&quot;&quot;;CONCATENATE(&quot;,{ModeAlt6,&quot;&quot;&quot;;[.$T46];&quot;&quot;&quot;}&quot;);&quot;&quot;)">
            <text:p/>
          </table:table-cell>
          <table:table-cell table:style-name="ce109" table:formula="of:=CONCATENATE(&quot;{&quot;;[.$J46];&quot;,{&quot;;[.$K46];&quot;,&quot;;[.$L46];&quot;,&quot;;[.$M46];&quot;,&quot;;[.$N46];&quot;,&quot;;[.$O46];&quot;},{&quot;;[.$U46];[.$V46];[.$W46];[.$X46];[.$Y46];&quot;}},&quot;)" office:value-type="string" office:string-value="{TypePower,{-1,-1,-1,2,1},{{ModeInput,&quot;5V&quot;}}}," calcext:value-type="string">
            <text:p>{TypePower,{-1,-1,-1,2,1},{{ModeInput,"5V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SB-DP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47]-1)+[.$O47]" office:value-type="float" office:value="2" calcext:value-type="float">
            <text:p>2</text:p>
          </table:table-cell>
          <table:table-cell table:style-name="ce66" office:value-type="string" calcext:value-type="string">
            <text:p>CON2</text:p>
          </table:table-cell>
          <table:table-cell table:style-name="ce66" table:number-columns-repeated="2"/>
          <table:table-cell table:style-name="ce119" office:value-type="string" calcext:value-type="string">
            <text:p>USB-DP1</text:p>
          </table:table-cell>
          <table:table-cell table:style-name="ce101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2" calcext:value-type="float">
            <text:p>2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47]=&quot;TypeGpio&quot;;CONCATENATE(&quot;GPIO&quot;;[.$I47]);[.$I47])" office:value-type="string" office:string-value="USB-DP1" calcext:value-type="string">
            <text:p>USB-DP1</text:p>
          </table:table-cell>
          <table:table-cell table:style-name="ce124" table:formula="of:=IF([.$J47]=&quot;TypeGpio&quot;;CONCATENATE(&quot;GPIO&quot;;[.$I47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47];&quot;&quot;&quot;}&quot;)" office:value-type="string" office:string-value="{ModeInput,&quot;USB-DP1&quot;}" calcext:value-type="string">
            <text:p>{ModeInput,"USB-DP1"}</text:p>
          </table:table-cell>
          <table:table-cell table:style-name="ce109" table:formula="of:=IF([.$Q47]&lt;&gt;&quot;&quot;;CONCATENATE(&quot;,{ModeOutput,&quot;&quot;&quot;;[.$Q47];&quot;&quot;&quot;}&quot;);&quot;&quot;)">
            <text:p/>
          </table:table-cell>
          <table:table-cell table:style-name="ce109" table:formula="of:=IF([.$R47]&lt;&gt;&quot;&quot;;CONCATENATE(&quot;,{ModeAlt2,&quot;&quot;&quot;;[.$R47];&quot;&quot;&quot;}&quot;);&quot;&quot;)">
            <text:p/>
          </table:table-cell>
          <table:table-cell table:style-name="ce109" table:formula="of:=IF([.$S47]&lt;&gt;&quot;&quot;;CONCATENATE(&quot;,{ModeAlt3,&quot;&quot;&quot;;[.$S47];&quot;&quot;&quot;}&quot;);&quot;&quot;)">
            <text:p/>
          </table:table-cell>
          <table:table-cell table:style-name="ce109" table:formula="of:=IF([.$T47]&lt;&gt;&quot;&quot;;CONCATENATE(&quot;,{ModeAlt6,&quot;&quot;&quot;;[.$T47];&quot;&quot;&quot;}&quot;);&quot;&quot;)">
            <text:p/>
          </table:table-cell>
          <table:table-cell table:style-name="ce109" table:formula="of:=CONCATENATE(&quot;{&quot;;[.$J47];&quot;,{&quot;;[.$K47];&quot;,&quot;;[.$L47];&quot;,&quot;;[.$M47];&quot;,&quot;;[.$N47];&quot;,&quot;;[.$O47];&quot;},{&quot;;[.$U47];[.$V47];[.$W47];[.$X47];[.$Y47];&quot;}},&quot;)" office:value-type="string" office:string-value="{TypeUsb,{-1,-1,-1,2,1},{{ModeInput,&quot;USB-DP1&quot;}}}," calcext:value-type="string">
            <text:p>{TypeUsb,{-1,-1,-1,2,1},{{ModeInput,"USB-DP1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SB-DM1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48]-1)+[.$O48]" office:value-type="float" office:value="3" calcext:value-type="float">
            <text:p>3</text:p>
          </table:table-cell>
          <table:table-cell table:style-name="ce66" office:value-type="string" calcext:value-type="string">
            <text:p>CON2</text:p>
          </table:table-cell>
          <table:table-cell table:style-name="ce66" table:number-columns-repeated="2"/>
          <table:table-cell table:style-name="ce119" office:value-type="string" calcext:value-type="string">
            <text:p>USB-DM1</text:p>
          </table:table-cell>
          <table:table-cell table:style-name="ce101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48]=&quot;TypeGpio&quot;;CONCATENATE(&quot;GPIO&quot;;[.$I48]);[.$I48])" office:value-type="string" office:string-value="USB-DM1" calcext:value-type="string">
            <text:p>USB-DM1</text:p>
          </table:table-cell>
          <table:table-cell table:style-name="ce124" table:formula="of:=IF([.$J48]=&quot;TypeGpio&quot;;CONCATENATE(&quot;GPIO&quot;;[.$I48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48];&quot;&quot;&quot;}&quot;)" office:value-type="string" office:string-value="{ModeInput,&quot;USB-DM1&quot;}" calcext:value-type="string">
            <text:p>{ModeInput,"USB-DM1"}</text:p>
          </table:table-cell>
          <table:table-cell table:style-name="ce109" table:formula="of:=IF([.$Q48]&lt;&gt;&quot;&quot;;CONCATENATE(&quot;,{ModeOutput,&quot;&quot;&quot;;[.$Q48];&quot;&quot;&quot;}&quot;);&quot;&quot;)">
            <text:p/>
          </table:table-cell>
          <table:table-cell table:style-name="ce109" table:formula="of:=IF([.$R48]&lt;&gt;&quot;&quot;;CONCATENATE(&quot;,{ModeAlt2,&quot;&quot;&quot;;[.$R48];&quot;&quot;&quot;}&quot;);&quot;&quot;)">
            <text:p/>
          </table:table-cell>
          <table:table-cell table:style-name="ce109" table:formula="of:=IF([.$S48]&lt;&gt;&quot;&quot;;CONCATENATE(&quot;,{ModeAlt3,&quot;&quot;&quot;;[.$S48];&quot;&quot;&quot;}&quot;);&quot;&quot;)">
            <text:p/>
          </table:table-cell>
          <table:table-cell table:style-name="ce109" table:formula="of:=IF([.$T48]&lt;&gt;&quot;&quot;;CONCATENATE(&quot;,{ModeAlt6,&quot;&quot;&quot;;[.$T48];&quot;&quot;&quot;}&quot;);&quot;&quot;)">
            <text:p/>
          </table:table-cell>
          <table:table-cell table:style-name="ce109" table:formula="of:=CONCATENATE(&quot;{&quot;;[.$J48];&quot;,{&quot;;[.$K48];&quot;,&quot;;[.$L48];&quot;,&quot;;[.$M48];&quot;,&quot;;[.$N48];&quot;,&quot;;[.$O48];&quot;},{&quot;;[.$U48];[.$V48];[.$W48];[.$X48];[.$Y48];&quot;}},&quot;)" office:value-type="string" office:string-value="{TypeUsb,{-1,-1,-1,3,1},{{ModeInput,&quot;USB-DM1&quot;}}}," calcext:value-type="string">
            <text:p>{TypeUsb,{-1,-1,-1,3,1},{{ModeInput,"USB-DM1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VDD_5V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49]-1)*2+[.$O49]" office:value-type="float" office:value="4" calcext:value-type="float">
            <text:p>4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5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109" office:value-type="float" office:value="2" calcext:value-type="float">
            <text:p>2</text:p>
          </table:table-cell>
          <table:table-cell table:style-name="ce124" table:formula="of:=IF([.$J49]=&quot;TypeGpio&quot;;CONCATENATE(&quot;GPIO&quot;;[.$I49]);[.$I49])" office:value-type="string" office:string-value="5V" calcext:value-type="string">
            <text:p>5V</text:p>
          </table:table-cell>
          <table:table-cell table:style-name="ce124" table:formula="of:=IF([.$J49]=&quot;TypeGpio&quot;;CONCATENATE(&quot;GPIO&quot;;[.$I49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49];&quot;&quot;&quot;}&quot;)" office:value-type="string" office:string-value="{ModeInput,&quot;5V&quot;}" calcext:value-type="string">
            <text:p>{ModeInput,"5V"}</text:p>
          </table:table-cell>
          <table:table-cell table:style-name="ce109" table:formula="of:=IF([.$Q49]&lt;&gt;&quot;&quot;;CONCATENATE(&quot;,{ModeOutput,&quot;&quot;&quot;;[.$Q49];&quot;&quot;&quot;}&quot;);&quot;&quot;)">
            <text:p/>
          </table:table-cell>
          <table:table-cell table:style-name="ce109" table:formula="of:=IF([.$R49]&lt;&gt;&quot;&quot;;CONCATENATE(&quot;,{ModeAlt2,&quot;&quot;&quot;;[.$R49];&quot;&quot;&quot;}&quot;);&quot;&quot;)">
            <text:p/>
          </table:table-cell>
          <table:table-cell table:style-name="ce109" table:formula="of:=IF([.$S49]&lt;&gt;&quot;&quot;;CONCATENATE(&quot;,{ModeAlt3,&quot;&quot;&quot;;[.$S49];&quot;&quot;&quot;}&quot;);&quot;&quot;)">
            <text:p/>
          </table:table-cell>
          <table:table-cell table:style-name="ce109" table:formula="of:=IF([.$T49]&lt;&gt;&quot;&quot;;CONCATENATE(&quot;,{ModeAlt6,&quot;&quot;&quot;;[.$T49];&quot;&quot;&quot;}&quot;);&quot;&quot;)">
            <text:p/>
          </table:table-cell>
          <table:table-cell table:style-name="ce109" table:formula="of:=CONCATENATE(&quot;{&quot;;[.$J49];&quot;,{&quot;;[.$K49];&quot;,&quot;;[.$L49];&quot;,&quot;;[.$M49];&quot;,&quot;;[.$N49];&quot;,&quot;;[.$O49];&quot;},{&quot;;[.$U49];[.$V49];[.$W49];[.$X49];[.$Y49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SB-DP2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50]-1)+[.$O50]" office:value-type="float" office:value="4" calcext:value-type="float">
            <text:p>4</text:p>
          </table:table-cell>
          <table:table-cell table:style-name="ce66" office:value-type="string" calcext:value-type="string">
            <text:p>CON2</text:p>
          </table:table-cell>
          <table:table-cell table:style-name="ce66" table:number-columns-repeated="2"/>
          <table:table-cell table:style-name="ce119" office:value-type="string" calcext:value-type="string">
            <text:p>USB-DP2</text:p>
          </table:table-cell>
          <table:table-cell table:style-name="ce101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4" calcext:value-type="float">
            <text:p>4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50]=&quot;TypeGpio&quot;;CONCATENATE(&quot;GPIO&quot;;[.$I50]);[.$I50])" office:value-type="string" office:string-value="USB-DP2" calcext:value-type="string">
            <text:p>USB-DP2</text:p>
          </table:table-cell>
          <table:table-cell table:style-name="ce124" table:formula="of:=IF([.$J50]=&quot;TypeGpio&quot;;CONCATENATE(&quot;GPIO&quot;;[.$I50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50];&quot;&quot;&quot;}&quot;)" office:value-type="string" office:string-value="{ModeInput,&quot;USB-DP2&quot;}" calcext:value-type="string">
            <text:p>{ModeInput,"USB-DP2"}</text:p>
          </table:table-cell>
          <table:table-cell table:style-name="ce109" table:formula="of:=IF([.$Q50]&lt;&gt;&quot;&quot;;CONCATENATE(&quot;,{ModeOutput,&quot;&quot;&quot;;[.$Q50];&quot;&quot;&quot;}&quot;);&quot;&quot;)">
            <text:p/>
          </table:table-cell>
          <table:table-cell table:style-name="ce109" table:formula="of:=IF([.$R50]&lt;&gt;&quot;&quot;;CONCATENATE(&quot;,{ModeAlt2,&quot;&quot;&quot;;[.$R50];&quot;&quot;&quot;}&quot;);&quot;&quot;)">
            <text:p/>
          </table:table-cell>
          <table:table-cell table:style-name="ce109" table:formula="of:=IF([.$S50]&lt;&gt;&quot;&quot;;CONCATENATE(&quot;,{ModeAlt3,&quot;&quot;&quot;;[.$S50];&quot;&quot;&quot;}&quot;);&quot;&quot;)">
            <text:p/>
          </table:table-cell>
          <table:table-cell table:style-name="ce109" table:formula="of:=IF([.$T50]&lt;&gt;&quot;&quot;;CONCATENATE(&quot;,{ModeAlt6,&quot;&quot;&quot;;[.$T50];&quot;&quot;&quot;}&quot;);&quot;&quot;)">
            <text:p/>
          </table:table-cell>
          <table:table-cell table:style-name="ce109" table:formula="of:=CONCATENATE(&quot;{&quot;;[.$J50];&quot;,{&quot;;[.$K50];&quot;,&quot;;[.$L50];&quot;,&quot;;[.$M50];&quot;,&quot;;[.$N50];&quot;,&quot;;[.$O50];&quot;},{&quot;;[.$U50];[.$V50];[.$W50];[.$X50];[.$Y50];&quot;}},&quot;)" office:value-type="string" office:string-value="{TypeUsb,{-1,-1,-1,4,1},{{ModeInput,&quot;USB-DP2&quot;}}}," calcext:value-type="string">
            <text:p>{TypeUsb,{-1,-1,-1,4,1},{{ModeInput,"USB-DP2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USB-DM2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51]-1)+[.$O51]" office:value-type="float" office:value="5" calcext:value-type="float">
            <text:p>5</text:p>
          </table:table-cell>
          <table:table-cell table:style-name="ce66" office:value-type="string" calcext:value-type="string">
            <text:p>CON2</text:p>
          </table:table-cell>
          <table:table-cell table:style-name="ce66" table:number-columns-repeated="2"/>
          <table:table-cell table:style-name="ce119" office:value-type="string" calcext:value-type="string">
            <text:p>USB-DM2</text:p>
          </table:table-cell>
          <table:table-cell table:style-name="ce101" office:value-type="string" calcext:value-type="string">
            <text:p>TypeUsb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51]=&quot;TypeGpio&quot;;CONCATENATE(&quot;GPIO&quot;;[.$I51]);[.$I51])" office:value-type="string" office:string-value="USB-DM2" calcext:value-type="string">
            <text:p>USB-DM2</text:p>
          </table:table-cell>
          <table:table-cell table:style-name="ce124" table:formula="of:=IF([.$J51]=&quot;TypeGpio&quot;;CONCATENATE(&quot;GPIO&quot;;[.$I51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51];&quot;&quot;&quot;}&quot;)" office:value-type="string" office:string-value="{ModeInput,&quot;USB-DM2&quot;}" calcext:value-type="string">
            <text:p>{ModeInput,"USB-DM2"}</text:p>
          </table:table-cell>
          <table:table-cell table:style-name="ce109" table:formula="of:=IF([.$Q51]&lt;&gt;&quot;&quot;;CONCATENATE(&quot;,{ModeOutput,&quot;&quot;&quot;;[.$Q51];&quot;&quot;&quot;}&quot;);&quot;&quot;)">
            <text:p/>
          </table:table-cell>
          <table:table-cell table:style-name="ce109" table:formula="of:=IF([.$R51]&lt;&gt;&quot;&quot;;CONCATENATE(&quot;,{ModeAlt2,&quot;&quot;&quot;;[.$R51];&quot;&quot;&quot;}&quot;);&quot;&quot;)">
            <text:p/>
          </table:table-cell>
          <table:table-cell table:style-name="ce109" table:formula="of:=IF([.$S51]&lt;&gt;&quot;&quot;;CONCATENATE(&quot;,{ModeAlt3,&quot;&quot;&quot;;[.$S51];&quot;&quot;&quot;}&quot;);&quot;&quot;)">
            <text:p/>
          </table:table-cell>
          <table:table-cell table:style-name="ce109" table:formula="of:=IF([.$T51]&lt;&gt;&quot;&quot;;CONCATENATE(&quot;,{ModeAlt6,&quot;&quot;&quot;;[.$T51];&quot;&quot;&quot;}&quot;);&quot;&quot;)">
            <text:p/>
          </table:table-cell>
          <table:table-cell table:style-name="ce109" table:formula="of:=CONCATENATE(&quot;{&quot;;[.$J51];&quot;,{&quot;;[.$K51];&quot;,&quot;;[.$L51];&quot;,&quot;;[.$M51];&quot;,&quot;;[.$N51];&quot;,&quot;;[.$O51];&quot;},{&quot;;[.$U51];[.$V51];[.$W51];[.$X51];[.$Y51];&quot;}},&quot;)" office:value-type="string" office:string-value="{TypeUsb,{-1,-1,-1,5,1},{{ModeInput,&quot;USB-DM2&quot;}}}," calcext:value-type="string">
            <text:p>{TypeUsb,{-1,-1,-1,5,1},{{ModeInput,"USB-DM2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ND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52]-1)*2+[.$O52]" office:value-type="float" office:value="6" calcext:value-type="float">
            <text:p>6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52]=&quot;TypeGpio&quot;;CONCATENATE(&quot;GPIO&quot;;[.$I52]);[.$I52])" office:value-type="string" office:string-value="GND" calcext:value-type="string">
            <text:p>GND</text:p>
          </table:table-cell>
          <table:table-cell table:style-name="ce124" table:formula="of:=IF([.$J52]=&quot;TypeGpio&quot;;CONCATENATE(&quot;GPIO&quot;;[.$I52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52];&quot;&quot;&quot;}&quot;)" office:value-type="string" office:string-value="{ModeInput,&quot;GND&quot;}" calcext:value-type="string">
            <text:p>{ModeInput,"GND"}</text:p>
          </table:table-cell>
          <table:table-cell table:style-name="ce109" table:formula="of:=IF([.$Q52]&lt;&gt;&quot;&quot;;CONCATENATE(&quot;,{ModeOutput,&quot;&quot;&quot;;[.$Q52];&quot;&quot;&quot;}&quot;);&quot;&quot;)">
            <text:p/>
          </table:table-cell>
          <table:table-cell table:style-name="ce109" table:formula="of:=IF([.$R52]&lt;&gt;&quot;&quot;;CONCATENATE(&quot;,{ModeAlt2,&quot;&quot;&quot;;[.$R52];&quot;&quot;&quot;}&quot;);&quot;&quot;)">
            <text:p/>
          </table:table-cell>
          <table:table-cell table:style-name="ce109" table:formula="of:=IF([.$S52]&lt;&gt;&quot;&quot;;CONCATENATE(&quot;,{ModeAlt3,&quot;&quot;&quot;;[.$S52];&quot;&quot;&quot;}&quot;);&quot;&quot;)">
            <text:p/>
          </table:table-cell>
          <table:table-cell table:style-name="ce109" table:formula="of:=IF([.$T52]&lt;&gt;&quot;&quot;;CONCATENATE(&quot;,{ModeAlt6,&quot;&quot;&quot;;[.$T52];&quot;&quot;&quot;}&quot;);&quot;&quot;)">
            <text:p/>
          </table:table-cell>
          <table:table-cell table:style-name="ce109" table:formula="of:=CONCATENATE(&quot;{&quot;;[.$J52];&quot;,{&quot;;[.$K52];&quot;,&quot;;[.$L52];&quot;,&quot;;[.$M52];&quot;,&quot;;[.$N52];&quot;,&quot;;[.$O52];&quot;},{&quot;;[.$U52];[.$V52];[.$W52];[.$X52];[.$Y52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ND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53]-1)*2+[.$O53]" office:value-type="float" office:value="9" calcext:value-type="float">
            <text:p>9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5" calcext:value-type="float">
            <text:p>5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53]=&quot;TypeGpio&quot;;CONCATENATE(&quot;GPIO&quot;;[.$I53]);[.$I53])" office:value-type="string" office:string-value="GND" calcext:value-type="string">
            <text:p>GND</text:p>
          </table:table-cell>
          <table:table-cell table:style-name="ce124" table:formula="of:=IF([.$J53]=&quot;TypeGpio&quot;;CONCATENATE(&quot;GPIO&quot;;[.$I53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53];&quot;&quot;&quot;}&quot;)" office:value-type="string" office:string-value="{ModeInput,&quot;GND&quot;}" calcext:value-type="string">
            <text:p>{ModeInput,"GND"}</text:p>
          </table:table-cell>
          <table:table-cell table:style-name="ce109" table:formula="of:=IF([.$Q53]&lt;&gt;&quot;&quot;;CONCATENATE(&quot;,{ModeOutput,&quot;&quot;&quot;;[.$Q53];&quot;&quot;&quot;}&quot;);&quot;&quot;)">
            <text:p/>
          </table:table-cell>
          <table:table-cell table:style-name="ce109" table:formula="of:=IF([.$R53]&lt;&gt;&quot;&quot;;CONCATENATE(&quot;,{ModeAlt2,&quot;&quot;&quot;;[.$R53];&quot;&quot;&quot;}&quot;);&quot;&quot;)">
            <text:p/>
          </table:table-cell>
          <table:table-cell table:style-name="ce109" table:formula="of:=IF([.$S53]&lt;&gt;&quot;&quot;;CONCATENATE(&quot;,{ModeAlt3,&quot;&quot;&quot;;[.$S53];&quot;&quot;&quot;}&quot;);&quot;&quot;)">
            <text:p/>
          </table:table-cell>
          <table:table-cell table:style-name="ce109" table:formula="of:=IF([.$T53]&lt;&gt;&quot;&quot;;CONCATENATE(&quot;,{ModeAlt6,&quot;&quot;&quot;;[.$T53];&quot;&quot;&quot;}&quot;);&quot;&quot;)">
            <text:p/>
          </table:table-cell>
          <table:table-cell table:style-name="ce109" table:formula="of:=CONCATENATE(&quot;{&quot;;[.$J53];&quot;,{&quot;;[.$K53];&quot;,&quot;;[.$L53];&quot;,&quot;;[.$M53];&quot;,&quot;;[.$N53];&quot;,&quot;;[.$O53];&quot;},{&quot;;[.$U53];[.$V53];[.$W53];[.$X53];[.$Y53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ND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9" table:formula="of:=([.$N54]-1)+[.$O54]" office:value-type="float" office:value="12" calcext:value-type="float">
            <text:p>12</text:p>
          </table:table-cell>
          <table:table-cell table:style-name="ce66" office:value-type="string" calcext:value-type="string">
            <text:p>CON2</text:p>
          </table:table-cell>
          <table:table-cell table:style-name="ce66" table:number-columns-repeated="2"/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12" calcext:value-type="float">
            <text:p>12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54]=&quot;TypeGpio&quot;;CONCATENATE(&quot;GPIO&quot;;[.$I54]);[.$I54])" office:value-type="string" office:string-value="GND" calcext:value-type="string">
            <text:p>GND</text:p>
          </table:table-cell>
          <table:table-cell table:style-name="ce124" table:formula="of:=IF([.$J54]=&quot;TypeGpio&quot;;CONCATENATE(&quot;GPIO&quot;;[.$I54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54];&quot;&quot;&quot;}&quot;)" office:value-type="string" office:string-value="{ModeInput,&quot;GND&quot;}" calcext:value-type="string">
            <text:p>{ModeInput,"GND"}</text:p>
          </table:table-cell>
          <table:table-cell table:style-name="ce109" table:formula="of:=IF([.$Q54]&lt;&gt;&quot;&quot;;CONCATENATE(&quot;,{ModeOutput,&quot;&quot;&quot;;[.$Q54];&quot;&quot;&quot;}&quot;);&quot;&quot;)">
            <text:p/>
          </table:table-cell>
          <table:table-cell table:style-name="ce109" table:formula="of:=IF([.$R54]&lt;&gt;&quot;&quot;;CONCATENATE(&quot;,{ModeAlt2,&quot;&quot;&quot;;[.$R54];&quot;&quot;&quot;}&quot;);&quot;&quot;)">
            <text:p/>
          </table:table-cell>
          <table:table-cell table:style-name="ce109" table:formula="of:=IF([.$S54]&lt;&gt;&quot;&quot;;CONCATENATE(&quot;,{ModeAlt3,&quot;&quot;&quot;;[.$S54];&quot;&quot;&quot;}&quot;);&quot;&quot;)">
            <text:p/>
          </table:table-cell>
          <table:table-cell table:style-name="ce109" table:formula="of:=IF([.$T54]&lt;&gt;&quot;&quot;;CONCATENATE(&quot;,{ModeAlt6,&quot;&quot;&quot;;[.$T54];&quot;&quot;&quot;}&quot;);&quot;&quot;)">
            <text:p/>
          </table:table-cell>
          <table:table-cell table:style-name="ce109" table:formula="of:=CONCATENATE(&quot;{&quot;;[.$J54];&quot;,{&quot;;[.$K54];&quot;,&quot;;[.$L54];&quot;,&quot;;[.$M54];&quot;,&quot;;[.$N54];&quot;,&quot;;[.$O54];&quot;},{&quot;;[.$U54];[.$V54];[.$W54];[.$X54];[.$Y54];&quot;}},&quot;)" office:value-type="string" office:string-value="{TypePower,{-1,-1,-1,12,1},{{ModeInput,&quot;GND&quot;}}}," calcext:value-type="string">
            <text:p>{TypePower,{-1,-1,-1,12,1},{{ModeInput,"GND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ND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55]-1)*2+[.$O55]" office:value-type="float" office:value="14" calcext:value-type="float">
            <text:p>14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7" calcext:value-type="float">
            <text:p>7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55]=&quot;TypeGpio&quot;;CONCATENATE(&quot;GPIO&quot;;[.$I55]);[.$I55])" office:value-type="string" office:string-value="GND" calcext:value-type="string">
            <text:p>GND</text:p>
          </table:table-cell>
          <table:table-cell table:style-name="ce124" table:formula="of:=IF([.$J55]=&quot;TypeGpio&quot;;CONCATENATE(&quot;GPIO&quot;;[.$I55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55];&quot;&quot;&quot;}&quot;)" office:value-type="string" office:string-value="{ModeInput,&quot;GND&quot;}" calcext:value-type="string">
            <text:p>{ModeInput,"GND"}</text:p>
          </table:table-cell>
          <table:table-cell table:style-name="ce109" table:formula="of:=IF([.$Q55]&lt;&gt;&quot;&quot;;CONCATENATE(&quot;,{ModeOutput,&quot;&quot;&quot;;[.$Q55];&quot;&quot;&quot;}&quot;);&quot;&quot;)">
            <text:p/>
          </table:table-cell>
          <table:table-cell table:style-name="ce109" table:formula="of:=IF([.$R55]&lt;&gt;&quot;&quot;;CONCATENATE(&quot;,{ModeAlt2,&quot;&quot;&quot;;[.$R55];&quot;&quot;&quot;}&quot;);&quot;&quot;)">
            <text:p/>
          </table:table-cell>
          <table:table-cell table:style-name="ce109" table:formula="of:=IF([.$S55]&lt;&gt;&quot;&quot;;CONCATENATE(&quot;,{ModeAlt3,&quot;&quot;&quot;;[.$S55];&quot;&quot;&quot;}&quot;);&quot;&quot;)">
            <text:p/>
          </table:table-cell>
          <table:table-cell table:style-name="ce109" table:formula="of:=IF([.$T55]&lt;&gt;&quot;&quot;;CONCATENATE(&quot;,{ModeAlt6,&quot;&quot;&quot;;[.$T55];&quot;&quot;&quot;}&quot;);&quot;&quot;)">
            <text:p/>
          </table:table-cell>
          <table:table-cell table:style-name="ce109" table:formula="of:=CONCATENATE(&quot;{&quot;;[.$J55];&quot;,{&quot;;[.$K55];&quot;,&quot;;[.$L55];&quot;,&quot;;[.$M55];&quot;,&quot;;[.$N55];&quot;,&quot;;[.$O55];&quot;},{&quot;;[.$U55];[.$V55];[.$W55];[.$X55];[.$Y55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SYS_3.3V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56]-1)*2+[.$O56]" office:value-type="float" office:value="17" calcext:value-type="float">
            <text:p>17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3.3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9" calcext:value-type="float">
            <text:p>9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56]=&quot;TypeGpio&quot;;CONCATENATE(&quot;GPIO&quot;;[.$I56]);[.$I56])" office:value-type="string" office:string-value="3.3V" calcext:value-type="string">
            <text:p>3.3V</text:p>
          </table:table-cell>
          <table:table-cell table:style-name="ce124" table:formula="of:=IF([.$J56]=&quot;TypeGpio&quot;;CONCATENATE(&quot;GPIO&quot;;[.$I56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56];&quot;&quot;&quot;}&quot;)" office:value-type="string" office:string-value="{ModeInput,&quot;3.3V&quot;}" calcext:value-type="string">
            <text:p>{ModeInput,"3.3V"}</text:p>
          </table:table-cell>
          <table:table-cell table:style-name="ce109" table:formula="of:=IF([.$Q56]&lt;&gt;&quot;&quot;;CONCATENATE(&quot;,{ModeOutput,&quot;&quot;&quot;;[.$Q56];&quot;&quot;&quot;}&quot;);&quot;&quot;)">
            <text:p/>
          </table:table-cell>
          <table:table-cell table:style-name="ce109" table:formula="of:=IF([.$R56]&lt;&gt;&quot;&quot;;CONCATENATE(&quot;,{ModeAlt2,&quot;&quot;&quot;;[.$R56];&quot;&quot;&quot;}&quot;);&quot;&quot;)">
            <text:p/>
          </table:table-cell>
          <table:table-cell table:style-name="ce109" table:formula="of:=IF([.$S56]&lt;&gt;&quot;&quot;;CONCATENATE(&quot;,{ModeAlt3,&quot;&quot;&quot;;[.$S56];&quot;&quot;&quot;}&quot;);&quot;&quot;)">
            <text:p/>
          </table:table-cell>
          <table:table-cell table:style-name="ce109" table:formula="of:=IF([.$T56]&lt;&gt;&quot;&quot;;CONCATENATE(&quot;,{ModeAlt6,&quot;&quot;&quot;;[.$T56];&quot;&quot;&quot;}&quot;);&quot;&quot;)">
            <text:p/>
          </table:table-cell>
          <table:table-cell table:style-name="ce109" table:formula="of:=CONCATENATE(&quot;{&quot;;[.$J56];&quot;,{&quot;;[.$K56];&quot;,&quot;;[.$L56];&quot;,&quot;;[.$M56];&quot;,&quot;;[.$N56];&quot;,&quot;;[.$O56];&quot;},{&quot;;[.$U56];[.$V56];[.$W56];[.$X56];[.$Y56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ND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9" table:formula="of:=([.$N57]-1)*2+[.$O57]" office:value-type="float" office:value="20" calcext:value-type="float">
            <text:p>20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10" calcext:value-type="float">
            <text:p>10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57]=&quot;TypeGpio&quot;;CONCATENATE(&quot;GPIO&quot;;[.$I57]);[.$I57])" office:value-type="string" office:string-value="GND" calcext:value-type="string">
            <text:p>GND</text:p>
          </table:table-cell>
          <table:table-cell table:style-name="ce124" table:formula="of:=IF([.$J57]=&quot;TypeGpio&quot;;CONCATENATE(&quot;GPIO&quot;;[.$I57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57];&quot;&quot;&quot;}&quot;)" office:value-type="string" office:string-value="{ModeInput,&quot;GND&quot;}" calcext:value-type="string">
            <text:p>{ModeInput,"GND"}</text:p>
          </table:table-cell>
          <table:table-cell table:style-name="ce109" table:formula="of:=IF([.$Q57]&lt;&gt;&quot;&quot;;CONCATENATE(&quot;,{ModeOutput,&quot;&quot;&quot;;[.$Q57];&quot;&quot;&quot;}&quot;);&quot;&quot;)">
            <text:p/>
          </table:table-cell>
          <table:table-cell table:style-name="ce109" table:formula="of:=IF([.$R57]&lt;&gt;&quot;&quot;;CONCATENATE(&quot;,{ModeAlt2,&quot;&quot;&quot;;[.$R57];&quot;&quot;&quot;}&quot;);&quot;&quot;)">
            <text:p/>
          </table:table-cell>
          <table:table-cell table:style-name="ce109" table:formula="of:=IF([.$S57]&lt;&gt;&quot;&quot;;CONCATENATE(&quot;,{ModeAlt3,&quot;&quot;&quot;;[.$S57];&quot;&quot;&quot;}&quot;);&quot;&quot;)">
            <text:p/>
          </table:table-cell>
          <table:table-cell table:style-name="ce109" table:formula="of:=IF([.$T57]&lt;&gt;&quot;&quot;;CONCATENATE(&quot;,{ModeAlt6,&quot;&quot;&quot;;[.$T57];&quot;&quot;&quot;}&quot;);&quot;&quot;)">
            <text:p/>
          </table:table-cell>
          <table:table-cell table:style-name="ce109" table:formula="of:=CONCATENATE(&quot;{&quot;;[.$J57];&quot;,{&quot;;[.$K57];&quot;,&quot;;[.$L57];&quot;,&quot;;[.$M57];&quot;,&quot;;[.$N57];&quot;,&quot;;[.$O57];&quot;},{&quot;;[.$U57];[.$V57];[.$W57];[.$X57];[.$Y57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ND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9" table:formula="of:=([.$N58]-1)*2+[.$O58]" office:value-type="float" office:value="25" calcext:value-type="float">
            <text:p>25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13" calcext:value-type="float">
            <text:p>13</text:p>
          </table:table-cell>
          <table:table-cell table:style-name="ce109" office:value-type="float" office:value="1" calcext:value-type="float">
            <text:p>1</text:p>
          </table:table-cell>
          <table:table-cell table:style-name="ce124" table:formula="of:=IF([.$J58]=&quot;TypeGpio&quot;;CONCATENATE(&quot;GPIO&quot;;[.$I58]);[.$I58])" office:value-type="string" office:string-value="GND" calcext:value-type="string">
            <text:p>GND</text:p>
          </table:table-cell>
          <table:table-cell table:style-name="ce124" table:formula="of:=IF([.$J58]=&quot;TypeGpio&quot;;CONCATENATE(&quot;GPIO&quot;;[.$I58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58];&quot;&quot;&quot;}&quot;)" office:value-type="string" office:string-value="{ModeInput,&quot;GND&quot;}" calcext:value-type="string">
            <text:p>{ModeInput,"GND"}</text:p>
          </table:table-cell>
          <table:table-cell table:style-name="ce109" table:formula="of:=IF([.$Q58]&lt;&gt;&quot;&quot;;CONCATENATE(&quot;,{ModeOutput,&quot;&quot;&quot;;[.$Q58];&quot;&quot;&quot;}&quot;);&quot;&quot;)">
            <text:p/>
          </table:table-cell>
          <table:table-cell table:style-name="ce109" table:formula="of:=IF([.$R58]&lt;&gt;&quot;&quot;;CONCATENATE(&quot;,{ModeAlt2,&quot;&quot;&quot;;[.$R58];&quot;&quot;&quot;}&quot;);&quot;&quot;)">
            <text:p/>
          </table:table-cell>
          <table:table-cell table:style-name="ce109" table:formula="of:=IF([.$S58]&lt;&gt;&quot;&quot;;CONCATENATE(&quot;,{ModeAlt3,&quot;&quot;&quot;;[.$S58];&quot;&quot;&quot;}&quot;);&quot;&quot;)">
            <text:p/>
          </table:table-cell>
          <table:table-cell table:style-name="ce109" table:formula="of:=IF([.$T58]&lt;&gt;&quot;&quot;;CONCATENATE(&quot;,{ModeAlt6,&quot;&quot;&quot;;[.$T58];&quot;&quot;&quot;}&quot;);&quot;&quot;)">
            <text:p/>
          </table:table-cell>
          <table:table-cell table:style-name="ce109" table:formula="of:=CONCATENATE(&quot;{&quot;;[.$J58];&quot;,{&quot;;[.$K58];&quot;,&quot;;[.$L58];&quot;,&quot;;[.$M58];&quot;,&quot;;[.$N58];&quot;,&quot;;[.$O58];&quot;},{&quot;;[.$U58];[.$V58];[.$W58];[.$X58];[.$Y58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ND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9" table:formula="of:=([.$N59]-1)*2+[.$O59]" office:value-type="float" office:value="30" calcext:value-type="float">
            <text:p>30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9" office:value-type="float" office:value="15" calcext:value-type="float">
            <text:p>15</text:p>
          </table:table-cell>
          <table:table-cell table:style-name="ce109" office:value-type="float" office:value="2" calcext:value-type="float">
            <text:p>2</text:p>
          </table:table-cell>
          <table:table-cell table:style-name="ce124" table:formula="of:=IF([.$J59]=&quot;TypeGpio&quot;;CONCATENATE(&quot;GPIO&quot;;[.$I59]);[.$I59])" office:value-type="string" office:string-value="GND" calcext:value-type="string">
            <text:p>GND</text:p>
          </table:table-cell>
          <table:table-cell table:style-name="ce124" table:formula="of:=IF([.$J59]=&quot;TypeGpio&quot;;CONCATENATE(&quot;GPIO&quot;;[.$I59]);&quot;&quot;)">
            <text:p/>
          </table:table-cell>
          <table:table-cell table:style-name="ce109" table:number-columns-repeated="3"/>
          <table:table-cell table:style-name="ce109" table:formula="of:=CONCATENATE(&quot;{ModeInput,&quot;&quot;&quot;;[.$P59];&quot;&quot;&quot;}&quot;)" office:value-type="string" office:string-value="{ModeInput,&quot;GND&quot;}" calcext:value-type="string">
            <text:p>{ModeInput,"GND"}</text:p>
          </table:table-cell>
          <table:table-cell table:style-name="ce109" table:formula="of:=IF([.$Q59]&lt;&gt;&quot;&quot;;CONCATENATE(&quot;,{ModeOutput,&quot;&quot;&quot;;[.$Q59];&quot;&quot;&quot;}&quot;);&quot;&quot;)">
            <text:p/>
          </table:table-cell>
          <table:table-cell table:style-name="ce109" table:formula="of:=IF([.$R59]&lt;&gt;&quot;&quot;;CONCATENATE(&quot;,{ModeAlt2,&quot;&quot;&quot;;[.$R59];&quot;&quot;&quot;}&quot;);&quot;&quot;)">
            <text:p/>
          </table:table-cell>
          <table:table-cell table:style-name="ce109" table:formula="of:=IF([.$S59]&lt;&gt;&quot;&quot;;CONCATENATE(&quot;,{ModeAlt3,&quot;&quot;&quot;;[.$S59];&quot;&quot;&quot;}&quot;);&quot;&quot;)">
            <text:p/>
          </table:table-cell>
          <table:table-cell table:style-name="ce109" table:formula="of:=IF([.$T59]&lt;&gt;&quot;&quot;;CONCATENATE(&quot;,{ModeAlt6,&quot;&quot;&quot;;[.$T59];&quot;&quot;&quot;}&quot;);&quot;&quot;)">
            <text:p/>
          </table:table-cell>
          <table:table-cell table:style-name="ce109" table:formula="of:=CONCATENATE(&quot;{&quot;;[.$J59];&quot;,{&quot;;[.$K59];&quot;,&quot;;[.$L59];&quot;,&quot;;[.$M59];&quot;,&quot;;[.$N59];&quot;,&quot;;[.$O59];&quot;},{&quot;;[.$U59];[.$V59];[.$W59];[.$X59];[.$Y59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NC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N60]-1)*2+[.$O60]" office:value-type="float" office:value="32" calcext:value-type="float">
            <text:p>32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/>
          <table:table-cell table:style-name="ce101" office:value-type="string" calcext:value-type="string">
            <text:p>TypeNotConnecte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2" calcext:value-type="float">
            <text:p>2</text:p>
          </table:table-cell>
          <table:table-cell table:style-name="ce125" office:value-type="string" calcext:value-type="string">
            <text:p>NC</text:p>
          </table:table-cell>
          <table:table-cell table:style-name="ce125" table:formula="of:=IF([.$J60]=&quot;TypeGpio&quot;;CONCATENATE(&quot;GPIO&quot;;[.$I60]);&quot;&quot;)">
            <text:p/>
          </table:table-cell>
          <table:table-cell table:style-name="ce101" table:number-columns-repeated="3"/>
          <table:table-cell table:style-name="ce101" table:formula="of:=CONCATENATE(&quot;{ModeInput,&quot;&quot;&quot;;[.$P60];&quot;&quot;&quot;}&quot;)" office:value-type="string" office:string-value="{ModeInput,&quot;NC&quot;}" calcext:value-type="string">
            <text:p>{ModeInput,"NC"}</text:p>
          </table:table-cell>
          <table:table-cell table:style-name="ce101" table:formula="of:=IF([.$Q60]&lt;&gt;&quot;&quot;;CONCATENATE(&quot;,{ModeOutput,&quot;&quot;&quot;;[.$Q60];&quot;&quot;&quot;}&quot;);&quot;&quot;)">
            <text:p/>
          </table:table-cell>
          <table:table-cell table:style-name="ce101" table:formula="of:=IF([.$R60]&lt;&gt;&quot;&quot;;CONCATENATE(&quot;,{ModeAlt2,&quot;&quot;&quot;;[.$R60];&quot;&quot;&quot;}&quot;);&quot;&quot;)">
            <text:p/>
          </table:table-cell>
          <table:table-cell table:style-name="ce101" table:formula="of:=IF([.$S60]&lt;&gt;&quot;&quot;;CONCATENATE(&quot;,{ModeAlt3,&quot;&quot;&quot;;[.$S60];&quot;&quot;&quot;}&quot;);&quot;&quot;)">
            <text:p/>
          </table:table-cell>
          <table:table-cell table:style-name="ce101" table:formula="of:=IF([.$T60]&lt;&gt;&quot;&quot;;CONCATENATE(&quot;,{ModeAlt6,&quot;&quot;&quot;;[.$T60];&quot;&quot;&quot;}&quot;);&quot;&quot;)">
            <text:p/>
          </table:table-cell>
          <table:table-cell table:style-name="ce101" table:formula="of:=CONCATENATE(&quot;{&quot;;[.$J60];&quot;,{&quot;;[.$K60];&quot;,&quot;;[.$L60];&quot;,&quot;;[.$M60];&quot;,&quot;;[.$N60];&quot;,&quot;;[.$O60];&quot;},{&quot;;[.$U60];[.$V60];[.$W60];[.$X60];[.$Y60];&quot;}},&quot;)" office:value-type="string" office:string-value="{TypeNotConnected,{-1,-1,-1,16,2},{{ModeInput,&quot;NC&quot;}}}," calcext:value-type="string">
            <text:p>{TypeNotConnected,{-1,-1,-1,16,2},{{ModeInput,"NC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NC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N61]-1)*2+[.$O61]" office:value-type="float" office:value="33" calcext:value-type="float">
            <text:p>33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/>
          <table:table-cell table:style-name="ce101" office:value-type="string" calcext:value-type="string">
            <text:p>TypeNotConnecte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" calcext:value-type="float">
            <text:p>1</text:p>
          </table:table-cell>
          <table:table-cell table:style-name="ce125" office:value-type="string" calcext:value-type="string">
            <text:p>NC</text:p>
          </table:table-cell>
          <table:table-cell table:style-name="ce125" table:formula="of:=IF([.$J61]=&quot;TypeGpio&quot;;CONCATENATE(&quot;GPIO&quot;;[.$I61]);&quot;&quot;)">
            <text:p/>
          </table:table-cell>
          <table:table-cell table:style-name="ce101" table:number-columns-repeated="3"/>
          <table:table-cell table:style-name="ce101" table:formula="of:=CONCATENATE(&quot;{ModeInput,&quot;&quot;&quot;;[.$P61];&quot;&quot;&quot;}&quot;)" office:value-type="string" office:string-value="{ModeInput,&quot;NC&quot;}" calcext:value-type="string">
            <text:p>{ModeInput,"NC"}</text:p>
          </table:table-cell>
          <table:table-cell table:style-name="ce101" table:formula="of:=IF([.$Q61]&lt;&gt;&quot;&quot;;CONCATENATE(&quot;,{ModeOutput,&quot;&quot;&quot;;[.$Q61];&quot;&quot;&quot;}&quot;);&quot;&quot;)">
            <text:p/>
          </table:table-cell>
          <table:table-cell table:style-name="ce101" table:formula="of:=IF([.$R61]&lt;&gt;&quot;&quot;;CONCATENATE(&quot;,{ModeAlt2,&quot;&quot;&quot;;[.$R61];&quot;&quot;&quot;}&quot;);&quot;&quot;)">
            <text:p/>
          </table:table-cell>
          <table:table-cell table:style-name="ce101" table:formula="of:=IF([.$S61]&lt;&gt;&quot;&quot;;CONCATENATE(&quot;,{ModeAlt3,&quot;&quot;&quot;;[.$S61];&quot;&quot;&quot;}&quot;);&quot;&quot;)">
            <text:p/>
          </table:table-cell>
          <table:table-cell table:style-name="ce101" table:formula="of:=IF([.$T61]&lt;&gt;&quot;&quot;;CONCATENATE(&quot;,{ModeAlt6,&quot;&quot;&quot;;[.$T61];&quot;&quot;&quot;}&quot;);&quot;&quot;)">
            <text:p/>
          </table:table-cell>
          <table:table-cell table:style-name="ce101" table:formula="of:=CONCATENATE(&quot;{&quot;;[.$J61];&quot;,{&quot;;[.$K61];&quot;,&quot;;[.$L61];&quot;,&quot;;[.$M61];&quot;,&quot;;[.$N61];&quot;,&quot;;[.$O61];&quot;},{&quot;;[.$U61];[.$V61];[.$W61];[.$X61];[.$Y61];&quot;}},&quot;)" office:value-type="string" office:string-value="{TypeNotConnected,{-1,-1,-1,17,1},{{ModeInput,&quot;NC&quot;}}}," calcext:value-type="string">
            <text:p>{TypeNotConnected,{-1,-1,-1,17,1},{{ModeInput,"NC"}}},</text:p>
          </table:table-cell>
          <table:table-cell table:number-columns-repeated="998"/>
        </table:table-row>
        <table:table-row table:style-name="ro1">
          <table:table-cell table:style-name="ce119" office:value-type="string" calcext:value-type="string">
            <text:p>GND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1" table:formula="of:=([.$N62]-1)*2+[.$O62]" office:value-type="float" office:value="34" calcext:value-type="float">
            <text:p>34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IF([.$J62]=&quot;TypeGpio&quot;;CONCATENATE(&quot;GPIO&quot;;[.$I62]);[.$I62])" office:value-type="string" office:string-value="GND" calcext:value-type="string">
            <text:p>GND</text:p>
          </table:table-cell>
          <table:table-cell table:style-name="ce125" table:formula="of:=IF([.$J62]=&quot;TypeGpio&quot;;CONCATENATE(&quot;GPIO&quot;;[.$I62]);&quot;&quot;)">
            <text:p/>
          </table:table-cell>
          <table:table-cell table:style-name="ce101" table:number-columns-repeated="3"/>
          <table:table-cell table:style-name="ce101" table:formula="of:=CONCATENATE(&quot;{ModeInput,&quot;&quot;&quot;;[.$P62];&quot;&quot;&quot;}&quot;)" office:value-type="string" office:string-value="{ModeInput,&quot;GND&quot;}" calcext:value-type="string">
            <text:p>{ModeInput,"GND"}</text:p>
          </table:table-cell>
          <table:table-cell table:style-name="ce101" table:formula="of:=IF([.$Q62]&lt;&gt;&quot;&quot;;CONCATENATE(&quot;,{ModeOutput,&quot;&quot;&quot;;[.$Q62];&quot;&quot;&quot;}&quot;);&quot;&quot;)">
            <text:p/>
          </table:table-cell>
          <table:table-cell table:style-name="ce101" table:formula="of:=IF([.$R62]&lt;&gt;&quot;&quot;;CONCATENATE(&quot;,{ModeAlt2,&quot;&quot;&quot;;[.$R62];&quot;&quot;&quot;}&quot;);&quot;&quot;)">
            <text:p/>
          </table:table-cell>
          <table:table-cell table:style-name="ce101" table:formula="of:=IF([.$S62]&lt;&gt;&quot;&quot;;CONCATENATE(&quot;,{ModeAlt3,&quot;&quot;&quot;;[.$S62];&quot;&quot;&quot;}&quot;);&quot;&quot;)">
            <text:p/>
          </table:table-cell>
          <table:table-cell table:style-name="ce101" table:formula="of:=IF([.$T62]&lt;&gt;&quot;&quot;;CONCATENATE(&quot;,{ModeAlt6,&quot;&quot;&quot;;[.$T62];&quot;&quot;&quot;}&quot;);&quot;&quot;)">
            <text:p/>
          </table:table-cell>
          <table:table-cell table:style-name="ce101" table:formula="of:=CONCATENATE(&quot;{&quot;;[.$J62];&quot;,{&quot;;[.$K62];&quot;,&quot;;[.$L62];&quot;,&quot;;[.$M62];&quot;,&quot;;[.$N62];&quot;,&quot;;[.$O62];&quot;},{&quot;;[.$U62];[.$V62];[.$W62];[.$X62];[.$Y62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NC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N63]-1)*2+[.$O63]" office:value-type="float" office:value="35" calcext:value-type="float">
            <text:p>35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/>
          <table:table-cell table:style-name="ce101" office:value-type="string" calcext:value-type="string">
            <text:p>TypeNotConnecte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" calcext:value-type="float">
            <text:p>1</text:p>
          </table:table-cell>
          <table:table-cell table:style-name="ce125" office:value-type="string" calcext:value-type="string">
            <text:p>NC</text:p>
          </table:table-cell>
          <table:table-cell table:style-name="ce125" table:formula="of:=IF([.$J63]=&quot;TypeGpio&quot;;CONCATENATE(&quot;GPIO&quot;;[.$I63]);&quot;&quot;)">
            <text:p/>
          </table:table-cell>
          <table:table-cell table:style-name="ce101" table:number-columns-repeated="3"/>
          <table:table-cell table:style-name="ce101" table:formula="of:=CONCATENATE(&quot;{ModeInput,&quot;&quot;&quot;;[.$P63];&quot;&quot;&quot;}&quot;)" office:value-type="string" office:string-value="{ModeInput,&quot;NC&quot;}" calcext:value-type="string">
            <text:p>{ModeInput,"NC"}</text:p>
          </table:table-cell>
          <table:table-cell table:style-name="ce101" table:formula="of:=IF([.$Q63]&lt;&gt;&quot;&quot;;CONCATENATE(&quot;,{ModeOutput,&quot;&quot;&quot;;[.$Q63];&quot;&quot;&quot;}&quot;);&quot;&quot;)">
            <text:p/>
          </table:table-cell>
          <table:table-cell table:style-name="ce101" table:formula="of:=IF([.$R63]&lt;&gt;&quot;&quot;;CONCATENATE(&quot;,{ModeAlt2,&quot;&quot;&quot;;[.$R63];&quot;&quot;&quot;}&quot;);&quot;&quot;)">
            <text:p/>
          </table:table-cell>
          <table:table-cell table:style-name="ce101" table:formula="of:=IF([.$S63]&lt;&gt;&quot;&quot;;CONCATENATE(&quot;,{ModeAlt3,&quot;&quot;&quot;;[.$S63];&quot;&quot;&quot;}&quot;);&quot;&quot;)">
            <text:p/>
          </table:table-cell>
          <table:table-cell table:style-name="ce101" table:formula="of:=IF([.$T63]&lt;&gt;&quot;&quot;;CONCATENATE(&quot;,{ModeAlt6,&quot;&quot;&quot;;[.$T63];&quot;&quot;&quot;}&quot;);&quot;&quot;)">
            <text:p/>
          </table:table-cell>
          <table:table-cell table:style-name="ce101" table:formula="of:=CONCATENATE(&quot;{&quot;;[.$J63];&quot;,{&quot;;[.$K63];&quot;,&quot;;[.$L63];&quot;,&quot;;[.$M63];&quot;,&quot;;[.$N63];&quot;,&quot;;[.$O63];&quot;},{&quot;;[.$U63];[.$V63];[.$W63];[.$X63];[.$Y63];&quot;}},&quot;)" office:value-type="string" office:string-value="{TypeNotConnected,{-1,-1,-1,18,1},{{ModeInput,&quot;NC&quot;}}}," calcext:value-type="string">
            <text:p>{TypeNotConnected,{-1,-1,-1,18,1},{{ModeInput,"NC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NC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N64]-1)*2+[.$O64]" office:value-type="float" office:value="36" calcext:value-type="float">
            <text:p>36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/>
          <table:table-cell table:style-name="ce101" office:value-type="string" calcext:value-type="string">
            <text:p>TypeNotConnecte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" calcext:value-type="float">
            <text:p>2</text:p>
          </table:table-cell>
          <table:table-cell table:style-name="ce125" office:value-type="string" calcext:value-type="string">
            <text:p>NC</text:p>
          </table:table-cell>
          <table:table-cell table:style-name="ce125" table:formula="of:=IF([.$J64]=&quot;TypeGpio&quot;;CONCATENATE(&quot;GPIO&quot;;[.$I64]);&quot;&quot;)">
            <text:p/>
          </table:table-cell>
          <table:table-cell table:style-name="ce101" table:number-columns-repeated="3"/>
          <table:table-cell table:style-name="ce101" table:formula="of:=CONCATENATE(&quot;{ModeInput,&quot;&quot;&quot;;[.$P64];&quot;&quot;&quot;}&quot;)" office:value-type="string" office:string-value="{ModeInput,&quot;NC&quot;}" calcext:value-type="string">
            <text:p>{ModeInput,"NC"}</text:p>
          </table:table-cell>
          <table:table-cell table:style-name="ce101" table:formula="of:=IF([.$Q64]&lt;&gt;&quot;&quot;;CONCATENATE(&quot;,{ModeOutput,&quot;&quot;&quot;;[.$Q64];&quot;&quot;&quot;}&quot;);&quot;&quot;)">
            <text:p/>
          </table:table-cell>
          <table:table-cell table:style-name="ce101" table:formula="of:=IF([.$R64]&lt;&gt;&quot;&quot;;CONCATENATE(&quot;,{ModeAlt2,&quot;&quot;&quot;;[.$R64];&quot;&quot;&quot;}&quot;);&quot;&quot;)">
            <text:p/>
          </table:table-cell>
          <table:table-cell table:style-name="ce101" table:formula="of:=IF([.$S64]&lt;&gt;&quot;&quot;;CONCATENATE(&quot;,{ModeAlt3,&quot;&quot;&quot;;[.$S64];&quot;&quot;&quot;}&quot;);&quot;&quot;)">
            <text:p/>
          </table:table-cell>
          <table:table-cell table:style-name="ce101" table:formula="of:=IF([.$T64]&lt;&gt;&quot;&quot;;CONCATENATE(&quot;,{ModeAlt6,&quot;&quot;&quot;;[.$T64];&quot;&quot;&quot;}&quot;);&quot;&quot;)">
            <text:p/>
          </table:table-cell>
          <table:table-cell table:style-name="ce101" table:formula="of:=CONCATENATE(&quot;{&quot;;[.$J64];&quot;,{&quot;;[.$K64];&quot;,&quot;;[.$L64];&quot;,&quot;;[.$M64];&quot;,&quot;;[.$N64];&quot;,&quot;;[.$O64];&quot;},{&quot;;[.$U64];[.$V64];[.$W64];[.$X64];[.$Y64];&quot;}},&quot;)" office:value-type="string" office:string-value="{TypeNotConnected,{-1,-1,-1,18,2},{{ModeInput,&quot;NC&quot;}}}," calcext:value-type="string">
            <text:p>{TypeNotConnected,{-1,-1,-1,18,2},{{ModeInput,"NC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NC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N65]-1)*2+[.$O65]" office:value-type="float" office:value="38" calcext:value-type="float">
            <text:p>38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/>
          <table:table-cell table:style-name="ce101" office:value-type="string" calcext:value-type="string">
            <text:p>TypeNotConnecte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" calcext:value-type="float">
            <text:p>2</text:p>
          </table:table-cell>
          <table:table-cell table:style-name="ce125" office:value-type="string" calcext:value-type="string">
            <text:p>NC</text:p>
          </table:table-cell>
          <table:table-cell table:style-name="ce125" table:formula="of:=IF([.$J65]=&quot;TypeGpio&quot;;CONCATENATE(&quot;GPIO&quot;;[.$I65]);&quot;&quot;)">
            <text:p/>
          </table:table-cell>
          <table:table-cell table:style-name="ce101" table:number-columns-repeated="3"/>
          <table:table-cell table:style-name="ce101" table:formula="of:=CONCATENATE(&quot;{ModeInput,&quot;&quot;&quot;;[.$P65];&quot;&quot;&quot;}&quot;)" office:value-type="string" office:string-value="{ModeInput,&quot;NC&quot;}" calcext:value-type="string">
            <text:p>{ModeInput,"NC"}</text:p>
          </table:table-cell>
          <table:table-cell table:style-name="ce101" table:formula="of:=IF([.$Q65]&lt;&gt;&quot;&quot;;CONCATENATE(&quot;,{ModeOutput,&quot;&quot;&quot;;[.$Q65];&quot;&quot;&quot;}&quot;);&quot;&quot;)">
            <text:p/>
          </table:table-cell>
          <table:table-cell table:style-name="ce101" table:formula="of:=IF([.$R65]&lt;&gt;&quot;&quot;;CONCATENATE(&quot;,{ModeAlt2,&quot;&quot;&quot;;[.$R65];&quot;&quot;&quot;}&quot;);&quot;&quot;)">
            <text:p/>
          </table:table-cell>
          <table:table-cell table:style-name="ce101" table:formula="of:=IF([.$S65]&lt;&gt;&quot;&quot;;CONCATENATE(&quot;,{ModeAlt3,&quot;&quot;&quot;;[.$S65];&quot;&quot;&quot;}&quot;);&quot;&quot;)">
            <text:p/>
          </table:table-cell>
          <table:table-cell table:style-name="ce101" table:formula="of:=IF([.$T65]&lt;&gt;&quot;&quot;;CONCATENATE(&quot;,{ModeAlt6,&quot;&quot;&quot;;[.$T65];&quot;&quot;&quot;}&quot;);&quot;&quot;)">
            <text:p/>
          </table:table-cell>
          <table:table-cell table:style-name="ce101" table:formula="of:=CONCATENATE(&quot;{&quot;;[.$J65];&quot;,{&quot;;[.$K65];&quot;,&quot;;[.$L65];&quot;,&quot;;[.$M65];&quot;,&quot;;[.$N65];&quot;,&quot;;[.$O65];&quot;},{&quot;;[.$U65];[.$V65];[.$W65];[.$X65];[.$Y65];&quot;}},&quot;)" office:value-type="string" office:string-value="{TypeNotConnected,{-1,-1,-1,19,2},{{ModeInput,&quot;NC&quot;}}}," calcext:value-type="string">
            <text:p>{TypeNotConnected,{-1,-1,-1,19,2},{{ModeInput,"NC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GND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1" table:formula="of:=([.$N66]-1)*2+[.$O66]" office:value-type="float" office:value="39" calcext:value-type="float">
            <text:p>39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IF([.$J66]=&quot;TypeGpio&quot;;CONCATENATE(&quot;GPIO&quot;;[.$I66]);[.$I66])" office:value-type="string" office:string-value="GND" calcext:value-type="string">
            <text:p>GND</text:p>
          </table:table-cell>
          <table:table-cell table:style-name="ce125" table:formula="of:=IF([.$J66]=&quot;TypeGpio&quot;;CONCATENATE(&quot;GPIO&quot;;[.$I66]);&quot;&quot;)">
            <text:p/>
          </table:table-cell>
          <table:table-cell table:style-name="ce101" table:number-columns-repeated="3"/>
          <table:table-cell table:style-name="ce101" table:formula="of:=CONCATENATE(&quot;{ModeInput,&quot;&quot;&quot;;[.$P66];&quot;&quot;&quot;}&quot;)" office:value-type="string" office:string-value="{ModeInput,&quot;GND&quot;}" calcext:value-type="string">
            <text:p>{ModeInput,"GND"}</text:p>
          </table:table-cell>
          <table:table-cell table:style-name="ce101" table:formula="of:=IF([.$Q66]&lt;&gt;&quot;&quot;;CONCATENATE(&quot;,{ModeOutput,&quot;&quot;&quot;;[.$Q66];&quot;&quot;&quot;}&quot;);&quot;&quot;)">
            <text:p/>
          </table:table-cell>
          <table:table-cell table:style-name="ce101" table:formula="of:=IF([.$R66]&lt;&gt;&quot;&quot;;CONCATENATE(&quot;,{ModeAlt2,&quot;&quot;&quot;;[.$R66];&quot;&quot;&quot;}&quot;);&quot;&quot;)">
            <text:p/>
          </table:table-cell>
          <table:table-cell table:style-name="ce101" table:formula="of:=IF([.$S66]&lt;&gt;&quot;&quot;;CONCATENATE(&quot;,{ModeAlt3,&quot;&quot;&quot;;[.$S66];&quot;&quot;&quot;}&quot;);&quot;&quot;)">
            <text:p/>
          </table:table-cell>
          <table:table-cell table:style-name="ce101" table:formula="of:=IF([.$T66]&lt;&gt;&quot;&quot;;CONCATENATE(&quot;,{ModeAlt6,&quot;&quot;&quot;;[.$T66];&quot;&quot;&quot;}&quot;);&quot;&quot;)">
            <text:p/>
          </table:table-cell>
          <table:table-cell table:style-name="ce101" table:formula="of:=CONCATENATE(&quot;{&quot;;[.$J66];&quot;,{&quot;;[.$K66];&quot;,&quot;;[.$L66];&quot;,&quot;;[.$M66];&quot;,&quot;;[.$N66];&quot;,&quot;;[.$O66];&quot;},{&quot;;[.$U66];[.$V66];[.$W66];[.$X66];[.$Y66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116" table:number-columns-repeated="998"/>
        </table:table-row>
        <table:table-row table:style-name="ro1">
          <table:table-cell table:style-name="ce119" office:value-type="string" calcext:value-type="string">
            <text:p>NC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N67]-1)*2+[.$O67]" office:value-type="float" office:value="40" calcext:value-type="float">
            <text:p>40</text:p>
          </table:table-cell>
          <table:table-cell table:style-name="ce66" office:value-type="string" calcext:value-type="string">
            <text:p>CON1</text:p>
          </table:table-cell>
          <table:table-cell table:style-name="ce66" table:number-columns-repeated="2"/>
          <table:table-cell table:style-name="ce119"/>
          <table:table-cell table:style-name="ce101" office:value-type="string" calcext:value-type="string">
            <text:p>TypeNotConnected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" calcext:value-type="float">
            <text:p>2</text:p>
          </table:table-cell>
          <table:table-cell table:style-name="ce125" office:value-type="string" calcext:value-type="string">
            <text:p>NC</text:p>
          </table:table-cell>
          <table:table-cell table:style-name="ce125" table:formula="of:=IF([.$J67]=&quot;TypeGpio&quot;;CONCATENATE(&quot;GPIO&quot;;[.$I67]);&quot;&quot;)">
            <text:p/>
          </table:table-cell>
          <table:table-cell table:style-name="ce101" table:number-columns-repeated="3"/>
          <table:table-cell table:style-name="ce101" table:formula="of:=CONCATENATE(&quot;{ModeInput,&quot;&quot;&quot;;[.$P67];&quot;&quot;&quot;}&quot;)" office:value-type="string" office:string-value="{ModeInput,&quot;NC&quot;}" calcext:value-type="string">
            <text:p>{ModeInput,"NC"}</text:p>
          </table:table-cell>
          <table:table-cell table:style-name="ce101" table:formula="of:=IF([.$Q67]&lt;&gt;&quot;&quot;;CONCATENATE(&quot;,{ModeOutput,&quot;&quot;&quot;;[.$Q67];&quot;&quot;&quot;}&quot;);&quot;&quot;)">
            <text:p/>
          </table:table-cell>
          <table:table-cell table:style-name="ce101" table:formula="of:=IF([.$R67]&lt;&gt;&quot;&quot;;CONCATENATE(&quot;,{ModeAlt2,&quot;&quot;&quot;;[.$R67];&quot;&quot;&quot;}&quot;);&quot;&quot;)">
            <text:p/>
          </table:table-cell>
          <table:table-cell table:style-name="ce101" table:formula="of:=IF([.$S67]&lt;&gt;&quot;&quot;;CONCATENATE(&quot;,{ModeAlt3,&quot;&quot;&quot;;[.$S67];&quot;&quot;&quot;}&quot;);&quot;&quot;)">
            <text:p/>
          </table:table-cell>
          <table:table-cell table:style-name="ce101" table:formula="of:=IF([.$T67]&lt;&gt;&quot;&quot;;CONCATENATE(&quot;,{ModeAlt6,&quot;&quot;&quot;;[.$T67];&quot;&quot;&quot;}&quot;);&quot;&quot;)">
            <text:p/>
          </table:table-cell>
          <table:table-cell table:style-name="ce101" table:formula="of:=CONCATENATE(&quot;{&quot;;[.$J67];&quot;,{&quot;;[.$K67];&quot;,&quot;;[.$L67];&quot;,&quot;;[.$M67];&quot;,&quot;;[.$N67];&quot;,&quot;;[.$O67];&quot;},{&quot;;[.$U67];[.$V67];[.$W67];[.$X67];[.$Y67];&quot;}},&quot;)" office:value-type="string" office:string-value="{TypeNotConnected,{-1,-1,-1,20,2},{{ModeInput,&quot;NC&quot;}}}," calcext:value-type="string">
            <text:p>{TypeNotConnected,{-1,-1,-1,20,2},{{ModeInput,"NC"}}},</text:p>
          </table:table-cell>
          <table:table-cell table:style-name="ce116" table:number-columns-repeated="998"/>
        </table:table-row>
        <table:table-row table:style-name="ro1" table:number-rows-repeated="104850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pi rev1" table:style-name="ta1" table:print-ranges="'rpi rev1'.A1:'rpi rev1'.J15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20" table:default-cell-style-name="Default"/>
        <table:table-column table:style-name="co8" table:number-columns-repeated="5" table:default-cell-style-name="Default"/>
        <table:table-column table:style-name="co21" table:number-columns-repeated="2" table:default-cell-style-name="Default"/>
        <table:table-column table:style-name="co8" table:number-columns-repeated="949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0"/>
          <table:table-cell table:style-name="ce60"/>
          <table:table-cell/>
          <table:table-cell table:style-name="ce60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r2</text:p>
          </table:table-cell>
          <table:table-cell table:style-name="ce60"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0" calcext:value-type="float">
            <text:p>0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5V </text:p>
          </table:table-cell>
          <table:table-cell table:style-name="ce43" office:value-type="float" office:value="2" calcext:value-type="float">
            <text:p>2</text:p>
          </table:table-cell>
          <table:table-cell table:style-name="ce43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70" office:value-type="string" calcext:value-type="string">
            <text:p>I2C_SDA </text:p>
          </table:table-cell>
          <table:table-cell table:style-name="ce70" office:value-type="float" office:value="3" calcext:value-type="float">
            <text:p>3</text:p>
          </table:table-cell>
          <table:table-cell table:style-name="ce70" office:value-type="float" office:value="8" calcext:value-type="float">
            <text:p>8</text:p>
          </table:table-cell>
          <table:table-cell table:number-columns-repeated="2" table:style-name="ce70" office:value-type="float" office:value="0" calcext:value-type="float">
            <text:p>0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70" office:value-type="string" calcext:value-type="string">
            <text:p>I2C_SCL </text:p>
          </table:table-cell>
          <table:table-cell table:style-name="ce70" office:value-type="float" office:value="5" calcext:value-type="float">
            <text:p>5</text:p>
          </table:table-cell>
          <table:table-cell table:style-name="ce70" office:value-type="float" office:value="9" calcext:value-type="float">
            <text:p>9</text:p>
          </table:table-cell>
          <table:table-cell table:number-columns-repeated="2" table:style-name="ce70" office:value-type="float" office:value="1" calcext:value-type="float">
            <text:p>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21" calcext:value-type="float">
            <text:p>21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70" office:value-type="string" calcext:value-type="string">
            <text:p>GPIO_GEN2 </text:p>
          </table:table-cell>
          <table:table-cell table:style-name="ce70" office:value-type="float" office:value="13" calcext:value-type="float">
            <text:p>13</text:p>
          </table:table-cell>
          <table:table-cell table:style-name="ce70" office:value-type="float" office:value="2" calcext:value-type="float">
            <text:p>2</text:p>
          </table:table-cell>
          <table:table-cell table:number-columns-repeated="2" table:style-name="ce70" office:value-type="float" office:value="21" calcext:value-type="float">
            <text:p>2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14" calcext:value-type="float">
            <text:p>14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48" office:value-type="string" calcext:value-type="string">
            <text:p>X</text:p>
          </table:table-cell>
          <table:table-cell table:style-name="ce48"/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I2C_SDA1 </text:p>
          </table:table-cell>
          <table:table-cell table:style-name="ce69" office:value-type="float" office:value="3" calcext:value-type="float">
            <text:p>3</text:p>
          </table:table-cell>
          <table:table-cell table:style-name="ce69" office:value-type="float" office:value="8" calcext:value-type="float">
            <text:p>8</text:p>
          </table:table-cell>
          <table:table-cell table:number-columns-repeated="2" table:style-name="ce69" office:value-type="float" office:value="2" calcext:value-type="float">
            <text:p>2</text:p>
          </table:table-cell>
          <table:table-cell table:style-name="ce71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I2C_SCL1 </text:p>
          </table:table-cell>
          <table:table-cell table:style-name="ce69" office:value-type="float" office:value="5" calcext:value-type="float">
            <text:p>5</text:p>
          </table:table-cell>
          <table:table-cell table:style-name="ce69" office:value-type="float" office:value="9" calcext:value-type="float">
            <text:p>9</text:p>
          </table:table-cell>
          <table:table-cell table:number-columns-repeated="2" table:style-name="ce69" office:value-type="float" office:value="3" calcext:value-type="float">
            <text:p>3</text:p>
          </table:table-cell>
          <table:table-cell table:style-name="ce71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69" office:value-type="string" calcext:value-type="string">
            <text:p>P1</text:p>
          </table:table-cell>
          <table:table-cell table:style-name="ce69" office:value-type="string" calcext:value-type="string">
            <text:p>GPIO_GEN2 </text:p>
          </table:table-cell>
          <table:table-cell table:style-name="ce69" office:value-type="float" office:value="13" calcext:value-type="float">
            <text:p>13</text:p>
          </table:table-cell>
          <table:table-cell table:style-name="ce69" office:value-type="float" office:value="2" calcext:value-type="float">
            <text:p>2</text:p>
          </table:table-cell>
          <table:table-cell table:number-columns-repeated="2" table:style-name="ce69" office:value-type="float" office:value="27" calcext:value-type="float">
            <text:p>27</text:p>
          </table:table-cell>
          <table:table-cell table:style-name="ce71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style-name="ce48"/>
          <table:table-cell table:style-name="ce48" office:value-type="string" calcext:value-type="string">
            <text:p>X</text:p>
          </table:table-cell>
          <table:table-cell table:number-columns-repeated="949"/>
        </table:table-row>
        <table:table-row table:style-name="ro1" table:number-rows-repeated="1048521">
          <table:table-cell table:number-columns-repeated="968"/>
        </table:table-row>
        <table:table-row table:style-name="ro1">
          <table:table-cell table:number-columns-repeated="968"/>
        </table:table-row>
      </table:table>
      <table:table table:name="rpi rev2" table:style-name="ta1" table:print-ranges="'rpi rev2'.A1:'rpi rev2'.J21"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8"/>
        <table:table-column table:style-name="co5" table:default-cell-style-name="ce8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58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8" table:number-columns-repeated="957" table:default-cell-style-name="Default"/>
        <table:table-row table:style-name="ro1">
          <table:table-cell table:style-name="ce1" office:value-type="string" calcext:value-type="string" table:number-columns-spanned="10" table:number-rows-spanned="1">
            <text:p>P1 (#1)</text:p>
          </table:table-cell>
          <table:covered-table-cell table:number-columns-repeated="9" table:style-name="ce60"/>
          <table:table-cell table:style-name="ce60"/>
          <table:table-cell table:number-columns-repeated="7"/>
          <table:table-cell table:style-name="ce60" table:number-columns-repeated="956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59"/>
          <table:table-cell table:style-name="ce41" office:value-type="string" calcext:value-type="string">
            <text:p>Conn.</text:p>
          </table:table-cell>
          <table:table-cell table:style-name="ce41" office:value-type="string" calcext:value-type="string">
            <text:p>Name </text:p>
          </table:table-cell>
          <table:table-cell table:style-name="ce41" office:value-type="string" calcext:value-type="string">
            <text:p>Physical</text:p>
          </table:table-cell>
          <table:table-cell table:style-name="ce41" office:value-type="string" calcext:value-type="string">
            <text:p>Logic</text:p>
          </table:table-cell>
          <table:table-cell table:style-name="ce41" office:value-type="string" calcext:value-type="string">
            <text:p>Mcu</text:p>
          </table:table-cell>
          <table:table-cell table:style-name="ce41" office:value-type="string" calcext:value-type="string">
            <text:p>System</text:p>
          </table:table-cell>
          <table:table-cell table:style-name="ce60"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string" calcext:value-type="string">
            <text:p>I2C_SDA1 </text:p>
          </table:table-cell>
          <table:table-cell table:style-name="ce26" office:value-type="float" office:value="3" calcext:value-type="float">
            <text:p>3</text:p>
          </table:table-cell>
          <table:table-cell table:style-name="ce25" office:value-type="float" office:value="4" calcext:value-type="float">
            <text:p>4</text:p>
          </table:table-cell>
          <table:table-cell table:style-name="ce42" office:value-type="string" calcext:value-type="string">
            <text:p>5V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3" calcext:value-type="float">
            <text:p>3</text:p>
          </table:table-cell>
          <table:table-cell table:style-name="ce12" office:value-type="float" office:value="9" calcext:value-type="float">
            <text:p>9</text:p>
          </table:table-cell>
          <table:table-cell table:style-name="ce20" office:value-type="string" calcext:value-type="string">
            <text:p>I2C_SCL1 </text:p>
          </table:table-cell>
          <table:table-cell table:style-name="ce26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DA1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8" calcext:value-type="float">
            <text:p>8</text:p>
          </table:table-cell>
          <table:table-cell table:number-columns-repeated="2" table:style-name="ce51" office:value-type="float" office:value="2" calcext:value-type="float">
            <text:p>2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7" calcext:value-type="float">
            <text:p>7</text:p>
          </table:table-cell>
          <table:table-cell table:style-name="ce20" office:value-type="string" calcext:value-type="string">
            <text:p>GPIO_GCLK </text:p>
          </table:table-cell>
          <table:table-cell table:style-name="ce26" office:value-type="float" office:value="7" calcext:value-type="float">
            <text:p>7</text:p>
          </table:table-cell>
          <table:table-cell table:style-name="ce26" office:value-type="float" office:value="8" calcext:value-type="float">
            <text:p>8</text:p>
          </table:table-cell>
          <table:table-cell table:style-name="ce43" office:value-type="string" calcext:value-type="string">
            <text:p>UART_TXD0 </text:p>
          </table:table-cell>
          <table:table-cell table:style-name="ce12" office:value-type="float" office:value="15" calcext:value-type="float">
            <text:p>15</text:p>
          </table:table-cell>
          <table:table-cell table:number-columns-repeated="2" table:style-name="ce12" office:value-type="float" office:value="14" calcext:value-type="float">
            <text:p>1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4" calcext:value-type="float">
            <text:p>4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25" office:value-type="float" office:value="9" calcext:value-type="float">
            <text:p>9</text:p>
          </table:table-cell>
          <table:table-cell table:style-name="ce26" office:value-type="float" office:value="10" calcext:value-type="float">
            <text:p>10</text:p>
          </table:table-cell>
          <table:table-cell table:style-name="ce43" office:value-type="string" calcext:value-type="string">
            <text:p>UART_RXD0 </text:p>
          </table:table-cell>
          <table:table-cell table:style-name="ce12" office:value-type="float" office:value="16" calcext:value-type="float">
            <text:p>16</text:p>
          </table:table-cell>
          <table:table-cell table:number-columns-repeated="2" table:style-name="ce12" office:value-type="float" office:value="15" calcext:value-type="float">
            <text:p>1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I2C_SCL1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9" calcext:value-type="float">
            <text:p>9</text:p>
          </table:table-cell>
          <table:table-cell table:number-columns-repeated="2" table:style-name="ce51" office:value-type="float" office:value="3" calcext:value-type="float">
            <text:p>3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7" calcext:value-type="float">
            <text:p>17</text:p>
          </table:table-cell>
          <table:table-cell table:style-name="ce12" office:value-type="float" office:value="0" calcext:value-type="float">
            <text:p>0</text:p>
          </table:table-cell>
          <table:table-cell table:style-name="ce20" office:value-type="string" calcext:value-type="string">
            <text:p>GPIO_GEN0 </text:p>
          </table:table-cell>
          <table:table-cell table:style-name="ce26" office:value-type="float" office:value="11" calcext:value-type="float">
            <text:p>11</text:p>
          </table:table-cell>
          <table:table-cell table:style-name="ce26" office:value-type="float" office:value="12" calcext:value-type="float">
            <text:p>12</text:p>
          </table:table-cell>
          <table:table-cell table:style-name="ce43" office:value-type="string" calcext:value-type="string">
            <text:p>GPIO_GEN1 </text:p>
          </table:table-cell>
          <table:table-cell table:style-name="ce12" office:value-type="float" office:value="1" calcext:value-type="float">
            <text:p>1</text:p>
          </table:table-cell>
          <table:table-cell table:number-columns-repeated="2" table:style-name="ce12" office:value-type="float" office:value="18" calcext:value-type="float">
            <text:p>1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6" calcext:value-type="float">
            <text:p>6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7" calcext:value-type="float">
            <text:p>27</text:p>
          </table:table-cell>
          <table:table-cell table:style-name="ce12" office:value-type="float" office:value="2" calcext:value-type="float">
            <text:p>2</text:p>
          </table:table-cell>
          <table:table-cell table:style-name="ce20" office:value-type="string" calcext:value-type="string">
            <text:p>GPIO_GEN2 </text:p>
          </table:table-cell>
          <table:table-cell table:style-name="ce26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CLK 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2" table:style-name="ce51" office:value-type="float" office:value="4" calcext:value-type="float">
            <text:p>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22" calcext:value-type="float">
            <text:p>22</text:p>
          </table:table-cell>
          <table:table-cell table:style-name="ce12" office:value-type="float" office:value="3" calcext:value-type="float">
            <text:p>3</text:p>
          </table:table-cell>
          <table:table-cell table:style-name="ce20" office:value-type="string" calcext:value-type="string">
            <text:p>GPIO_GEN3 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16" calcext:value-type="float">
            <text:p>16</text:p>
          </table:table-cell>
          <table:table-cell table:style-name="ce43" office:value-type="string" calcext:value-type="string">
            <text:p>GPIO_GEN4 </text:p>
          </table:table-cell>
          <table:table-cell table:style-name="ce12" office:value-type="float" office:value="4" calcext:value-type="float">
            <text:p>4</text:p>
          </table:table-cell>
          <table:table-cell table:number-columns-repeated="2" table:style-name="ce12" office:value-type="float" office:value="23" calcext:value-type="float">
            <text:p>23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TXD0 </text:p>
          </table:table-cell>
          <table:table-cell table:style-name="ce51" office:value-type="float" office:value="8" calcext:value-type="float">
            <text:p>8</text:p>
          </table:table-cell>
          <table:table-cell table:style-name="ce51" office:value-type="float" office:value="15" calcext:value-type="float">
            <text:p>15</text:p>
          </table:table-cell>
          <table:table-cell table:number-columns-repeated="2" table:style-name="ce51" office:value-type="float" office:value="14" calcext:value-type="float">
            <text:p>14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3.3V</text:p>
          </table:table-cell>
          <table:table-cell table:style-name="ce25" office:value-type="float" office:value="17" calcext:value-type="float">
            <text:p>17</text:p>
          </table:table-cell>
          <table:table-cell table:style-name="ce26" office:value-type="float" office:value="18" calcext:value-type="float">
            <text:p>18</text:p>
          </table:table-cell>
          <table:table-cell table:style-name="ce43" office:value-type="string" calcext:value-type="string">
            <text:p>GPIO_GEN5 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2" table:style-name="ce12" office:value-type="float" office:value="24" calcext:value-type="float">
            <text:p>24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9" calcext:value-type="float">
            <text:p>9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10" calcext:value-type="float">
            <text:p>10</text:p>
          </table:table-cell>
          <table:table-cell table:style-name="ce12" office:value-type="float" office:value="12" calcext:value-type="float">
            <text:p>12</text:p>
          </table:table-cell>
          <table:table-cell table:style-name="ce20" office:value-type="string" calcext:value-type="string">
            <text:p>SPI_MOSI </text:p>
          </table:table-cell>
          <table:table-cell table:style-name="ce26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4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UART_RXD0 </text:p>
          </table:table-cell>
          <table:table-cell table:style-name="ce51" office:value-type="float" office:value="10" calcext:value-type="float">
            <text:p>10</text:p>
          </table:table-cell>
          <table:table-cell table:style-name="ce51" office:value-type="float" office:value="16" calcext:value-type="float">
            <text:p>16</text:p>
          </table:table-cell>
          <table:table-cell table:number-columns-repeated="2" table:style-name="ce51" office:value-type="float" office:value="15" calcext:value-type="float">
            <text:p>15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9" calcext:value-type="float">
            <text:p>9</text:p>
          </table:table-cell>
          <table:table-cell table:style-name="ce12" office:value-type="float" office:value="13" calcext:value-type="float">
            <text:p>13</text:p>
          </table:table-cell>
          <table:table-cell table:style-name="ce20" office:value-type="string" calcext:value-type="string">
            <text:p>SPI_MISO </text:p>
          </table:table-cell>
          <table:table-cell table:style-name="ce26" office:value-type="float" office:value="21" calcext:value-type="float">
            <text:p>21</text:p>
          </table:table-cell>
          <table:table-cell table:style-name="ce26" office:value-type="float" office:value="22" calcext:value-type="float">
            <text:p>22</text:p>
          </table:table-cell>
          <table:table-cell table:style-name="ce43" office:value-type="string" calcext:value-type="string">
            <text:p>GPIO_GEN6 </text:p>
          </table:table-cell>
          <table:table-cell table:style-name="ce12" office:value-type="float" office:value="6" calcext:value-type="float">
            <text:p>6</text:p>
          </table:table-cell>
          <table:table-cell table:number-columns-repeated="2" table:style-name="ce12" office:value-type="float" office:value="25" calcext:value-type="float">
            <text:p>25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0 </text:p>
          </table:table-cell>
          <table:table-cell table:style-name="ce51" office:value-type="float" office:value="11" calcext:value-type="float">
            <text:p>11</text:p>
          </table:table-cell>
          <table:table-cell table:style-name="ce51" office:value-type="float" office:value="0" calcext:value-type="float">
            <text:p>0</text:p>
          </table:table-cell>
          <table:table-cell table:number-columns-repeated="2" table:style-name="ce51" office:value-type="float" office:value="17" calcext:value-type="float">
            <text:p>17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11" calcext:value-type="float">
            <text:p>11</text:p>
          </table:table-cell>
          <table:table-cell table:style-name="ce12" office:value-type="float" office:value="14" calcext:value-type="float">
            <text:p>14</text:p>
          </table:table-cell>
          <table:table-cell table:style-name="ce20" office:value-type="string" calcext:value-type="string">
            <text:p>SPI_SCLK </text:p>
          </table:table-cell>
          <table:table-cell table:style-name="ce26" office:value-type="float" office:value="23" calcext:value-type="float">
            <text:p>23</text:p>
          </table:table-cell>
          <table:table-cell table:style-name="ce26" office:value-type="float" office:value="24" calcext:value-type="float">
            <text:p>24</text:p>
          </table:table-cell>
          <table:table-cell table:style-name="ce43" office:value-type="string" calcext:value-type="string">
            <text:p>SPI_CE0_N </text:p>
          </table:table-cell>
          <table:table-cell table:style-name="ce12" office:value-type="float" office:value="10" calcext:value-type="float">
            <text:p>10</text:p>
          </table:table-cell>
          <table:table-cell table:number-columns-repeated="2" table:style-name="ce12" office:value-type="float" office:value="8" calcext:value-type="float">
            <text:p>8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1 </text:p>
          </table:table-cell>
          <table:table-cell table:style-name="ce51" office:value-type="float" office:value="12" calcext:value-type="float">
            <text:p>12</text:p>
          </table:table-cell>
          <table:table-cell table:style-name="ce51" office:value-type="float" office:value="1" calcext:value-type="float">
            <text:p>1</text:p>
          </table:table-cell>
          <table:table-cell table:number-columns-repeated="2" table:style-name="ce51" office:value-type="float" office:value="18" calcext:value-type="float">
            <text:p>18</text:p>
          </table:table-cell>
          <table:table-cell table:number-columns-repeated="957"/>
        </table:table-row>
        <table:table-row table:style-name="ro1">
          <table:table-cell table:style-name="ce13" table:number-columns-repeated="3"/>
          <table:table-cell table:style-name="ce21" office:value-type="string" calcext:value-type="string">
            <text:p>GND </text:p>
          </table:table-cell>
          <table:table-cell table:style-name="ce27" office:value-type="float" office:value="25" calcext:value-type="float">
            <text:p>25</text:p>
          </table:table-cell>
          <table:table-cell table:style-name="ce36" office:value-type="float" office:value="26" calcext:value-type="float">
            <text:p>26</text:p>
          </table:table-cell>
          <table:table-cell table:style-name="ce44" office:value-type="string" calcext:value-type="string">
            <text:p>SPI_CE1_N </text:p>
          </table:table-cell>
          <table:table-cell table:style-name="ce49" office:value-type="float" office:value="11" calcext:value-type="float">
            <text:p>11</text:p>
          </table:table-cell>
          <table:table-cell table:number-columns-repeated="2" table:style-name="ce49" office:value-type="float" office:value="7" calcext:value-type="float">
            <text:p>7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2 </text:p>
          </table:table-cell>
          <table:table-cell table:style-name="ce51" office:value-type="float" office:value="13" calcext:value-type="float">
            <text:p>13</text:p>
          </table:table-cell>
          <table:table-cell table:style-name="ce51" office:value-type="float" office:value="2" calcext:value-type="float">
            <text:p>2</text:p>
          </table:table-cell>
          <table:table-cell table:number-columns-repeated="2" table:style-name="ce51" office:value-type="float" office:value="27" calcext:value-type="float">
            <text:p>27</text:p>
          </table:table-cell>
          <table:table-cell table:number-columns-repeated="957"/>
        </table:table-row>
        <table:table-row table:style-name="ro1">
          <table:table-cell table:number-columns-repeated="4"/>
          <table:table-cell table:style-name="Default"/>
          <table:table-cell table:style-name="ce38"/>
          <table:table-cell table:number-columns-repeated="4"/>
          <table:table-cell table:style-name="ce38"/>
          <table:table-cell table:style-name="ce51" office:value-type="string" calcext:value-type="string">
            <text:p>P1</text:p>
          </table:table-cell>
          <table:table-cell table:style-name="ce43" office:value-type="string" calcext:value-type="string">
            <text:p>GND </text:p>
          </table:table-cell>
          <table:table-cell table:style-name="ce43" office:value-type="float" office:value="14" calcext:value-type="float">
            <text:p>14</text:p>
          </table:table-cell>
          <table:table-cell table:style-name="ce43" table:number-columns-repeated="3"/>
          <table:table-cell table:number-columns-repeated="957"/>
        </table:table-row>
        <table:table-row table:style-name="ro1">
          <table:table-cell table:style-name="ce1" office:value-type="string" calcext:value-type="string" table:number-columns-spanned="10" table:number-rows-spanned="1">
            <text:p>P5 (#2)</text:p>
          </table:table-cell>
          <table:covered-table-cell table:number-columns-repeated="6"/>
          <table:covered-table-cell table:style-name="ce58"/>
          <table:covered-table-cell table:number-columns-repeated="2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3 </text:p>
          </table:table-cell>
          <table:table-cell table:style-name="ce51" office:value-type="float" office:value="15" calcext:value-type="float">
            <text:p>15</text:p>
          </table:table-cell>
          <table:table-cell table:style-name="ce51" office:value-type="float" office:value="3" calcext:value-type="float">
            <text:p>3</text:p>
          </table:table-cell>
          <table:table-cell table:number-columns-repeated="2" table:style-name="ce51" office:value-type="float" office:value="22" calcext:value-type="float">
            <text:p>22</text:p>
          </table:table-cell>
          <table:table-cell table:number-columns-repeated="957"/>
        </table:table-row>
        <table:table-row table:style-name="ro1">
          <table:table-cell table:style-name="ce10" office:value-type="string" calcext:value-type="string">
            <text:p>System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Logic</text:p>
          </table:table-cell>
          <table:table-cell table:style-name="ce18" office:value-type="string" calcext:value-type="string">
            <text:p>Name </text:p>
          </table:table-cell>
          <table:table-cell table:style-name="ce10" office:value-type="string" calcext:value-type="string" table:number-columns-spanned="2" table:number-rows-spanned="1">
            <text:p>Physical</text:p>
          </table:table-cell>
          <table:covered-table-cell table:style-name="ce10"/>
          <table:table-cell table:style-name="ce41" office:value-type="string" calcext:value-type="string">
            <text:p>Name </text:p>
          </table:table-cell>
          <table:table-cell table:style-name="ce10" office:value-type="string" calcext:value-type="string">
            <text:p>Logic</text:p>
          </table:table-cell>
          <table:table-cell table:style-name="ce10" office:value-type="string" calcext:value-type="string">
            <text:p>Mcu</text:p>
          </table:table-cell>
          <table:table-cell table:style-name="ce10" office:value-type="string" calcext:value-type="string">
            <text:p>System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4 </text:p>
          </table:table-cell>
          <table:table-cell table:style-name="ce51" office:value-type="float" office:value="16" calcext:value-type="float">
            <text:p>16</text:p>
          </table:table-cell>
          <table:table-cell table:style-name="ce51" office:value-type="float" office:value="4" calcext:value-type="float">
            <text:p>4</text:p>
          </table:table-cell>
          <table:table-cell table:number-columns-repeated="2" table:style-name="ce51" office:value-type="float" office:value="23" calcext:value-type="float">
            <text:p>23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5V </text:p>
          </table:table-cell>
          <table:table-cell table:style-name="ce25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table:style-name="ce72" office:value-type="string" calcext:value-type="string">
            <text:p>3.3V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17" calcext:value-type="float">
            <text:p>1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2" table:style-name="ce12" office:value-type="float" office:value="28" calcext:value-type="float">
            <text:p>28</text:p>
          </table:table-cell>
          <table:table-cell table:style-name="ce12" office:value-type="float" office:value="17" calcext:value-type="float">
            <text:p>17</text:p>
          </table:table-cell>
          <table:table-cell table:style-name="ce20" office:value-type="string" calcext:value-type="string">
            <text:p>GPIO_GEN7 </text:p>
          </table:table-cell>
          <table:table-cell table:style-name="ce26" office:value-type="float" office:value="3" calcext:value-type="float">
            <text:p>3</text:p>
          </table:table-cell>
          <table:table-cell table:style-name="ce26" office:value-type="float" office:value="4" calcext:value-type="float">
            <text:p>4</text:p>
          </table:table-cell>
          <table:table-cell table:style-name="ce61" office:value-type="string" calcext:value-type="string">
            <text:p>GPIO_GEN8 </text:p>
          </table:table-cell>
          <table:table-cell table:style-name="ce12" office:value-type="float" office:value="18" calcext:value-type="float">
            <text:p>18</text:p>
          </table:table-cell>
          <table:table-cell table:number-columns-repeated="2" table:style-name="ce12" office:value-type="float" office:value="29" calcext:value-type="float">
            <text:p>29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5 </text:p>
          </table:table-cell>
          <table:table-cell table:style-name="ce51" office:value-type="float" office:value="18" calcext:value-type="float">
            <text:p>18</text:p>
          </table:table-cell>
          <table:table-cell table:style-name="ce51" office:value-type="float" office:value="5" calcext:value-type="float">
            <text:p>5</text:p>
          </table:table-cell>
          <table:table-cell table:number-columns-repeated="2" table:style-name="ce51" office:value-type="float" office:value="24" calcext:value-type="float">
            <text:p>24</text:p>
          </table:table-cell>
          <table:table-cell table:number-columns-repeated="957"/>
        </table:table-row>
        <table:table-row table:style-name="ro1">
          <table:table-cell table:number-columns-repeated="2" table:style-name="ce12" office:value-type="float" office:value="30" calcext:value-type="float">
            <text:p>30</text:p>
          </table:table-cell>
          <table:table-cell table:style-name="ce12" office:value-type="float" office:value="19" calcext:value-type="float">
            <text:p>19</text:p>
          </table:table-cell>
          <table:table-cell table:style-name="ce20" office:value-type="string" calcext:value-type="string">
            <text:p>GPIO_GEN9 </text:p>
          </table:table-cell>
          <table:table-cell table:style-name="ce26" office:value-type="float" office:value="5" calcext:value-type="float">
            <text:p>5</text:p>
          </table:table-cell>
          <table:table-cell table:style-name="ce26" office:value-type="float" office:value="6" calcext:value-type="float">
            <text:p>6</text:p>
          </table:table-cell>
          <table:table-cell table:style-name="ce43" office:value-type="string" calcext:value-type="string">
            <text:p>GPIO_GEN10 </text:p>
          </table:table-cell>
          <table:table-cell table:style-name="ce12" office:value-type="float" office:value="20" calcext:value-type="float">
            <text:p>20</text:p>
          </table:table-cell>
          <table:table-cell table:number-columns-repeated="2" table:style-name="ce12" office:value-type="float" office:value="31" calcext:value-type="float">
            <text:p>31</text:p>
          </table:table-cell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OSI </text:p>
          </table:table-cell>
          <table:table-cell table:style-name="ce51" office:value-type="float" office:value="19" calcext:value-type="float">
            <text:p>19</text:p>
          </table:table-cell>
          <table:table-cell table:style-name="ce51" office:value-type="float" office:value="12" calcext:value-type="float">
            <text:p>12</text:p>
          </table:table-cell>
          <table:table-cell table:number-columns-repeated="2" table:style-name="ce51" office:value-type="float" office:value="10" calcext:value-type="float">
            <text:p>10</text:p>
          </table:table-cell>
          <table:table-cell table:number-columns-repeated="957"/>
        </table:table-row>
        <table:table-row table:style-name="ro1">
          <table:table-cell table:style-name="ce11" table:number-columns-repeated="3"/>
          <table:table-cell table:style-name="ce19" office:value-type="string" calcext:value-type="string">
            <text:p>GND </text:p>
          </table:table-cell>
          <table:table-cell table:style-name="ce11" office:value-type="float" office:value="7" calcext:value-type="float">
            <text:p>7</text:p>
          </table:table-cell>
          <table:table-cell table:style-name="ce11" office:value-type="float" office:value="8" calcext:value-type="float">
            <text:p>8</text:p>
          </table:table-cell>
          <table:table-cell table:style-name="ce72" office:value-type="string" calcext:value-type="string">
            <text:p>GND </text:p>
          </table:table-cell>
          <table:table-cell table:style-name="ce11" table:number-columns-repeated="3"/>
          <table:table-cell table:style-name="ce38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0" calcext:value-type="float">
            <text:p>20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MISO </text:p>
          </table:table-cell>
          <table:table-cell table:style-name="ce51" office:value-type="float" office:value="21" calcext:value-type="float">
            <text:p>21</text:p>
          </table:table-cell>
          <table:table-cell table:style-name="ce51" office:value-type="float" office:value="13" calcext:value-type="float">
            <text:p>13</text:p>
          </table:table-cell>
          <table:table-cell table:number-columns-repeated="2" table:style-name="ce51" office:value-type="float" office:value="9" calcext:value-type="float">
            <text:p>9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PIO_GEN6 </text:p>
          </table:table-cell>
          <table:table-cell table:style-name="ce51" office:value-type="float" office:value="22" calcext:value-type="float">
            <text:p>22</text:p>
          </table:table-cell>
          <table:table-cell table:style-name="ce51" office:value-type="float" office:value="6" calcext:value-type="float">
            <text:p>6</text:p>
          </table:table-cell>
          <table:table-cell table:number-columns-repeated="2" table:style-name="ce51" office:value-type="float" office:value="25" calcext:value-type="float">
            <text:p>25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SCLK </text:p>
          </table:table-cell>
          <table:table-cell table:style-name="ce51" office:value-type="float" office:value="23" calcext:value-type="float">
            <text:p>23</text:p>
          </table:table-cell>
          <table:table-cell table:style-name="ce51" office:value-type="float" office:value="14" calcext:value-type="float">
            <text:p>14</text:p>
          </table:table-cell>
          <table:table-cell table:number-columns-repeated="2" table:style-name="ce51" office:value-type="float" office:value="11" calcext:value-type="float">
            <text:p>11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0_N </text:p>
          </table:table-cell>
          <table:table-cell table:style-name="ce51" office:value-type="float" office:value="24" calcext:value-type="float">
            <text:p>24</text:p>
          </table:table-cell>
          <table:table-cell table:style-name="ce51" office:value-type="float" office:value="10" calcext:value-type="float">
            <text:p>10</text:p>
          </table:table-cell>
          <table:table-cell table:number-columns-repeated="2" table:style-name="ce51" office:value-type="float" office:value="8" calcext:value-type="float">
            <text:p>8</text:p>
          </table:table-cell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25" calcext:value-type="float">
            <text:p>25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0"/>
          <table:table-cell table:style-name="Default"/>
          <table:table-cell table:style-name="ce51" office:value-type="string" calcext:value-type="string">
            <text:p>P1</text:p>
          </table:table-cell>
          <table:table-cell table:style-name="ce51" office:value-type="string" calcext:value-type="string">
            <text:p>SPI_CE1_N </text:p>
          </table:table-cell>
          <table:table-cell table:style-name="ce51" office:value-type="float" office:value="26" calcext:value-type="float">
            <text:p>26</text:p>
          </table:table-cell>
          <table:table-cell table:style-name="ce51" office:value-type="float" office:value="11" calcext:value-type="float">
            <text:p>11</text:p>
          </table:table-cell>
          <table:table-cell table:number-columns-repeated="2" table:style-name="ce51" office:value-type="float" office:value="7" calcext:value-type="float">
            <text:p>7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5V </text:p>
          </table:table-cell>
          <table:table-cell table:style-name="ce51" office:value-type="float" office:value="1" calcext:value-type="float">
            <text:p>1</text:p>
          </table:table-cell>
          <table:table-cell table:style-name="ce51" table:number-columns-repeated="3"/>
          <table:table-cell table:style-name="ce58"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3.3V</text:p>
          </table:table-cell>
          <table:table-cell table:style-name="ce51" office:value-type="float" office:value="2" calcext:value-type="float">
            <text:p>2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7 </text:p>
          </table:table-cell>
          <table:table-cell table:style-name="ce51" office:value-type="float" office:value="3" calcext:value-type="float">
            <text:p>3</text:p>
          </table:table-cell>
          <table:table-cell table:style-name="ce51" office:value-type="float" office:value="17" calcext:value-type="float">
            <text:p>17</text:p>
          </table:table-cell>
          <table:table-cell table:number-columns-repeated="2" table:style-name="ce51" office:value-type="float" office:value="28" calcext:value-type="float">
            <text:p>28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8 </text:p>
          </table:table-cell>
          <table:table-cell table:style-name="ce51" office:value-type="float" office:value="4" calcext:value-type="float">
            <text:p>4</text:p>
          </table:table-cell>
          <table:table-cell table:style-name="ce51" office:value-type="float" office:value="18" calcext:value-type="float">
            <text:p>18</text:p>
          </table:table-cell>
          <table:table-cell table:number-columns-repeated="2" table:style-name="ce51" office:value-type="float" office:value="29" calcext:value-type="float">
            <text:p>29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9 </text:p>
          </table:table-cell>
          <table:table-cell table:style-name="ce51" office:value-type="float" office:value="5" calcext:value-type="float">
            <text:p>5</text:p>
          </table:table-cell>
          <table:table-cell table:style-name="ce51" office:value-type="float" office:value="19" calcext:value-type="float">
            <text:p>19</text:p>
          </table:table-cell>
          <table:table-cell table:number-columns-repeated="2" table:style-name="ce51" office:value-type="float" office:value="30" calcext:value-type="float">
            <text:p>30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PIO_GEN10 </text:p>
          </table:table-cell>
          <table:table-cell table:style-name="ce51" office:value-type="float" office:value="6" calcext:value-type="float">
            <text:p>6</text:p>
          </table:table-cell>
          <table:table-cell table:style-name="ce51" office:value-type="float" office:value="20" calcext:value-type="float">
            <text:p>20</text:p>
          </table:table-cell>
          <table:table-cell table:number-columns-repeated="2" table:style-name="ce51" office:value-type="float" office:value="31" calcext:value-type="float">
            <text:p>31</text:p>
          </table:table-cell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7" calcext:value-type="float">
            <text:p>7</text:p>
          </table:table-cell>
          <table:table-cell table:style-name="ce51" table:number-columns-repeated="3"/>
          <table:table-cell table:number-columns-repeated="957"/>
        </table:table-row>
        <table:table-row table:style-name="ro1">
          <table:table-cell table:number-columns-repeated="11"/>
          <table:table-cell table:style-name="ce51" office:value-type="string" calcext:value-type="string">
            <text:p>P5</text:p>
          </table:table-cell>
          <table:table-cell table:style-name="ce51" office:value-type="string" calcext:value-type="string">
            <text:p>GND </text:p>
          </table:table-cell>
          <table:table-cell table:style-name="ce51" office:value-type="float" office:value="8" calcext:value-type="float">
            <text:p>8</text:p>
          </table:table-cell>
          <table:table-cell table:style-name="ce51" table:number-columns-repeated="3"/>
          <table:table-cell table:number-columns-repeated="957"/>
        </table:table-row>
        <table:table-row table:style-name="ro1" table:number-rows-repeated="1048539">
          <table:table-cell table:number-columns-repeated="974"/>
        </table:table-row>
        <table:table-row table:style-name="ro1">
          <table:table-cell table:number-columns-repeated="974"/>
        </table:table-row>
      </table:table>
      <table:table table:name="rpi rev3" table:style-name="ta1" table:print-ranges="'rpi rev3'.A1:'rpi rev3'.J22">
        <office:forms form:automatic-focus="false" form:apply-design-mode="false"/>
        <table:table-column table:style-name="co2" table:number-columns-repeated="3" table:default-cell-style-name="Default"/>
        <table:table-column table:style-name="co3" table:default-cell-style-name="Default"/>
        <table:table-column table:style-name="co4" table:default-cell-style-name="ce62"/>
        <table:table-column table:style-name="co5" table:default-cell-style-name="ce62"/>
        <table:table-column table:style-name="co6" table:default-cell-style-name="Default"/>
        <table:table-column table:style-name="co2" table:number-columns-repeated="3" table:default-cell-style-name="Default"/>
        <table:table-column table:style-name="co7" table:default-cell-style-name="ce116"/>
        <table:table-column table:style-name="co8" table:number-columns-repeated="958" table:default-cell-style-name="Default"/>
        <table:table-row table:style-name="ro1">
          <table:table-cell table:style-name="ce50" office:value-type="string" calcext:value-type="string" table:number-columns-spanned="10" table:number-rows-spanned="1">
            <text:p>J8 (#1)</text:p>
          </table:table-cell>
          <table:covered-table-cell table:number-columns-repeated="9" table:style-name="ce118"/>
          <table:table-cell table:style-name="ce118"/>
          <table:table-cell table:number-columns-repeated="2"/>
          <table:table-cell table:style-name="ce118" table:number-columns-repeated="956"/>
        </table:table-row>
        <table:table-row table:style-name="ro1">
          <table:table-cell table:style-name="ce64" office:value-type="string" calcext:value-type="string">
            <text:p>System</text:p>
          </table:table-cell>
          <table:table-cell table:style-name="ce64" office:value-type="string" calcext:value-type="string">
            <text:p>Mcu</text:p>
          </table:table-cell>
          <table:table-cell table:style-name="ce64" office:value-type="string" calcext:value-type="string">
            <text:p>Logic</text:p>
          </table:table-cell>
          <table:table-cell table:style-name="ce76" office:value-type="string" calcext:value-type="string">
            <text:p>Name </text:p>
          </table:table-cell>
          <table:table-cell table:style-name="ce64" office:value-type="string" calcext:value-type="string" table:number-columns-spanned="2" table:number-rows-spanned="1">
            <text:p>Physical</text:p>
          </table:table-cell>
          <table:covered-table-cell table:style-name="ce64"/>
          <table:table-cell table:style-name="ce99" office:value-type="string" calcext:value-type="string">
            <text:p>Name </text:p>
          </table:table-cell>
          <table:table-cell table:style-name="ce64" office:value-type="string" calcext:value-type="string">
            <text:p>Logic</text:p>
          </table:table-cell>
          <table:table-cell table:style-name="ce64" office:value-type="string" calcext:value-type="string">
            <text:p>Mcu</text:p>
          </table:table-cell>
          <table:table-cell table:style-name="ce64" office:value-type="string" calcext:value-type="string">
            <text:p>System</text:p>
          </table:table-cell>
          <table:table-cell table:style-name="ce117"/>
          <table:table-cell/>
          <table:table-cell table:style-name="ce118" table:number-columns-repeated="957"/>
        </table:table-row>
        <table:table-row table:style-name="ro1">
          <table:table-cell table:style-name="ce65" table:number-columns-repeated="3"/>
          <table:table-cell table:style-name="ce77" office:value-type="string" calcext:value-type="string">
            <text:p>3.3V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float" office:value="2" calcext:value-type="float">
            <text:p>2</text:p>
          </table:table-cell>
          <table:table-cell table:style-name="ce100" office:value-type="string" calcext:value-type="string">
            <text:p>5V</text:p>
          </table:table-cell>
          <table:table-cell table:style-name="ce65" table:number-columns-repeated="3"/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2" calcext:value-type="float">
            <text:p>2</text:p>
          </table:table-cell>
          <table:table-cell table:style-name="ce66" office:value-type="float" office:value="8" calcext:value-type="float">
            <text:p>8</text:p>
          </table:table-cell>
          <table:table-cell table:style-name="ce78" office:value-type="string" calcext:value-type="string">
            <text:p>GPIO2/SDA1</text:p>
          </table:table-cell>
          <table:table-cell table:style-name="ce84" office:value-type="float" office:value="3" calcext:value-type="float">
            <text:p>3</text:p>
          </table:table-cell>
          <table:table-cell table:style-name="ce83" office:value-type="float" office:value="4" calcext:value-type="float">
            <text:p>4</text:p>
          </table:table-cell>
          <table:table-cell table:style-name="ce100" office:value-type="string" calcext:value-type="string">
            <text:p>5V</text:p>
          </table:table-cell>
          <table:table-cell table:style-name="ce65" table:number-columns-repeated="3"/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3" calcext:value-type="float">
            <text:p>3</text:p>
          </table:table-cell>
          <table:table-cell table:style-name="ce66" office:value-type="float" office:value="9" calcext:value-type="float">
            <text:p>9</text:p>
          </table:table-cell>
          <table:table-cell table:style-name="ce78" office:value-type="string" calcext:value-type="string">
            <text:p>GPIO3/SCL1</text:p>
          </table:table-cell>
          <table:table-cell table:style-name="ce84" office:value-type="float" office:value="5" calcext:value-type="float">
            <text:p>5</text:p>
          </table:table-cell>
          <table:table-cell table:style-name="ce83" office:value-type="float" office:value="6" calcext:value-type="float">
            <text:p>6</text:p>
          </table:table-cell>
          <table:table-cell table:style-name="ce100" office:value-type="string" calcext:value-type="string">
            <text:p>GND</text:p>
          </table:table-cell>
          <table:table-cell table:style-name="ce65" table:number-columns-repeated="3"/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4" calcext:value-type="float">
            <text:p>4</text:p>
          </table:table-cell>
          <table:table-cell table:style-name="ce66" office:value-type="float" office:value="7" calcext:value-type="float">
            <text:p>7</text:p>
          </table:table-cell>
          <table:table-cell table:style-name="ce78" office:value-type="string" calcext:value-type="string">
            <text:p>GPIO4/GPCLK0</text:p>
          </table:table-cell>
          <table:table-cell table:style-name="ce84" office:value-type="float" office:value="7" calcext:value-type="float">
            <text:p>7</text:p>
          </table:table-cell>
          <table:table-cell table:style-name="ce84" office:value-type="float" office:value="8" calcext:value-type="float">
            <text:p>8</text:p>
          </table:table-cell>
          <table:table-cell table:style-name="ce101" office:value-type="string" calcext:value-type="string">
            <text:p>GPIO14/TXD0</text:p>
          </table:table-cell>
          <table:table-cell table:style-name="ce66" office:value-type="float" office:value="15" calcext:value-type="float">
            <text:p>15</text:p>
          </table:table-cell>
          <table:table-cell table:number-columns-repeated="2" table:style-name="ce66" office:value-type="float" office:value="14" calcext:value-type="float">
            <text:p>14</text:p>
          </table:table-cell>
          <table:table-cell table:style-name="ce96"/>
          <table:table-cell table:number-columns-repeated="958"/>
        </table:table-row>
        <table:table-row table:style-name="ro1">
          <table:table-cell table:style-name="ce65" table:number-columns-repeated="3"/>
          <table:table-cell table:style-name="ce77" office:value-type="string" calcext:value-type="string">
            <text:p>GND</text:p>
          </table:table-cell>
          <table:table-cell table:style-name="ce83" office:value-type="float" office:value="9" calcext:value-type="float">
            <text:p>9</text:p>
          </table:table-cell>
          <table:table-cell table:style-name="ce84" office:value-type="float" office:value="10" calcext:value-type="float">
            <text:p>10</text:p>
          </table:table-cell>
          <table:table-cell table:style-name="ce101" office:value-type="string" calcext:value-type="string">
            <text:p>GPIO15/RXD0</text:p>
          </table:table-cell>
          <table:table-cell table:style-name="ce66" office:value-type="float" office:value="16" calcext:value-type="float">
            <text:p>16</text:p>
          </table:table-cell>
          <table:table-cell table:number-columns-repeated="2" table:style-name="ce66" office:value-type="float" office:value="15" calcext:value-type="float">
            <text:p>15</text:p>
          </table:table-cell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78" office:value-type="string" calcext:value-type="string">
            <text:p>GPIO17</text:p>
          </table:table-cell>
          <table:table-cell table:style-name="ce84" office:value-type="float" office:value="11" calcext:value-type="float">
            <text:p>11</text:p>
          </table:table-cell>
          <table:table-cell table:style-name="ce84" office:value-type="float" office:value="12" calcext:value-type="float">
            <text:p>12</text:p>
          </table:table-cell>
          <table:table-cell table:style-name="ce101" office:value-type="string" calcext:value-type="string">
            <text:p>GPIO18/PCMCLK</text:p>
          </table:table-cell>
          <table:table-cell table:style-name="ce66" office:value-type="float" office:value="1" calcext:value-type="float">
            <text:p>1</text:p>
          </table:table-cell>
          <table:table-cell table:number-columns-repeated="2" table:style-name="ce66" office:value-type="float" office:value="18" calcext:value-type="float">
            <text:p>18</text:p>
          </table:table-cell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27" calcext:value-type="float">
            <text:p>27</text:p>
          </table:table-cell>
          <table:table-cell table:style-name="ce66" office:value-type="float" office:value="2" calcext:value-type="float">
            <text:p>2</text:p>
          </table:table-cell>
          <table:table-cell table:style-name="ce78" office:value-type="string" calcext:value-type="string">
            <text:p>GPIO27</text:p>
          </table:table-cell>
          <table:table-cell table:style-name="ce84" office:value-type="float" office:value="13" calcext:value-type="float">
            <text:p>13</text:p>
          </table:table-cell>
          <table:table-cell table:style-name="ce83" office:value-type="float" office:value="14" calcext:value-type="float">
            <text:p>14</text:p>
          </table:table-cell>
          <table:table-cell table:style-name="ce100" office:value-type="string" calcext:value-type="string">
            <text:p>GND</text:p>
          </table:table-cell>
          <table:table-cell table:style-name="ce65" table:number-columns-repeated="3"/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22" calcext:value-type="float">
            <text:p>22</text:p>
          </table:table-cell>
          <table:table-cell table:style-name="ce66" office:value-type="float" office:value="3" calcext:value-type="float">
            <text:p>3</text:p>
          </table:table-cell>
          <table:table-cell table:style-name="ce78" office:value-type="string" calcext:value-type="string">
            <text:p>GPIO22</text:p>
          </table:table-cell>
          <table:table-cell table:style-name="ce84" office:value-type="float" office:value="15" calcext:value-type="float">
            <text:p>15</text:p>
          </table:table-cell>
          <table:table-cell table:style-name="ce84" office:value-type="float" office:value="16" calcext:value-type="float">
            <text:p>16</text:p>
          </table:table-cell>
          <table:table-cell table:style-name="ce101" office:value-type="string" calcext:value-type="string">
            <text:p>GPIO23</text:p>
          </table:table-cell>
          <table:table-cell table:style-name="ce66" office:value-type="float" office:value="4" calcext:value-type="float">
            <text:p>4</text:p>
          </table:table-cell>
          <table:table-cell table:number-columns-repeated="2" table:style-name="ce66" office:value-type="float" office:value="23" calcext:value-type="float">
            <text:p>23</text:p>
          </table:table-cell>
          <table:table-cell table:style-name="ce96"/>
          <table:table-cell table:number-columns-repeated="958"/>
        </table:table-row>
        <table:table-row table:style-name="ro1">
          <table:table-cell table:style-name="ce65" table:number-columns-repeated="3"/>
          <table:table-cell table:style-name="ce77" office:value-type="string" calcext:value-type="string">
            <text:p>3.3V</text:p>
          </table:table-cell>
          <table:table-cell table:style-name="ce83" office:value-type="float" office:value="17" calcext:value-type="float">
            <text:p>17</text:p>
          </table:table-cell>
          <table:table-cell table:style-name="ce84" office:value-type="float" office:value="18" calcext:value-type="float">
            <text:p>18</text:p>
          </table:table-cell>
          <table:table-cell table:style-name="ce101" office:value-type="string" calcext:value-type="string">
            <text:p>GPIO24</text:p>
          </table:table-cell>
          <table:table-cell table:style-name="ce66" office:value-type="float" office:value="5" calcext:value-type="float">
            <text:p>5</text:p>
          </table:table-cell>
          <table:table-cell table:number-columns-repeated="2" table:style-name="ce66" office:value-type="float" office:value="24" calcext:value-type="float">
            <text:p>24</text:p>
          </table:table-cell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10" calcext:value-type="float">
            <text:p>10</text:p>
          </table:table-cell>
          <table:table-cell table:style-name="ce66" office:value-type="float" office:value="12" calcext:value-type="float">
            <text:p>12</text:p>
          </table:table-cell>
          <table:table-cell table:style-name="ce78" office:value-type="string" calcext:value-type="string">
            <text:p>GPIO10/SPI0MOSI</text:p>
          </table:table-cell>
          <table:table-cell table:style-name="ce84" office:value-type="float" office:value="19" calcext:value-type="float">
            <text:p>19</text:p>
          </table:table-cell>
          <table:table-cell table:style-name="ce83" office:value-type="float" office:value="20" calcext:value-type="float">
            <text:p>20</text:p>
          </table:table-cell>
          <table:table-cell table:style-name="ce100" office:value-type="string" calcext:value-type="string">
            <text:p>GND</text:p>
          </table:table-cell>
          <table:table-cell table:style-name="ce65" table:number-columns-repeated="3"/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9" calcext:value-type="float">
            <text:p>9</text:p>
          </table:table-cell>
          <table:table-cell table:style-name="ce66" office:value-type="float" office:value="13" calcext:value-type="float">
            <text:p>13</text:p>
          </table:table-cell>
          <table:table-cell table:style-name="ce78" office:value-type="string" calcext:value-type="string">
            <text:p>GPIO9/SPI0MISO</text:p>
          </table:table-cell>
          <table:table-cell table:style-name="ce84" office:value-type="float" office:value="21" calcext:value-type="float">
            <text:p>21</text:p>
          </table:table-cell>
          <table:table-cell table:style-name="ce84" office:value-type="float" office:value="22" calcext:value-type="float">
            <text:p>22</text:p>
          </table:table-cell>
          <table:table-cell table:style-name="ce101" office:value-type="string" calcext:value-type="string">
            <text:p>GPIO25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 table:style-name="ce66" office:value-type="float" office:value="25" calcext:value-type="float">
            <text:p>25</text:p>
          </table:table-cell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11" calcext:value-type="float">
            <text:p>11</text:p>
          </table:table-cell>
          <table:table-cell table:style-name="ce66" office:value-type="float" office:value="14" calcext:value-type="float">
            <text:p>14</text:p>
          </table:table-cell>
          <table:table-cell table:style-name="ce78" office:value-type="string" calcext:value-type="string">
            <text:p>GPIO11/SPI0SCLK</text:p>
          </table:table-cell>
          <table:table-cell table:style-name="ce84" office:value-type="float" office:value="23" calcext:value-type="float">
            <text:p>23</text:p>
          </table:table-cell>
          <table:table-cell table:style-name="ce84" office:value-type="float" office:value="24" calcext:value-type="float">
            <text:p>24</text:p>
          </table:table-cell>
          <table:table-cell table:style-name="ce101" office:value-type="string" calcext:value-type="string">
            <text:p>GPIO8/SPI0CE0</text:p>
          </table:table-cell>
          <table:table-cell table:style-name="ce66" office:value-type="float" office:value="10" calcext:value-type="float">
            <text:p>10</text:p>
          </table:table-cell>
          <table:table-cell table:number-columns-repeated="2" table:style-name="ce66" office:value-type="float" office:value="8" calcext:value-type="float">
            <text:p>8</text:p>
          </table:table-cell>
          <table:table-cell table:style-name="ce96"/>
          <table:table-cell table:number-columns-repeated="958"/>
        </table:table-row>
        <table:table-row table:style-name="ro1">
          <table:table-cell table:style-name="ce67" table:number-columns-repeated="3"/>
          <table:table-cell table:style-name="ce79" office:value-type="string" calcext:value-type="string">
            <text:p>GND</text:p>
          </table:table-cell>
          <table:table-cell table:style-name="ce85" office:value-type="float" office:value="25" calcext:value-type="float">
            <text:p>25</text:p>
          </table:table-cell>
          <table:table-cell table:style-name="ce94" office:value-type="float" office:value="26" calcext:value-type="float">
            <text:p>26</text:p>
          </table:table-cell>
          <table:table-cell table:style-name="ce102" office:value-type="string" calcext:value-type="string">
            <text:p>GPIO7/SPI0CE1</text:p>
          </table:table-cell>
          <table:table-cell table:style-name="ce107" office:value-type="float" office:value="11" calcext:value-type="float">
            <text:p>11</text:p>
          </table:table-cell>
          <table:table-cell table:number-columns-repeated="2" table:style-name="ce107" office:value-type="float" office:value="7" calcext:value-type="float">
            <text:p>7</text:p>
          </table:table-cell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0" calcext:value-type="float">
            <text:p>0</text:p>
          </table:table-cell>
          <table:table-cell table:style-name="ce66" office:value-type="float" office:value="30" calcext:value-type="float">
            <text:p>30</text:p>
          </table:table-cell>
          <table:table-cell table:style-name="ce78" office:value-type="string" calcext:value-type="string">
            <text:p>GPIO0/SDA0</text:p>
          </table:table-cell>
          <table:table-cell table:style-name="ce84" office:value-type="float" office:value="27" calcext:value-type="float">
            <text:p>27</text:p>
          </table:table-cell>
          <table:table-cell table:style-name="ce84" office:value-type="float" office:value="28" calcext:value-type="float">
            <text:p>28</text:p>
          </table:table-cell>
          <table:table-cell table:style-name="ce101" office:value-type="string" calcext:value-type="string">
            <text:p>GPIO1/SCL0</text:p>
          </table:table-cell>
          <table:table-cell table:style-name="ce66" office:value-type="float" office:value="31" calcext:value-type="float">
            <text:p>31</text:p>
          </table:table-cell>
          <table:table-cell table:number-columns-repeated="2" table:style-name="ce66" office:value-type="float" office:value="1" calcext:value-type="float">
            <text:p>1</text:p>
          </table:table-cell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5" calcext:value-type="float">
            <text:p>5</text:p>
          </table:table-cell>
          <table:table-cell table:style-name="ce66" office:value-type="float" office:value="21" calcext:value-type="float">
            <text:p>21</text:p>
          </table:table-cell>
          <table:table-cell table:style-name="ce78" office:value-type="string" calcext:value-type="string">
            <text:p>GPIO5/GPCLK1</text:p>
          </table:table-cell>
          <table:table-cell table:style-name="ce84" office:value-type="float" office:value="29" calcext:value-type="float">
            <text:p>29</text:p>
          </table:table-cell>
          <table:table-cell table:style-name="ce83" office:value-type="float" office:value="30" calcext:value-type="float">
            <text:p>30</text:p>
          </table:table-cell>
          <table:table-cell table:style-name="ce100" office:value-type="string" calcext:value-type="string">
            <text:p>GND</text:p>
          </table:table-cell>
          <table:table-cell table:style-name="ce65" table:number-columns-repeated="3"/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6" calcext:value-type="float">
            <text:p>6</text:p>
          </table:table-cell>
          <table:table-cell table:style-name="ce66" office:value-type="float" office:value="22" calcext:value-type="float">
            <text:p>22</text:p>
          </table:table-cell>
          <table:table-cell table:style-name="ce78" office:value-type="string" calcext:value-type="string">
            <text:p>GPIO6/GPCLK2</text:p>
          </table:table-cell>
          <table:table-cell table:style-name="ce84" office:value-type="float" office:value="31" calcext:value-type="float">
            <text:p>31</text:p>
          </table:table-cell>
          <table:table-cell table:style-name="ce84" office:value-type="float" office:value="32" calcext:value-type="float">
            <text:p>32</text:p>
          </table:table-cell>
          <table:table-cell table:style-name="ce101" office:value-type="string" calcext:value-type="string">
            <text:p>GPIO12/PWM0</text:p>
          </table:table-cell>
          <table:table-cell table:style-name="ce66" office:value-type="float" office:value="26" calcext:value-type="float">
            <text:p>26</text:p>
          </table:table-cell>
          <table:table-cell table:number-columns-repeated="2" table:style-name="ce66" office:value-type="float" office:value="12" calcext:value-type="float">
            <text:p>12</text:p>
          </table:table-cell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13" calcext:value-type="float">
            <text:p>13</text:p>
          </table:table-cell>
          <table:table-cell table:style-name="ce66" office:value-type="float" office:value="23" calcext:value-type="float">
            <text:p>23</text:p>
          </table:table-cell>
          <table:table-cell table:style-name="ce78" office:value-type="string" calcext:value-type="string">
            <text:p>GPIO13/PWM1</text:p>
          </table:table-cell>
          <table:table-cell table:style-name="ce84" office:value-type="float" office:value="33" calcext:value-type="float">
            <text:p>33</text:p>
          </table:table-cell>
          <table:table-cell table:style-name="ce83" office:value-type="float" office:value="34" calcext:value-type="float">
            <text:p>34</text:p>
          </table:table-cell>
          <table:table-cell table:style-name="ce100" office:value-type="string" calcext:value-type="string">
            <text:p>GND</text:p>
          </table:table-cell>
          <table:table-cell table:style-name="ce65" table:number-columns-repeated="3"/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19" calcext:value-type="float">
            <text:p>19</text:p>
          </table:table-cell>
          <table:table-cell table:style-name="ce66" office:value-type="float" office:value="24" calcext:value-type="float">
            <text:p>24</text:p>
          </table:table-cell>
          <table:table-cell table:style-name="ce78" office:value-type="string" calcext:value-type="string">
            <text:p>GPIO19/PCMFS</text:p>
          </table:table-cell>
          <table:table-cell table:style-name="ce84" office:value-type="float" office:value="35" calcext:value-type="float">
            <text:p>35</text:p>
          </table:table-cell>
          <table:table-cell table:style-name="ce84" office:value-type="float" office:value="36" calcext:value-type="float">
            <text:p>36</text:p>
          </table:table-cell>
          <table:table-cell table:style-name="ce101" office:value-type="string" calcext:value-type="string">
            <text:p>GPIO16</text:p>
          </table:table-cell>
          <table:table-cell table:style-name="ce66" office:value-type="float" office:value="27" calcext:value-type="float">
            <text:p>27</text:p>
          </table:table-cell>
          <table:table-cell table:number-columns-repeated="2" table:style-name="ce66" office:value-type="float" office:value="16" calcext:value-type="float">
            <text:p>16</text:p>
          </table:table-cell>
          <table:table-cell table:style-name="ce96"/>
          <table:table-cell table:number-columns-repeated="958"/>
        </table:table-row>
        <table:table-row table:style-name="ro1">
          <table:table-cell table:number-columns-repeated="2" table:style-name="ce66" office:value-type="float" office:value="26" calcext:value-type="float">
            <text:p>26</text:p>
          </table:table-cell>
          <table:table-cell table:style-name="ce66" office:value-type="float" office:value="25" calcext:value-type="float">
            <text:p>25</text:p>
          </table:table-cell>
          <table:table-cell table:style-name="ce78" office:value-type="string" calcext:value-type="string">
            <text:p>GPIO26</text:p>
          </table:table-cell>
          <table:table-cell table:style-name="ce84" office:value-type="float" office:value="37" calcext:value-type="float">
            <text:p>37</text:p>
          </table:table-cell>
          <table:table-cell table:style-name="ce84" office:value-type="float" office:value="38" calcext:value-type="float">
            <text:p>38</text:p>
          </table:table-cell>
          <table:table-cell table:style-name="ce101" office:value-type="string" calcext:value-type="string">
            <text:p>GPIO20/PCMDIN</text:p>
          </table:table-cell>
          <table:table-cell table:style-name="ce66" office:value-type="float" office:value="28" calcext:value-type="float">
            <text:p>28</text:p>
          </table:table-cell>
          <table:table-cell table:number-columns-repeated="2" table:style-name="ce66" office:value-type="float" office:value="20" calcext:value-type="float">
            <text:p>20</text:p>
          </table:table-cell>
          <table:table-cell table:style-name="ce96"/>
          <table:table-cell table:number-columns-repeated="958"/>
        </table:table-row>
        <table:table-row table:style-name="ro1">
          <table:table-cell table:style-name="ce68" table:number-columns-repeated="3"/>
          <table:table-cell table:style-name="ce80" office:value-type="string" calcext:value-type="string">
            <text:p>GND</text:p>
          </table:table-cell>
          <table:table-cell table:style-name="ce86" office:value-type="float" office:value="39" calcext:value-type="float">
            <text:p>39</text:p>
          </table:table-cell>
          <table:table-cell table:style-name="ce95" office:value-type="float" office:value="40" calcext:value-type="float">
            <text:p>40</text:p>
          </table:table-cell>
          <table:table-cell table:style-name="ce103" office:value-type="string" calcext:value-type="string">
            <text:p>GPIO21/PCMDOUT</text:p>
          </table:table-cell>
          <table:table-cell table:style-name="ce74" office:value-type="float" office:value="29" calcext:value-type="float">
            <text:p>29</text:p>
          </table:table-cell>
          <table:table-cell table:number-columns-repeated="2" table:style-name="ce74" office:value-type="float" office:value="21" calcext:value-type="float">
            <text:p>21</text:p>
          </table:table-cell>
          <table:table-cell table:style-name="ce96"/>
          <table:table-cell table:number-columns-repeated="958"/>
        </table:table-row>
        <table:table-row table:style-name="ro1">
          <table:table-cell table:number-columns-repeated="4"/>
          <table:table-cell table:style-name="Default"/>
          <table:table-cell table:style-name="ce96"/>
          <table:table-cell table:number-columns-repeated="963"/>
        </table:table-row>
        <table:table-row table:style-name="ro1" table:number-rows-repeated="5">
          <table:table-cell table:number-columns-repeated="7"/>
          <table:table-cell table:style-name="ce116"/>
          <table:table-cell table:number-columns-repeated="2"/>
          <table:table-cell table:style-name="Default"/>
          <table:table-cell table:number-columns-repeated="958"/>
        </table:table-row>
        <table:table-row table:style-name="ro1">
          <table:table-cell table:number-columns-repeated="12"/>
          <table:table-cell table:style-name="ce116" table:number-columns-repeated="957"/>
        </table:table-row>
        <table:table-row table:style-name="ro1" table:number-rows-repeated="1048546">
          <table:table-cell table:number-columns-repeated="969"/>
        </table:table-row>
        <table:table-row table:style-name="ro1">
          <table:table-cell table:number-columns-repeated="969"/>
        </table:table-row>
      </table:table>
      <table:table table:name="rpi - work C++" table:style-name="ta1" table:print-ranges="'rpi - work C++'.A12:'rpi - work C++'.G32">
        <office:forms form:automatic-focus="false" form:apply-design-mode="false"/>
        <table:table-column table:style-name="co3" table:default-cell-style-name="ce120"/>
        <table:table-column table:style-name="co18" table:number-columns-repeated="3" table:default-cell-style-name="ce62"/>
        <table:table-column table:style-name="co18" table:default-cell-style-name="Default"/>
        <table:table-column table:style-name="co19" table:default-cell-style-name="ce62"/>
        <table:table-column table:style-name="co28" table:default-cell-style-name="ce120"/>
        <table:table-column table:style-name="co29" table:default-cell-style-name="Default"/>
        <table:table-column table:style-name="co2" table:number-columns-repeated="3" table:default-cell-style-name="ce123"/>
        <table:table-column table:style-name="co2" table:number-columns-repeated="2" table:default-cell-style-name="Default"/>
        <table:table-column table:style-name="co30" table:number-columns-repeated="8" table:default-cell-style-name="Default"/>
        <table:table-column table:style-name="co37" table:number-columns-repeated="9" table:default-cell-style-name="Default"/>
        <table:table-column table:style-name="co38" table:default-cell-style-name="Default"/>
        <table:table-column table:style-name="co8" table:number-columns-repeated="993" table:default-cell-style-name="Default"/>
        <table:table-row table:style-name="ro1">
          <table:table-cell table:style-name="ce64" office:value-type="string" calcext:value-type="string">
            <text:p>Schéma</text:p>
          </table:table-cell>
          <table:table-cell table:style-name="ce64" office:value-type="string" calcext:value-type="string">
            <text:p>rev1</text:p>
          </table:table-cell>
          <table:table-cell table:style-name="ce64" office:value-type="string" calcext:value-type="string">
            <text:p>rev2</text:p>
          </table:table-cell>
          <table:table-cell table:style-name="ce64" office:value-type="string" calcext:value-type="string">
            <text:p>rev3</text:p>
          </table:table-cell>
          <table:table-cell table:style-name="ce64" office:value-type="string" calcext:value-type="string">
            <text:p>Phys.</text:p>
          </table:table-cell>
          <table:table-cell table:style-name="ce121" office:value-type="string" calcext:value-type="string">
            <text:p>Conn.</text:p>
          </table:table-cell>
          <table:table-cell table:style-name="ce122" office:value-type="string" calcext:value-type="string">
            <text:p>Nom</text:p>
          </table:table-cell>
          <table:table-cell table:style-name="ce64" office:value-type="string" calcext:value-type="string">
            <text:p>Type</text:p>
          </table:table-cell>
          <table:table-cell table:style-name="ce64" office:value-type="string" calcext:value-type="string">
            <text:p>logical</text:p>
          </table:table-cell>
          <table:table-cell table:style-name="ce64" office:value-type="string" calcext:value-type="string">
            <text:p>mcu</text:p>
          </table:table-cell>
          <table:table-cell table:style-name="ce64" office:value-type="string" calcext:value-type="string">
            <text:p>system</text:p>
          </table:table-cell>
          <table:table-cell table:style-name="ce64" office:value-type="string" calcext:value-type="string">
            <text:p>row</text:p>
          </table:table-cell>
          <table:table-cell table:style-name="ce64" office:value-type="string" calcext:value-type="string">
            <text:p>column</text:p>
          </table:table-cell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output</text:p>
          </table:table-cell>
          <table:table-cell table:style-name="ce64" office:value-type="string" calcext:value-type="string">
            <text:p>alt0</text:p>
          </table:table-cell>
          <table:table-cell table:style-name="ce64" office:value-type="string" calcext:value-type="string">
            <text:p>alt1</text:p>
          </table:table-cell>
          <table:table-cell table:style-name="ce64" office:value-type="string" calcext:value-type="string">
            <text:p>alt2</text:p>
          </table:table-cell>
          <table:table-cell table:style-name="ce64" office:value-type="string" calcext:value-type="string">
            <text:p>alt3</text:p>
          </table:table-cell>
          <table:table-cell table:style-name="ce64" office:value-type="string" calcext:value-type="string">
            <text:p>alt4</text:p>
          </table:table-cell>
          <table:table-cell table:style-name="ce64" office:value-type="string" calcext:value-type="string">
            <text:p>alt5</text:p>
          </table:table-cell>
          <table:table-cell table:style-name="ce64"/>
          <table:table-cell table:style-name="ce64" office:value-type="string" calcext:value-type="string">
            <text:p>input</text:p>
          </table:table-cell>
          <table:table-cell table:style-name="ce64" office:value-type="string" calcext:value-type="string">
            <text:p>output</text:p>
          </table:table-cell>
          <table:table-cell table:style-name="ce64" office:value-type="string" calcext:value-type="string">
            <text:p>alt0</text:p>
          </table:table-cell>
          <table:table-cell table:style-name="ce64" office:value-type="string" calcext:value-type="string">
            <text:p>alt1</text:p>
          </table:table-cell>
          <table:table-cell table:style-name="ce64" office:value-type="string" calcext:value-type="string">
            <text:p>alt2</text:p>
          </table:table-cell>
          <table:table-cell table:style-name="ce64" office:value-type="string" calcext:value-type="string">
            <text:p>alt3</text:p>
          </table:table-cell>
          <table:table-cell table:style-name="ce64" office:value-type="string" calcext:value-type="string">
            <text:p>alt4</text:p>
          </table:table-cell>
          <table:table-cell table:style-name="ce64" office:value-type="string" calcext:value-type="string">
            <text:p>alt5</text:p>
          </table:table-cell>
          <table:table-cell table:style-name="ce64" office:value-type="string" calcext:value-type="string">
            <text:p>Code C++</text:p>
          </table:table-cell>
          <table:table-cell table:style-name="ce126" table:number-columns-repeated="993"/>
        </table:table-row>
        <table:table-row table:style-name="ro1">
          <table:table-cell table:style-name="ce119" office:value-type="string" calcext:value-type="string">
            <text:p>3.3V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2]-1)*2+[.$M2]" office:value-type="float" office:value="1" calcext:value-type="float">
            <text:p>1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3.3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25" table:formula="of:=[.G2]" office:value-type="string" office:string-value="3.3V" calcext:value-type="string">
            <text:p>3.3V</text:p>
          </table:table-cell>
          <table:table-cell table:style-name="ce125"/>
          <table:table-cell table:style-name="ce101" table:number-columns-repeated="6"/>
          <table:table-cell table:style-name="ce101" table:formula="of:=CONCATENATE([.N2];IF([.P2]&lt;&gt;&quot;&quot;;CONCATENATE(&quot;/&quot;;[.P2]);&quot;&quot;))" office:value-type="string" office:string-value="3.3V" calcext:value-type="string">
            <text:p>3.3V</text:p>
          </table:table-cell>
          <table:table-cell table:style-name="ce101" table:formula="of:=CONCATENATE(&quot;{ModeInput,&quot;&quot;&quot;;[.$N2];&quot;&quot;&quot;}&quot;)" office:value-type="string" office:string-value="{ModeInput,&quot;3.3V&quot;}" calcext:value-type="string">
            <text:p>{ModeInput,"3.3V"}</text:p>
          </table:table-cell>
          <table:table-cell table:style-name="ce101" table:formula="of:=IF([.$O2]&lt;&gt;&quot;&quot;;CONCATENATE(&quot;,{ModeOutput,&quot;&quot;&quot;;[.$O2];&quot;&quot;&quot;}&quot;);&quot;&quot;)">
            <text:p/>
          </table:table-cell>
          <table:table-cell table:style-name="ce101" table:formula="of:=IF([.$P2]&lt;&gt;&quot;&quot;;CONCATENATE(&quot;,{ModeAlt0,&quot;&quot;&quot;;[.$P2];&quot;&quot;&quot;}&quot;);&quot;&quot;)">
            <text:p/>
          </table:table-cell>
          <table:table-cell table:style-name="ce101" table:formula="of:=IF([.$Q2]&lt;&gt;&quot;&quot;;CONCATENATE(&quot;,{ModeAlt1,&quot;&quot;&quot;;[.$Q2];&quot;&quot;&quot;}&quot;);&quot;&quot;)">
            <text:p/>
          </table:table-cell>
          <table:table-cell table:style-name="ce101" table:formula="of:=IF([.$R2]&lt;&gt;&quot;&quot;;CONCATENATE(&quot;,{ModeAlt2,&quot;&quot;&quot;;[.$R2];&quot;&quot;&quot;}&quot;);&quot;&quot;)">
            <text:p/>
          </table:table-cell>
          <table:table-cell table:style-name="ce101" table:formula="of:=IF([.S2]&lt;&gt;&quot;&quot;;CONCATENATE(&quot;,{ModeAlt3,&quot;&quot;&quot;;[.S2];&quot;&quot;&quot;}&quot;);&quot;&quot;)">
            <text:p/>
          </table:table-cell>
          <table:table-cell table:style-name="ce101" table:formula="of:=IF([.T2]&lt;&gt;&quot;&quot;;CONCATENATE(&quot;,{ModeAlt4,&quot;&quot;&quot;;[.T2];&quot;&quot;&quot;}&quot;);&quot;&quot;)">
            <text:p/>
          </table:table-cell>
          <table:table-cell table:style-name="ce101" table:formula="of:=IF([.U2]&lt;&gt;&quot;&quot;;CONCATENATE(&quot;,{ModeAlt5,&quot;&quot;&quot;;[.U2];&quot;&quot;&quot;}&quot;);&quot;&quot;)">
            <text:p/>
          </table:table-cell>
          <table:table-cell table:style-name="ce101" table:formula="of:=CONCATENATE(&quot;{&quot;;[.$H2];&quot;,{&quot;;[.$I2];&quot;,&quot;;[.$J2];&quot;,&quot;;[.$K2];&quot;,&quot;;[.$L2];&quot;,&quot;;[.$M2];&quot;},{&quot;;[.$W2];[.$X2];[.$Y2];[.$Z2];[.$AA2];[.$AB2];[.$AC2];[.$AD2];&quot;}},&quot;)" office:value-type="string" office:string-value="{TypePower,{-1,-1,-1,1,1},{{ModeInput,&quot;3.3V&quot;}}}," calcext:value-type="string">
            <text:p>{TypePower,{-1,-1,-1,1,1},{{ModeInput,"3.3V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I2C_SDA1 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1" table:formula="of:=([.$L3]-1)*2+[.$M3]" office:value-type="float" office:value="3" calcext:value-type="float">
            <text:p>3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3])" office:value-type="string" office:string-value="GPIO2" calcext:value-type="string">
            <text:p>GPIO2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2" table:style-name="ce78" office:value-type="float" office:value="2" calcext:value-type="float">
            <text:p>2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3]" office:value-type="string" office:string-value="GPIO2" calcext:value-type="string">
            <text:p>GPIO2</text:p>
          </table:table-cell>
          <table:table-cell table:style-name="ce125" table:formula="of:=[.N3]" office:value-type="string" office:string-value="GPIO2" calcext:value-type="string">
            <text:p>GPIO2</text:p>
          </table:table-cell>
          <table:table-cell table:style-name="ce101" office:value-type="string" calcext:value-type="string">
            <text:p>SDA1</text:p>
          </table:table-cell>
          <table:table-cell table:style-name="ce101" office:value-type="string" calcext:value-type="string">
            <text:p>SA3</text:p>
          </table:table-cell>
          <table:table-cell table:style-name="ce101" table:number-columns-repeated="4"/>
          <table:table-cell table:style-name="ce101" table:formula="of:=CONCATENATE([.N3];IF([.P3]&lt;&gt;&quot;&quot;;CONCATENATE(&quot;/&quot;;[.P3]);&quot;&quot;))" office:value-type="string" office:string-value="GPIO2/SDA1" calcext:value-type="string">
            <text:p>GPIO2/SDA1</text:p>
          </table:table-cell>
          <table:table-cell table:style-name="ce101" table:formula="of:=CONCATENATE(&quot;{ModeInput,&quot;&quot;&quot;;[.$N3];&quot;&quot;&quot;}&quot;)" office:value-type="string" office:string-value="{ModeInput,&quot;GPIO2&quot;}" calcext:value-type="string">
            <text:p>{ModeInput,"GPIO2"}</text:p>
          </table:table-cell>
          <table:table-cell table:style-name="ce101" table:formula="of:=IF([.$O3]&lt;&gt;&quot;&quot;;CONCATENATE(&quot;,{ModeOutput,&quot;&quot;&quot;;[.$O3];&quot;&quot;&quot;}&quot;);&quot;&quot;)" office:value-type="string" office:string-value=",{ModeOutput,&quot;GPIO2&quot;}" calcext:value-type="string">
            <text:p>,{ModeOutput,"GPIO2"}</text:p>
          </table:table-cell>
          <table:table-cell table:style-name="ce101" table:formula="of:=IF([.$P3]&lt;&gt;&quot;&quot;;CONCATENATE(&quot;,{ModeAlt0,&quot;&quot;&quot;;[.$P3];&quot;&quot;&quot;}&quot;);&quot;&quot;)" office:value-type="string" office:string-value=",{ModeAlt0,&quot;SDA1&quot;}" calcext:value-type="string">
            <text:p>,{ModeAlt0,"SDA1"}</text:p>
          </table:table-cell>
          <table:table-cell table:style-name="ce101" table:formula="of:=IF([.$Q3]&lt;&gt;&quot;&quot;;CONCATENATE(&quot;,{ModeAlt1,&quot;&quot;&quot;;[.$Q3];&quot;&quot;&quot;}&quot;);&quot;&quot;)" office:value-type="string" office:string-value=",{ModeAlt1,&quot;SA3&quot;}" calcext:value-type="string">
            <text:p>,{ModeAlt1,"SA3"}</text:p>
          </table:table-cell>
          <table:table-cell table:style-name="ce101" table:formula="of:=IF([.$R3]&lt;&gt;&quot;&quot;;CONCATENATE(&quot;,{ModeAlt2,&quot;&quot;&quot;;[.$R3];&quot;&quot;&quot;}&quot;);&quot;&quot;)">
            <text:p/>
          </table:table-cell>
          <table:table-cell table:style-name="ce101" table:formula="of:=IF([.S3]&lt;&gt;&quot;&quot;;CONCATENATE(&quot;,{ModeAlt3,&quot;&quot;&quot;;[.S3];&quot;&quot;&quot;}&quot;);&quot;&quot;)">
            <text:p/>
          </table:table-cell>
          <table:table-cell table:style-name="ce101" table:formula="of:=IF([.T3]&lt;&gt;&quot;&quot;;CONCATENATE(&quot;,{ModeAlt4,&quot;&quot;&quot;;[.T3];&quot;&quot;&quot;}&quot;);&quot;&quot;)">
            <text:p/>
          </table:table-cell>
          <table:table-cell table:style-name="ce101" table:formula="of:=IF([.U3]&lt;&gt;&quot;&quot;;CONCATENATE(&quot;,{ModeAlt5,&quot;&quot;&quot;;[.U3];&quot;&quot;&quot;}&quot;);&quot;&quot;)">
            <text:p/>
          </table:table-cell>
          <table:table-cell table:style-name="ce101" table:formula="of:=CONCATENATE(&quot;{&quot;;[.$H3];&quot;,{&quot;;[.$I3];&quot;,&quot;;[.$J3];&quot;,&quot;;[.$K3];&quot;,&quot;;[.$L3];&quot;,&quot;;[.$M3];&quot;},{&quot;;[.$W3];[.$X3];[.$Y3];[.$Z3];[.$AA3];[.$AB3];[.$AC3];[.$AD3];&quot;}},&quot;)" office:value-type="string" office:string-value="{TypeGpio,{8,2,2,2,1},{{ModeInput,&quot;GPIO2&quot;},{ModeOutput,&quot;GPIO2&quot;},{ModeAlt0,&quot;SDA1&quot;},{ModeAlt1,&quot;SA3&quot;}}}," calcext:value-type="string">
            <text:p>{TypeGpio,{8,2,2,2,1},{{ModeInput,"GPIO2"},{ModeOutput,"GPIO2"},{ModeAlt0,"SDA1"},{ModeAlt1,"SA3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I2C_SCL1 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1" table:formula="of:=([.$L4]-1)*2+[.$M4]" office:value-type="float" office:value="5" calcext:value-type="float">
            <text:p>5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4])" office:value-type="string" office:string-value="GPIO3" calcext:value-type="string">
            <text:p>GPIO3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2" table:style-name="ce78" office:value-type="float" office:value="3" calcext:value-type="float">
            <text:p>3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4]" office:value-type="string" office:string-value="GPIO3" calcext:value-type="string">
            <text:p>GPIO3</text:p>
          </table:table-cell>
          <table:table-cell table:style-name="ce125" table:formula="of:=[.N4]" office:value-type="string" office:string-value="GPIO3" calcext:value-type="string">
            <text:p>GPIO3</text:p>
          </table:table-cell>
          <table:table-cell table:style-name="ce101" office:value-type="string" calcext:value-type="string">
            <text:p>SCL1</text:p>
          </table:table-cell>
          <table:table-cell table:style-name="ce101" office:value-type="string" calcext:value-type="string">
            <text:p>SA2</text:p>
          </table:table-cell>
          <table:table-cell table:style-name="ce101" table:number-columns-repeated="4"/>
          <table:table-cell table:style-name="ce101" table:formula="of:=CONCATENATE([.N4];IF([.P4]&lt;&gt;&quot;&quot;;CONCATENATE(&quot;/&quot;;[.P4]);&quot;&quot;))" office:value-type="string" office:string-value="GPIO3/SCL1" calcext:value-type="string">
            <text:p>GPIO3/SCL1</text:p>
          </table:table-cell>
          <table:table-cell table:style-name="ce101" table:formula="of:=CONCATENATE(&quot;{ModeInput,&quot;&quot;&quot;;[.$N4];&quot;&quot;&quot;}&quot;)" office:value-type="string" office:string-value="{ModeInput,&quot;GPIO3&quot;}" calcext:value-type="string">
            <text:p>{ModeInput,"GPIO3"}</text:p>
          </table:table-cell>
          <table:table-cell table:style-name="ce101" table:formula="of:=IF([.$O4]&lt;&gt;&quot;&quot;;CONCATENATE(&quot;,{ModeOutput,&quot;&quot;&quot;;[.$O4];&quot;&quot;&quot;}&quot;);&quot;&quot;)" office:value-type="string" office:string-value=",{ModeOutput,&quot;GPIO3&quot;}" calcext:value-type="string">
            <text:p>,{ModeOutput,"GPIO3"}</text:p>
          </table:table-cell>
          <table:table-cell table:style-name="ce101" table:formula="of:=IF([.$P4]&lt;&gt;&quot;&quot;;CONCATENATE(&quot;,{ModeAlt0,&quot;&quot;&quot;;[.$P4];&quot;&quot;&quot;}&quot;);&quot;&quot;)" office:value-type="string" office:string-value=",{ModeAlt0,&quot;SCL1&quot;}" calcext:value-type="string">
            <text:p>,{ModeAlt0,"SCL1"}</text:p>
          </table:table-cell>
          <table:table-cell table:style-name="ce101" table:formula="of:=IF([.$Q4]&lt;&gt;&quot;&quot;;CONCATENATE(&quot;,{ModeAlt1,&quot;&quot;&quot;;[.$Q4];&quot;&quot;&quot;}&quot;);&quot;&quot;)" office:value-type="string" office:string-value=",{ModeAlt1,&quot;SA2&quot;}" calcext:value-type="string">
            <text:p>,{ModeAlt1,"SA2"}</text:p>
          </table:table-cell>
          <table:table-cell table:style-name="ce101" table:formula="of:=IF([.$R4]&lt;&gt;&quot;&quot;;CONCATENATE(&quot;,{ModeAlt2,&quot;&quot;&quot;;[.$R4];&quot;&quot;&quot;}&quot;);&quot;&quot;)">
            <text:p/>
          </table:table-cell>
          <table:table-cell table:style-name="ce101" table:formula="of:=IF([.S4]&lt;&gt;&quot;&quot;;CONCATENATE(&quot;,{ModeAlt3,&quot;&quot;&quot;;[.S4];&quot;&quot;&quot;}&quot;);&quot;&quot;)">
            <text:p/>
          </table:table-cell>
          <table:table-cell table:style-name="ce101" table:formula="of:=IF([.T4]&lt;&gt;&quot;&quot;;CONCATENATE(&quot;,{ModeAlt4,&quot;&quot;&quot;;[.T4];&quot;&quot;&quot;}&quot;);&quot;&quot;)">
            <text:p/>
          </table:table-cell>
          <table:table-cell table:style-name="ce101" table:formula="of:=IF([.U4]&lt;&gt;&quot;&quot;;CONCATENATE(&quot;,{ModeAlt5,&quot;&quot;&quot;;[.U4];&quot;&quot;&quot;}&quot;);&quot;&quot;)">
            <text:p/>
          </table:table-cell>
          <table:table-cell table:style-name="ce101" table:formula="of:=CONCATENATE(&quot;{&quot;;[.$H4];&quot;,{&quot;;[.$I4];&quot;,&quot;;[.$J4];&quot;,&quot;;[.$K4];&quot;,&quot;;[.$L4];&quot;,&quot;;[.$M4];&quot;},{&quot;;[.$W4];[.$X4];[.$Y4];[.$Z4];[.$AA4];[.$AB4];[.$AC4];[.$AD4];&quot;}},&quot;)" office:value-type="string" office:string-value="{TypeGpio,{9,3,3,3,1},{{ModeInput,&quot;GPIO3&quot;},{ModeOutput,&quot;GPIO3&quot;},{ModeAlt0,&quot;SCL1&quot;},{ModeAlt1,&quot;SA2&quot;}}}," calcext:value-type="string">
            <text:p>{TypeGpio,{9,3,3,3,1},{{ModeInput,"GPIO3"},{ModeOutput,"GPIO3"},{ModeAlt0,"SCL1"},{ModeAlt1,"SA2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CLK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5]-1)*2+[.$M5]" office:value-type="float" office:value="7" calcext:value-type="float">
            <text:p>7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5])" office:value-type="string" office:string-value="GPIO4" calcext:value-type="string">
            <text:p>GPIO4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7" calcext:value-type="float">
            <text:p>7</text:p>
          </table:table-cell>
          <table:table-cell table:number-columns-repeated="2" table:style-name="ce78" office:value-type="float" office:value="4" calcext:value-type="float">
            <text:p>4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5]" office:value-type="string" office:string-value="GPIO4" calcext:value-type="string">
            <text:p>GPIO4</text:p>
          </table:table-cell>
          <table:table-cell table:style-name="ce125" table:formula="of:=[.N5]" office:value-type="string" office:string-value="GPIO4" calcext:value-type="string">
            <text:p>GPIO4</text:p>
          </table:table-cell>
          <table:table-cell table:style-name="ce101" office:value-type="string" calcext:value-type="string">
            <text:p>GPCLK0</text:p>
          </table:table-cell>
          <table:table-cell table:style-name="ce101" office:value-type="string" calcext:value-type="string">
            <text:p>SA1</text:p>
          </table:table-cell>
          <table:table-cell table:style-name="ce101" table:number-columns-repeated="3"/>
          <table:table-cell table:style-name="ce101" office:value-type="string" calcext:value-type="string">
            <text:p>ARMTDI</text:p>
          </table:table-cell>
          <table:table-cell table:style-name="ce101" table:formula="of:=CONCATENATE([.N5];IF([.P5]&lt;&gt;&quot;&quot;;CONCATENATE(&quot;/&quot;;[.P5]);&quot;&quot;))" office:value-type="string" office:string-value="GPIO4/GPCLK0" calcext:value-type="string">
            <text:p>GPIO4/GPCLK0</text:p>
          </table:table-cell>
          <table:table-cell table:style-name="ce101" table:formula="of:=CONCATENATE(&quot;{ModeInput,&quot;&quot;&quot;;[.$N5];&quot;&quot;&quot;}&quot;)" office:value-type="string" office:string-value="{ModeInput,&quot;GPIO4&quot;}" calcext:value-type="string">
            <text:p>{ModeInput,"GPIO4"}</text:p>
          </table:table-cell>
          <table:table-cell table:style-name="ce101" table:formula="of:=IF([.$O5]&lt;&gt;&quot;&quot;;CONCATENATE(&quot;,{ModeOutput,&quot;&quot;&quot;;[.$O5];&quot;&quot;&quot;}&quot;);&quot;&quot;)" office:value-type="string" office:string-value=",{ModeOutput,&quot;GPIO4&quot;}" calcext:value-type="string">
            <text:p>,{ModeOutput,"GPIO4"}</text:p>
          </table:table-cell>
          <table:table-cell table:style-name="ce101" table:formula="of:=IF([.$P5]&lt;&gt;&quot;&quot;;CONCATENATE(&quot;,{ModeAlt0,&quot;&quot;&quot;;[.$P5];&quot;&quot;&quot;}&quot;);&quot;&quot;)" office:value-type="string" office:string-value=",{ModeAlt0,&quot;GPCLK0&quot;}" calcext:value-type="string">
            <text:p>,{ModeAlt0,"GPCLK0"}</text:p>
          </table:table-cell>
          <table:table-cell table:style-name="ce101" table:formula="of:=IF([.$Q5]&lt;&gt;&quot;&quot;;CONCATENATE(&quot;,{ModeAlt1,&quot;&quot;&quot;;[.$Q5];&quot;&quot;&quot;}&quot;);&quot;&quot;)" office:value-type="string" office:string-value=",{ModeAlt1,&quot;SA1&quot;}" calcext:value-type="string">
            <text:p>,{ModeAlt1,"SA1"}</text:p>
          </table:table-cell>
          <table:table-cell table:style-name="ce101" table:formula="of:=IF([.$R5]&lt;&gt;&quot;&quot;;CONCATENATE(&quot;,{ModeAlt2,&quot;&quot;&quot;;[.$R5];&quot;&quot;&quot;}&quot;);&quot;&quot;)">
            <text:p/>
          </table:table-cell>
          <table:table-cell table:style-name="ce101" table:formula="of:=IF([.S5]&lt;&gt;&quot;&quot;;CONCATENATE(&quot;,{ModeAlt3,&quot;&quot;&quot;;[.S5];&quot;&quot;&quot;}&quot;);&quot;&quot;)">
            <text:p/>
          </table:table-cell>
          <table:table-cell table:style-name="ce101" table:formula="of:=IF([.T5]&lt;&gt;&quot;&quot;;CONCATENATE(&quot;,{ModeAlt4,&quot;&quot;&quot;;[.T5];&quot;&quot;&quot;}&quot;);&quot;&quot;)">
            <text:p/>
          </table:table-cell>
          <table:table-cell table:style-name="ce101" table:formula="of:=IF([.U5]&lt;&gt;&quot;&quot;;CONCATENATE(&quot;,{ModeAlt5,&quot;&quot;&quot;;[.U5];&quot;&quot;&quot;}&quot;);&quot;&quot;)" office:value-type="string" office:string-value=",{ModeAlt5,&quot;ARMTDI&quot;}" calcext:value-type="string">
            <text:p>,{ModeAlt5,"ARMTDI"}</text:p>
          </table:table-cell>
          <table:table-cell table:style-name="ce101" table:formula="of:=CONCATENATE(&quot;{&quot;;[.$H5];&quot;,{&quot;;[.$I5];&quot;,&quot;;[.$J5];&quot;,&quot;;[.$K5];&quot;,&quot;;[.$L5];&quot;,&quot;;[.$M5];&quot;},{&quot;;[.$W5];[.$X5];[.$Y5];[.$Z5];[.$AA5];[.$AB5];[.$AC5];[.$AD5];&quot;}},&quot;)" office:value-type="string" office:string-value="{TypeGpio,{7,4,4,4,1},{{ModeInput,&quot;GPIO4&quot;},{ModeOutput,&quot;GPIO4&quot;},{ModeAlt0,&quot;GPCLK0&quot;},{ModeAlt1,&quot;SA1&quot;},{ModeAlt5,&quot;ARMTDI&quot;}}}," calcext:value-type="string">
            <text:p>{TypeGpio,{7,4,4,4,1},{{ModeInput,"GPIO4"},{ModeOutput,"GPIO4"},{ModeAlt0,"GPCLK0"},{ModeAlt1,"SA1"},{ModeAlt5,"ARMTDI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ND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6]-1)*2+[.$M6]" office:value-type="float" office:value="9" calcext:value-type="float">
            <text:p>9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6]" office:value-type="string" office:string-value="GND" calcext:value-type="string">
            <text:p>GND</text:p>
          </table:table-cell>
          <table:table-cell table:style-name="ce125"/>
          <table:table-cell table:style-name="ce101" table:number-columns-repeated="6"/>
          <table:table-cell table:style-name="ce101" table:formula="of:=CONCATENATE([.N6];IF([.P6]&lt;&gt;&quot;&quot;;CONCATENATE(&quot;/&quot;;[.P6]);&quot;&quot;))" office:value-type="string" office:string-value="GND" calcext:value-type="string">
            <text:p>GND</text:p>
          </table:table-cell>
          <table:table-cell table:style-name="ce101" table:formula="of:=CONCATENATE(&quot;{ModeInput,&quot;&quot;&quot;;[.$N6];&quot;&quot;&quot;}&quot;)" office:value-type="string" office:string-value="{ModeInput,&quot;GND&quot;}" calcext:value-type="string">
            <text:p>{ModeInput,"GND"}</text:p>
          </table:table-cell>
          <table:table-cell table:style-name="ce101" table:formula="of:=IF([.$O6]&lt;&gt;&quot;&quot;;CONCATENATE(&quot;,{ModeOutput,&quot;&quot;&quot;;[.$O6];&quot;&quot;&quot;}&quot;);&quot;&quot;)">
            <text:p/>
          </table:table-cell>
          <table:table-cell table:style-name="ce101" table:formula="of:=IF([.$P6]&lt;&gt;&quot;&quot;;CONCATENATE(&quot;,{ModeAlt0,&quot;&quot;&quot;;[.$P6];&quot;&quot;&quot;}&quot;);&quot;&quot;)">
            <text:p/>
          </table:table-cell>
          <table:table-cell table:style-name="ce101" table:formula="of:=IF([.$Q6]&lt;&gt;&quot;&quot;;CONCATENATE(&quot;,{ModeAlt1,&quot;&quot;&quot;;[.$Q6];&quot;&quot;&quot;}&quot;);&quot;&quot;)">
            <text:p/>
          </table:table-cell>
          <table:table-cell table:style-name="ce101" table:formula="of:=IF([.$R6]&lt;&gt;&quot;&quot;;CONCATENATE(&quot;,{ModeAlt2,&quot;&quot;&quot;;[.$R6];&quot;&quot;&quot;}&quot;);&quot;&quot;)">
            <text:p/>
          </table:table-cell>
          <table:table-cell table:style-name="ce101" table:formula="of:=IF([.S6]&lt;&gt;&quot;&quot;;CONCATENATE(&quot;,{ModeAlt3,&quot;&quot;&quot;;[.S6];&quot;&quot;&quot;}&quot;);&quot;&quot;)">
            <text:p/>
          </table:table-cell>
          <table:table-cell table:style-name="ce101" table:formula="of:=IF([.T6]&lt;&gt;&quot;&quot;;CONCATENATE(&quot;,{ModeAlt4,&quot;&quot;&quot;;[.T6];&quot;&quot;&quot;}&quot;);&quot;&quot;)">
            <text:p/>
          </table:table-cell>
          <table:table-cell table:style-name="ce101" table:formula="of:=IF([.U6]&lt;&gt;&quot;&quot;;CONCATENATE(&quot;,{ModeAlt5,&quot;&quot;&quot;;[.U6];&quot;&quot;&quot;}&quot;);&quot;&quot;)">
            <text:p/>
          </table:table-cell>
          <table:table-cell table:style-name="ce101" table:formula="of:=CONCATENATE(&quot;{&quot;;[.$H6];&quot;,{&quot;;[.$I6];&quot;,&quot;;[.$J6];&quot;,&quot;;[.$K6];&quot;,&quot;;[.$L6];&quot;,&quot;;[.$M6];&quot;},{&quot;;[.$W6];[.$X6];[.$Y6];[.$Z6];[.$AA6];[.$AB6];[.$AC6];[.$AD6];&quot;}},&quot;)" office:value-type="string" office:string-value="{TypePower,{-1,-1,-1,5,1},{{ModeInput,&quot;GND&quot;}}}," calcext:value-type="string">
            <text:p>{TypePower,{-1,-1,-1,5,1},{{ModeInput,"GND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0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7]-1)*2+[.$M7]" office:value-type="float" office:value="11" calcext:value-type="float">
            <text:p>11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7])" office:value-type="string" office:string-value="GPIO17" calcext:value-type="string">
            <text:p>GPIO17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0" calcext:value-type="float">
            <text:p>0</text:p>
          </table:table-cell>
          <table:table-cell table:number-columns-repeated="2" table:style-name="ce78" office:value-type="float" office:value="17" calcext:value-type="float">
            <text:p>17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7]" office:value-type="string" office:string-value="GPIO17" calcext:value-type="string">
            <text:p>GPIO17</text:p>
          </table:table-cell>
          <table:table-cell table:style-name="ce125" table:formula="of:=[.N7]" office:value-type="string" office:string-value="GPIO17" calcext:value-type="string">
            <text:p>GPIO17</text:p>
          </table:table-cell>
          <table:table-cell table:style-name="ce101"/>
          <table:table-cell table:style-name="ce101" office:value-type="string" calcext:value-type="string">
            <text:p>SD9</text:p>
          </table:table-cell>
          <table:table-cell table:style-name="ce101"/>
          <table:table-cell table:style-name="ce101" office:value-type="string" calcext:value-type="string">
            <text:p>RTS0</text:p>
          </table:table-cell>
          <table:table-cell table:style-name="ce101" office:value-type="string" calcext:value-type="string">
            <text:p>SPI1CE1</text:p>
          </table:table-cell>
          <table:table-cell table:style-name="ce101" office:value-type="string" calcext:value-type="string">
            <text:p>RTS1</text:p>
          </table:table-cell>
          <table:table-cell table:style-name="ce101" table:formula="of:=CONCATENATE([.N7];IF([.P7]&lt;&gt;&quot;&quot;;CONCATENATE(&quot;/&quot;;[.P7]);&quot;&quot;))" office:value-type="string" office:string-value="GPIO17" calcext:value-type="string">
            <text:p>GPIO17</text:p>
          </table:table-cell>
          <table:table-cell table:style-name="ce101" table:formula="of:=CONCATENATE(&quot;{ModeInput,&quot;&quot;&quot;;[.$N7];&quot;&quot;&quot;}&quot;)" office:value-type="string" office:string-value="{ModeInput,&quot;GPIO17&quot;}" calcext:value-type="string">
            <text:p>{ModeInput,"GPIO17"}</text:p>
          </table:table-cell>
          <table:table-cell table:style-name="ce101" table:formula="of:=IF([.$O7]&lt;&gt;&quot;&quot;;CONCATENATE(&quot;,{ModeOutput,&quot;&quot;&quot;;[.$O7];&quot;&quot;&quot;}&quot;);&quot;&quot;)" office:value-type="string" office:string-value=",{ModeOutput,&quot;GPIO17&quot;}" calcext:value-type="string">
            <text:p>,{ModeOutput,"GPIO17"}</text:p>
          </table:table-cell>
          <table:table-cell table:style-name="ce101" table:formula="of:=IF([.$P7]&lt;&gt;&quot;&quot;;CONCATENATE(&quot;,{ModeAlt0,&quot;&quot;&quot;;[.$P7];&quot;&quot;&quot;}&quot;);&quot;&quot;)">
            <text:p/>
          </table:table-cell>
          <table:table-cell table:style-name="ce101" table:formula="of:=IF([.$Q7]&lt;&gt;&quot;&quot;;CONCATENATE(&quot;,{ModeAlt1,&quot;&quot;&quot;;[.$Q7];&quot;&quot;&quot;}&quot;);&quot;&quot;)" office:value-type="string" office:string-value=",{ModeAlt1,&quot;SD9&quot;}" calcext:value-type="string">
            <text:p>,{ModeAlt1,"SD9"}</text:p>
          </table:table-cell>
          <table:table-cell table:style-name="ce101" table:formula="of:=IF([.$R7]&lt;&gt;&quot;&quot;;CONCATENATE(&quot;,{ModeAlt2,&quot;&quot;&quot;;[.$R7];&quot;&quot;&quot;}&quot;);&quot;&quot;)">
            <text:p/>
          </table:table-cell>
          <table:table-cell table:style-name="ce101" table:formula="of:=IF([.S7]&lt;&gt;&quot;&quot;;CONCATENATE(&quot;,{ModeAlt3,&quot;&quot;&quot;;[.S7];&quot;&quot;&quot;}&quot;);&quot;&quot;)" office:value-type="string" office:string-value=",{ModeAlt3,&quot;RTS0&quot;}" calcext:value-type="string">
            <text:p>,{ModeAlt3,"RTS0"}</text:p>
          </table:table-cell>
          <table:table-cell table:style-name="ce101" table:formula="of:=IF([.T7]&lt;&gt;&quot;&quot;;CONCATENATE(&quot;,{ModeAlt4,&quot;&quot;&quot;;[.T7];&quot;&quot;&quot;}&quot;);&quot;&quot;)" office:value-type="string" office:string-value=",{ModeAlt4,&quot;SPI1CE1&quot;}" calcext:value-type="string">
            <text:p>,{ModeAlt4,"SPI1CE1"}</text:p>
          </table:table-cell>
          <table:table-cell table:style-name="ce101" table:formula="of:=IF([.U7]&lt;&gt;&quot;&quot;;CONCATENATE(&quot;,{ModeAlt5,&quot;&quot;&quot;;[.U7];&quot;&quot;&quot;}&quot;);&quot;&quot;)" office:value-type="string" office:string-value=",{ModeAlt5,&quot;RTS1&quot;}" calcext:value-type="string">
            <text:p>,{ModeAlt5,"RTS1"}</text:p>
          </table:table-cell>
          <table:table-cell table:style-name="ce101" table:formula="of:=CONCATENATE(&quot;{&quot;;[.$H7];&quot;,{&quot;;[.$I7];&quot;,&quot;;[.$J7];&quot;,&quot;;[.$K7];&quot;,&quot;;[.$L7];&quot;,&quot;;[.$M7];&quot;},{&quot;;[.$W7];[.$X7];[.$Y7];[.$Z7];[.$AA7];[.$AB7];[.$AC7];[.$AD7];&quot;}},&quot;)" office:value-type="string" office:string-value="{TypeGpio,{0,17,17,6,1},{{ModeInput,&quot;GPIO17&quot;},{ModeOutput,&quot;GPIO17&quot;},{ModeAlt1,&quot;SD9&quot;},{ModeAlt3,&quot;RTS0&quot;},{ModeAlt4,&quot;SPI1CE1&quot;},{ModeAlt5,&quot;RTS1&quot;}}}," calcext:value-type="string">
            <text:p>{TypeGpio,{0,17,17,6,1},{{ModeInput,"GPIO17"},{ModeOutput,"GPIO17"},{ModeAlt1,"SD9"},{ModeAlt3,"RTS0"},{ModeAlt4,"SPI1CE1"},{ModeAlt5,"RTS1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2 </text:p>
          </table:table-cell>
          <table:table-cell table:style-name="ce66"/>
          <table:table-cell table:number-columns-repeated="2" table:style-name="ce66" office:value-type="string" calcext:value-type="string">
            <text:p>X</text:p>
          </table:table-cell>
          <table:table-cell table:style-name="ce101" table:formula="of:=([.$L8]-1)*2+[.$M8]" office:value-type="float" office:value="13" calcext:value-type="float">
            <text:p>13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8])" office:value-type="string" office:string-value="GPIO27" calcext:value-type="string">
            <text:p>GPIO27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27" calcext:value-type="float">
            <text:p>27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8]" office:value-type="string" office:string-value="GPIO27" calcext:value-type="string">
            <text:p>GPIO27</text:p>
          </table:table-cell>
          <table:table-cell table:style-name="ce125" table:formula="of:=[.N8]" office:value-type="string" office:string-value="GPIO27" calcext:value-type="string">
            <text:p>GPIO27</text:p>
          </table:table-cell>
          <table:table-cell table:style-name="ce101" table:number-columns-repeated="3"/>
          <table:table-cell table:style-name="ce101" office:value-type="string" calcext:value-type="string">
            <text:p>SD1DAT3</text:p>
          </table:table-cell>
          <table:table-cell table:style-name="ce101" office:value-type="string" calcext:value-type="string">
            <text:p>ARMTMS</text:p>
          </table:table-cell>
          <table:table-cell table:style-name="ce101"/>
          <table:table-cell table:style-name="ce101" table:formula="of:=CONCATENATE([.N8];IF([.P8]&lt;&gt;&quot;&quot;;CONCATENATE(&quot;/&quot;;[.P8]);&quot;&quot;))" office:value-type="string" office:string-value="GPIO27" calcext:value-type="string">
            <text:p>GPIO27</text:p>
          </table:table-cell>
          <table:table-cell table:style-name="ce101" table:formula="of:=CONCATENATE(&quot;{ModeInput,&quot;&quot;&quot;;[.$N8];&quot;&quot;&quot;}&quot;)" office:value-type="string" office:string-value="{ModeInput,&quot;GPIO27&quot;}" calcext:value-type="string">
            <text:p>{ModeInput,"GPIO27"}</text:p>
          </table:table-cell>
          <table:table-cell table:style-name="ce101" table:formula="of:=IF([.$O8]&lt;&gt;&quot;&quot;;CONCATENATE(&quot;,{ModeOutput,&quot;&quot;&quot;;[.$O8];&quot;&quot;&quot;}&quot;);&quot;&quot;)" office:value-type="string" office:string-value=",{ModeOutput,&quot;GPIO27&quot;}" calcext:value-type="string">
            <text:p>,{ModeOutput,"GPIO27"}</text:p>
          </table:table-cell>
          <table:table-cell table:style-name="ce101" table:formula="of:=IF([.$P8]&lt;&gt;&quot;&quot;;CONCATENATE(&quot;,{ModeAlt0,&quot;&quot;&quot;;[.$P8];&quot;&quot;&quot;}&quot;);&quot;&quot;)">
            <text:p/>
          </table:table-cell>
          <table:table-cell table:style-name="ce101" table:formula="of:=IF([.$Q8]&lt;&gt;&quot;&quot;;CONCATENATE(&quot;,{ModeAlt1,&quot;&quot;&quot;;[.$Q8];&quot;&quot;&quot;}&quot;);&quot;&quot;)">
            <text:p/>
          </table:table-cell>
          <table:table-cell table:style-name="ce101" table:formula="of:=IF([.$R8]&lt;&gt;&quot;&quot;;CONCATENATE(&quot;,{ModeAlt2,&quot;&quot;&quot;;[.$R8];&quot;&quot;&quot;}&quot;);&quot;&quot;)">
            <text:p/>
          </table:table-cell>
          <table:table-cell table:style-name="ce101" table:formula="of:=IF([.S8]&lt;&gt;&quot;&quot;;CONCATENATE(&quot;,{ModeAlt3,&quot;&quot;&quot;;[.S8];&quot;&quot;&quot;}&quot;);&quot;&quot;)" office:value-type="string" office:string-value=",{ModeAlt3,&quot;SD1DAT3&quot;}" calcext:value-type="string">
            <text:p>,{ModeAlt3,"SD1DAT3"}</text:p>
          </table:table-cell>
          <table:table-cell table:style-name="ce101" table:formula="of:=IF([.T8]&lt;&gt;&quot;&quot;;CONCATENATE(&quot;,{ModeAlt4,&quot;&quot;&quot;;[.T8];&quot;&quot;&quot;}&quot;);&quot;&quot;)" office:value-type="string" office:string-value=",{ModeAlt4,&quot;ARMTMS&quot;}" calcext:value-type="string">
            <text:p>,{ModeAlt4,"ARMTMS"}</text:p>
          </table:table-cell>
          <table:table-cell table:style-name="ce101" table:formula="of:=IF([.U8]&lt;&gt;&quot;&quot;;CONCATENATE(&quot;,{ModeAlt5,&quot;&quot;&quot;;[.U8];&quot;&quot;&quot;}&quot;);&quot;&quot;)">
            <text:p/>
          </table:table-cell>
          <table:table-cell table:style-name="ce101" table:formula="of:=CONCATENATE(&quot;{&quot;;[.$H8];&quot;,{&quot;;[.$I8];&quot;,&quot;;[.$J8];&quot;,&quot;;[.$K8];&quot;,&quot;;[.$L8];&quot;,&quot;;[.$M8];&quot;},{&quot;;[.$W8];[.$X8];[.$Y8];[.$Z8];[.$AA8];[.$AB8];[.$AC8];[.$AD8];&quot;}},&quot;)" office:value-type="string" office:string-value="{TypeGpio,{2,27,27,7,1},{{ModeInput,&quot;GPIO27&quot;},{ModeOutput,&quot;GPIO27&quot;},{ModeAlt3,&quot;SD1DAT3&quot;},{ModeAlt4,&quot;ARMTMS&quot;}}}," calcext:value-type="string">
            <text:p>{TypeGpio,{2,27,27,7,1},{{ModeInput,"GPIO27"},{ModeOutput,"GPIO27"},{ModeAlt3,"SD1DAT3"},{ModeAlt4,"ARMTMS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3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9]-1)*2+[.$M9]" office:value-type="float" office:value="15" calcext:value-type="float">
            <text:p>15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9])" office:value-type="string" office:string-value="GPIO22" calcext:value-type="string">
            <text:p>GPIO22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3" calcext:value-type="float">
            <text:p>3</text:p>
          </table:table-cell>
          <table:table-cell table:number-columns-repeated="2" table:style-name="ce78" office:value-type="float" office:value="22" calcext:value-type="float">
            <text:p>22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9]" office:value-type="string" office:string-value="GPIO22" calcext:value-type="string">
            <text:p>GPIO22</text:p>
          </table:table-cell>
          <table:table-cell table:style-name="ce125" table:formula="of:=[.N9]" office:value-type="string" office:string-value="GPIO22" calcext:value-type="string">
            <text:p>GPIO22</text:p>
          </table:table-cell>
          <table:table-cell table:style-name="ce101"/>
          <table:table-cell table:style-name="ce101" office:value-type="string" calcext:value-type="string">
            <text:p>SD14</text:p>
          </table:table-cell>
          <table:table-cell table:style-name="ce101"/>
          <table:table-cell table:style-name="ce101" office:value-type="string" calcext:value-type="string">
            <text:p>SD1CLK</text:p>
          </table:table-cell>
          <table:table-cell table:style-name="ce101" office:value-type="string" calcext:value-type="string">
            <text:p>ARMTRST</text:p>
          </table:table-cell>
          <table:table-cell table:style-name="ce101"/>
          <table:table-cell table:style-name="ce101" table:formula="of:=CONCATENATE([.N9];IF([.P9]&lt;&gt;&quot;&quot;;CONCATENATE(&quot;/&quot;;[.P9]);&quot;&quot;))" office:value-type="string" office:string-value="GPIO22" calcext:value-type="string">
            <text:p>GPIO22</text:p>
          </table:table-cell>
          <table:table-cell table:style-name="ce101" table:formula="of:=CONCATENATE(&quot;{ModeInput,&quot;&quot;&quot;;[.$N9];&quot;&quot;&quot;}&quot;)" office:value-type="string" office:string-value="{ModeInput,&quot;GPIO22&quot;}" calcext:value-type="string">
            <text:p>{ModeInput,"GPIO22"}</text:p>
          </table:table-cell>
          <table:table-cell table:style-name="ce101" table:formula="of:=IF([.$O9]&lt;&gt;&quot;&quot;;CONCATENATE(&quot;,{ModeOutput,&quot;&quot;&quot;;[.$O9];&quot;&quot;&quot;}&quot;);&quot;&quot;)" office:value-type="string" office:string-value=",{ModeOutput,&quot;GPIO22&quot;}" calcext:value-type="string">
            <text:p>,{ModeOutput,"GPIO22"}</text:p>
          </table:table-cell>
          <table:table-cell table:style-name="ce101" table:formula="of:=IF([.$P9]&lt;&gt;&quot;&quot;;CONCATENATE(&quot;,{ModeAlt0,&quot;&quot;&quot;;[.$P9];&quot;&quot;&quot;}&quot;);&quot;&quot;)">
            <text:p/>
          </table:table-cell>
          <table:table-cell table:style-name="ce101" table:formula="of:=IF([.$Q9]&lt;&gt;&quot;&quot;;CONCATENATE(&quot;,{ModeAlt1,&quot;&quot;&quot;;[.$Q9];&quot;&quot;&quot;}&quot;);&quot;&quot;)" office:value-type="string" office:string-value=",{ModeAlt1,&quot;SD14&quot;}" calcext:value-type="string">
            <text:p>,{ModeAlt1,"SD14"}</text:p>
          </table:table-cell>
          <table:table-cell table:style-name="ce101" table:formula="of:=IF([.$R9]&lt;&gt;&quot;&quot;;CONCATENATE(&quot;,{ModeAlt2,&quot;&quot;&quot;;[.$R9];&quot;&quot;&quot;}&quot;);&quot;&quot;)">
            <text:p/>
          </table:table-cell>
          <table:table-cell table:style-name="ce101" table:formula="of:=IF([.S9]&lt;&gt;&quot;&quot;;CONCATENATE(&quot;,{ModeAlt3,&quot;&quot;&quot;;[.S9];&quot;&quot;&quot;}&quot;);&quot;&quot;)" office:value-type="string" office:string-value=",{ModeAlt3,&quot;SD1CLK&quot;}" calcext:value-type="string">
            <text:p>,{ModeAlt3,"SD1CLK"}</text:p>
          </table:table-cell>
          <table:table-cell table:style-name="ce101" table:formula="of:=IF([.T9]&lt;&gt;&quot;&quot;;CONCATENATE(&quot;,{ModeAlt4,&quot;&quot;&quot;;[.T9];&quot;&quot;&quot;}&quot;);&quot;&quot;)" office:value-type="string" office:string-value=",{ModeAlt4,&quot;ARMTRST&quot;}" calcext:value-type="string">
            <text:p>,{ModeAlt4,"ARMTRST"}</text:p>
          </table:table-cell>
          <table:table-cell table:style-name="ce101" table:formula="of:=IF([.U9]&lt;&gt;&quot;&quot;;CONCATENATE(&quot;,{ModeAlt5,&quot;&quot;&quot;;[.U9];&quot;&quot;&quot;}&quot;);&quot;&quot;)">
            <text:p/>
          </table:table-cell>
          <table:table-cell table:style-name="ce101" table:formula="of:=CONCATENATE(&quot;{&quot;;[.$H9];&quot;,{&quot;;[.$I9];&quot;,&quot;;[.$J9];&quot;,&quot;;[.$K9];&quot;,&quot;;[.$L9];&quot;,&quot;;[.$M9];&quot;},{&quot;;[.$W9];[.$X9];[.$Y9];[.$Z9];[.$AA9];[.$AB9];[.$AC9];[.$AD9];&quot;}},&quot;)" office:value-type="string" office:string-value="{TypeGpio,{3,22,22,8,1},{{ModeInput,&quot;GPIO22&quot;},{ModeOutput,&quot;GPIO22&quot;},{ModeAlt1,&quot;SD14&quot;},{ModeAlt3,&quot;SD1CLK&quot;},{ModeAlt4,&quot;ARMTRST&quot;}}}," calcext:value-type="string">
            <text:p>{TypeGpio,{3,22,22,8,1},{{ModeInput,"GPIO22"},{ModeOutput,"GPIO22"},{ModeAlt1,"SD14"},{ModeAlt3,"SD1CLK"},{ModeAlt4,"ARMTRST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3.3V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10]-1)*2+[.$M10]" office:value-type="float" office:value="17" calcext:value-type="float">
            <text:p>17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3.3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10]" office:value-type="string" office:string-value="3.3V" calcext:value-type="string">
            <text:p>3.3V</text:p>
          </table:table-cell>
          <table:table-cell table:style-name="ce125"/>
          <table:table-cell table:style-name="ce101" table:number-columns-repeated="6"/>
          <table:table-cell table:style-name="ce101" table:formula="of:=CONCATENATE([.N10];IF([.P10]&lt;&gt;&quot;&quot;;CONCATENATE(&quot;/&quot;;[.P10]);&quot;&quot;))" office:value-type="string" office:string-value="3.3V" calcext:value-type="string">
            <text:p>3.3V</text:p>
          </table:table-cell>
          <table:table-cell table:style-name="ce101" table:formula="of:=CONCATENATE(&quot;{ModeInput,&quot;&quot;&quot;;[.$N10];&quot;&quot;&quot;}&quot;)" office:value-type="string" office:string-value="{ModeInput,&quot;3.3V&quot;}" calcext:value-type="string">
            <text:p>{ModeInput,"3.3V"}</text:p>
          </table:table-cell>
          <table:table-cell table:style-name="ce101" table:formula="of:=IF([.$O10]&lt;&gt;&quot;&quot;;CONCATENATE(&quot;,{ModeOutput,&quot;&quot;&quot;;[.$O10];&quot;&quot;&quot;}&quot;);&quot;&quot;)">
            <text:p/>
          </table:table-cell>
          <table:table-cell table:style-name="ce101" table:formula="of:=IF([.$P10]&lt;&gt;&quot;&quot;;CONCATENATE(&quot;,{ModeAlt0,&quot;&quot;&quot;;[.$P10];&quot;&quot;&quot;}&quot;);&quot;&quot;)">
            <text:p/>
          </table:table-cell>
          <table:table-cell table:style-name="ce101" table:formula="of:=IF([.$Q10]&lt;&gt;&quot;&quot;;CONCATENATE(&quot;,{ModeAlt1,&quot;&quot;&quot;;[.$Q10];&quot;&quot;&quot;}&quot;);&quot;&quot;)">
            <text:p/>
          </table:table-cell>
          <table:table-cell table:style-name="ce101" table:formula="of:=IF([.$R10]&lt;&gt;&quot;&quot;;CONCATENATE(&quot;,{ModeAlt2,&quot;&quot;&quot;;[.$R10];&quot;&quot;&quot;}&quot;);&quot;&quot;)">
            <text:p/>
          </table:table-cell>
          <table:table-cell table:style-name="ce101" table:formula="of:=IF([.S10]&lt;&gt;&quot;&quot;;CONCATENATE(&quot;,{ModeAlt3,&quot;&quot;&quot;;[.S10];&quot;&quot;&quot;}&quot;);&quot;&quot;)">
            <text:p/>
          </table:table-cell>
          <table:table-cell table:style-name="ce101" table:formula="of:=IF([.T10]&lt;&gt;&quot;&quot;;CONCATENATE(&quot;,{ModeAlt4,&quot;&quot;&quot;;[.T10];&quot;&quot;&quot;}&quot;);&quot;&quot;)">
            <text:p/>
          </table:table-cell>
          <table:table-cell table:style-name="ce101" table:formula="of:=IF([.U10]&lt;&gt;&quot;&quot;;CONCATENATE(&quot;,{ModeAlt5,&quot;&quot;&quot;;[.U10];&quot;&quot;&quot;}&quot;);&quot;&quot;)">
            <text:p/>
          </table:table-cell>
          <table:table-cell table:style-name="ce101" table:formula="of:=CONCATENATE(&quot;{&quot;;[.$H10];&quot;,{&quot;;[.$I10];&quot;,&quot;;[.$J10];&quot;,&quot;;[.$K10];&quot;,&quot;;[.$L10];&quot;,&quot;;[.$M10];&quot;},{&quot;;[.$W10];[.$X10];[.$Y10];[.$Z10];[.$AA10];[.$AB10];[.$AC10];[.$AD10];&quot;}},&quot;)" office:value-type="string" office:string-value="{TypePower,{-1,-1,-1,9,1},{{ModeInput,&quot;3.3V&quot;}}}," calcext:value-type="string">
            <text:p>{TypePower,{-1,-1,-1,9,1},{{ModeInput,"3.3V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SPI_MOSI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11]-1)*2+[.$M11]" office:value-type="float" office:value="19" calcext:value-type="float">
            <text:p>19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11])" office:value-type="string" office:string-value="GPIO10" calcext:value-type="string">
            <text:p>GPIO10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2" calcext:value-type="float">
            <text:p>12</text:p>
          </table:table-cell>
          <table:table-cell table:number-columns-repeated="2" table:style-name="ce78" office:value-type="float" office:value="10" calcext:value-type="float">
            <text:p>10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11]" office:value-type="string" office:string-value="GPIO10" calcext:value-type="string">
            <text:p>GPIO10</text:p>
          </table:table-cell>
          <table:table-cell table:style-name="ce125" table:formula="of:=[.N11]" office:value-type="string" office:string-value="GPIO10" calcext:value-type="string">
            <text:p>GPIO10</text:p>
          </table:table-cell>
          <table:table-cell table:style-name="ce101" office:value-type="string" calcext:value-type="string">
            <text:p>SPI0MOSI</text:p>
          </table:table-cell>
          <table:table-cell table:style-name="ce101" office:value-type="string" calcext:value-type="string">
            <text:p>SD2</text:p>
          </table:table-cell>
          <table:table-cell table:style-name="ce125"/>
          <table:table-cell table:style-name="ce101" table:number-columns-repeated="3"/>
          <table:table-cell table:style-name="ce101" table:formula="of:=CONCATENATE([.N11];IF([.P11]&lt;&gt;&quot;&quot;;CONCATENATE(&quot;/&quot;;[.P11]);&quot;&quot;))" office:value-type="string" office:string-value="GPIO10/SPI0MOSI" calcext:value-type="string">
            <text:p>GPIO10/SPI0MOSI</text:p>
          </table:table-cell>
          <table:table-cell table:style-name="ce101" table:formula="of:=CONCATENATE(&quot;{ModeInput,&quot;&quot;&quot;;[.$N11];&quot;&quot;&quot;}&quot;)" office:value-type="string" office:string-value="{ModeInput,&quot;GPIO10&quot;}" calcext:value-type="string">
            <text:p>{ModeInput,"GPIO10"}</text:p>
          </table:table-cell>
          <table:table-cell table:style-name="ce101" table:formula="of:=IF([.$O11]&lt;&gt;&quot;&quot;;CONCATENATE(&quot;,{ModeOutput,&quot;&quot;&quot;;[.$O11];&quot;&quot;&quot;}&quot;);&quot;&quot;)" office:value-type="string" office:string-value=",{ModeOutput,&quot;GPIO10&quot;}" calcext:value-type="string">
            <text:p>,{ModeOutput,"GPIO10"}</text:p>
          </table:table-cell>
          <table:table-cell table:style-name="ce101" table:formula="of:=IF([.$P11]&lt;&gt;&quot;&quot;;CONCATENATE(&quot;,{ModeAlt0,&quot;&quot;&quot;;[.$P11];&quot;&quot;&quot;}&quot;);&quot;&quot;)" office:value-type="string" office:string-value=",{ModeAlt0,&quot;SPI0MOSI&quot;}" calcext:value-type="string">
            <text:p>,{ModeAlt0,"SPI0MOSI"}</text:p>
          </table:table-cell>
          <table:table-cell table:style-name="ce101" table:formula="of:=IF([.$Q11]&lt;&gt;&quot;&quot;;CONCATENATE(&quot;,{ModeAlt1,&quot;&quot;&quot;;[.$Q11];&quot;&quot;&quot;}&quot;);&quot;&quot;)" office:value-type="string" office:string-value=",{ModeAlt1,&quot;SD2&quot;}" calcext:value-type="string">
            <text:p>,{ModeAlt1,"SD2"}</text:p>
          </table:table-cell>
          <table:table-cell table:style-name="ce101" table:formula="of:=IF([.$R11]&lt;&gt;&quot;&quot;;CONCATENATE(&quot;,{ModeAlt2,&quot;&quot;&quot;;[.$R11];&quot;&quot;&quot;}&quot;);&quot;&quot;)">
            <text:p/>
          </table:table-cell>
          <table:table-cell table:style-name="ce101" table:formula="of:=IF([.S11]&lt;&gt;&quot;&quot;;CONCATENATE(&quot;,{ModeAlt3,&quot;&quot;&quot;;[.S11];&quot;&quot;&quot;}&quot;);&quot;&quot;)">
            <text:p/>
          </table:table-cell>
          <table:table-cell table:style-name="ce101" table:formula="of:=IF([.T11]&lt;&gt;&quot;&quot;;CONCATENATE(&quot;,{ModeAlt4,&quot;&quot;&quot;;[.T11];&quot;&quot;&quot;}&quot;);&quot;&quot;)">
            <text:p/>
          </table:table-cell>
          <table:table-cell table:style-name="ce101" table:formula="of:=IF([.U11]&lt;&gt;&quot;&quot;;CONCATENATE(&quot;,{ModeAlt5,&quot;&quot;&quot;;[.U11];&quot;&quot;&quot;}&quot;);&quot;&quot;)">
            <text:p/>
          </table:table-cell>
          <table:table-cell table:style-name="ce101" table:formula="of:=CONCATENATE(&quot;{&quot;;[.$H11];&quot;,{&quot;;[.$I11];&quot;,&quot;;[.$J11];&quot;,&quot;;[.$K11];&quot;,&quot;;[.$L11];&quot;,&quot;;[.$M11];&quot;},{&quot;;[.$W11];[.$X11];[.$Y11];[.$Z11];[.$AA11];[.$AB11];[.$AC11];[.$AD11];&quot;}},&quot;)" office:value-type="string" office:string-value="{TypeGpio,{12,10,10,10,1},{{ModeInput,&quot;GPIO10&quot;},{ModeOutput,&quot;GPIO10&quot;},{ModeAlt0,&quot;SPI0MOSI&quot;},{ModeAlt1,&quot;SD2&quot;}}}," calcext:value-type="string">
            <text:p>{TypeGpio,{12,10,10,10,1},{{ModeInput,"GPIO10"},{ModeOutput,"GPIO10"},{ModeAlt0,"SPI0MOSI"},{ModeAlt1,"SD2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SPI_MISO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12]-1)*2+[.$M12]" office:value-type="float" office:value="21" calcext:value-type="float">
            <text:p>21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12])" office:value-type="string" office:string-value="GPIO9" calcext:value-type="string">
            <text:p>GPIO9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3" calcext:value-type="float">
            <text:p>13</text:p>
          </table:table-cell>
          <table:table-cell table:number-columns-repeated="2" table:style-name="ce78" office:value-type="float" office:value="9" calcext:value-type="float">
            <text:p>9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12]" office:value-type="string" office:string-value="GPIO9" calcext:value-type="string">
            <text:p>GPIO9</text:p>
          </table:table-cell>
          <table:table-cell table:style-name="ce125" table:formula="of:=[.N12]" office:value-type="string" office:string-value="GPIO9" calcext:value-type="string">
            <text:p>GPIO9</text:p>
          </table:table-cell>
          <table:table-cell table:style-name="ce101" office:value-type="string" calcext:value-type="string">
            <text:p>SPI0MISO</text:p>
          </table:table-cell>
          <table:table-cell table:style-name="ce101" office:value-type="string" calcext:value-type="string">
            <text:p>SD1</text:p>
          </table:table-cell>
          <table:table-cell table:style-name="ce125"/>
          <table:table-cell table:style-name="ce101" table:number-columns-repeated="3"/>
          <table:table-cell table:style-name="ce101" table:formula="of:=CONCATENATE([.N12];IF([.P12]&lt;&gt;&quot;&quot;;CONCATENATE(&quot;/&quot;;[.P12]);&quot;&quot;))" office:value-type="string" office:string-value="GPIO9/SPI0MISO" calcext:value-type="string">
            <text:p>GPIO9/SPI0MISO</text:p>
          </table:table-cell>
          <table:table-cell table:style-name="ce101" table:formula="of:=CONCATENATE(&quot;{ModeInput,&quot;&quot;&quot;;[.$N12];&quot;&quot;&quot;}&quot;)" office:value-type="string" office:string-value="{ModeInput,&quot;GPIO9&quot;}" calcext:value-type="string">
            <text:p>{ModeInput,"GPIO9"}</text:p>
          </table:table-cell>
          <table:table-cell table:style-name="ce101" table:formula="of:=IF([.$O12]&lt;&gt;&quot;&quot;;CONCATENATE(&quot;,{ModeOutput,&quot;&quot;&quot;;[.$O12];&quot;&quot;&quot;}&quot;);&quot;&quot;)" office:value-type="string" office:string-value=",{ModeOutput,&quot;GPIO9&quot;}" calcext:value-type="string">
            <text:p>,{ModeOutput,"GPIO9"}</text:p>
          </table:table-cell>
          <table:table-cell table:style-name="ce101" table:formula="of:=IF([.$P12]&lt;&gt;&quot;&quot;;CONCATENATE(&quot;,{ModeAlt0,&quot;&quot;&quot;;[.$P12];&quot;&quot;&quot;}&quot;);&quot;&quot;)" office:value-type="string" office:string-value=",{ModeAlt0,&quot;SPI0MISO&quot;}" calcext:value-type="string">
            <text:p>,{ModeAlt0,"SPI0MISO"}</text:p>
          </table:table-cell>
          <table:table-cell table:style-name="ce101" table:formula="of:=IF([.$Q12]&lt;&gt;&quot;&quot;;CONCATENATE(&quot;,{ModeAlt1,&quot;&quot;&quot;;[.$Q12];&quot;&quot;&quot;}&quot;);&quot;&quot;)" office:value-type="string" office:string-value=",{ModeAlt1,&quot;SD1&quot;}" calcext:value-type="string">
            <text:p>,{ModeAlt1,"SD1"}</text:p>
          </table:table-cell>
          <table:table-cell table:style-name="ce101" table:formula="of:=IF([.$R12]&lt;&gt;&quot;&quot;;CONCATENATE(&quot;,{ModeAlt2,&quot;&quot;&quot;;[.$R12];&quot;&quot;&quot;}&quot;);&quot;&quot;)">
            <text:p/>
          </table:table-cell>
          <table:table-cell table:style-name="ce101" table:formula="of:=IF([.S12]&lt;&gt;&quot;&quot;;CONCATENATE(&quot;,{ModeAlt3,&quot;&quot;&quot;;[.S12];&quot;&quot;&quot;}&quot;);&quot;&quot;)">
            <text:p/>
          </table:table-cell>
          <table:table-cell table:style-name="ce101" table:formula="of:=IF([.T12]&lt;&gt;&quot;&quot;;CONCATENATE(&quot;,{ModeAlt4,&quot;&quot;&quot;;[.T12];&quot;&quot;&quot;}&quot;);&quot;&quot;)">
            <text:p/>
          </table:table-cell>
          <table:table-cell table:style-name="ce101" table:formula="of:=IF([.U12]&lt;&gt;&quot;&quot;;CONCATENATE(&quot;,{ModeAlt5,&quot;&quot;&quot;;[.U12];&quot;&quot;&quot;}&quot;);&quot;&quot;)">
            <text:p/>
          </table:table-cell>
          <table:table-cell table:style-name="ce101" table:formula="of:=CONCATENATE(&quot;{&quot;;[.$H12];&quot;,{&quot;;[.$I12];&quot;,&quot;;[.$J12];&quot;,&quot;;[.$K12];&quot;,&quot;;[.$L12];&quot;,&quot;;[.$M12];&quot;},{&quot;;[.$W12];[.$X12];[.$Y12];[.$Z12];[.$AA12];[.$AB12];[.$AC12];[.$AD12];&quot;}},&quot;)" office:value-type="string" office:string-value="{TypeGpio,{13,9,9,11,1},{{ModeInput,&quot;GPIO9&quot;},{ModeOutput,&quot;GPIO9&quot;},{ModeAlt0,&quot;SPI0MISO&quot;},{ModeAlt1,&quot;SD1&quot;}}}," calcext:value-type="string">
            <text:p>{TypeGpio,{13,9,9,11,1},{{ModeInput,"GPIO9"},{ModeOutput,"GPIO9"},{ModeAlt0,"SPI0MISO"},{ModeAlt1,"SD1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SPI_SCLK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13]-1)*2+[.$M13]" office:value-type="float" office:value="23" calcext:value-type="float">
            <text:p>23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13])" office:value-type="string" office:string-value="GPIO11" calcext:value-type="string">
            <text:p>GPIO1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4" calcext:value-type="float">
            <text:p>14</text:p>
          </table:table-cell>
          <table:table-cell table:number-columns-repeated="2" table:style-name="ce78" office:value-type="float" office:value="11" calcext:value-type="float">
            <text:p>11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13]" office:value-type="string" office:string-value="GPIO11" calcext:value-type="string">
            <text:p>GPIO11</text:p>
          </table:table-cell>
          <table:table-cell table:style-name="ce125" table:formula="of:=[.N13]" office:value-type="string" office:string-value="GPIO11" calcext:value-type="string">
            <text:p>GPIO11</text:p>
          </table:table-cell>
          <table:table-cell table:style-name="ce101" office:value-type="string" calcext:value-type="string">
            <text:p>SPI0SCLK</text:p>
          </table:table-cell>
          <table:table-cell table:style-name="ce101" office:value-type="string" calcext:value-type="string">
            <text:p>SD3</text:p>
          </table:table-cell>
          <table:table-cell table:style-name="ce125"/>
          <table:table-cell table:style-name="ce101" table:number-columns-repeated="3"/>
          <table:table-cell table:style-name="ce101" table:formula="of:=CONCATENATE([.N13];IF([.P13]&lt;&gt;&quot;&quot;;CONCATENATE(&quot;/&quot;;[.P13]);&quot;&quot;))" office:value-type="string" office:string-value="GPIO11/SPI0SCLK" calcext:value-type="string">
            <text:p>GPIO11/SPI0SCLK</text:p>
          </table:table-cell>
          <table:table-cell table:style-name="ce101" table:formula="of:=CONCATENATE(&quot;{ModeInput,&quot;&quot;&quot;;[.$N13];&quot;&quot;&quot;}&quot;)" office:value-type="string" office:string-value="{ModeInput,&quot;GPIO11&quot;}" calcext:value-type="string">
            <text:p>{ModeInput,"GPIO11"}</text:p>
          </table:table-cell>
          <table:table-cell table:style-name="ce101" table:formula="of:=IF([.$O13]&lt;&gt;&quot;&quot;;CONCATENATE(&quot;,{ModeOutput,&quot;&quot;&quot;;[.$O13];&quot;&quot;&quot;}&quot;);&quot;&quot;)" office:value-type="string" office:string-value=",{ModeOutput,&quot;GPIO11&quot;}" calcext:value-type="string">
            <text:p>,{ModeOutput,"GPIO11"}</text:p>
          </table:table-cell>
          <table:table-cell table:style-name="ce101" table:formula="of:=IF([.$P13]&lt;&gt;&quot;&quot;;CONCATENATE(&quot;,{ModeAlt0,&quot;&quot;&quot;;[.$P13];&quot;&quot;&quot;}&quot;);&quot;&quot;)" office:value-type="string" office:string-value=",{ModeAlt0,&quot;SPI0SCLK&quot;}" calcext:value-type="string">
            <text:p>,{ModeAlt0,"SPI0SCLK"}</text:p>
          </table:table-cell>
          <table:table-cell table:style-name="ce101" table:formula="of:=IF([.$Q13]&lt;&gt;&quot;&quot;;CONCATENATE(&quot;,{ModeAlt1,&quot;&quot;&quot;;[.$Q13];&quot;&quot;&quot;}&quot;);&quot;&quot;)" office:value-type="string" office:string-value=",{ModeAlt1,&quot;SD3&quot;}" calcext:value-type="string">
            <text:p>,{ModeAlt1,"SD3"}</text:p>
          </table:table-cell>
          <table:table-cell table:style-name="ce101" table:formula="of:=IF([.$R13]&lt;&gt;&quot;&quot;;CONCATENATE(&quot;,{ModeAlt2,&quot;&quot;&quot;;[.$R13];&quot;&quot;&quot;}&quot;);&quot;&quot;)">
            <text:p/>
          </table:table-cell>
          <table:table-cell table:style-name="ce101" table:formula="of:=IF([.S13]&lt;&gt;&quot;&quot;;CONCATENATE(&quot;,{ModeAlt3,&quot;&quot;&quot;;[.S13];&quot;&quot;&quot;}&quot;);&quot;&quot;)">
            <text:p/>
          </table:table-cell>
          <table:table-cell table:style-name="ce101" table:formula="of:=IF([.T13]&lt;&gt;&quot;&quot;;CONCATENATE(&quot;,{ModeAlt4,&quot;&quot;&quot;;[.T13];&quot;&quot;&quot;}&quot;);&quot;&quot;)">
            <text:p/>
          </table:table-cell>
          <table:table-cell table:style-name="ce101" table:formula="of:=IF([.U13]&lt;&gt;&quot;&quot;;CONCATENATE(&quot;,{ModeAlt5,&quot;&quot;&quot;;[.U13];&quot;&quot;&quot;}&quot;);&quot;&quot;)">
            <text:p/>
          </table:table-cell>
          <table:table-cell table:style-name="ce101" table:formula="of:=CONCATENATE(&quot;{&quot;;[.$H13];&quot;,{&quot;;[.$I13];&quot;,&quot;;[.$J13];&quot;,&quot;;[.$K13];&quot;,&quot;;[.$L13];&quot;,&quot;;[.$M13];&quot;},{&quot;;[.$W13];[.$X13];[.$Y13];[.$Z13];[.$AA13];[.$AB13];[.$AC13];[.$AD13];&quot;}},&quot;)" office:value-type="string" office:string-value="{TypeGpio,{14,11,11,12,1},{{ModeInput,&quot;GPIO11&quot;},{ModeOutput,&quot;GPIO11&quot;},{ModeAlt0,&quot;SPI0SCLK&quot;},{ModeAlt1,&quot;SD3&quot;}}}," calcext:value-type="string">
            <text:p>{TypeGpio,{14,11,11,12,1},{{ModeInput,"GPIO11"},{ModeOutput,"GPIO11"},{ModeAlt0,"SPI0SCLK"},{ModeAlt1,"SD3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ND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14]-1)*2+[.$M14]" office:value-type="float" office:value="25" calcext:value-type="float">
            <text:p>25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14]" office:value-type="string" office:string-value="GND" calcext:value-type="string">
            <text:p>GND</text:p>
          </table:table-cell>
          <table:table-cell table:style-name="ce125"/>
          <table:table-cell table:style-name="ce101" table:number-columns-repeated="6"/>
          <table:table-cell table:style-name="ce101" table:formula="of:=CONCATENATE([.N14];IF([.P14]&lt;&gt;&quot;&quot;;CONCATENATE(&quot;/&quot;;[.P14]);&quot;&quot;))" office:value-type="string" office:string-value="GND" calcext:value-type="string">
            <text:p>GND</text:p>
          </table:table-cell>
          <table:table-cell table:style-name="ce101" table:formula="of:=CONCATENATE(&quot;{ModeInput,&quot;&quot;&quot;;[.$N14];&quot;&quot;&quot;}&quot;)" office:value-type="string" office:string-value="{ModeInput,&quot;GND&quot;}" calcext:value-type="string">
            <text:p>{ModeInput,"GND"}</text:p>
          </table:table-cell>
          <table:table-cell table:style-name="ce101" table:formula="of:=IF([.$O14]&lt;&gt;&quot;&quot;;CONCATENATE(&quot;,{ModeOutput,&quot;&quot;&quot;;[.$O14];&quot;&quot;&quot;}&quot;);&quot;&quot;)">
            <text:p/>
          </table:table-cell>
          <table:table-cell table:style-name="ce101" table:formula="of:=IF([.$P14]&lt;&gt;&quot;&quot;;CONCATENATE(&quot;,{ModeAlt0,&quot;&quot;&quot;;[.$P14];&quot;&quot;&quot;}&quot;);&quot;&quot;)">
            <text:p/>
          </table:table-cell>
          <table:table-cell table:style-name="ce101" table:formula="of:=IF([.$Q14]&lt;&gt;&quot;&quot;;CONCATENATE(&quot;,{ModeAlt1,&quot;&quot;&quot;;[.$Q14];&quot;&quot;&quot;}&quot;);&quot;&quot;)">
            <text:p/>
          </table:table-cell>
          <table:table-cell table:style-name="ce101" table:formula="of:=IF([.$R14]&lt;&gt;&quot;&quot;;CONCATENATE(&quot;,{ModeAlt2,&quot;&quot;&quot;;[.$R14];&quot;&quot;&quot;}&quot;);&quot;&quot;)">
            <text:p/>
          </table:table-cell>
          <table:table-cell table:style-name="ce101" table:formula="of:=IF([.S14]&lt;&gt;&quot;&quot;;CONCATENATE(&quot;,{ModeAlt3,&quot;&quot;&quot;;[.S14];&quot;&quot;&quot;}&quot;);&quot;&quot;)">
            <text:p/>
          </table:table-cell>
          <table:table-cell table:style-name="ce101" table:formula="of:=IF([.T14]&lt;&gt;&quot;&quot;;CONCATENATE(&quot;,{ModeAlt4,&quot;&quot;&quot;;[.T14];&quot;&quot;&quot;}&quot;);&quot;&quot;)">
            <text:p/>
          </table:table-cell>
          <table:table-cell table:style-name="ce101" table:formula="of:=IF([.U14]&lt;&gt;&quot;&quot;;CONCATENATE(&quot;,{ModeAlt5,&quot;&quot;&quot;;[.U14];&quot;&quot;&quot;}&quot;);&quot;&quot;)">
            <text:p/>
          </table:table-cell>
          <table:table-cell table:style-name="ce101" table:formula="of:=CONCATENATE(&quot;{&quot;;[.$H14];&quot;,{&quot;;[.$I14];&quot;,&quot;;[.$J14];&quot;,&quot;;[.$K14];&quot;,&quot;;[.$L14];&quot;,&quot;;[.$M14];&quot;},{&quot;;[.$W14];[.$X14];[.$Y14];[.$Z14];[.$AA14];[.$AB14];[.$AC14];[.$AD14];&quot;}},&quot;)" office:value-type="string" office:string-value="{TypePower,{-1,-1,-1,13,1},{{ModeInput,&quot;GND&quot;}}}," calcext:value-type="string">
            <text:p>{TypePower,{-1,-1,-1,13,1},{{ModeInput,"GND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I2C_SDA0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15]-1)*2+[.$M15]" office:value-type="float" office:value="27" calcext:value-type="float">
            <text:p>27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15])" office:value-type="string" office:string-value="GPIO0" calcext:value-type="string">
            <text:p>GPIO0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30" calcext:value-type="float">
            <text:p>30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15]" office:value-type="string" office:string-value="GPIO0" calcext:value-type="string">
            <text:p>GPIO0</text:p>
          </table:table-cell>
          <table:table-cell table:style-name="ce125" table:formula="of:=[.N15]" office:value-type="string" office:string-value="GPIO0" calcext:value-type="string">
            <text:p>GPIO0</text:p>
          </table:table-cell>
          <table:table-cell table:style-name="ce101" office:value-type="string" calcext:value-type="string">
            <text:p>SDA0</text:p>
          </table:table-cell>
          <table:table-cell table:style-name="ce101" office:value-type="string" calcext:value-type="string">
            <text:p>SA5</text:p>
          </table:table-cell>
          <table:table-cell table:style-name="ce101" table:number-columns-repeated="4"/>
          <table:table-cell table:style-name="ce101" table:formula="of:=CONCATENATE([.N15];IF([.P15]&lt;&gt;&quot;&quot;;CONCATENATE(&quot;/&quot;;[.P15]);&quot;&quot;))" office:value-type="string" office:string-value="GPIO0/SDA0" calcext:value-type="string">
            <text:p>GPIO0/SDA0</text:p>
          </table:table-cell>
          <table:table-cell table:style-name="ce101" table:formula="of:=CONCATENATE(&quot;{ModeInput,&quot;&quot;&quot;;[.$N15];&quot;&quot;&quot;}&quot;)" office:value-type="string" office:string-value="{ModeInput,&quot;GPIO0&quot;}" calcext:value-type="string">
            <text:p>{ModeInput,"GPIO0"}</text:p>
          </table:table-cell>
          <table:table-cell table:style-name="ce101" table:formula="of:=IF([.$O15]&lt;&gt;&quot;&quot;;CONCATENATE(&quot;,{ModeOutput,&quot;&quot;&quot;;[.$O15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101" table:formula="of:=IF([.$P15]&lt;&gt;&quot;&quot;;CONCATENATE(&quot;,{ModeAlt0,&quot;&quot;&quot;;[.$P15];&quot;&quot;&quot;}&quot;);&quot;&quot;)" office:value-type="string" office:string-value=",{ModeAlt0,&quot;SDA0&quot;}" calcext:value-type="string">
            <text:p>,{ModeAlt0,"SDA0"}</text:p>
          </table:table-cell>
          <table:table-cell table:style-name="ce101" table:formula="of:=IF([.$Q15]&lt;&gt;&quot;&quot;;CONCATENATE(&quot;,{ModeAlt1,&quot;&quot;&quot;;[.$Q15];&quot;&quot;&quot;}&quot;);&quot;&quot;)" office:value-type="string" office:string-value=",{ModeAlt1,&quot;SA5&quot;}" calcext:value-type="string">
            <text:p>,{ModeAlt1,"SA5"}</text:p>
          </table:table-cell>
          <table:table-cell table:style-name="ce101" table:formula="of:=IF([.$R15]&lt;&gt;&quot;&quot;;CONCATENATE(&quot;,{ModeAlt2,&quot;&quot;&quot;;[.$R15];&quot;&quot;&quot;}&quot;);&quot;&quot;)">
            <text:p/>
          </table:table-cell>
          <table:table-cell table:style-name="ce101" table:formula="of:=IF([.S15]&lt;&gt;&quot;&quot;;CONCATENATE(&quot;,{ModeAlt3,&quot;&quot;&quot;;[.S15];&quot;&quot;&quot;}&quot;);&quot;&quot;)">
            <text:p/>
          </table:table-cell>
          <table:table-cell table:style-name="ce101" table:formula="of:=IF([.T15]&lt;&gt;&quot;&quot;;CONCATENATE(&quot;,{ModeAlt4,&quot;&quot;&quot;;[.T15];&quot;&quot;&quot;}&quot;);&quot;&quot;)">
            <text:p/>
          </table:table-cell>
          <table:table-cell table:style-name="ce101" table:formula="of:=IF([.U15]&lt;&gt;&quot;&quot;;CONCATENATE(&quot;,{ModeAlt5,&quot;&quot;&quot;;[.U15];&quot;&quot;&quot;}&quot;);&quot;&quot;)">
            <text:p/>
          </table:table-cell>
          <table:table-cell table:style-name="ce101" table:formula="of:=CONCATENATE(&quot;{&quot;;[.$H15];&quot;,{&quot;;[.$I15];&quot;,&quot;;[.$J15];&quot;,&quot;;[.$K15];&quot;,&quot;;[.$L15];&quot;,&quot;;[.$M15];&quot;},{&quot;;[.$W15];[.$X15];[.$Y15];[.$Z15];[.$AA15];[.$AB15];[.$AC15];[.$AD15];&quot;}},&quot;)" office:value-type="string" office:string-value="{TypeGpio,{30,0,0,14,1},{{ModeInput,&quot;GPIO0&quot;},{ModeOutput,&quot;GPIO0&quot;},{ModeAlt0,&quot;SDA0&quot;},{ModeAlt1,&quot;SA5&quot;}}}," calcext:value-type="string">
            <text:p>{TypeGpio,{30,0,0,14,1},{{ModeInput,"GPIO0"},{ModeOutput,"GPIO0"},{ModeAlt0,"SDA0"},{ModeAlt1,"SA5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11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16]-1)*2+[.$M16]" office:value-type="float" office:value="29" calcext:value-type="float">
            <text:p>29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16])" office:value-type="string" office:string-value="GPIO5" calcext:value-type="string">
            <text:p>GPIO5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1" calcext:value-type="float">
            <text:p>21</text:p>
          </table:table-cell>
          <table:table-cell table:number-columns-repeated="2" table:style-name="ce78" office:value-type="float" office:value="5" calcext:value-type="float">
            <text:p>5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16]" office:value-type="string" office:string-value="GPIO5" calcext:value-type="string">
            <text:p>GPIO5</text:p>
          </table:table-cell>
          <table:table-cell table:style-name="ce125" table:formula="of:=[.N16]" office:value-type="string" office:string-value="GPIO5" calcext:value-type="string">
            <text:p>GPIO5</text:p>
          </table:table-cell>
          <table:table-cell table:style-name="ce101" office:value-type="string" calcext:value-type="string">
            <text:p>GPCLK1</text:p>
          </table:table-cell>
          <table:table-cell table:style-name="ce101" office:value-type="string" calcext:value-type="string">
            <text:p>SA0</text:p>
          </table:table-cell>
          <table:table-cell table:style-name="ce101" table:number-columns-repeated="3"/>
          <table:table-cell table:style-name="ce101" office:value-type="string" calcext:value-type="string">
            <text:p>ARMTDO</text:p>
          </table:table-cell>
          <table:table-cell table:style-name="ce101" table:formula="of:=CONCATENATE([.N16];IF([.P16]&lt;&gt;&quot;&quot;;CONCATENATE(&quot;/&quot;;[.P16]);&quot;&quot;))" office:value-type="string" office:string-value="GPIO5/GPCLK1" calcext:value-type="string">
            <text:p>GPIO5/GPCLK1</text:p>
          </table:table-cell>
          <table:table-cell table:style-name="ce101" table:formula="of:=CONCATENATE(&quot;{ModeInput,&quot;&quot;&quot;;[.$N16];&quot;&quot;&quot;}&quot;)" office:value-type="string" office:string-value="{ModeInput,&quot;GPIO5&quot;}" calcext:value-type="string">
            <text:p>{ModeInput,"GPIO5"}</text:p>
          </table:table-cell>
          <table:table-cell table:style-name="ce101" table:formula="of:=IF([.$O16]&lt;&gt;&quot;&quot;;CONCATENATE(&quot;,{ModeOutput,&quot;&quot;&quot;;[.$O16];&quot;&quot;&quot;}&quot;);&quot;&quot;)" office:value-type="string" office:string-value=",{ModeOutput,&quot;GPIO5&quot;}" calcext:value-type="string">
            <text:p>,{ModeOutput,"GPIO5"}</text:p>
          </table:table-cell>
          <table:table-cell table:style-name="ce101" table:formula="of:=IF([.$P16]&lt;&gt;&quot;&quot;;CONCATENATE(&quot;,{ModeAlt0,&quot;&quot;&quot;;[.$P16];&quot;&quot;&quot;}&quot;);&quot;&quot;)" office:value-type="string" office:string-value=",{ModeAlt0,&quot;GPCLK1&quot;}" calcext:value-type="string">
            <text:p>,{ModeAlt0,"GPCLK1"}</text:p>
          </table:table-cell>
          <table:table-cell table:style-name="ce101" table:formula="of:=IF([.$Q16]&lt;&gt;&quot;&quot;;CONCATENATE(&quot;,{ModeAlt1,&quot;&quot;&quot;;[.$Q16];&quot;&quot;&quot;}&quot;);&quot;&quot;)" office:value-type="string" office:string-value=",{ModeAlt1,&quot;SA0&quot;}" calcext:value-type="string">
            <text:p>,{ModeAlt1,"SA0"}</text:p>
          </table:table-cell>
          <table:table-cell table:style-name="ce101" table:formula="of:=IF([.$R16]&lt;&gt;&quot;&quot;;CONCATENATE(&quot;,{ModeAlt2,&quot;&quot;&quot;;[.$R16];&quot;&quot;&quot;}&quot;);&quot;&quot;)">
            <text:p/>
          </table:table-cell>
          <table:table-cell table:style-name="ce101" table:formula="of:=IF([.S16]&lt;&gt;&quot;&quot;;CONCATENATE(&quot;,{ModeAlt3,&quot;&quot;&quot;;[.S16];&quot;&quot;&quot;}&quot;);&quot;&quot;)">
            <text:p/>
          </table:table-cell>
          <table:table-cell table:style-name="ce101" table:formula="of:=IF([.T16]&lt;&gt;&quot;&quot;;CONCATENATE(&quot;,{ModeAlt4,&quot;&quot;&quot;;[.T16];&quot;&quot;&quot;}&quot;);&quot;&quot;)">
            <text:p/>
          </table:table-cell>
          <table:table-cell table:style-name="ce101" table:formula="of:=IF([.U16]&lt;&gt;&quot;&quot;;CONCATENATE(&quot;,{ModeAlt5,&quot;&quot;&quot;;[.U16];&quot;&quot;&quot;}&quot;);&quot;&quot;)" office:value-type="string" office:string-value=",{ModeAlt5,&quot;ARMTDO&quot;}" calcext:value-type="string">
            <text:p>,{ModeAlt5,"ARMTDO"}</text:p>
          </table:table-cell>
          <table:table-cell table:style-name="ce101" table:formula="of:=CONCATENATE(&quot;{&quot;;[.$H16];&quot;,{&quot;;[.$I16];&quot;,&quot;;[.$J16];&quot;,&quot;;[.$K16];&quot;,&quot;;[.$L16];&quot;,&quot;;[.$M16];&quot;},{&quot;;[.$W16];[.$X16];[.$Y16];[.$Z16];[.$AA16];[.$AB16];[.$AC16];[.$AD16];&quot;}},&quot;)" office:value-type="string" office:string-value="{TypeGpio,{21,5,5,15,1},{{ModeInput,&quot;GPIO5&quot;},{ModeOutput,&quot;GPIO5&quot;},{ModeAlt0,&quot;GPCLK1&quot;},{ModeAlt1,&quot;SA0&quot;},{ModeAlt5,&quot;ARMTDO&quot;}}}," calcext:value-type="string">
            <text:p>{TypeGpio,{21,5,5,15,1},{{ModeInput,"GPIO5"},{ModeOutput,"GPIO5"},{ModeAlt0,"GPCLK1"},{ModeAlt1,"SA0"},{ModeAlt5,"ARMTDO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LAN_RUN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17]-1)*2+[.$M17]" office:value-type="float" office:value="31" calcext:value-type="float">
            <text:p>31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17])" office:value-type="string" office:string-value="GPIO6" calcext:value-type="string">
            <text:p>GPIO6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2" calcext:value-type="float">
            <text:p>22</text:p>
          </table:table-cell>
          <table:table-cell table:number-columns-repeated="2" table:style-name="ce78" office:value-type="float" office:value="6" calcext:value-type="float">
            <text:p>6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17]" office:value-type="string" office:string-value="GPIO6" calcext:value-type="string">
            <text:p>GPIO6</text:p>
          </table:table-cell>
          <table:table-cell table:style-name="ce119" office:value-type="string" calcext:value-type="string">
            <text:p>LAN_RUN </text:p>
          </table:table-cell>
          <table:table-cell table:style-name="ce101" office:value-type="string" calcext:value-type="string">
            <text:p>GPCLK2</text:p>
          </table:table-cell>
          <table:table-cell table:style-name="ce101" office:value-type="string" calcext:value-type="string">
            <text:p>SOE</text:p>
          </table:table-cell>
          <table:table-cell table:style-name="ce119"/>
          <table:table-cell table:style-name="ce101" table:number-columns-repeated="2"/>
          <table:table-cell table:style-name="ce101" office:value-type="string" calcext:value-type="string">
            <text:p>ARMRTCK</text:p>
          </table:table-cell>
          <table:table-cell table:style-name="ce101" table:formula="of:=CONCATENATE([.N17];IF([.P17]&lt;&gt;&quot;&quot;;CONCATENATE(&quot;/&quot;;[.P17]);&quot;&quot;))" office:value-type="string" office:string-value="GPIO6/GPCLK2" calcext:value-type="string">
            <text:p>GPIO6/GPCLK2</text:p>
          </table:table-cell>
          <table:table-cell table:style-name="ce101" table:formula="of:=CONCATENATE(&quot;{ModeInput,&quot;&quot;&quot;;[.$N17];&quot;&quot;&quot;}&quot;)" office:value-type="string" office:string-value="{ModeInput,&quot;GPIO6&quot;}" calcext:value-type="string">
            <text:p>{ModeInput,"GPIO6"}</text:p>
          </table:table-cell>
          <table:table-cell table:style-name="ce101" table:formula="of:=IF([.$O17]&lt;&gt;&quot;&quot;;CONCATENATE(&quot;,{ModeOutput,&quot;&quot;&quot;;[.$O17];&quot;&quot;&quot;}&quot;);&quot;&quot;)" office:value-type="string" office:string-value=",{ModeOutput,&quot;LAN_RUN &quot;}" calcext:value-type="string">
            <text:p>,{ModeOutput,"LAN_RUN "}</text:p>
          </table:table-cell>
          <table:table-cell table:style-name="ce101" table:formula="of:=IF([.$P17]&lt;&gt;&quot;&quot;;CONCATENATE(&quot;,{ModeAlt0,&quot;&quot;&quot;;[.$P17];&quot;&quot;&quot;}&quot;);&quot;&quot;)" office:value-type="string" office:string-value=",{ModeAlt0,&quot;GPCLK2&quot;}" calcext:value-type="string">
            <text:p>,{ModeAlt0,"GPCLK2"}</text:p>
          </table:table-cell>
          <table:table-cell table:style-name="ce101" table:formula="of:=IF([.$Q17]&lt;&gt;&quot;&quot;;CONCATENATE(&quot;,{ModeAlt1,&quot;&quot;&quot;;[.$Q17];&quot;&quot;&quot;}&quot;);&quot;&quot;)" office:value-type="string" office:string-value=",{ModeAlt1,&quot;SOE&quot;}" calcext:value-type="string">
            <text:p>,{ModeAlt1,"SOE"}</text:p>
          </table:table-cell>
          <table:table-cell table:style-name="ce101" table:formula="of:=IF([.$R17]&lt;&gt;&quot;&quot;;CONCATENATE(&quot;,{ModeAlt2,&quot;&quot;&quot;;[.$R17];&quot;&quot;&quot;}&quot;);&quot;&quot;)">
            <text:p/>
          </table:table-cell>
          <table:table-cell table:style-name="ce101" table:formula="of:=IF([.S17]&lt;&gt;&quot;&quot;;CONCATENATE(&quot;,{ModeAlt3,&quot;&quot;&quot;;[.S17];&quot;&quot;&quot;}&quot;);&quot;&quot;)">
            <text:p/>
          </table:table-cell>
          <table:table-cell table:style-name="ce101" table:formula="of:=IF([.T17]&lt;&gt;&quot;&quot;;CONCATENATE(&quot;,{ModeAlt4,&quot;&quot;&quot;;[.T17];&quot;&quot;&quot;}&quot;);&quot;&quot;)">
            <text:p/>
          </table:table-cell>
          <table:table-cell table:style-name="ce101" table:formula="of:=IF([.U17]&lt;&gt;&quot;&quot;;CONCATENATE(&quot;,{ModeAlt5,&quot;&quot;&quot;;[.U17];&quot;&quot;&quot;}&quot;);&quot;&quot;)" office:value-type="string" office:string-value=",{ModeAlt5,&quot;ARMRTCK&quot;}" calcext:value-type="string">
            <text:p>,{ModeAlt5,"ARMRTCK"}</text:p>
          </table:table-cell>
          <table:table-cell table:style-name="ce101" table:formula="of:=CONCATENATE(&quot;{&quot;;[.$H17];&quot;,{&quot;;[.$I17];&quot;,&quot;;[.$J17];&quot;,&quot;;[.$K17];&quot;,&quot;;[.$L17];&quot;,&quot;;[.$M17];&quot;},{&quot;;[.$W17];[.$X17];[.$Y17];[.$Z17];[.$AA17];[.$AB17];[.$AC17];[.$AD17];&quot;}},&quot;)" office:value-type="string" office:string-value="{TypeGpio,{22,6,6,16,1},{{ModeInput,&quot;GPIO6&quot;},{ModeOutput,&quot;LAN_RUN &quot;},{ModeAlt0,&quot;GPCLK2&quot;},{ModeAlt1,&quot;SOE&quot;},{ModeAlt5,&quot;ARMRTCK&quot;}}}," calcext:value-type="string">
            <text:p>{TypeGpio,{22,6,6,16,1},{{ModeInput,"GPIO6"},{ModeOutput,"LAN_RUN "},{ModeAlt0,"GPCLK2"},{ModeAlt1,"SOE"},{ModeAlt5,"ARMRTCK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12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18]-1)*2+[.$M18]" office:value-type="float" office:value="33" calcext:value-type="float">
            <text:p>33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18])" office:value-type="string" office:string-value="GPIO13" calcext:value-type="string">
            <text:p>GPIO13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3" calcext:value-type="float">
            <text:p>23</text:p>
          </table:table-cell>
          <table:table-cell table:number-columns-repeated="2" table:style-name="ce78" office:value-type="float" office:value="13" calcext:value-type="float">
            <text:p>13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18]" office:value-type="string" office:string-value="GPIO13" calcext:value-type="string">
            <text:p>GPIO13</text:p>
          </table:table-cell>
          <table:table-cell table:style-name="ce125" table:formula="of:=[.N18]" office:value-type="string" office:string-value="GPIO13" calcext:value-type="string">
            <text:p>GPIO13</text:p>
          </table:table-cell>
          <table:table-cell table:style-name="ce101" office:value-type="string" calcext:value-type="string">
            <text:p>PWM1</text:p>
          </table:table-cell>
          <table:table-cell table:style-name="ce101" office:value-type="string" calcext:value-type="string">
            <text:p>SD5</text:p>
          </table:table-cell>
          <table:table-cell table:style-name="ce125"/>
          <table:table-cell table:style-name="ce101" table:number-columns-repeated="2"/>
          <table:table-cell table:style-name="ce101" office:value-type="string" calcext:value-type="string">
            <text:p>ARMTCK</text:p>
          </table:table-cell>
          <table:table-cell table:style-name="ce101" table:formula="of:=CONCATENATE([.N18];IF([.P18]&lt;&gt;&quot;&quot;;CONCATENATE(&quot;/&quot;;[.P18]);&quot;&quot;))" office:value-type="string" office:string-value="GPIO13/PWM1" calcext:value-type="string">
            <text:p>GPIO13/PWM1</text:p>
          </table:table-cell>
          <table:table-cell table:style-name="ce101" table:formula="of:=CONCATENATE(&quot;{ModeInput,&quot;&quot;&quot;;[.$N18];&quot;&quot;&quot;}&quot;)" office:value-type="string" office:string-value="{ModeInput,&quot;GPIO13&quot;}" calcext:value-type="string">
            <text:p>{ModeInput,"GPIO13"}</text:p>
          </table:table-cell>
          <table:table-cell table:style-name="ce101" table:formula="of:=IF([.$O18]&lt;&gt;&quot;&quot;;CONCATENATE(&quot;,{ModeOutput,&quot;&quot;&quot;;[.$O18];&quot;&quot;&quot;}&quot;);&quot;&quot;)" office:value-type="string" office:string-value=",{ModeOutput,&quot;GPIO13&quot;}" calcext:value-type="string">
            <text:p>,{ModeOutput,"GPIO13"}</text:p>
          </table:table-cell>
          <table:table-cell table:style-name="ce101" table:formula="of:=IF([.$P18]&lt;&gt;&quot;&quot;;CONCATENATE(&quot;,{ModeAlt0,&quot;&quot;&quot;;[.$P18];&quot;&quot;&quot;}&quot;);&quot;&quot;)" office:value-type="string" office:string-value=",{ModeAlt0,&quot;PWM1&quot;}" calcext:value-type="string">
            <text:p>,{ModeAlt0,"PWM1"}</text:p>
          </table:table-cell>
          <table:table-cell table:style-name="ce101" table:formula="of:=IF([.$Q18]&lt;&gt;&quot;&quot;;CONCATENATE(&quot;,{ModeAlt1,&quot;&quot;&quot;;[.$Q18];&quot;&quot;&quot;}&quot;);&quot;&quot;)" office:value-type="string" office:string-value=",{ModeAlt1,&quot;SD5&quot;}" calcext:value-type="string">
            <text:p>,{ModeAlt1,"SD5"}</text:p>
          </table:table-cell>
          <table:table-cell table:style-name="ce101" table:formula="of:=IF([.$R18]&lt;&gt;&quot;&quot;;CONCATENATE(&quot;,{ModeAlt2,&quot;&quot;&quot;;[.$R18];&quot;&quot;&quot;}&quot;);&quot;&quot;)">
            <text:p/>
          </table:table-cell>
          <table:table-cell table:style-name="ce101" table:formula="of:=IF([.S18]&lt;&gt;&quot;&quot;;CONCATENATE(&quot;,{ModeAlt3,&quot;&quot;&quot;;[.S18];&quot;&quot;&quot;}&quot;);&quot;&quot;)">
            <text:p/>
          </table:table-cell>
          <table:table-cell table:style-name="ce101" table:formula="of:=IF([.T18]&lt;&gt;&quot;&quot;;CONCATENATE(&quot;,{ModeAlt4,&quot;&quot;&quot;;[.T18];&quot;&quot;&quot;}&quot;);&quot;&quot;)">
            <text:p/>
          </table:table-cell>
          <table:table-cell table:style-name="ce101" table:formula="of:=IF([.U18]&lt;&gt;&quot;&quot;;CONCATENATE(&quot;,{ModeAlt5,&quot;&quot;&quot;;[.U18];&quot;&quot;&quot;}&quot;);&quot;&quot;)" office:value-type="string" office:string-value=",{ModeAlt5,&quot;ARMTCK&quot;}" calcext:value-type="string">
            <text:p>,{ModeAlt5,"ARMTCK"}</text:p>
          </table:table-cell>
          <table:table-cell table:style-name="ce101" table:formula="of:=CONCATENATE(&quot;{&quot;;[.$H18];&quot;,{&quot;;[.$I18];&quot;,&quot;;[.$J18];&quot;,&quot;;[.$K18];&quot;,&quot;;[.$L18];&quot;,&quot;;[.$M18];&quot;},{&quot;;[.$W18];[.$X18];[.$Y18];[.$Z18];[.$AA18];[.$AB18];[.$AC18];[.$AD18];&quot;}},&quot;)" office:value-type="string" office:string-value="{TypeGpio,{23,13,13,17,1},{{ModeInput,&quot;GPIO13&quot;},{ModeOutput,&quot;GPIO13&quot;},{ModeAlt0,&quot;PWM1&quot;},{ModeAlt1,&quot;SD5&quot;},{ModeAlt5,&quot;ARMTCK&quot;}}}," calcext:value-type="string">
            <text:p>{TypeGpio,{23,13,13,17,1},{{ModeInput,"GPIO13"},{ModeOutput,"GPIO13"},{ModeAlt0,"PWM1"},{ModeAlt1,"SD5"},{ModeAlt5,"ARMTCK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13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19]-1)*2+[.$M19]" office:value-type="float" office:value="35" calcext:value-type="float">
            <text:p>35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19])" office:value-type="string" office:string-value="GPIO19" calcext:value-type="string">
            <text:p>GPIO19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4" calcext:value-type="float">
            <text:p>24</text:p>
          </table:table-cell>
          <table:table-cell table:number-columns-repeated="2" table:style-name="ce78" office:value-type="float" office:value="19" calcext:value-type="float">
            <text:p>19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19]" office:value-type="string" office:string-value="GPIO19" calcext:value-type="string">
            <text:p>GPIO19</text:p>
          </table:table-cell>
          <table:table-cell table:style-name="ce125" table:formula="of:=[.N19]" office:value-type="string" office:string-value="GPIO19" calcext:value-type="string">
            <text:p>GPIO19</text:p>
          </table:table-cell>
          <table:table-cell table:style-name="ce101" office:value-type="string" calcext:value-type="string">
            <text:p>PCMFS</text:p>
          </table:table-cell>
          <table:table-cell table:style-name="ce101" office:value-type="string" calcext:value-type="string">
            <text:p>SD11</text:p>
          </table:table-cell>
          <table:table-cell table:style-name="ce101"/>
          <table:table-cell table:style-name="ce101" office:value-type="string" calcext:value-type="string">
            <text:p>BSSCLK</text:p>
          </table:table-cell>
          <table:table-cell table:style-name="ce101" office:value-type="string" calcext:value-type="string">
            <text:p>SPI1MISO</text:p>
          </table:table-cell>
          <table:table-cell table:style-name="ce101" office:value-type="string" calcext:value-type="string">
            <text:p>PWM1</text:p>
          </table:table-cell>
          <table:table-cell table:style-name="ce101" table:formula="of:=CONCATENATE([.N19];IF([.P19]&lt;&gt;&quot;&quot;;CONCATENATE(&quot;/&quot;;[.P19]);&quot;&quot;))" office:value-type="string" office:string-value="GPIO19/PCMFS" calcext:value-type="string">
            <text:p>GPIO19/PCMFS</text:p>
          </table:table-cell>
          <table:table-cell table:style-name="ce101" table:formula="of:=CONCATENATE(&quot;{ModeInput,&quot;&quot;&quot;;[.$N19];&quot;&quot;&quot;}&quot;)" office:value-type="string" office:string-value="{ModeInput,&quot;GPIO19&quot;}" calcext:value-type="string">
            <text:p>{ModeInput,"GPIO19"}</text:p>
          </table:table-cell>
          <table:table-cell table:style-name="ce101" table:formula="of:=IF([.$O19]&lt;&gt;&quot;&quot;;CONCATENATE(&quot;,{ModeOutput,&quot;&quot;&quot;;[.$O19];&quot;&quot;&quot;}&quot;);&quot;&quot;)" office:value-type="string" office:string-value=",{ModeOutput,&quot;GPIO19&quot;}" calcext:value-type="string">
            <text:p>,{ModeOutput,"GPIO19"}</text:p>
          </table:table-cell>
          <table:table-cell table:style-name="ce101" table:formula="of:=IF([.$P19]&lt;&gt;&quot;&quot;;CONCATENATE(&quot;,{ModeAlt0,&quot;&quot;&quot;;[.$P19];&quot;&quot;&quot;}&quot;);&quot;&quot;)" office:value-type="string" office:string-value=",{ModeAlt0,&quot;PCMFS&quot;}" calcext:value-type="string">
            <text:p>,{ModeAlt0,"PCMFS"}</text:p>
          </table:table-cell>
          <table:table-cell table:style-name="ce101" table:formula="of:=IF([.$Q19]&lt;&gt;&quot;&quot;;CONCATENATE(&quot;,{ModeAlt1,&quot;&quot;&quot;;[.$Q19];&quot;&quot;&quot;}&quot;);&quot;&quot;)" office:value-type="string" office:string-value=",{ModeAlt1,&quot;SD11&quot;}" calcext:value-type="string">
            <text:p>,{ModeAlt1,"SD11"}</text:p>
          </table:table-cell>
          <table:table-cell table:style-name="ce101" table:formula="of:=IF([.$R19]&lt;&gt;&quot;&quot;;CONCATENATE(&quot;,{ModeAlt2,&quot;&quot;&quot;;[.$R19];&quot;&quot;&quot;}&quot;);&quot;&quot;)">
            <text:p/>
          </table:table-cell>
          <table:table-cell table:style-name="ce101" table:formula="of:=IF([.S19]&lt;&gt;&quot;&quot;;CONCATENATE(&quot;,{ModeAlt3,&quot;&quot;&quot;;[.S19];&quot;&quot;&quot;}&quot;);&quot;&quot;)" office:value-type="string" office:string-value=",{ModeAlt3,&quot;BSSCLK&quot;}" calcext:value-type="string">
            <text:p>,{ModeAlt3,"BSSCLK"}</text:p>
          </table:table-cell>
          <table:table-cell table:style-name="ce101" table:formula="of:=IF([.T19]&lt;&gt;&quot;&quot;;CONCATENATE(&quot;,{ModeAlt4,&quot;&quot;&quot;;[.T19];&quot;&quot;&quot;}&quot;);&quot;&quot;)" office:value-type="string" office:string-value=",{ModeAlt4,&quot;SPI1MISO&quot;}" calcext:value-type="string">
            <text:p>,{ModeAlt4,"SPI1MISO"}</text:p>
          </table:table-cell>
          <table:table-cell table:style-name="ce101" table:formula="of:=IF([.U19]&lt;&gt;&quot;&quot;;CONCATENATE(&quot;,{ModeAlt5,&quot;&quot;&quot;;[.U19];&quot;&quot;&quot;}&quot;);&quot;&quot;)" office:value-type="string" office:string-value=",{ModeAlt5,&quot;PWM1&quot;}" calcext:value-type="string">
            <text:p>,{ModeAlt5,"PWM1"}</text:p>
          </table:table-cell>
          <table:table-cell table:style-name="ce101" table:formula="of:=CONCATENATE(&quot;{&quot;;[.$H19];&quot;,{&quot;;[.$I19];&quot;,&quot;;[.$J19];&quot;,&quot;;[.$K19];&quot;,&quot;;[.$L19];&quot;,&quot;;[.$M19];&quot;},{&quot;;[.$W19];[.$X19];[.$Y19];[.$Z19];[.$AA19];[.$AB19];[.$AC19];[.$AD19];&quot;}},&quot;)" office:value-type="string" office:string-value="{TypeGpio,{24,19,19,18,1},{{ModeInput,&quot;GPIO19&quot;},{ModeOutput,&quot;GPIO19&quot;},{ModeAlt0,&quot;PCMFS&quot;},{ModeAlt1,&quot;SD11&quot;},{ModeAlt3,&quot;BSSCLK&quot;},{ModeAlt4,&quot;SPI1MISO&quot;},{ModeAlt5,&quot;PWM1&quot;}}}," calcext:value-type="string">
            <text:p>{TypeGpio,{24,19,19,18,1},{{ModeInput,"GPIO19"},{ModeOutput,"GPIO19"},{ModeAlt0,"PCMFS"},{ModeAlt1,"SD11"},{ModeAlt3,"BSSCLK"},{ModeAlt4,"SPI1MISO"},{ModeAlt5,"PWM1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14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20]-1)*2+[.$M20]" office:value-type="float" office:value="37" calcext:value-type="float">
            <text:p>37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20])" office:value-type="string" office:string-value="GPIO26" calcext:value-type="string">
            <text:p>GPIO26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5" calcext:value-type="float">
            <text:p>25</text:p>
          </table:table-cell>
          <table:table-cell table:number-columns-repeated="2" table:style-name="ce78" office:value-type="float" office:value="26" calcext:value-type="float">
            <text:p>26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20]" office:value-type="string" office:string-value="GPIO26" calcext:value-type="string">
            <text:p>GPIO26</text:p>
          </table:table-cell>
          <table:table-cell table:style-name="ce125" table:formula="of:=[.N20]" office:value-type="string" office:string-value="GPIO26" calcext:value-type="string">
            <text:p>GPIO26</text:p>
          </table:table-cell>
          <table:table-cell table:style-name="ce101" table:number-columns-repeated="3"/>
          <table:table-cell table:style-name="ce101" office:value-type="string" calcext:value-type="string">
            <text:p>SD1DAT2</text:p>
          </table:table-cell>
          <table:table-cell table:style-name="ce101" office:value-type="string" calcext:value-type="string">
            <text:p>ARMTDI</text:p>
          </table:table-cell>
          <table:table-cell table:style-name="ce101"/>
          <table:table-cell table:style-name="ce101" table:formula="of:=CONCATENATE([.N20];IF([.P20]&lt;&gt;&quot;&quot;;CONCATENATE(&quot;/&quot;;[.P20]);&quot;&quot;))" office:value-type="string" office:string-value="GPIO26" calcext:value-type="string">
            <text:p>GPIO26</text:p>
          </table:table-cell>
          <table:table-cell table:style-name="ce101" table:formula="of:=CONCATENATE(&quot;{ModeInput,&quot;&quot;&quot;;[.$N20];&quot;&quot;&quot;}&quot;)" office:value-type="string" office:string-value="{ModeInput,&quot;GPIO26&quot;}" calcext:value-type="string">
            <text:p>{ModeInput,"GPIO26"}</text:p>
          </table:table-cell>
          <table:table-cell table:style-name="ce101" table:formula="of:=IF([.$O20]&lt;&gt;&quot;&quot;;CONCATENATE(&quot;,{ModeOutput,&quot;&quot;&quot;;[.$O20];&quot;&quot;&quot;}&quot;);&quot;&quot;)" office:value-type="string" office:string-value=",{ModeOutput,&quot;GPIO26&quot;}" calcext:value-type="string">
            <text:p>,{ModeOutput,"GPIO26"}</text:p>
          </table:table-cell>
          <table:table-cell table:style-name="ce101" table:formula="of:=IF([.$P20]&lt;&gt;&quot;&quot;;CONCATENATE(&quot;,{ModeAlt0,&quot;&quot;&quot;;[.$P20];&quot;&quot;&quot;}&quot;);&quot;&quot;)">
            <text:p/>
          </table:table-cell>
          <table:table-cell table:style-name="ce101" table:formula="of:=IF([.$Q20]&lt;&gt;&quot;&quot;;CONCATENATE(&quot;,{ModeAlt1,&quot;&quot;&quot;;[.$Q20];&quot;&quot;&quot;}&quot;);&quot;&quot;)">
            <text:p/>
          </table:table-cell>
          <table:table-cell table:style-name="ce101" table:formula="of:=IF([.$R20]&lt;&gt;&quot;&quot;;CONCATENATE(&quot;,{ModeAlt2,&quot;&quot;&quot;;[.$R20];&quot;&quot;&quot;}&quot;);&quot;&quot;)">
            <text:p/>
          </table:table-cell>
          <table:table-cell table:style-name="ce101" table:formula="of:=IF([.S20]&lt;&gt;&quot;&quot;;CONCATENATE(&quot;,{ModeAlt3,&quot;&quot;&quot;;[.S20];&quot;&quot;&quot;}&quot;);&quot;&quot;)" office:value-type="string" office:string-value=",{ModeAlt3,&quot;SD1DAT2&quot;}" calcext:value-type="string">
            <text:p>,{ModeAlt3,"SD1DAT2"}</text:p>
          </table:table-cell>
          <table:table-cell table:style-name="ce101" table:formula="of:=IF([.T20]&lt;&gt;&quot;&quot;;CONCATENATE(&quot;,{ModeAlt4,&quot;&quot;&quot;;[.T20];&quot;&quot;&quot;}&quot;);&quot;&quot;)" office:value-type="string" office:string-value=",{ModeAlt4,&quot;ARMTDI&quot;}" calcext:value-type="string">
            <text:p>,{ModeAlt4,"ARMTDI"}</text:p>
          </table:table-cell>
          <table:table-cell table:style-name="ce101" table:formula="of:=IF([.U20]&lt;&gt;&quot;&quot;;CONCATENATE(&quot;,{ModeAlt5,&quot;&quot;&quot;;[.U20];&quot;&quot;&quot;}&quot;);&quot;&quot;)">
            <text:p/>
          </table:table-cell>
          <table:table-cell table:style-name="ce101" table:formula="of:=CONCATENATE(&quot;{&quot;;[.$H20];&quot;,{&quot;;[.$I20];&quot;,&quot;;[.$J20];&quot;,&quot;;[.$K20];&quot;,&quot;;[.$L20];&quot;,&quot;;[.$M20];&quot;},{&quot;;[.$W20];[.$X20];[.$Y20];[.$Z20];[.$AA20];[.$AB20];[.$AC20];[.$AD20];&quot;}},&quot;)" office:value-type="string" office:string-value="{TypeGpio,{25,26,26,19,1},{{ModeInput,&quot;GPIO26&quot;},{ModeOutput,&quot;GPIO26&quot;},{ModeAlt3,&quot;SD1DAT2&quot;},{ModeAlt4,&quot;ARMTDI&quot;}}}," calcext:value-type="string">
            <text:p>{TypeGpio,{25,26,26,19,1},{{ModeInput,"GPIO26"},{ModeOutput,"GPIO26"},{ModeAlt3,"SD1DAT2"},{ModeAlt4,"ARMTDI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ND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21]-1)*2+[.$M21]" office:value-type="float" office:value="39" calcext:value-type="float">
            <text:p>39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21]" office:value-type="string" office:string-value="GND" calcext:value-type="string">
            <text:p>GND</text:p>
          </table:table-cell>
          <table:table-cell table:style-name="ce125"/>
          <table:table-cell table:style-name="ce101" table:number-columns-repeated="6"/>
          <table:table-cell table:style-name="ce101" table:formula="of:=CONCATENATE([.N21];IF([.P21]&lt;&gt;&quot;&quot;;CONCATENATE(&quot;/&quot;;[.P21]);&quot;&quot;))" office:value-type="string" office:string-value="GND" calcext:value-type="string">
            <text:p>GND</text:p>
          </table:table-cell>
          <table:table-cell table:style-name="ce101" table:formula="of:=CONCATENATE(&quot;{ModeInput,&quot;&quot;&quot;;[.$N21];&quot;&quot;&quot;}&quot;)" office:value-type="string" office:string-value="{ModeInput,&quot;GND&quot;}" calcext:value-type="string">
            <text:p>{ModeInput,"GND"}</text:p>
          </table:table-cell>
          <table:table-cell table:style-name="ce101" table:formula="of:=IF([.$O21]&lt;&gt;&quot;&quot;;CONCATENATE(&quot;,{ModeOutput,&quot;&quot;&quot;;[.$O21];&quot;&quot;&quot;}&quot;);&quot;&quot;)">
            <text:p/>
          </table:table-cell>
          <table:table-cell table:style-name="ce101" table:formula="of:=IF([.$P21]&lt;&gt;&quot;&quot;;CONCATENATE(&quot;,{ModeAlt0,&quot;&quot;&quot;;[.$P21];&quot;&quot;&quot;}&quot;);&quot;&quot;)">
            <text:p/>
          </table:table-cell>
          <table:table-cell table:style-name="ce101" table:formula="of:=IF([.$Q21]&lt;&gt;&quot;&quot;;CONCATENATE(&quot;,{ModeAlt1,&quot;&quot;&quot;;[.$Q21];&quot;&quot;&quot;}&quot;);&quot;&quot;)">
            <text:p/>
          </table:table-cell>
          <table:table-cell table:style-name="ce101" table:formula="of:=IF([.$R21]&lt;&gt;&quot;&quot;;CONCATENATE(&quot;,{ModeAlt2,&quot;&quot;&quot;;[.$R21];&quot;&quot;&quot;}&quot;);&quot;&quot;)">
            <text:p/>
          </table:table-cell>
          <table:table-cell table:style-name="ce101" table:formula="of:=IF([.S21]&lt;&gt;&quot;&quot;;CONCATENATE(&quot;,{ModeAlt3,&quot;&quot;&quot;;[.S21];&quot;&quot;&quot;}&quot;);&quot;&quot;)">
            <text:p/>
          </table:table-cell>
          <table:table-cell table:style-name="ce101" table:formula="of:=IF([.T21]&lt;&gt;&quot;&quot;;CONCATENATE(&quot;,{ModeAlt4,&quot;&quot;&quot;;[.T21];&quot;&quot;&quot;}&quot;);&quot;&quot;)">
            <text:p/>
          </table:table-cell>
          <table:table-cell table:style-name="ce101" table:formula="of:=IF([.U21]&lt;&gt;&quot;&quot;;CONCATENATE(&quot;,{ModeAlt5,&quot;&quot;&quot;;[.U21];&quot;&quot;&quot;}&quot;);&quot;&quot;)">
            <text:p/>
          </table:table-cell>
          <table:table-cell table:style-name="ce101" table:formula="of:=CONCATENATE(&quot;{&quot;;[.$H21];&quot;,{&quot;;[.$I21];&quot;,&quot;;[.$J21];&quot;,&quot;;[.$K21];&quot;,&quot;;[.$L21];&quot;,&quot;;[.$M21];&quot;},{&quot;;[.$W21];[.$X21];[.$Y21];[.$Z21];[.$AA21];[.$AB21];[.$AC21];[.$AD21];&quot;}},&quot;)" office:value-type="string" office:string-value="{TypePower,{-1,-1,-1,20,1},{{ModeInput,&quot;GND&quot;}}}," calcext:value-type="string">
            <text:p>{TypePower,{-1,-1,-1,20,1},{{ModeInput,"GND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5V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22]-1)*2+[.$M22]" office:value-type="float" office:value="2" calcext:value-type="float">
            <text:p>2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5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22]" office:value-type="string" office:string-value="5V" calcext:value-type="string">
            <text:p>5V</text:p>
          </table:table-cell>
          <table:table-cell table:style-name="ce125"/>
          <table:table-cell table:style-name="ce101" table:number-columns-repeated="6"/>
          <table:table-cell table:style-name="ce101" table:formula="of:=CONCATENATE([.N22];IF([.P22]&lt;&gt;&quot;&quot;;CONCATENATE(&quot;/&quot;;[.P22]);&quot;&quot;))" office:value-type="string" office:string-value="5V" calcext:value-type="string">
            <text:p>5V</text:p>
          </table:table-cell>
          <table:table-cell table:style-name="ce101" table:formula="of:=CONCATENATE(&quot;{ModeInput,&quot;&quot;&quot;;[.$N22];&quot;&quot;&quot;}&quot;)" office:value-type="string" office:string-value="{ModeInput,&quot;5V&quot;}" calcext:value-type="string">
            <text:p>{ModeInput,"5V"}</text:p>
          </table:table-cell>
          <table:table-cell table:style-name="ce101" table:formula="of:=IF([.$O22]&lt;&gt;&quot;&quot;;CONCATENATE(&quot;,{ModeOutput,&quot;&quot;&quot;;[.$O22];&quot;&quot;&quot;}&quot;);&quot;&quot;)">
            <text:p/>
          </table:table-cell>
          <table:table-cell table:style-name="ce101" table:formula="of:=IF([.$P22]&lt;&gt;&quot;&quot;;CONCATENATE(&quot;,{ModeAlt0,&quot;&quot;&quot;;[.$P22];&quot;&quot;&quot;}&quot;);&quot;&quot;)">
            <text:p/>
          </table:table-cell>
          <table:table-cell table:style-name="ce101" table:formula="of:=IF([.$Q22]&lt;&gt;&quot;&quot;;CONCATENATE(&quot;,{ModeAlt1,&quot;&quot;&quot;;[.$Q22];&quot;&quot;&quot;}&quot;);&quot;&quot;)">
            <text:p/>
          </table:table-cell>
          <table:table-cell table:style-name="ce101" table:formula="of:=IF([.$R22]&lt;&gt;&quot;&quot;;CONCATENATE(&quot;,{ModeAlt2,&quot;&quot;&quot;;[.$R22];&quot;&quot;&quot;}&quot;);&quot;&quot;)">
            <text:p/>
          </table:table-cell>
          <table:table-cell table:style-name="ce101" table:formula="of:=IF([.S22]&lt;&gt;&quot;&quot;;CONCATENATE(&quot;,{ModeAlt3,&quot;&quot;&quot;;[.S22];&quot;&quot;&quot;}&quot;);&quot;&quot;)">
            <text:p/>
          </table:table-cell>
          <table:table-cell table:style-name="ce101" table:formula="of:=IF([.T22]&lt;&gt;&quot;&quot;;CONCATENATE(&quot;,{ModeAlt4,&quot;&quot;&quot;;[.T22];&quot;&quot;&quot;}&quot;);&quot;&quot;)">
            <text:p/>
          </table:table-cell>
          <table:table-cell table:style-name="ce101" table:formula="of:=IF([.U22]&lt;&gt;&quot;&quot;;CONCATENATE(&quot;,{ModeAlt5,&quot;&quot;&quot;;[.U22];&quot;&quot;&quot;}&quot;);&quot;&quot;)">
            <text:p/>
          </table:table-cell>
          <table:table-cell table:style-name="ce101" table:formula="of:=CONCATENATE(&quot;{&quot;;[.$H22];&quot;,{&quot;;[.$I22];&quot;,&quot;;[.$J22];&quot;,&quot;;[.$K22];&quot;,&quot;;[.$L22];&quot;,&quot;;[.$M22];&quot;},{&quot;;[.$W22];[.$X22];[.$Y22];[.$Z22];[.$AA22];[.$AB22];[.$AC22];[.$AD22];&quot;}},&quot;)" office:value-type="string" office:string-value="{TypePower,{-1,-1,-1,1,2},{{ModeInput,&quot;5V&quot;}}}," calcext:value-type="string">
            <text:p>{TypePower,{-1,-1,-1,1,2},{{ModeInput,"5V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5V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23]-1)*2+[.$M23]" office:value-type="float" office:value="4" calcext:value-type="float">
            <text:p>4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5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101" office:value-type="float" office:value="2" calcext:value-type="float">
            <text:p>2</text:p>
          </table:table-cell>
          <table:table-cell table:style-name="ce125" table:formula="of:=[.G23]" office:value-type="string" office:string-value="5V" calcext:value-type="string">
            <text:p>5V</text:p>
          </table:table-cell>
          <table:table-cell table:style-name="ce125"/>
          <table:table-cell table:style-name="ce101" table:number-columns-repeated="6"/>
          <table:table-cell table:style-name="ce101" table:formula="of:=CONCATENATE([.N23];IF([.P23]&lt;&gt;&quot;&quot;;CONCATENATE(&quot;/&quot;;[.P23]);&quot;&quot;))" office:value-type="string" office:string-value="5V" calcext:value-type="string">
            <text:p>5V</text:p>
          </table:table-cell>
          <table:table-cell table:style-name="ce101" table:formula="of:=CONCATENATE(&quot;{ModeInput,&quot;&quot;&quot;;[.$N23];&quot;&quot;&quot;}&quot;)" office:value-type="string" office:string-value="{ModeInput,&quot;5V&quot;}" calcext:value-type="string">
            <text:p>{ModeInput,"5V"}</text:p>
          </table:table-cell>
          <table:table-cell table:style-name="ce101" table:formula="of:=IF([.$O23]&lt;&gt;&quot;&quot;;CONCATENATE(&quot;,{ModeOutput,&quot;&quot;&quot;;[.$O23];&quot;&quot;&quot;}&quot;);&quot;&quot;)">
            <text:p/>
          </table:table-cell>
          <table:table-cell table:style-name="ce101" table:formula="of:=IF([.$P23]&lt;&gt;&quot;&quot;;CONCATENATE(&quot;,{ModeAlt0,&quot;&quot;&quot;;[.$P23];&quot;&quot;&quot;}&quot;);&quot;&quot;)">
            <text:p/>
          </table:table-cell>
          <table:table-cell table:style-name="ce101" table:formula="of:=IF([.$Q23]&lt;&gt;&quot;&quot;;CONCATENATE(&quot;,{ModeAlt1,&quot;&quot;&quot;;[.$Q23];&quot;&quot;&quot;}&quot;);&quot;&quot;)">
            <text:p/>
          </table:table-cell>
          <table:table-cell table:style-name="ce101" table:formula="of:=IF([.$R23]&lt;&gt;&quot;&quot;;CONCATENATE(&quot;,{ModeAlt2,&quot;&quot;&quot;;[.$R23];&quot;&quot;&quot;}&quot;);&quot;&quot;)">
            <text:p/>
          </table:table-cell>
          <table:table-cell table:style-name="ce101" table:formula="of:=IF([.S23]&lt;&gt;&quot;&quot;;CONCATENATE(&quot;,{ModeAlt3,&quot;&quot;&quot;;[.S23];&quot;&quot;&quot;}&quot;);&quot;&quot;)">
            <text:p/>
          </table:table-cell>
          <table:table-cell table:style-name="ce101" table:formula="of:=IF([.T23]&lt;&gt;&quot;&quot;;CONCATENATE(&quot;,{ModeAlt4,&quot;&quot;&quot;;[.T23];&quot;&quot;&quot;}&quot;);&quot;&quot;)">
            <text:p/>
          </table:table-cell>
          <table:table-cell table:style-name="ce101" table:formula="of:=IF([.U23]&lt;&gt;&quot;&quot;;CONCATENATE(&quot;,{ModeAlt5,&quot;&quot;&quot;;[.U23];&quot;&quot;&quot;}&quot;);&quot;&quot;)">
            <text:p/>
          </table:table-cell>
          <table:table-cell table:style-name="ce101" table:formula="of:=CONCATENATE(&quot;{&quot;;[.$H23];&quot;,{&quot;;[.$I23];&quot;,&quot;;[.$J23];&quot;,&quot;;[.$K23];&quot;,&quot;;[.$L23];&quot;,&quot;;[.$M23];&quot;},{&quot;;[.$W23];[.$X23];[.$Y23];[.$Z23];[.$AA23];[.$AB23];[.$AC23];[.$AD23];&quot;}},&quot;)" office:value-type="string" office:string-value="{TypePower,{-1,-1,-1,2,2},{{ModeInput,&quot;5V&quot;}}}," calcext:value-type="string">
            <text:p>{TypePower,{-1,-1,-1,2,2},{{ModeInput,"5V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ND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24]-1)*2+[.$M24]" office:value-type="float" office:value="6" calcext:value-type="float">
            <text:p>6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24]" office:value-type="string" office:string-value="GND" calcext:value-type="string">
            <text:p>GND</text:p>
          </table:table-cell>
          <table:table-cell table:style-name="ce125"/>
          <table:table-cell table:style-name="ce101" table:number-columns-repeated="6"/>
          <table:table-cell table:style-name="ce101" table:formula="of:=CONCATENATE([.N24];IF([.P24]&lt;&gt;&quot;&quot;;CONCATENATE(&quot;/&quot;;[.P24]);&quot;&quot;))" office:value-type="string" office:string-value="GND" calcext:value-type="string">
            <text:p>GND</text:p>
          </table:table-cell>
          <table:table-cell table:style-name="ce101" table:formula="of:=CONCATENATE(&quot;{ModeInput,&quot;&quot;&quot;;[.$N24];&quot;&quot;&quot;}&quot;)" office:value-type="string" office:string-value="{ModeInput,&quot;GND&quot;}" calcext:value-type="string">
            <text:p>{ModeInput,"GND"}</text:p>
          </table:table-cell>
          <table:table-cell table:style-name="ce101" table:formula="of:=IF([.$O24]&lt;&gt;&quot;&quot;;CONCATENATE(&quot;,{ModeOutput,&quot;&quot;&quot;;[.$O24];&quot;&quot;&quot;}&quot;);&quot;&quot;)">
            <text:p/>
          </table:table-cell>
          <table:table-cell table:style-name="ce101" table:formula="of:=IF([.$P24]&lt;&gt;&quot;&quot;;CONCATENATE(&quot;,{ModeAlt0,&quot;&quot;&quot;;[.$P24];&quot;&quot;&quot;}&quot;);&quot;&quot;)">
            <text:p/>
          </table:table-cell>
          <table:table-cell table:style-name="ce101" table:formula="of:=IF([.$Q24]&lt;&gt;&quot;&quot;;CONCATENATE(&quot;,{ModeAlt1,&quot;&quot;&quot;;[.$Q24];&quot;&quot;&quot;}&quot;);&quot;&quot;)">
            <text:p/>
          </table:table-cell>
          <table:table-cell table:style-name="ce101" table:formula="of:=IF([.$R24]&lt;&gt;&quot;&quot;;CONCATENATE(&quot;,{ModeAlt2,&quot;&quot;&quot;;[.$R24];&quot;&quot;&quot;}&quot;);&quot;&quot;)">
            <text:p/>
          </table:table-cell>
          <table:table-cell table:style-name="ce101" table:formula="of:=IF([.S24]&lt;&gt;&quot;&quot;;CONCATENATE(&quot;,{ModeAlt3,&quot;&quot;&quot;;[.S24];&quot;&quot;&quot;}&quot;);&quot;&quot;)">
            <text:p/>
          </table:table-cell>
          <table:table-cell table:style-name="ce101" table:formula="of:=IF([.T24]&lt;&gt;&quot;&quot;;CONCATENATE(&quot;,{ModeAlt4,&quot;&quot;&quot;;[.T24];&quot;&quot;&quot;}&quot;);&quot;&quot;)">
            <text:p/>
          </table:table-cell>
          <table:table-cell table:style-name="ce101" table:formula="of:=IF([.U24]&lt;&gt;&quot;&quot;;CONCATENATE(&quot;,{ModeAlt5,&quot;&quot;&quot;;[.U24];&quot;&quot;&quot;}&quot;);&quot;&quot;)">
            <text:p/>
          </table:table-cell>
          <table:table-cell table:style-name="ce101" table:formula="of:=CONCATENATE(&quot;{&quot;;[.$H24];&quot;,{&quot;;[.$I24];&quot;,&quot;;[.$J24];&quot;,&quot;;[.$K24];&quot;,&quot;;[.$L24];&quot;,&quot;;[.$M24];&quot;},{&quot;;[.$W24];[.$X24];[.$Y24];[.$Z24];[.$AA24];[.$AB24];[.$AC24];[.$AD24];&quot;}},&quot;)" office:value-type="string" office:string-value="{TypePower,{-1,-1,-1,3,2},{{ModeInput,&quot;GND&quot;}}}," calcext:value-type="string">
            <text:p>{TypePower,{-1,-1,-1,3,2},{{ModeInput,"GND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UART_TXD0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25]-1)*2+[.$M25]" office:value-type="float" office:value="8" calcext:value-type="float">
            <text:p>8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25])" office:value-type="string" office:string-value="GPIO14" calcext:value-type="string">
            <text:p>GPIO14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5" calcext:value-type="float">
            <text:p>15</text:p>
          </table:table-cell>
          <table:table-cell table:number-columns-repeated="2" table:style-name="ce78" office:value-type="float" office:value="14" calcext:value-type="float">
            <text:p>14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25]" office:value-type="string" office:string-value="GPIO14" calcext:value-type="string">
            <text:p>GPIO14</text:p>
          </table:table-cell>
          <table:table-cell table:style-name="ce125" table:formula="of:=[.N25]" office:value-type="string" office:string-value="GPIO14" calcext:value-type="string">
            <text:p>GPIO14</text:p>
          </table:table-cell>
          <table:table-cell table:style-name="ce101" office:value-type="string" calcext:value-type="string">
            <text:p>TXD0</text:p>
          </table:table-cell>
          <table:table-cell table:style-name="ce101" office:value-type="string" calcext:value-type="string">
            <text:p>SD6</text:p>
          </table:table-cell>
          <table:table-cell table:style-name="ce125"/>
          <table:table-cell table:style-name="ce101" table:number-columns-repeated="2"/>
          <table:table-cell table:style-name="ce101" office:value-type="string" calcext:value-type="string">
            <text:p>TXD1</text:p>
          </table:table-cell>
          <table:table-cell table:style-name="ce101" table:formula="of:=CONCATENATE([.N25];IF([.P25]&lt;&gt;&quot;&quot;;CONCATENATE(&quot;/&quot;;[.P25]);&quot;&quot;))" office:value-type="string" office:string-value="GPIO14/TXD0" calcext:value-type="string">
            <text:p>GPIO14/TXD0</text:p>
          </table:table-cell>
          <table:table-cell table:style-name="ce101" table:formula="of:=CONCATENATE(&quot;{ModeInput,&quot;&quot;&quot;;[.$N25];&quot;&quot;&quot;}&quot;)" office:value-type="string" office:string-value="{ModeInput,&quot;GPIO14&quot;}" calcext:value-type="string">
            <text:p>{ModeInput,"GPIO14"}</text:p>
          </table:table-cell>
          <table:table-cell table:style-name="ce101" table:formula="of:=IF([.$O25]&lt;&gt;&quot;&quot;;CONCATENATE(&quot;,{ModeOutput,&quot;&quot;&quot;;[.$O25];&quot;&quot;&quot;}&quot;);&quot;&quot;)" office:value-type="string" office:string-value=",{ModeOutput,&quot;GPIO14&quot;}" calcext:value-type="string">
            <text:p>,{ModeOutput,"GPIO14"}</text:p>
          </table:table-cell>
          <table:table-cell table:style-name="ce101" table:formula="of:=IF([.$P25]&lt;&gt;&quot;&quot;;CONCATENATE(&quot;,{ModeAlt0,&quot;&quot;&quot;;[.$P25];&quot;&quot;&quot;}&quot;);&quot;&quot;)" office:value-type="string" office:string-value=",{ModeAlt0,&quot;TXD0&quot;}" calcext:value-type="string">
            <text:p>,{ModeAlt0,"TXD0"}</text:p>
          </table:table-cell>
          <table:table-cell table:style-name="ce101" table:formula="of:=IF([.$Q25]&lt;&gt;&quot;&quot;;CONCATENATE(&quot;,{ModeAlt1,&quot;&quot;&quot;;[.$Q25];&quot;&quot;&quot;}&quot;);&quot;&quot;)" office:value-type="string" office:string-value=",{ModeAlt1,&quot;SD6&quot;}" calcext:value-type="string">
            <text:p>,{ModeAlt1,"SD6"}</text:p>
          </table:table-cell>
          <table:table-cell table:style-name="ce101" table:formula="of:=IF([.$R25]&lt;&gt;&quot;&quot;;CONCATENATE(&quot;,{ModeAlt2,&quot;&quot;&quot;;[.$R25];&quot;&quot;&quot;}&quot;);&quot;&quot;)">
            <text:p/>
          </table:table-cell>
          <table:table-cell table:style-name="ce101" table:formula="of:=IF([.S25]&lt;&gt;&quot;&quot;;CONCATENATE(&quot;,{ModeAlt3,&quot;&quot;&quot;;[.S25];&quot;&quot;&quot;}&quot;);&quot;&quot;)">
            <text:p/>
          </table:table-cell>
          <table:table-cell table:style-name="ce101" table:formula="of:=IF([.T25]&lt;&gt;&quot;&quot;;CONCATENATE(&quot;,{ModeAlt4,&quot;&quot;&quot;;[.T25];&quot;&quot;&quot;}&quot;);&quot;&quot;)">
            <text:p/>
          </table:table-cell>
          <table:table-cell table:style-name="ce101" table:formula="of:=IF([.U25]&lt;&gt;&quot;&quot;;CONCATENATE(&quot;,{ModeAlt5,&quot;&quot;&quot;;[.U25];&quot;&quot;&quot;}&quot;);&quot;&quot;)" office:value-type="string" office:string-value=",{ModeAlt5,&quot;TXD1&quot;}" calcext:value-type="string">
            <text:p>,{ModeAlt5,"TXD1"}</text:p>
          </table:table-cell>
          <table:table-cell table:style-name="ce101" table:formula="of:=CONCATENATE(&quot;{&quot;;[.$H25];&quot;,{&quot;;[.$I25];&quot;,&quot;;[.$J25];&quot;,&quot;;[.$K25];&quot;,&quot;;[.$L25];&quot;,&quot;;[.$M25];&quot;},{&quot;;[.$W25];[.$X25];[.$Y25];[.$Z25];[.$AA25];[.$AB25];[.$AC25];[.$AD25];&quot;}},&quot;)" office:value-type="string" office:string-value="{TypeGpio,{15,14,14,4,2},{{ModeInput,&quot;GPIO14&quot;},{ModeOutput,&quot;GPIO14&quot;},{ModeAlt0,&quot;TXD0&quot;},{ModeAlt1,&quot;SD6&quot;},{ModeAlt5,&quot;TXD1&quot;}}}," calcext:value-type="string">
            <text:p>{TypeGpio,{15,14,14,4,2},{{ModeInput,"GPIO14"},{ModeOutput,"GPIO14"},{ModeAlt0,"TXD0"},{ModeAlt1,"SD6"},{ModeAlt5,"TXD1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UART_RXD0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26]-1)*2+[.$M26]" office:value-type="float" office:value="10" calcext:value-type="float">
            <text:p>10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26])" office:value-type="string" office:string-value="GPIO15" calcext:value-type="string">
            <text:p>GPIO15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6" calcext:value-type="float">
            <text:p>16</text:p>
          </table:table-cell>
          <table:table-cell table:number-columns-repeated="2" table:style-name="ce78" office:value-type="float" office:value="15" calcext:value-type="float">
            <text:p>15</text:p>
          </table:table-cell>
          <table:table-cell table:style-name="ce101" office:value-type="float" office:value="5" calcext:value-type="float">
            <text:p>5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26]" office:value-type="string" office:string-value="GPIO15" calcext:value-type="string">
            <text:p>GPIO15</text:p>
          </table:table-cell>
          <table:table-cell table:style-name="ce125" table:formula="of:=[.N26]" office:value-type="string" office:string-value="GPIO15" calcext:value-type="string">
            <text:p>GPIO15</text:p>
          </table:table-cell>
          <table:table-cell table:style-name="ce101" office:value-type="string" calcext:value-type="string">
            <text:p>RXD0</text:p>
          </table:table-cell>
          <table:table-cell table:style-name="ce101" office:value-type="string" calcext:value-type="string">
            <text:p>SD7</text:p>
          </table:table-cell>
          <table:table-cell table:style-name="ce125"/>
          <table:table-cell table:style-name="ce101" table:number-columns-repeated="2"/>
          <table:table-cell table:style-name="ce101" office:value-type="string" calcext:value-type="string">
            <text:p>RXD1</text:p>
          </table:table-cell>
          <table:table-cell table:style-name="ce101" table:formula="of:=CONCATENATE([.N26];IF([.P26]&lt;&gt;&quot;&quot;;CONCATENATE(&quot;/&quot;;[.P26]);&quot;&quot;))" office:value-type="string" office:string-value="GPIO15/RXD0" calcext:value-type="string">
            <text:p>GPIO15/RXD0</text:p>
          </table:table-cell>
          <table:table-cell table:style-name="ce101" table:formula="of:=CONCATENATE(&quot;{ModeInput,&quot;&quot;&quot;;[.$N26];&quot;&quot;&quot;}&quot;)" office:value-type="string" office:string-value="{ModeInput,&quot;GPIO15&quot;}" calcext:value-type="string">
            <text:p>{ModeInput,"GPIO15"}</text:p>
          </table:table-cell>
          <table:table-cell table:style-name="ce101" table:formula="of:=IF([.$O26]&lt;&gt;&quot;&quot;;CONCATENATE(&quot;,{ModeOutput,&quot;&quot;&quot;;[.$O26];&quot;&quot;&quot;}&quot;);&quot;&quot;)" office:value-type="string" office:string-value=",{ModeOutput,&quot;GPIO15&quot;}" calcext:value-type="string">
            <text:p>,{ModeOutput,"GPIO15"}</text:p>
          </table:table-cell>
          <table:table-cell table:style-name="ce101" table:formula="of:=IF([.$P26]&lt;&gt;&quot;&quot;;CONCATENATE(&quot;,{ModeAlt0,&quot;&quot;&quot;;[.$P26];&quot;&quot;&quot;}&quot;);&quot;&quot;)" office:value-type="string" office:string-value=",{ModeAlt0,&quot;RXD0&quot;}" calcext:value-type="string">
            <text:p>,{ModeAlt0,"RXD0"}</text:p>
          </table:table-cell>
          <table:table-cell table:style-name="ce101" table:formula="of:=IF([.$Q26]&lt;&gt;&quot;&quot;;CONCATENATE(&quot;,{ModeAlt1,&quot;&quot;&quot;;[.$Q26];&quot;&quot;&quot;}&quot;);&quot;&quot;)" office:value-type="string" office:string-value=",{ModeAlt1,&quot;SD7&quot;}" calcext:value-type="string">
            <text:p>,{ModeAlt1,"SD7"}</text:p>
          </table:table-cell>
          <table:table-cell table:style-name="ce101" table:formula="of:=IF([.$R26]&lt;&gt;&quot;&quot;;CONCATENATE(&quot;,{ModeAlt2,&quot;&quot;&quot;;[.$R26];&quot;&quot;&quot;}&quot;);&quot;&quot;)">
            <text:p/>
          </table:table-cell>
          <table:table-cell table:style-name="ce101" table:formula="of:=IF([.S26]&lt;&gt;&quot;&quot;;CONCATENATE(&quot;,{ModeAlt3,&quot;&quot;&quot;;[.S26];&quot;&quot;&quot;}&quot;);&quot;&quot;)">
            <text:p/>
          </table:table-cell>
          <table:table-cell table:style-name="ce101" table:formula="of:=IF([.T26]&lt;&gt;&quot;&quot;;CONCATENATE(&quot;,{ModeAlt4,&quot;&quot;&quot;;[.T26];&quot;&quot;&quot;}&quot;);&quot;&quot;)">
            <text:p/>
          </table:table-cell>
          <table:table-cell table:style-name="ce101" table:formula="of:=IF([.U26]&lt;&gt;&quot;&quot;;CONCATENATE(&quot;,{ModeAlt5,&quot;&quot;&quot;;[.U26];&quot;&quot;&quot;}&quot;);&quot;&quot;)" office:value-type="string" office:string-value=",{ModeAlt5,&quot;RXD1&quot;}" calcext:value-type="string">
            <text:p>,{ModeAlt5,"RXD1"}</text:p>
          </table:table-cell>
          <table:table-cell table:style-name="ce101" table:formula="of:=CONCATENATE(&quot;{&quot;;[.$H26];&quot;,{&quot;;[.$I26];&quot;,&quot;;[.$J26];&quot;,&quot;;[.$K26];&quot;,&quot;;[.$L26];&quot;,&quot;;[.$M26];&quot;},{&quot;;[.$W26];[.$X26];[.$Y26];[.$Z26];[.$AA26];[.$AB26];[.$AC26];[.$AD26];&quot;}},&quot;)" office:value-type="string" office:string-value="{TypeGpio,{16,15,15,5,2},{{ModeInput,&quot;GPIO15&quot;},{ModeOutput,&quot;GPIO15&quot;},{ModeAlt0,&quot;RXD0&quot;},{ModeAlt1,&quot;SD7&quot;},{ModeAlt5,&quot;RXD1&quot;}}}," calcext:value-type="string">
            <text:p>{TypeGpio,{16,15,15,5,2},{{ModeInput,"GPIO15"},{ModeOutput,"GPIO15"},{ModeAlt0,"RXD0"},{ModeAlt1,"SD7"},{ModeAlt5,"RXD1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1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27]-1)*2+[.$M27]" office:value-type="float" office:value="12" calcext:value-type="float">
            <text:p>12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27])" office:value-type="string" office:string-value="GPIO18" calcext:value-type="string">
            <text:p>GPIO18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" calcext:value-type="float">
            <text:p>1</text:p>
          </table:table-cell>
          <table:table-cell table:number-columns-repeated="2" table:style-name="ce78" office:value-type="float" office:value="18" calcext:value-type="float">
            <text:p>18</text:p>
          </table:table-cell>
          <table:table-cell table:style-name="ce101" office:value-type="float" office:value="6" calcext:value-type="float">
            <text:p>6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27]" office:value-type="string" office:string-value="GPIO18" calcext:value-type="string">
            <text:p>GPIO18</text:p>
          </table:table-cell>
          <table:table-cell table:style-name="ce125" table:formula="of:=[.N27]" office:value-type="string" office:string-value="GPIO18" calcext:value-type="string">
            <text:p>GPIO18</text:p>
          </table:table-cell>
          <table:table-cell table:style-name="ce101" office:value-type="string" calcext:value-type="string">
            <text:p>PCMCLK</text:p>
          </table:table-cell>
          <table:table-cell table:style-name="ce101" office:value-type="string" calcext:value-type="string">
            <text:p>SD10</text:p>
          </table:table-cell>
          <table:table-cell table:style-name="ce101"/>
          <table:table-cell table:style-name="ce101" office:value-type="string" calcext:value-type="string">
            <text:p>BSMOSI</text:p>
          </table:table-cell>
          <table:table-cell table:style-name="ce101" office:value-type="string" calcext:value-type="string">
            <text:p>SPI1CE0</text:p>
          </table:table-cell>
          <table:table-cell table:style-name="ce101" office:value-type="string" calcext:value-type="string">
            <text:p>PWM0</text:p>
          </table:table-cell>
          <table:table-cell table:style-name="ce101" table:formula="of:=CONCATENATE([.N27];IF([.P27]&lt;&gt;&quot;&quot;;CONCATENATE(&quot;/&quot;;[.P27]);&quot;&quot;))" office:value-type="string" office:string-value="GPIO18/PCMCLK" calcext:value-type="string">
            <text:p>GPIO18/PCMCLK</text:p>
          </table:table-cell>
          <table:table-cell table:style-name="ce101" table:formula="of:=CONCATENATE(&quot;{ModeInput,&quot;&quot;&quot;;[.$N27];&quot;&quot;&quot;}&quot;)" office:value-type="string" office:string-value="{ModeInput,&quot;GPIO18&quot;}" calcext:value-type="string">
            <text:p>{ModeInput,"GPIO18"}</text:p>
          </table:table-cell>
          <table:table-cell table:style-name="ce101" table:formula="of:=IF([.$O27]&lt;&gt;&quot;&quot;;CONCATENATE(&quot;,{ModeOutput,&quot;&quot;&quot;;[.$O27];&quot;&quot;&quot;}&quot;);&quot;&quot;)" office:value-type="string" office:string-value=",{ModeOutput,&quot;GPIO18&quot;}" calcext:value-type="string">
            <text:p>,{ModeOutput,"GPIO18"}</text:p>
          </table:table-cell>
          <table:table-cell table:style-name="ce101" table:formula="of:=IF([.$P27]&lt;&gt;&quot;&quot;;CONCATENATE(&quot;,{ModeAlt0,&quot;&quot;&quot;;[.$P27];&quot;&quot;&quot;}&quot;);&quot;&quot;)" office:value-type="string" office:string-value=",{ModeAlt0,&quot;PCMCLK&quot;}" calcext:value-type="string">
            <text:p>,{ModeAlt0,"PCMCLK"}</text:p>
          </table:table-cell>
          <table:table-cell table:style-name="ce101" table:formula="of:=IF([.$Q27]&lt;&gt;&quot;&quot;;CONCATENATE(&quot;,{ModeAlt1,&quot;&quot;&quot;;[.$Q27];&quot;&quot;&quot;}&quot;);&quot;&quot;)" office:value-type="string" office:string-value=",{ModeAlt1,&quot;SD10&quot;}" calcext:value-type="string">
            <text:p>,{ModeAlt1,"SD10"}</text:p>
          </table:table-cell>
          <table:table-cell table:style-name="ce101" table:formula="of:=IF([.$R27]&lt;&gt;&quot;&quot;;CONCATENATE(&quot;,{ModeAlt2,&quot;&quot;&quot;;[.$R27];&quot;&quot;&quot;}&quot;);&quot;&quot;)">
            <text:p/>
          </table:table-cell>
          <table:table-cell table:style-name="ce101" table:formula="of:=IF([.S27]&lt;&gt;&quot;&quot;;CONCATENATE(&quot;,{ModeAlt3,&quot;&quot;&quot;;[.S27];&quot;&quot;&quot;}&quot;);&quot;&quot;)" office:value-type="string" office:string-value=",{ModeAlt3,&quot;BSMOSI&quot;}" calcext:value-type="string">
            <text:p>,{ModeAlt3,"BSMOSI"}</text:p>
          </table:table-cell>
          <table:table-cell table:style-name="ce101" table:formula="of:=IF([.T27]&lt;&gt;&quot;&quot;;CONCATENATE(&quot;,{ModeAlt4,&quot;&quot;&quot;;[.T27];&quot;&quot;&quot;}&quot;);&quot;&quot;)" office:value-type="string" office:string-value=",{ModeAlt4,&quot;SPI1CE0&quot;}" calcext:value-type="string">
            <text:p>,{ModeAlt4,"SPI1CE0"}</text:p>
          </table:table-cell>
          <table:table-cell table:style-name="ce101" table:formula="of:=IF([.U27]&lt;&gt;&quot;&quot;;CONCATENATE(&quot;,{ModeAlt5,&quot;&quot;&quot;;[.U27];&quot;&quot;&quot;}&quot;);&quot;&quot;)" office:value-type="string" office:string-value=",{ModeAlt5,&quot;PWM0&quot;}" calcext:value-type="string">
            <text:p>,{ModeAlt5,"PWM0"}</text:p>
          </table:table-cell>
          <table:table-cell table:style-name="ce101" table:formula="of:=CONCATENATE(&quot;{&quot;;[.$H27];&quot;,{&quot;;[.$I27];&quot;,&quot;;[.$J27];&quot;,&quot;;[.$K27];&quot;,&quot;;[.$L27];&quot;,&quot;;[.$M27];&quot;},{&quot;;[.$W27];[.$X27];[.$Y27];[.$Z27];[.$AA27];[.$AB27];[.$AC27];[.$AD27];&quot;}},&quot;)" office:value-type="string" office:string-value="{TypeGpio,{1,18,18,6,2},{{ModeInput,&quot;GPIO18&quot;},{ModeOutput,&quot;GPIO18&quot;},{ModeAlt0,&quot;PCMCLK&quot;},{ModeAlt1,&quot;SD10&quot;},{ModeAlt3,&quot;BSMOSI&quot;},{ModeAlt4,&quot;SPI1CE0&quot;},{ModeAlt5,&quot;PWM0&quot;}}}," calcext:value-type="string">
            <text:p>{TypeGpio,{1,18,18,6,2},{{ModeInput,"GPIO18"},{ModeOutput,"GPIO18"},{ModeAlt0,"PCMCLK"},{ModeAlt1,"SD10"},{ModeAlt3,"BSMOSI"},{ModeAlt4,"SPI1CE0"},{ModeAlt5,"PWM0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ND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28]-1)*2+[.$M28]" office:value-type="float" office:value="14" calcext:value-type="float">
            <text:p>14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28]" office:value-type="string" office:string-value="GND" calcext:value-type="string">
            <text:p>GND</text:p>
          </table:table-cell>
          <table:table-cell table:style-name="ce125"/>
          <table:table-cell table:style-name="ce101" table:number-columns-repeated="6"/>
          <table:table-cell table:style-name="ce101" table:formula="of:=CONCATENATE([.N28];IF([.P28]&lt;&gt;&quot;&quot;;CONCATENATE(&quot;/&quot;;[.P28]);&quot;&quot;))" office:value-type="string" office:string-value="GND" calcext:value-type="string">
            <text:p>GND</text:p>
          </table:table-cell>
          <table:table-cell table:style-name="ce101" table:formula="of:=CONCATENATE(&quot;{ModeInput,&quot;&quot;&quot;;[.$N28];&quot;&quot;&quot;}&quot;)" office:value-type="string" office:string-value="{ModeInput,&quot;GND&quot;}" calcext:value-type="string">
            <text:p>{ModeInput,"GND"}</text:p>
          </table:table-cell>
          <table:table-cell table:style-name="ce101" table:formula="of:=IF([.$O28]&lt;&gt;&quot;&quot;;CONCATENATE(&quot;,{ModeOutput,&quot;&quot;&quot;;[.$O28];&quot;&quot;&quot;}&quot;);&quot;&quot;)">
            <text:p/>
          </table:table-cell>
          <table:table-cell table:style-name="ce101" table:formula="of:=IF([.$P28]&lt;&gt;&quot;&quot;;CONCATENATE(&quot;,{ModeAlt0,&quot;&quot;&quot;;[.$P28];&quot;&quot;&quot;}&quot;);&quot;&quot;)">
            <text:p/>
          </table:table-cell>
          <table:table-cell table:style-name="ce101" table:formula="of:=IF([.$Q28]&lt;&gt;&quot;&quot;;CONCATENATE(&quot;,{ModeAlt1,&quot;&quot;&quot;;[.$Q28];&quot;&quot;&quot;}&quot;);&quot;&quot;)">
            <text:p/>
          </table:table-cell>
          <table:table-cell table:style-name="ce101" table:formula="of:=IF([.$R28]&lt;&gt;&quot;&quot;;CONCATENATE(&quot;,{ModeAlt2,&quot;&quot;&quot;;[.$R28];&quot;&quot;&quot;}&quot;);&quot;&quot;)">
            <text:p/>
          </table:table-cell>
          <table:table-cell table:style-name="ce101" table:formula="of:=IF([.S28]&lt;&gt;&quot;&quot;;CONCATENATE(&quot;,{ModeAlt3,&quot;&quot;&quot;;[.S28];&quot;&quot;&quot;}&quot;);&quot;&quot;)">
            <text:p/>
          </table:table-cell>
          <table:table-cell table:style-name="ce101" table:formula="of:=IF([.T28]&lt;&gt;&quot;&quot;;CONCATENATE(&quot;,{ModeAlt4,&quot;&quot;&quot;;[.T28];&quot;&quot;&quot;}&quot;);&quot;&quot;)">
            <text:p/>
          </table:table-cell>
          <table:table-cell table:style-name="ce101" table:formula="of:=IF([.U28]&lt;&gt;&quot;&quot;;CONCATENATE(&quot;,{ModeAlt5,&quot;&quot;&quot;;[.U28];&quot;&quot;&quot;}&quot;);&quot;&quot;)">
            <text:p/>
          </table:table-cell>
          <table:table-cell table:style-name="ce101" table:formula="of:=CONCATENATE(&quot;{&quot;;[.$H28];&quot;,{&quot;;[.$I28];&quot;,&quot;;[.$J28];&quot;,&quot;;[.$K28];&quot;,&quot;;[.$L28];&quot;,&quot;;[.$M28];&quot;},{&quot;;[.$W28];[.$X28];[.$Y28];[.$Z28];[.$AA28];[.$AB28];[.$AC28];[.$AD28];&quot;}},&quot;)" office:value-type="string" office:string-value="{TypePower,{-1,-1,-1,7,2},{{ModeInput,&quot;GND&quot;}}}," calcext:value-type="string">
            <text:p>{TypePower,{-1,-1,-1,7,2},{{ModeInput,"GND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4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29]-1)*2+[.$M29]" office:value-type="float" office:value="16" calcext:value-type="float">
            <text:p>16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29])" office:value-type="string" office:string-value="GPIO23" calcext:value-type="string">
            <text:p>GPIO23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4" calcext:value-type="float">
            <text:p>4</text:p>
          </table:table-cell>
          <table:table-cell table:number-columns-repeated="2" table:style-name="ce78" office:value-type="float" office:value="23" calcext:value-type="float">
            <text:p>23</text:p>
          </table:table-cell>
          <table:table-cell table:style-name="ce101" office:value-type="float" office:value="8" calcext:value-type="float">
            <text:p>8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29]" office:value-type="string" office:string-value="GPIO23" calcext:value-type="string">
            <text:p>GPIO23</text:p>
          </table:table-cell>
          <table:table-cell table:style-name="ce125" table:formula="of:=[.N29]" office:value-type="string" office:string-value="GPIO23" calcext:value-type="string">
            <text:p>GPIO23</text:p>
          </table:table-cell>
          <table:table-cell table:style-name="ce101"/>
          <table:table-cell table:style-name="ce101" office:value-type="string" calcext:value-type="string">
            <text:p>SD15</text:p>
          </table:table-cell>
          <table:table-cell table:style-name="ce101"/>
          <table:table-cell table:style-name="ce101" office:value-type="string" calcext:value-type="string">
            <text:p>SD1CMD</text:p>
          </table:table-cell>
          <table:table-cell table:style-name="ce101" office:value-type="string" calcext:value-type="string">
            <text:p>ARMRTCK</text:p>
          </table:table-cell>
          <table:table-cell table:style-name="ce101"/>
          <table:table-cell table:style-name="ce101" table:formula="of:=CONCATENATE([.N29];IF([.P29]&lt;&gt;&quot;&quot;;CONCATENATE(&quot;/&quot;;[.P29]);&quot;&quot;))" office:value-type="string" office:string-value="GPIO23" calcext:value-type="string">
            <text:p>GPIO23</text:p>
          </table:table-cell>
          <table:table-cell table:style-name="ce101" table:formula="of:=CONCATENATE(&quot;{ModeInput,&quot;&quot;&quot;;[.$N29];&quot;&quot;&quot;}&quot;)" office:value-type="string" office:string-value="{ModeInput,&quot;GPIO23&quot;}" calcext:value-type="string">
            <text:p>{ModeInput,"GPIO23"}</text:p>
          </table:table-cell>
          <table:table-cell table:style-name="ce101" table:formula="of:=IF([.$O29]&lt;&gt;&quot;&quot;;CONCATENATE(&quot;,{ModeOutput,&quot;&quot;&quot;;[.$O29];&quot;&quot;&quot;}&quot;);&quot;&quot;)" office:value-type="string" office:string-value=",{ModeOutput,&quot;GPIO23&quot;}" calcext:value-type="string">
            <text:p>,{ModeOutput,"GPIO23"}</text:p>
          </table:table-cell>
          <table:table-cell table:style-name="ce101" table:formula="of:=IF([.$P29]&lt;&gt;&quot;&quot;;CONCATENATE(&quot;,{ModeAlt0,&quot;&quot;&quot;;[.$P29];&quot;&quot;&quot;}&quot;);&quot;&quot;)">
            <text:p/>
          </table:table-cell>
          <table:table-cell table:style-name="ce101" table:formula="of:=IF([.$Q29]&lt;&gt;&quot;&quot;;CONCATENATE(&quot;,{ModeAlt1,&quot;&quot;&quot;;[.$Q29];&quot;&quot;&quot;}&quot;);&quot;&quot;)" office:value-type="string" office:string-value=",{ModeAlt1,&quot;SD15&quot;}" calcext:value-type="string">
            <text:p>,{ModeAlt1,"SD15"}</text:p>
          </table:table-cell>
          <table:table-cell table:style-name="ce101" table:formula="of:=IF([.$R29]&lt;&gt;&quot;&quot;;CONCATENATE(&quot;,{ModeAlt2,&quot;&quot;&quot;;[.$R29];&quot;&quot;&quot;}&quot;);&quot;&quot;)">
            <text:p/>
          </table:table-cell>
          <table:table-cell table:style-name="ce101" table:formula="of:=IF([.S29]&lt;&gt;&quot;&quot;;CONCATENATE(&quot;,{ModeAlt3,&quot;&quot;&quot;;[.S29];&quot;&quot;&quot;}&quot;);&quot;&quot;)" office:value-type="string" office:string-value=",{ModeAlt3,&quot;SD1CMD&quot;}" calcext:value-type="string">
            <text:p>,{ModeAlt3,"SD1CMD"}</text:p>
          </table:table-cell>
          <table:table-cell table:style-name="ce101" table:formula="of:=IF([.T29]&lt;&gt;&quot;&quot;;CONCATENATE(&quot;,{ModeAlt4,&quot;&quot;&quot;;[.T29];&quot;&quot;&quot;}&quot;);&quot;&quot;)" office:value-type="string" office:string-value=",{ModeAlt4,&quot;ARMRTCK&quot;}" calcext:value-type="string">
            <text:p>,{ModeAlt4,"ARMRTCK"}</text:p>
          </table:table-cell>
          <table:table-cell table:style-name="ce101" table:formula="of:=IF([.U29]&lt;&gt;&quot;&quot;;CONCATENATE(&quot;,{ModeAlt5,&quot;&quot;&quot;;[.U29];&quot;&quot;&quot;}&quot;);&quot;&quot;)">
            <text:p/>
          </table:table-cell>
          <table:table-cell table:style-name="ce101" table:formula="of:=CONCATENATE(&quot;{&quot;;[.$H29];&quot;,{&quot;;[.$I29];&quot;,&quot;;[.$J29];&quot;,&quot;;[.$K29];&quot;,&quot;;[.$L29];&quot;,&quot;;[.$M29];&quot;},{&quot;;[.$W29];[.$X29];[.$Y29];[.$Z29];[.$AA29];[.$AB29];[.$AC29];[.$AD29];&quot;}},&quot;)" office:value-type="string" office:string-value="{TypeGpio,{4,23,23,8,2},{{ModeInput,&quot;GPIO23&quot;},{ModeOutput,&quot;GPIO23&quot;},{ModeAlt1,&quot;SD15&quot;},{ModeAlt3,&quot;SD1CMD&quot;},{ModeAlt4,&quot;ARMRTCK&quot;}}}," calcext:value-type="string">
            <text:p>{TypeGpio,{4,23,23,8,2},{{ModeInput,"GPIO23"},{ModeOutput,"GPIO23"},{ModeAlt1,"SD15"},{ModeAlt3,"SD1CMD"},{ModeAlt4,"ARMRTCK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5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30]-1)*2+[.$M30]" office:value-type="float" office:value="18" calcext:value-type="float">
            <text:p>18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30])" office:value-type="string" office:string-value="GPIO24" calcext:value-type="string">
            <text:p>GPIO24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5" calcext:value-type="float">
            <text:p>5</text:p>
          </table:table-cell>
          <table:table-cell table:number-columns-repeated="2" table:style-name="ce78" office:value-type="float" office:value="24" calcext:value-type="float">
            <text:p>24</text:p>
          </table:table-cell>
          <table:table-cell table:style-name="ce101" office:value-type="float" office:value="9" calcext:value-type="float">
            <text:p>9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30]" office:value-type="string" office:string-value="GPIO24" calcext:value-type="string">
            <text:p>GPIO24</text:p>
          </table:table-cell>
          <table:table-cell table:style-name="ce125" table:formula="of:=[.N30]" office:value-type="string" office:string-value="GPIO24" calcext:value-type="string">
            <text:p>GPIO24</text:p>
          </table:table-cell>
          <table:table-cell table:style-name="ce101"/>
          <table:table-cell table:style-name="ce101" office:value-type="string" calcext:value-type="string">
            <text:p>SD16</text:p>
          </table:table-cell>
          <table:table-cell table:style-name="ce101"/>
          <table:table-cell table:style-name="ce101" office:value-type="string" calcext:value-type="string">
            <text:p>SD1DAT0</text:p>
          </table:table-cell>
          <table:table-cell table:style-name="ce101" office:value-type="string" calcext:value-type="string">
            <text:p>ARMTDO</text:p>
          </table:table-cell>
          <table:table-cell table:style-name="ce101"/>
          <table:table-cell table:style-name="ce101" table:formula="of:=CONCATENATE([.N30];IF([.P30]&lt;&gt;&quot;&quot;;CONCATENATE(&quot;/&quot;;[.P30]);&quot;&quot;))" office:value-type="string" office:string-value="GPIO24" calcext:value-type="string">
            <text:p>GPIO24</text:p>
          </table:table-cell>
          <table:table-cell table:style-name="ce101" table:formula="of:=CONCATENATE(&quot;{ModeInput,&quot;&quot;&quot;;[.$N30];&quot;&quot;&quot;}&quot;)" office:value-type="string" office:string-value="{ModeInput,&quot;GPIO24&quot;}" calcext:value-type="string">
            <text:p>{ModeInput,"GPIO24"}</text:p>
          </table:table-cell>
          <table:table-cell table:style-name="ce101" table:formula="of:=IF([.$O30]&lt;&gt;&quot;&quot;;CONCATENATE(&quot;,{ModeOutput,&quot;&quot;&quot;;[.$O30];&quot;&quot;&quot;}&quot;);&quot;&quot;)" office:value-type="string" office:string-value=",{ModeOutput,&quot;GPIO24&quot;}" calcext:value-type="string">
            <text:p>,{ModeOutput,"GPIO24"}</text:p>
          </table:table-cell>
          <table:table-cell table:style-name="ce101" table:formula="of:=IF([.$P30]&lt;&gt;&quot;&quot;;CONCATENATE(&quot;,{ModeAlt0,&quot;&quot;&quot;;[.$P30];&quot;&quot;&quot;}&quot;);&quot;&quot;)">
            <text:p/>
          </table:table-cell>
          <table:table-cell table:style-name="ce101" table:formula="of:=IF([.$Q30]&lt;&gt;&quot;&quot;;CONCATENATE(&quot;,{ModeAlt1,&quot;&quot;&quot;;[.$Q30];&quot;&quot;&quot;}&quot;);&quot;&quot;)" office:value-type="string" office:string-value=",{ModeAlt1,&quot;SD16&quot;}" calcext:value-type="string">
            <text:p>,{ModeAlt1,"SD16"}</text:p>
          </table:table-cell>
          <table:table-cell table:style-name="ce101" table:formula="of:=IF([.$R30]&lt;&gt;&quot;&quot;;CONCATENATE(&quot;,{ModeAlt2,&quot;&quot;&quot;;[.$R30];&quot;&quot;&quot;}&quot;);&quot;&quot;)">
            <text:p/>
          </table:table-cell>
          <table:table-cell table:style-name="ce101" table:formula="of:=IF([.S30]&lt;&gt;&quot;&quot;;CONCATENATE(&quot;,{ModeAlt3,&quot;&quot;&quot;;[.S30];&quot;&quot;&quot;}&quot;);&quot;&quot;)" office:value-type="string" office:string-value=",{ModeAlt3,&quot;SD1DAT0&quot;}" calcext:value-type="string">
            <text:p>,{ModeAlt3,"SD1DAT0"}</text:p>
          </table:table-cell>
          <table:table-cell table:style-name="ce101" table:formula="of:=IF([.T30]&lt;&gt;&quot;&quot;;CONCATENATE(&quot;,{ModeAlt4,&quot;&quot;&quot;;[.T30];&quot;&quot;&quot;}&quot;);&quot;&quot;)" office:value-type="string" office:string-value=",{ModeAlt4,&quot;ARMTDO&quot;}" calcext:value-type="string">
            <text:p>,{ModeAlt4,"ARMTDO"}</text:p>
          </table:table-cell>
          <table:table-cell table:style-name="ce101" table:formula="of:=IF([.U30]&lt;&gt;&quot;&quot;;CONCATENATE(&quot;,{ModeAlt5,&quot;&quot;&quot;;[.U30];&quot;&quot;&quot;}&quot;);&quot;&quot;)">
            <text:p/>
          </table:table-cell>
          <table:table-cell table:style-name="ce101" table:formula="of:=CONCATENATE(&quot;{&quot;;[.$H30];&quot;,{&quot;;[.$I30];&quot;,&quot;;[.$J30];&quot;,&quot;;[.$K30];&quot;,&quot;;[.$L30];&quot;,&quot;;[.$M30];&quot;},{&quot;;[.$W30];[.$X30];[.$Y30];[.$Z30];[.$AA30];[.$AB30];[.$AC30];[.$AD30];&quot;}},&quot;)" office:value-type="string" office:string-value="{TypeGpio,{5,24,24,9,2},{{ModeInput,&quot;GPIO24&quot;},{ModeOutput,&quot;GPIO24&quot;},{ModeAlt1,&quot;SD16&quot;},{ModeAlt3,&quot;SD1DAT0&quot;},{ModeAlt4,&quot;ARMTDO&quot;}}}," calcext:value-type="string">
            <text:p>{TypeGpio,{5,24,24,9,2},{{ModeInput,"GPIO24"},{ModeOutput,"GPIO24"},{ModeAlt1,"SD16"},{ModeAlt3,"SD1DAT0"},{ModeAlt4,"ARMTDO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ND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31]-1)*2+[.$M31]" office:value-type="float" office:value="20" calcext:value-type="float">
            <text:p>20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0" calcext:value-type="float">
            <text:p>10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31]" office:value-type="string" office:string-value="GND" calcext:value-type="string">
            <text:p>GND</text:p>
          </table:table-cell>
          <table:table-cell table:style-name="ce125"/>
          <table:table-cell table:style-name="ce101" table:number-columns-repeated="6"/>
          <table:table-cell table:style-name="ce101" table:formula="of:=CONCATENATE([.N31];IF([.P31]&lt;&gt;&quot;&quot;;CONCATENATE(&quot;/&quot;;[.P31]);&quot;&quot;))" office:value-type="string" office:string-value="GND" calcext:value-type="string">
            <text:p>GND</text:p>
          </table:table-cell>
          <table:table-cell table:style-name="ce101" table:formula="of:=CONCATENATE(&quot;{ModeInput,&quot;&quot;&quot;;[.$N31];&quot;&quot;&quot;}&quot;)" office:value-type="string" office:string-value="{ModeInput,&quot;GND&quot;}" calcext:value-type="string">
            <text:p>{ModeInput,"GND"}</text:p>
          </table:table-cell>
          <table:table-cell table:style-name="ce101" table:formula="of:=IF([.$O31]&lt;&gt;&quot;&quot;;CONCATENATE(&quot;,{ModeOutput,&quot;&quot;&quot;;[.$O31];&quot;&quot;&quot;}&quot;);&quot;&quot;)">
            <text:p/>
          </table:table-cell>
          <table:table-cell table:style-name="ce101" table:formula="of:=IF([.$P31]&lt;&gt;&quot;&quot;;CONCATENATE(&quot;,{ModeAlt0,&quot;&quot;&quot;;[.$P31];&quot;&quot;&quot;}&quot;);&quot;&quot;)">
            <text:p/>
          </table:table-cell>
          <table:table-cell table:style-name="ce101" table:formula="of:=IF([.$Q31]&lt;&gt;&quot;&quot;;CONCATENATE(&quot;,{ModeAlt1,&quot;&quot;&quot;;[.$Q31];&quot;&quot;&quot;}&quot;);&quot;&quot;)">
            <text:p/>
          </table:table-cell>
          <table:table-cell table:style-name="ce101" table:formula="of:=IF([.$R31]&lt;&gt;&quot;&quot;;CONCATENATE(&quot;,{ModeAlt2,&quot;&quot;&quot;;[.$R31];&quot;&quot;&quot;}&quot;);&quot;&quot;)">
            <text:p/>
          </table:table-cell>
          <table:table-cell table:style-name="ce101" table:formula="of:=IF([.S31]&lt;&gt;&quot;&quot;;CONCATENATE(&quot;,{ModeAlt3,&quot;&quot;&quot;;[.S31];&quot;&quot;&quot;}&quot;);&quot;&quot;)">
            <text:p/>
          </table:table-cell>
          <table:table-cell table:style-name="ce101" table:formula="of:=IF([.T31]&lt;&gt;&quot;&quot;;CONCATENATE(&quot;,{ModeAlt4,&quot;&quot;&quot;;[.T31];&quot;&quot;&quot;}&quot;);&quot;&quot;)">
            <text:p/>
          </table:table-cell>
          <table:table-cell table:style-name="ce101" table:formula="of:=IF([.U31]&lt;&gt;&quot;&quot;;CONCATENATE(&quot;,{ModeAlt5,&quot;&quot;&quot;;[.U31];&quot;&quot;&quot;}&quot;);&quot;&quot;)">
            <text:p/>
          </table:table-cell>
          <table:table-cell table:style-name="ce101" table:formula="of:=CONCATENATE(&quot;{&quot;;[.$H31];&quot;,{&quot;;[.$I31];&quot;,&quot;;[.$J31];&quot;,&quot;;[.$K31];&quot;,&quot;;[.$L31];&quot;,&quot;;[.$M31];&quot;},{&quot;;[.$W31];[.$X31];[.$Y31];[.$Z31];[.$AA31];[.$AB31];[.$AC31];[.$AD31];&quot;}},&quot;)" office:value-type="string" office:string-value="{TypePower,{-1,-1,-1,10,2},{{ModeInput,&quot;GND&quot;}}}," calcext:value-type="string">
            <text:p>{TypePower,{-1,-1,-1,10,2},{{ModeInput,"GND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6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32]-1)*2+[.$M32]" office:value-type="float" office:value="22" calcext:value-type="float">
            <text:p>22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32])" office:value-type="string" office:string-value="GPIO25" calcext:value-type="string">
            <text:p>GPIO25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6" calcext:value-type="float">
            <text:p>6</text:p>
          </table:table-cell>
          <table:table-cell table:number-columns-repeated="2" table:style-name="ce78" office:value-type="float" office:value="25" calcext:value-type="float">
            <text:p>25</text:p>
          </table:table-cell>
          <table:table-cell table:style-name="ce101" office:value-type="float" office:value="11" calcext:value-type="float">
            <text:p>11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32]" office:value-type="string" office:string-value="GPIO25" calcext:value-type="string">
            <text:p>GPIO25</text:p>
          </table:table-cell>
          <table:table-cell table:style-name="ce125" table:formula="of:=[.N32]" office:value-type="string" office:string-value="GPIO25" calcext:value-type="string">
            <text:p>GPIO25</text:p>
          </table:table-cell>
          <table:table-cell table:style-name="ce101"/>
          <table:table-cell table:style-name="ce101" office:value-type="string" calcext:value-type="string">
            <text:p>SD17</text:p>
          </table:table-cell>
          <table:table-cell table:style-name="ce101"/>
          <table:table-cell table:style-name="ce101" office:value-type="string" calcext:value-type="string">
            <text:p>SD1DAT1</text:p>
          </table:table-cell>
          <table:table-cell table:style-name="ce101" office:value-type="string" calcext:value-type="string">
            <text:p>ARMTCK</text:p>
          </table:table-cell>
          <table:table-cell table:style-name="ce101"/>
          <table:table-cell table:style-name="ce101" table:formula="of:=CONCATENATE([.N32];IF([.P32]&lt;&gt;&quot;&quot;;CONCATENATE(&quot;/&quot;;[.P32]);&quot;&quot;))" office:value-type="string" office:string-value="GPIO25" calcext:value-type="string">
            <text:p>GPIO25</text:p>
          </table:table-cell>
          <table:table-cell table:style-name="ce101" table:formula="of:=CONCATENATE(&quot;{ModeInput,&quot;&quot;&quot;;[.$N32];&quot;&quot;&quot;}&quot;)" office:value-type="string" office:string-value="{ModeInput,&quot;GPIO25&quot;}" calcext:value-type="string">
            <text:p>{ModeInput,"GPIO25"}</text:p>
          </table:table-cell>
          <table:table-cell table:style-name="ce101" table:formula="of:=IF([.$O32]&lt;&gt;&quot;&quot;;CONCATENATE(&quot;,{ModeOutput,&quot;&quot;&quot;;[.$O32];&quot;&quot;&quot;}&quot;);&quot;&quot;)" office:value-type="string" office:string-value=",{ModeOutput,&quot;GPIO25&quot;}" calcext:value-type="string">
            <text:p>,{ModeOutput,"GPIO25"}</text:p>
          </table:table-cell>
          <table:table-cell table:style-name="ce101" table:formula="of:=IF([.$P32]&lt;&gt;&quot;&quot;;CONCATENATE(&quot;,{ModeAlt0,&quot;&quot;&quot;;[.$P32];&quot;&quot;&quot;}&quot;);&quot;&quot;)">
            <text:p/>
          </table:table-cell>
          <table:table-cell table:style-name="ce101" table:formula="of:=IF([.$Q32]&lt;&gt;&quot;&quot;;CONCATENATE(&quot;,{ModeAlt1,&quot;&quot;&quot;;[.$Q32];&quot;&quot;&quot;}&quot;);&quot;&quot;)" office:value-type="string" office:string-value=",{ModeAlt1,&quot;SD17&quot;}" calcext:value-type="string">
            <text:p>,{ModeAlt1,"SD17"}</text:p>
          </table:table-cell>
          <table:table-cell table:style-name="ce101" table:formula="of:=IF([.$R32]&lt;&gt;&quot;&quot;;CONCATENATE(&quot;,{ModeAlt2,&quot;&quot;&quot;;[.$R32];&quot;&quot;&quot;}&quot;);&quot;&quot;)">
            <text:p/>
          </table:table-cell>
          <table:table-cell table:style-name="ce101" table:formula="of:=IF([.S32]&lt;&gt;&quot;&quot;;CONCATENATE(&quot;,{ModeAlt3,&quot;&quot;&quot;;[.S32];&quot;&quot;&quot;}&quot;);&quot;&quot;)" office:value-type="string" office:string-value=",{ModeAlt3,&quot;SD1DAT1&quot;}" calcext:value-type="string">
            <text:p>,{ModeAlt3,"SD1DAT1"}</text:p>
          </table:table-cell>
          <table:table-cell table:style-name="ce101" table:formula="of:=IF([.T32]&lt;&gt;&quot;&quot;;CONCATENATE(&quot;,{ModeAlt4,&quot;&quot;&quot;;[.T32];&quot;&quot;&quot;}&quot;);&quot;&quot;)" office:value-type="string" office:string-value=",{ModeAlt4,&quot;ARMTCK&quot;}" calcext:value-type="string">
            <text:p>,{ModeAlt4,"ARMTCK"}</text:p>
          </table:table-cell>
          <table:table-cell table:style-name="ce101" table:formula="of:=IF([.U32]&lt;&gt;&quot;&quot;;CONCATENATE(&quot;,{ModeAlt5,&quot;&quot;&quot;;[.U32];&quot;&quot;&quot;}&quot;);&quot;&quot;)">
            <text:p/>
          </table:table-cell>
          <table:table-cell table:style-name="ce101" table:formula="of:=CONCATENATE(&quot;{&quot;;[.$H32];&quot;,{&quot;;[.$I32];&quot;,&quot;;[.$J32];&quot;,&quot;;[.$K32];&quot;,&quot;;[.$L32];&quot;,&quot;;[.$M32];&quot;},{&quot;;[.$W32];[.$X32];[.$Y32];[.$Z32];[.$AA32];[.$AB32];[.$AC32];[.$AD32];&quot;}},&quot;)" office:value-type="string" office:string-value="{TypeGpio,{6,25,25,11,2},{{ModeInput,&quot;GPIO25&quot;},{ModeOutput,&quot;GPIO25&quot;},{ModeAlt1,&quot;SD17&quot;},{ModeAlt3,&quot;SD1DAT1&quot;},{ModeAlt4,&quot;ARMTCK&quot;}}}," calcext:value-type="string">
            <text:p>{TypeGpio,{6,25,25,11,2},{{ModeInput,"GPIO25"},{ModeOutput,"GPIO25"},{ModeAlt1,"SD17"},{ModeAlt3,"SD1DAT1"},{ModeAlt4,"ARMTCK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SPI_CE0_N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33]-1)*2+[.$M33]" office:value-type="float" office:value="24" calcext:value-type="float">
            <text:p>24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33])" office:value-type="string" office:string-value="GPIO8" calcext:value-type="string">
            <text:p>GPIO8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0" calcext:value-type="float">
            <text:p>10</text:p>
          </table:table-cell>
          <table:table-cell table:number-columns-repeated="2" table:style-name="ce78" office:value-type="float" office:value="8" calcext:value-type="float">
            <text:p>8</text:p>
          </table:table-cell>
          <table:table-cell table:style-name="ce101" office:value-type="float" office:value="12" calcext:value-type="float">
            <text:p>12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33]" office:value-type="string" office:string-value="GPIO8" calcext:value-type="string">
            <text:p>GPIO8</text:p>
          </table:table-cell>
          <table:table-cell table:style-name="ce125" table:formula="of:=[.N33]" office:value-type="string" office:string-value="GPIO8" calcext:value-type="string">
            <text:p>GPIO8</text:p>
          </table:table-cell>
          <table:table-cell table:style-name="ce101" office:value-type="string" calcext:value-type="string">
            <text:p>SPI0CE0</text:p>
          </table:table-cell>
          <table:table-cell table:style-name="ce101" office:value-type="string" calcext:value-type="string">
            <text:p>SD0</text:p>
          </table:table-cell>
          <table:table-cell table:style-name="ce125"/>
          <table:table-cell table:style-name="ce101" table:number-columns-repeated="3"/>
          <table:table-cell table:style-name="ce101" table:formula="of:=CONCATENATE([.N33];IF([.P33]&lt;&gt;&quot;&quot;;CONCATENATE(&quot;/&quot;;[.P33]);&quot;&quot;))" office:value-type="string" office:string-value="GPIO8/SPI0CE0" calcext:value-type="string">
            <text:p>GPIO8/SPI0CE0</text:p>
          </table:table-cell>
          <table:table-cell table:style-name="ce101" table:formula="of:=CONCATENATE(&quot;{ModeInput,&quot;&quot;&quot;;[.$N33];&quot;&quot;&quot;}&quot;)" office:value-type="string" office:string-value="{ModeInput,&quot;GPIO8&quot;}" calcext:value-type="string">
            <text:p>{ModeInput,"GPIO8"}</text:p>
          </table:table-cell>
          <table:table-cell table:style-name="ce101" table:formula="of:=IF([.$O33]&lt;&gt;&quot;&quot;;CONCATENATE(&quot;,{ModeOutput,&quot;&quot;&quot;;[.$O33];&quot;&quot;&quot;}&quot;);&quot;&quot;)" office:value-type="string" office:string-value=",{ModeOutput,&quot;GPIO8&quot;}" calcext:value-type="string">
            <text:p>,{ModeOutput,"GPIO8"}</text:p>
          </table:table-cell>
          <table:table-cell table:style-name="ce101" table:formula="of:=IF([.$P33]&lt;&gt;&quot;&quot;;CONCATENATE(&quot;,{ModeAlt0,&quot;&quot;&quot;;[.$P33];&quot;&quot;&quot;}&quot;);&quot;&quot;)" office:value-type="string" office:string-value=",{ModeAlt0,&quot;SPI0CE0&quot;}" calcext:value-type="string">
            <text:p>,{ModeAlt0,"SPI0CE0"}</text:p>
          </table:table-cell>
          <table:table-cell table:style-name="ce101" table:formula="of:=IF([.$Q33]&lt;&gt;&quot;&quot;;CONCATENATE(&quot;,{ModeAlt1,&quot;&quot;&quot;;[.$Q33];&quot;&quot;&quot;}&quot;);&quot;&quot;)" office:value-type="string" office:string-value=",{ModeAlt1,&quot;SD0&quot;}" calcext:value-type="string">
            <text:p>,{ModeAlt1,"SD0"}</text:p>
          </table:table-cell>
          <table:table-cell table:style-name="ce101" table:formula="of:=IF([.$R33]&lt;&gt;&quot;&quot;;CONCATENATE(&quot;,{ModeAlt2,&quot;&quot;&quot;;[.$R33];&quot;&quot;&quot;}&quot;);&quot;&quot;)">
            <text:p/>
          </table:table-cell>
          <table:table-cell table:style-name="ce101" table:formula="of:=IF([.S33]&lt;&gt;&quot;&quot;;CONCATENATE(&quot;,{ModeAlt3,&quot;&quot;&quot;;[.S33];&quot;&quot;&quot;}&quot;);&quot;&quot;)">
            <text:p/>
          </table:table-cell>
          <table:table-cell table:style-name="ce101" table:formula="of:=IF([.T33]&lt;&gt;&quot;&quot;;CONCATENATE(&quot;,{ModeAlt4,&quot;&quot;&quot;;[.T33];&quot;&quot;&quot;}&quot;);&quot;&quot;)">
            <text:p/>
          </table:table-cell>
          <table:table-cell table:style-name="ce101" table:formula="of:=IF([.U33]&lt;&gt;&quot;&quot;;CONCATENATE(&quot;,{ModeAlt5,&quot;&quot;&quot;;[.U33];&quot;&quot;&quot;}&quot;);&quot;&quot;)">
            <text:p/>
          </table:table-cell>
          <table:table-cell table:style-name="ce101" table:formula="of:=CONCATENATE(&quot;{&quot;;[.$H33];&quot;,{&quot;;[.$I33];&quot;,&quot;;[.$J33];&quot;,&quot;;[.$K33];&quot;,&quot;;[.$L33];&quot;,&quot;;[.$M33];&quot;},{&quot;;[.$W33];[.$X33];[.$Y33];[.$Z33];[.$AA33];[.$AB33];[.$AC33];[.$AD33];&quot;}},&quot;)" office:value-type="string" office:string-value="{TypeGpio,{10,8,8,12,2},{{ModeInput,&quot;GPIO8&quot;},{ModeOutput,&quot;GPIO8&quot;},{ModeAlt0,&quot;SPI0CE0&quot;},{ModeAlt1,&quot;SD0&quot;}}}," calcext:value-type="string">
            <text:p>{TypeGpio,{10,8,8,12,2},{{ModeInput,"GPIO8"},{ModeOutput,"GPIO8"},{ModeAlt0,"SPI0CE0"},{ModeAlt1,"SD0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SPI_CE1_N </text:p>
          </table:table-cell>
          <table:table-cell table:number-columns-repeated="3" table:style-name="ce66" office:value-type="string" calcext:value-type="string">
            <text:p>X</text:p>
          </table:table-cell>
          <table:table-cell table:style-name="ce101" table:formula="of:=([.$L34]-1)*2+[.$M34]" office:value-type="float" office:value="26" calcext:value-type="float">
            <text:p>26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34])" office:value-type="string" office:string-value="GPIO7" calcext:value-type="string">
            <text:p>GPIO7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1" calcext:value-type="float">
            <text:p>11</text:p>
          </table:table-cell>
          <table:table-cell table:number-columns-repeated="2" table:style-name="ce78" office:value-type="float" office:value="7" calcext:value-type="float">
            <text:p>7</text:p>
          </table:table-cell>
          <table:table-cell table:style-name="ce101" office:value-type="float" office:value="13" calcext:value-type="float">
            <text:p>13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34]" office:value-type="string" office:string-value="GPIO7" calcext:value-type="string">
            <text:p>GPIO7</text:p>
          </table:table-cell>
          <table:table-cell table:style-name="ce125" table:formula="of:=[.N34]" office:value-type="string" office:string-value="GPIO7" calcext:value-type="string">
            <text:p>GPIO7</text:p>
          </table:table-cell>
          <table:table-cell table:style-name="ce101" office:value-type="string" calcext:value-type="string">
            <text:p>SPI0CE1</text:p>
          </table:table-cell>
          <table:table-cell table:style-name="ce101" office:value-type="string" calcext:value-type="string">
            <text:p>SWE</text:p>
          </table:table-cell>
          <table:table-cell table:style-name="ce125"/>
          <table:table-cell table:style-name="ce101" table:number-columns-repeated="3"/>
          <table:table-cell table:style-name="ce101" table:formula="of:=CONCATENATE([.N34];IF([.P34]&lt;&gt;&quot;&quot;;CONCATENATE(&quot;/&quot;;[.P34]);&quot;&quot;))" office:value-type="string" office:string-value="GPIO7/SPI0CE1" calcext:value-type="string">
            <text:p>GPIO7/SPI0CE1</text:p>
          </table:table-cell>
          <table:table-cell table:style-name="ce101" table:formula="of:=CONCATENATE(&quot;{ModeInput,&quot;&quot;&quot;;[.$N34];&quot;&quot;&quot;}&quot;)" office:value-type="string" office:string-value="{ModeInput,&quot;GPIO7&quot;}" calcext:value-type="string">
            <text:p>{ModeInput,"GPIO7"}</text:p>
          </table:table-cell>
          <table:table-cell table:style-name="ce101" table:formula="of:=IF([.$O34]&lt;&gt;&quot;&quot;;CONCATENATE(&quot;,{ModeOutput,&quot;&quot;&quot;;[.$O34];&quot;&quot;&quot;}&quot;);&quot;&quot;)" office:value-type="string" office:string-value=",{ModeOutput,&quot;GPIO7&quot;}" calcext:value-type="string">
            <text:p>,{ModeOutput,"GPIO7"}</text:p>
          </table:table-cell>
          <table:table-cell table:style-name="ce101" table:formula="of:=IF([.$P34]&lt;&gt;&quot;&quot;;CONCATENATE(&quot;,{ModeAlt0,&quot;&quot;&quot;;[.$P34];&quot;&quot;&quot;}&quot;);&quot;&quot;)" office:value-type="string" office:string-value=",{ModeAlt0,&quot;SPI0CE1&quot;}" calcext:value-type="string">
            <text:p>,{ModeAlt0,"SPI0CE1"}</text:p>
          </table:table-cell>
          <table:table-cell table:style-name="ce101" table:formula="of:=IF([.$Q34]&lt;&gt;&quot;&quot;;CONCATENATE(&quot;,{ModeAlt1,&quot;&quot;&quot;;[.$Q34];&quot;&quot;&quot;}&quot;);&quot;&quot;)" office:value-type="string" office:string-value=",{ModeAlt1,&quot;SWE&quot;}" calcext:value-type="string">
            <text:p>,{ModeAlt1,"SWE"}</text:p>
          </table:table-cell>
          <table:table-cell table:style-name="ce101" table:formula="of:=IF([.$R34]&lt;&gt;&quot;&quot;;CONCATENATE(&quot;,{ModeAlt2,&quot;&quot;&quot;;[.$R34];&quot;&quot;&quot;}&quot;);&quot;&quot;)">
            <text:p/>
          </table:table-cell>
          <table:table-cell table:style-name="ce101" table:formula="of:=IF([.S34]&lt;&gt;&quot;&quot;;CONCATENATE(&quot;,{ModeAlt3,&quot;&quot;&quot;;[.S34];&quot;&quot;&quot;}&quot;);&quot;&quot;)">
            <text:p/>
          </table:table-cell>
          <table:table-cell table:style-name="ce101" table:formula="of:=IF([.T34]&lt;&gt;&quot;&quot;;CONCATENATE(&quot;,{ModeAlt4,&quot;&quot;&quot;;[.T34];&quot;&quot;&quot;}&quot;);&quot;&quot;)">
            <text:p/>
          </table:table-cell>
          <table:table-cell table:style-name="ce101" table:formula="of:=IF([.U34]&lt;&gt;&quot;&quot;;CONCATENATE(&quot;,{ModeAlt5,&quot;&quot;&quot;;[.U34];&quot;&quot;&quot;}&quot;);&quot;&quot;)">
            <text:p/>
          </table:table-cell>
          <table:table-cell table:style-name="ce101" table:formula="of:=CONCATENATE(&quot;{&quot;;[.$H34];&quot;,{&quot;;[.$I34];&quot;,&quot;;[.$J34];&quot;,&quot;;[.$K34];&quot;,&quot;;[.$L34];&quot;,&quot;;[.$M34];&quot;},{&quot;;[.$W34];[.$X34];[.$Y34];[.$Z34];[.$AA34];[.$AB34];[.$AC34];[.$AD34];&quot;}},&quot;)" office:value-type="string" office:string-value="{TypeGpio,{11,7,7,13,2},{{ModeInput,&quot;GPIO7&quot;},{ModeOutput,&quot;GPIO7&quot;},{ModeAlt0,&quot;SPI0CE1&quot;},{ModeAlt1,&quot;SWE&quot;}}}," calcext:value-type="string">
            <text:p>{TypeGpio,{11,7,7,13,2},{{ModeInput,"GPIO7"},{ModeOutput,"GPIO7"},{ModeAlt0,"SPI0CE1"},{ModeAlt1,"SWE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I2C_SCL0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35]-1)*2+[.$M35]" office:value-type="float" office:value="28" calcext:value-type="float">
            <text:p>28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35])" office:value-type="string" office:string-value="GPIO1" calcext:value-type="string">
            <text:p>GPIO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31" calcext:value-type="float">
            <text:p>31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1" office:value-type="float" office:value="14" calcext:value-type="float">
            <text:p>14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35]" office:value-type="string" office:string-value="GPIO1" calcext:value-type="string">
            <text:p>GPIO1</text:p>
          </table:table-cell>
          <table:table-cell table:style-name="ce125" table:formula="of:=[.N35]" office:value-type="string" office:string-value="GPIO1" calcext:value-type="string">
            <text:p>GPIO1</text:p>
          </table:table-cell>
          <table:table-cell table:style-name="ce101" office:value-type="string" calcext:value-type="string">
            <text:p>SCL0</text:p>
          </table:table-cell>
          <table:table-cell table:style-name="ce101" office:value-type="string" calcext:value-type="string">
            <text:p>SA4</text:p>
          </table:table-cell>
          <table:table-cell table:style-name="ce101" table:number-columns-repeated="4"/>
          <table:table-cell table:style-name="ce101" table:formula="of:=CONCATENATE([.N35];IF([.P35]&lt;&gt;&quot;&quot;;CONCATENATE(&quot;/&quot;;[.P35]);&quot;&quot;))" office:value-type="string" office:string-value="GPIO1/SCL0" calcext:value-type="string">
            <text:p>GPIO1/SCL0</text:p>
          </table:table-cell>
          <table:table-cell table:style-name="ce101" table:formula="of:=CONCATENATE(&quot;{ModeInput,&quot;&quot;&quot;;[.$N35];&quot;&quot;&quot;}&quot;)" office:value-type="string" office:string-value="{ModeInput,&quot;GPIO1&quot;}" calcext:value-type="string">
            <text:p>{ModeInput,"GPIO1"}</text:p>
          </table:table-cell>
          <table:table-cell table:style-name="ce101" table:formula="of:=IF([.$O35]&lt;&gt;&quot;&quot;;CONCATENATE(&quot;,{ModeOutput,&quot;&quot;&quot;;[.$O35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101" table:formula="of:=IF([.$P35]&lt;&gt;&quot;&quot;;CONCATENATE(&quot;,{ModeAlt0,&quot;&quot;&quot;;[.$P35];&quot;&quot;&quot;}&quot;);&quot;&quot;)" office:value-type="string" office:string-value=",{ModeAlt0,&quot;SCL0&quot;}" calcext:value-type="string">
            <text:p>,{ModeAlt0,"SCL0"}</text:p>
          </table:table-cell>
          <table:table-cell table:style-name="ce101" table:formula="of:=IF([.$Q35]&lt;&gt;&quot;&quot;;CONCATENATE(&quot;,{ModeAlt1,&quot;&quot;&quot;;[.$Q35];&quot;&quot;&quot;}&quot;);&quot;&quot;)" office:value-type="string" office:string-value=",{ModeAlt1,&quot;SA4&quot;}" calcext:value-type="string">
            <text:p>,{ModeAlt1,"SA4"}</text:p>
          </table:table-cell>
          <table:table-cell table:style-name="ce101" table:formula="of:=IF([.$R35]&lt;&gt;&quot;&quot;;CONCATENATE(&quot;,{ModeAlt2,&quot;&quot;&quot;;[.$R35];&quot;&quot;&quot;}&quot;);&quot;&quot;)">
            <text:p/>
          </table:table-cell>
          <table:table-cell table:style-name="ce101" table:formula="of:=IF([.S35]&lt;&gt;&quot;&quot;;CONCATENATE(&quot;,{ModeAlt3,&quot;&quot;&quot;;[.S35];&quot;&quot;&quot;}&quot;);&quot;&quot;)">
            <text:p/>
          </table:table-cell>
          <table:table-cell table:style-name="ce101" table:formula="of:=IF([.T35]&lt;&gt;&quot;&quot;;CONCATENATE(&quot;,{ModeAlt4,&quot;&quot;&quot;;[.T35];&quot;&quot;&quot;}&quot;);&quot;&quot;)">
            <text:p/>
          </table:table-cell>
          <table:table-cell table:style-name="ce101" table:formula="of:=IF([.U35]&lt;&gt;&quot;&quot;;CONCATENATE(&quot;,{ModeAlt5,&quot;&quot;&quot;;[.U35];&quot;&quot;&quot;}&quot;);&quot;&quot;)">
            <text:p/>
          </table:table-cell>
          <table:table-cell table:style-name="ce101" table:formula="of:=CONCATENATE(&quot;{&quot;;[.$H35];&quot;,{&quot;;[.$I35];&quot;,&quot;;[.$J35];&quot;,&quot;;[.$K35];&quot;,&quot;;[.$L35];&quot;,&quot;;[.$M35];&quot;},{&quot;;[.$W35];[.$X35];[.$Y35];[.$Z35];[.$AA35];[.$AB35];[.$AC35];[.$AD35];&quot;}},&quot;)" office:value-type="string" office:string-value="{TypeGpio,{31,1,1,14,2},{{ModeInput,&quot;GPIO1&quot;},{ModeOutput,&quot;GPIO1&quot;},{ModeAlt0,&quot;SCL0&quot;},{ModeAlt1,&quot;SA4&quot;}}}," calcext:value-type="string">
            <text:p>{TypeGpio,{31,1,1,14,2},{{ModeInput,"GPIO1"},{ModeOutput,"GPIO1"},{ModeAlt0,"SCL0"},{ModeAlt1,"SA4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ND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36]-1)*2+[.$M36]" office:value-type="float" office:value="30" calcext:value-type="float">
            <text:p>30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5" calcext:value-type="float">
            <text:p>15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36]" office:value-type="string" office:string-value="GND" calcext:value-type="string">
            <text:p>GND</text:p>
          </table:table-cell>
          <table:table-cell table:style-name="ce125"/>
          <table:table-cell table:style-name="ce101" table:number-columns-repeated="6"/>
          <table:table-cell table:style-name="ce101" table:formula="of:=CONCATENATE([.N36];IF([.P36]&lt;&gt;&quot;&quot;;CONCATENATE(&quot;/&quot;;[.P36]);&quot;&quot;))" office:value-type="string" office:string-value="GND" calcext:value-type="string">
            <text:p>GND</text:p>
          </table:table-cell>
          <table:table-cell table:style-name="ce101" table:formula="of:=CONCATENATE(&quot;{ModeInput,&quot;&quot;&quot;;[.$N36];&quot;&quot;&quot;}&quot;)" office:value-type="string" office:string-value="{ModeInput,&quot;GND&quot;}" calcext:value-type="string">
            <text:p>{ModeInput,"GND"}</text:p>
          </table:table-cell>
          <table:table-cell table:style-name="ce101" table:formula="of:=IF([.$O36]&lt;&gt;&quot;&quot;;CONCATENATE(&quot;,{ModeOutput,&quot;&quot;&quot;;[.$O36];&quot;&quot;&quot;}&quot;);&quot;&quot;)">
            <text:p/>
          </table:table-cell>
          <table:table-cell table:style-name="ce101" table:formula="of:=IF([.$P36]&lt;&gt;&quot;&quot;;CONCATENATE(&quot;,{ModeAlt0,&quot;&quot;&quot;;[.$P36];&quot;&quot;&quot;}&quot;);&quot;&quot;)">
            <text:p/>
          </table:table-cell>
          <table:table-cell table:style-name="ce101" table:formula="of:=IF([.$Q36]&lt;&gt;&quot;&quot;;CONCATENATE(&quot;,{ModeAlt1,&quot;&quot;&quot;;[.$Q36];&quot;&quot;&quot;}&quot;);&quot;&quot;)">
            <text:p/>
          </table:table-cell>
          <table:table-cell table:style-name="ce101" table:formula="of:=IF([.$R36]&lt;&gt;&quot;&quot;;CONCATENATE(&quot;,{ModeAlt2,&quot;&quot;&quot;;[.$R36];&quot;&quot;&quot;}&quot;);&quot;&quot;)">
            <text:p/>
          </table:table-cell>
          <table:table-cell table:style-name="ce101" table:formula="of:=IF([.S36]&lt;&gt;&quot;&quot;;CONCATENATE(&quot;,{ModeAlt3,&quot;&quot;&quot;;[.S36];&quot;&quot;&quot;}&quot;);&quot;&quot;)">
            <text:p/>
          </table:table-cell>
          <table:table-cell table:style-name="ce101" table:formula="of:=IF([.T36]&lt;&gt;&quot;&quot;;CONCATENATE(&quot;,{ModeAlt4,&quot;&quot;&quot;;[.T36];&quot;&quot;&quot;}&quot;);&quot;&quot;)">
            <text:p/>
          </table:table-cell>
          <table:table-cell table:style-name="ce101" table:formula="of:=IF([.U36]&lt;&gt;&quot;&quot;;CONCATENATE(&quot;,{ModeAlt5,&quot;&quot;&quot;;[.U36];&quot;&quot;&quot;}&quot;);&quot;&quot;)">
            <text:p/>
          </table:table-cell>
          <table:table-cell table:style-name="ce101" table:formula="of:=CONCATENATE(&quot;{&quot;;[.$H36];&quot;,{&quot;;[.$I36];&quot;,&quot;;[.$J36];&quot;,&quot;;[.$K36];&quot;,&quot;;[.$L36];&quot;,&quot;;[.$M36];&quot;},{&quot;;[.$W36];[.$X36];[.$Y36];[.$Z36];[.$AA36];[.$AB36];[.$AC36];[.$AD36];&quot;}},&quot;)" office:value-type="string" office:string-value="{TypePower,{-1,-1,-1,15,2},{{ModeInput,&quot;GND&quot;}}}," calcext:value-type="string">
            <text:p>{TypePower,{-1,-1,-1,15,2},{{ModeInput,"GND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15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37]-1)*2+[.$M37]" office:value-type="float" office:value="32" calcext:value-type="float">
            <text:p>32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37])" office:value-type="string" office:string-value="GPIO12" calcext:value-type="string">
            <text:p>GPIO12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6" calcext:value-type="float">
            <text:p>26</text:p>
          </table:table-cell>
          <table:table-cell table:number-columns-repeated="2" table:style-name="ce78" office:value-type="float" office:value="12" calcext:value-type="float">
            <text:p>12</text:p>
          </table:table-cell>
          <table:table-cell table:style-name="ce101" office:value-type="float" office:value="16" calcext:value-type="float">
            <text:p>16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37]" office:value-type="string" office:string-value="GPIO12" calcext:value-type="string">
            <text:p>GPIO12</text:p>
          </table:table-cell>
          <table:table-cell table:style-name="ce125" table:formula="of:=[.N37]" office:value-type="string" office:string-value="GPIO12" calcext:value-type="string">
            <text:p>GPIO12</text:p>
          </table:table-cell>
          <table:table-cell table:style-name="ce101" office:value-type="string" calcext:value-type="string">
            <text:p>PWM0</text:p>
          </table:table-cell>
          <table:table-cell table:style-name="ce101" office:value-type="string" calcext:value-type="string">
            <text:p>SD4</text:p>
          </table:table-cell>
          <table:table-cell table:style-name="ce125"/>
          <table:table-cell table:style-name="ce101" table:number-columns-repeated="2"/>
          <table:table-cell table:style-name="ce101" office:value-type="string" calcext:value-type="string">
            <text:p>ARMTMS</text:p>
          </table:table-cell>
          <table:table-cell table:style-name="ce101" table:formula="of:=CONCATENATE([.N37];IF([.P37]&lt;&gt;&quot;&quot;;CONCATENATE(&quot;/&quot;;[.P37]);&quot;&quot;))" office:value-type="string" office:string-value="GPIO12/PWM0" calcext:value-type="string">
            <text:p>GPIO12/PWM0</text:p>
          </table:table-cell>
          <table:table-cell table:style-name="ce101" table:formula="of:=CONCATENATE(&quot;{ModeInput,&quot;&quot;&quot;;[.$N37];&quot;&quot;&quot;}&quot;)" office:value-type="string" office:string-value="{ModeInput,&quot;GPIO12&quot;}" calcext:value-type="string">
            <text:p>{ModeInput,"GPIO12"}</text:p>
          </table:table-cell>
          <table:table-cell table:style-name="ce101" table:formula="of:=IF([.$O37]&lt;&gt;&quot;&quot;;CONCATENATE(&quot;,{ModeOutput,&quot;&quot;&quot;;[.$O37];&quot;&quot;&quot;}&quot;);&quot;&quot;)" office:value-type="string" office:string-value=",{ModeOutput,&quot;GPIO12&quot;}" calcext:value-type="string">
            <text:p>,{ModeOutput,"GPIO12"}</text:p>
          </table:table-cell>
          <table:table-cell table:style-name="ce101" table:formula="of:=IF([.$P37]&lt;&gt;&quot;&quot;;CONCATENATE(&quot;,{ModeAlt0,&quot;&quot;&quot;;[.$P37];&quot;&quot;&quot;}&quot;);&quot;&quot;)" office:value-type="string" office:string-value=",{ModeAlt0,&quot;PWM0&quot;}" calcext:value-type="string">
            <text:p>,{ModeAlt0,"PWM0"}</text:p>
          </table:table-cell>
          <table:table-cell table:style-name="ce101" table:formula="of:=IF([.$Q37]&lt;&gt;&quot;&quot;;CONCATENATE(&quot;,{ModeAlt1,&quot;&quot;&quot;;[.$Q37];&quot;&quot;&quot;}&quot;);&quot;&quot;)" office:value-type="string" office:string-value=",{ModeAlt1,&quot;SD4&quot;}" calcext:value-type="string">
            <text:p>,{ModeAlt1,"SD4"}</text:p>
          </table:table-cell>
          <table:table-cell table:style-name="ce101" table:formula="of:=IF([.$R37]&lt;&gt;&quot;&quot;;CONCATENATE(&quot;,{ModeAlt2,&quot;&quot;&quot;;[.$R37];&quot;&quot;&quot;}&quot;);&quot;&quot;)">
            <text:p/>
          </table:table-cell>
          <table:table-cell table:style-name="ce101" table:formula="of:=IF([.S37]&lt;&gt;&quot;&quot;;CONCATENATE(&quot;,{ModeAlt3,&quot;&quot;&quot;;[.S37];&quot;&quot;&quot;}&quot;);&quot;&quot;)">
            <text:p/>
          </table:table-cell>
          <table:table-cell table:style-name="ce101" table:formula="of:=IF([.T37]&lt;&gt;&quot;&quot;;CONCATENATE(&quot;,{ModeAlt4,&quot;&quot;&quot;;[.T37];&quot;&quot;&quot;}&quot;);&quot;&quot;)">
            <text:p/>
          </table:table-cell>
          <table:table-cell table:style-name="ce101" table:formula="of:=IF([.U37]&lt;&gt;&quot;&quot;;CONCATENATE(&quot;,{ModeAlt5,&quot;&quot;&quot;;[.U37];&quot;&quot;&quot;}&quot;);&quot;&quot;)" office:value-type="string" office:string-value=",{ModeAlt5,&quot;ARMTMS&quot;}" calcext:value-type="string">
            <text:p>,{ModeAlt5,"ARMTMS"}</text:p>
          </table:table-cell>
          <table:table-cell table:style-name="ce101" table:formula="of:=CONCATENATE(&quot;{&quot;;[.$H37];&quot;,{&quot;;[.$I37];&quot;,&quot;;[.$J37];&quot;,&quot;;[.$K37];&quot;,&quot;;[.$L37];&quot;,&quot;;[.$M37];&quot;},{&quot;;[.$W37];[.$X37];[.$Y37];[.$Z37];[.$AA37];[.$AB37];[.$AC37];[.$AD37];&quot;}},&quot;)" office:value-type="string" office:string-value="{TypeGpio,{26,12,12,16,2},{{ModeInput,&quot;GPIO12&quot;},{ModeOutput,&quot;GPIO12&quot;},{ModeAlt0,&quot;PWM0&quot;},{ModeAlt1,&quot;SD4&quot;},{ModeAlt5,&quot;ARMTMS&quot;}}}," calcext:value-type="string">
            <text:p>{TypeGpio,{26,12,12,16,2},{{ModeInput,"GPIO12"},{ModeOutput,"GPIO12"},{ModeAlt0,"PWM0"},{ModeAlt1,"SD4"},{ModeAlt5,"ARMTMS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ND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38]-1)*2+[.$M38]" office:value-type="float" office:value="34" calcext:value-type="float">
            <text:p>34</text:p>
          </table:table-cell>
          <table:table-cell table:style-name="ce66" office:value-type="string" calcext:value-type="string">
            <text:p>P1/J8</text:p>
          </table:table-cell>
          <table:table-cell table:style-name="ce119" office:value-type="string" calcext:value-type="string">
            <text:p>GND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7" calcext:value-type="float">
            <text:p>17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38]" office:value-type="string" office:string-value="GND" calcext:value-type="string">
            <text:p>GND</text:p>
          </table:table-cell>
          <table:table-cell table:style-name="ce125"/>
          <table:table-cell table:style-name="ce101" table:number-columns-repeated="6"/>
          <table:table-cell table:style-name="ce101" table:formula="of:=CONCATENATE([.N38];IF([.P38]&lt;&gt;&quot;&quot;;CONCATENATE(&quot;/&quot;;[.P38]);&quot;&quot;))" office:value-type="string" office:string-value="GND" calcext:value-type="string">
            <text:p>GND</text:p>
          </table:table-cell>
          <table:table-cell table:style-name="ce101" table:formula="of:=CONCATENATE(&quot;{ModeInput,&quot;&quot;&quot;;[.$N38];&quot;&quot;&quot;}&quot;)" office:value-type="string" office:string-value="{ModeInput,&quot;GND&quot;}" calcext:value-type="string">
            <text:p>{ModeInput,"GND"}</text:p>
          </table:table-cell>
          <table:table-cell table:style-name="ce101" table:formula="of:=IF([.$O38]&lt;&gt;&quot;&quot;;CONCATENATE(&quot;,{ModeOutput,&quot;&quot;&quot;;[.$O38];&quot;&quot;&quot;}&quot;);&quot;&quot;)">
            <text:p/>
          </table:table-cell>
          <table:table-cell table:style-name="ce101" table:formula="of:=IF([.$P38]&lt;&gt;&quot;&quot;;CONCATENATE(&quot;,{ModeAlt0,&quot;&quot;&quot;;[.$P38];&quot;&quot;&quot;}&quot;);&quot;&quot;)">
            <text:p/>
          </table:table-cell>
          <table:table-cell table:style-name="ce101" table:formula="of:=IF([.$Q38]&lt;&gt;&quot;&quot;;CONCATENATE(&quot;,{ModeAlt1,&quot;&quot;&quot;;[.$Q38];&quot;&quot;&quot;}&quot;);&quot;&quot;)">
            <text:p/>
          </table:table-cell>
          <table:table-cell table:style-name="ce101" table:formula="of:=IF([.$R38]&lt;&gt;&quot;&quot;;CONCATENATE(&quot;,{ModeAlt2,&quot;&quot;&quot;;[.$R38];&quot;&quot;&quot;}&quot;);&quot;&quot;)">
            <text:p/>
          </table:table-cell>
          <table:table-cell table:style-name="ce101" table:formula="of:=IF([.S38]&lt;&gt;&quot;&quot;;CONCATENATE(&quot;,{ModeAlt3,&quot;&quot;&quot;;[.S38];&quot;&quot;&quot;}&quot;);&quot;&quot;)">
            <text:p/>
          </table:table-cell>
          <table:table-cell table:style-name="ce101" table:formula="of:=IF([.T38]&lt;&gt;&quot;&quot;;CONCATENATE(&quot;,{ModeAlt4,&quot;&quot;&quot;;[.T38];&quot;&quot;&quot;}&quot;);&quot;&quot;)">
            <text:p/>
          </table:table-cell>
          <table:table-cell table:style-name="ce101" table:formula="of:=IF([.U38]&lt;&gt;&quot;&quot;;CONCATENATE(&quot;,{ModeAlt5,&quot;&quot;&quot;;[.U38];&quot;&quot;&quot;}&quot;);&quot;&quot;)">
            <text:p/>
          </table:table-cell>
          <table:table-cell table:style-name="ce101" table:formula="of:=CONCATENATE(&quot;{&quot;;[.$H38];&quot;,{&quot;;[.$I38];&quot;,&quot;;[.$J38];&quot;,&quot;;[.$K38];&quot;,&quot;;[.$L38];&quot;,&quot;;[.$M38];&quot;},{&quot;;[.$W38];[.$X38];[.$Y38];[.$Z38];[.$AA38];[.$AB38];[.$AC38];[.$AD38];&quot;}},&quot;)" office:value-type="string" office:string-value="{TypePower,{-1,-1,-1,17,2},{{ModeInput,&quot;GND&quot;}}}," calcext:value-type="string">
            <text:p>{TypePower,{-1,-1,-1,17,2},{{ModeInput,"GND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STATUS_LED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39]-1)*2+[.$M39]" office:value-type="float" office:value="36" calcext:value-type="float">
            <text:p>36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39])" office:value-type="string" office:string-value="GPIO16" calcext:value-type="string">
            <text:p>GPIO16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7" calcext:value-type="float">
            <text:p>27</text:p>
          </table:table-cell>
          <table:table-cell table:number-columns-repeated="2" table:style-name="ce78" office:value-type="float" office:value="16" calcext:value-type="float">
            <text:p>16</text:p>
          </table:table-cell>
          <table:table-cell table:style-name="ce101" office:value-type="float" office:value="18" calcext:value-type="float">
            <text:p>18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39]" office:value-type="string" office:string-value="GPIO16" calcext:value-type="string">
            <text:p>GPIO16</text:p>
          </table:table-cell>
          <table:table-cell table:style-name="ce119" office:value-type="string" calcext:value-type="string">
            <text:p>STAT_LED</text:p>
          </table:table-cell>
          <table:table-cell table:style-name="ce101"/>
          <table:table-cell table:style-name="ce101" office:value-type="string" calcext:value-type="string">
            <text:p>SD8</text:p>
          </table:table-cell>
          <table:table-cell table:style-name="ce119"/>
          <table:table-cell table:style-name="ce101" office:value-type="string" calcext:value-type="string">
            <text:p>CTS0</text:p>
          </table:table-cell>
          <table:table-cell table:style-name="ce101" office:value-type="string" calcext:value-type="string">
            <text:p>SPI1CE2</text:p>
          </table:table-cell>
          <table:table-cell table:style-name="ce101" office:value-type="string" calcext:value-type="string">
            <text:p>CTS1</text:p>
          </table:table-cell>
          <table:table-cell table:style-name="ce101" table:formula="of:=CONCATENATE([.N39];IF([.P39]&lt;&gt;&quot;&quot;;CONCATENATE(&quot;/&quot;;[.P39]);&quot;&quot;))" office:value-type="string" office:string-value="GPIO16" calcext:value-type="string">
            <text:p>GPIO16</text:p>
          </table:table-cell>
          <table:table-cell table:style-name="ce101" table:formula="of:=CONCATENATE(&quot;{ModeInput,&quot;&quot;&quot;;[.$N39];&quot;&quot;&quot;}&quot;)" office:value-type="string" office:string-value="{ModeInput,&quot;GPIO16&quot;}" calcext:value-type="string">
            <text:p>{ModeInput,"GPIO16"}</text:p>
          </table:table-cell>
          <table:table-cell table:style-name="ce101" table:formula="of:=IF([.$O39]&lt;&gt;&quot;&quot;;CONCATENATE(&quot;,{ModeOutput,&quot;&quot;&quot;;[.$O39];&quot;&quot;&quot;}&quot;);&quot;&quot;)" office:value-type="string" office:string-value=",{ModeOutput,&quot;STAT_LED&quot;}" calcext:value-type="string">
            <text:p>,{ModeOutput,"STAT_LED"}</text:p>
          </table:table-cell>
          <table:table-cell table:style-name="ce101" table:formula="of:=IF([.$P39]&lt;&gt;&quot;&quot;;CONCATENATE(&quot;,{ModeAlt0,&quot;&quot;&quot;;[.$P39];&quot;&quot;&quot;}&quot;);&quot;&quot;)">
            <text:p/>
          </table:table-cell>
          <table:table-cell table:style-name="ce101" table:formula="of:=IF([.$Q39]&lt;&gt;&quot;&quot;;CONCATENATE(&quot;,{ModeAlt1,&quot;&quot;&quot;;[.$Q39];&quot;&quot;&quot;}&quot;);&quot;&quot;)" office:value-type="string" office:string-value=",{ModeAlt1,&quot;SD8&quot;}" calcext:value-type="string">
            <text:p>,{ModeAlt1,"SD8"}</text:p>
          </table:table-cell>
          <table:table-cell table:style-name="ce101" table:formula="of:=IF([.$R39]&lt;&gt;&quot;&quot;;CONCATENATE(&quot;,{ModeAlt2,&quot;&quot;&quot;;[.$R39];&quot;&quot;&quot;}&quot;);&quot;&quot;)">
            <text:p/>
          </table:table-cell>
          <table:table-cell table:style-name="ce101" table:formula="of:=IF([.S39]&lt;&gt;&quot;&quot;;CONCATENATE(&quot;,{ModeAlt3,&quot;&quot;&quot;;[.S39];&quot;&quot;&quot;}&quot;);&quot;&quot;)" office:value-type="string" office:string-value=",{ModeAlt3,&quot;CTS0&quot;}" calcext:value-type="string">
            <text:p>,{ModeAlt3,"CTS0"}</text:p>
          </table:table-cell>
          <table:table-cell table:style-name="ce101" table:formula="of:=IF([.T39]&lt;&gt;&quot;&quot;;CONCATENATE(&quot;,{ModeAlt4,&quot;&quot;&quot;;[.T39];&quot;&quot;&quot;}&quot;);&quot;&quot;)" office:value-type="string" office:string-value=",{ModeAlt4,&quot;SPI1CE2&quot;}" calcext:value-type="string">
            <text:p>,{ModeAlt4,"SPI1CE2"}</text:p>
          </table:table-cell>
          <table:table-cell table:style-name="ce101" table:formula="of:=IF([.U39]&lt;&gt;&quot;&quot;;CONCATENATE(&quot;,{ModeAlt5,&quot;&quot;&quot;;[.U39];&quot;&quot;&quot;}&quot;);&quot;&quot;)" office:value-type="string" office:string-value=",{ModeAlt5,&quot;CTS1&quot;}" calcext:value-type="string">
            <text:p>,{ModeAlt5,"CTS1"}</text:p>
          </table:table-cell>
          <table:table-cell table:style-name="ce101" table:formula="of:=CONCATENATE(&quot;{&quot;;[.$H39];&quot;,{&quot;;[.$I39];&quot;,&quot;;[.$J39];&quot;,&quot;;[.$K39];&quot;,&quot;;[.$L39];&quot;,&quot;;[.$M39];&quot;},{&quot;;[.$W39];[.$X39];[.$Y39];[.$Z39];[.$AA39];[.$AB39];[.$AC39];[.$AD39];&quot;}},&quot;)" office:value-type="string" office:string-value="{TypeGpio,{27,16,16,18,2},{{ModeInput,&quot;GPIO16&quot;},{ModeOutput,&quot;STAT_LED&quot;},{ModeAlt1,&quot;SD8&quot;},{ModeAlt3,&quot;CTS0&quot;},{ModeAlt4,&quot;SPI1CE2&quot;},{ModeAlt5,&quot;CTS1&quot;}}}," calcext:value-type="string">
            <text:p>{TypeGpio,{27,16,16,18,2},{{ModeInput,"GPIO16"},{ModeOutput,"STAT_LED"},{ModeAlt1,"SD8"},{ModeAlt3,"CTS0"},{ModeAlt4,"SPI1CE2"},{ModeAlt5,"CTS1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17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40]-1)*2+[.$M40]" office:value-type="float" office:value="38" calcext:value-type="float">
            <text:p>38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40])" office:value-type="string" office:string-value="GPIO20" calcext:value-type="string">
            <text:p>GPIO20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8" calcext:value-type="float">
            <text:p>28</text:p>
          </table:table-cell>
          <table:table-cell table:number-columns-repeated="2" table:style-name="ce78" office:value-type="float" office:value="20" calcext:value-type="float">
            <text:p>20</text:p>
          </table:table-cell>
          <table:table-cell table:style-name="ce101" office:value-type="float" office:value="19" calcext:value-type="float">
            <text:p>19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40]" office:value-type="string" office:string-value="GPIO20" calcext:value-type="string">
            <text:p>GPIO20</text:p>
          </table:table-cell>
          <table:table-cell table:style-name="ce125" table:formula="of:=[.N40]" office:value-type="string" office:string-value="GPIO20" calcext:value-type="string">
            <text:p>GPIO20</text:p>
          </table:table-cell>
          <table:table-cell table:style-name="ce101" office:value-type="string" calcext:value-type="string">
            <text:p>PCMDIN</text:p>
          </table:table-cell>
          <table:table-cell table:style-name="ce101" office:value-type="string" calcext:value-type="string">
            <text:p>SD12</text:p>
          </table:table-cell>
          <table:table-cell table:style-name="ce101"/>
          <table:table-cell table:style-name="ce101" office:value-type="string" calcext:value-type="string">
            <text:p>BSMISO</text:p>
          </table:table-cell>
          <table:table-cell table:style-name="ce101" office:value-type="string" calcext:value-type="string">
            <text:p>SPI1MOSI</text:p>
          </table:table-cell>
          <table:table-cell table:style-name="ce101" office:value-type="string" calcext:value-type="string">
            <text:p>GPCLK0</text:p>
          </table:table-cell>
          <table:table-cell table:style-name="ce101" table:formula="of:=CONCATENATE([.N40];IF([.P40]&lt;&gt;&quot;&quot;;CONCATENATE(&quot;/&quot;;[.P40]);&quot;&quot;))" office:value-type="string" office:string-value="GPIO20/PCMDIN" calcext:value-type="string">
            <text:p>GPIO20/PCMDIN</text:p>
          </table:table-cell>
          <table:table-cell table:style-name="ce101" table:formula="of:=CONCATENATE(&quot;{ModeInput,&quot;&quot;&quot;;[.$N40];&quot;&quot;&quot;}&quot;)" office:value-type="string" office:string-value="{ModeInput,&quot;GPIO20&quot;}" calcext:value-type="string">
            <text:p>{ModeInput,"GPIO20"}</text:p>
          </table:table-cell>
          <table:table-cell table:style-name="ce101" table:formula="of:=IF([.$O40]&lt;&gt;&quot;&quot;;CONCATENATE(&quot;,{ModeOutput,&quot;&quot;&quot;;[.$O40];&quot;&quot;&quot;}&quot;);&quot;&quot;)" office:value-type="string" office:string-value=",{ModeOutput,&quot;GPIO20&quot;}" calcext:value-type="string">
            <text:p>,{ModeOutput,"GPIO20"}</text:p>
          </table:table-cell>
          <table:table-cell table:style-name="ce101" table:formula="of:=IF([.$P40]&lt;&gt;&quot;&quot;;CONCATENATE(&quot;,{ModeAlt0,&quot;&quot;&quot;;[.$P40];&quot;&quot;&quot;}&quot;);&quot;&quot;)" office:value-type="string" office:string-value=",{ModeAlt0,&quot;PCMDIN&quot;}" calcext:value-type="string">
            <text:p>,{ModeAlt0,"PCMDIN"}</text:p>
          </table:table-cell>
          <table:table-cell table:style-name="ce101" table:formula="of:=IF([.$Q40]&lt;&gt;&quot;&quot;;CONCATENATE(&quot;,{ModeAlt1,&quot;&quot;&quot;;[.$Q40];&quot;&quot;&quot;}&quot;);&quot;&quot;)" office:value-type="string" office:string-value=",{ModeAlt1,&quot;SD12&quot;}" calcext:value-type="string">
            <text:p>,{ModeAlt1,"SD12"}</text:p>
          </table:table-cell>
          <table:table-cell table:style-name="ce101" table:formula="of:=IF([.$R40]&lt;&gt;&quot;&quot;;CONCATENATE(&quot;,{ModeAlt2,&quot;&quot;&quot;;[.$R40];&quot;&quot;&quot;}&quot;);&quot;&quot;)">
            <text:p/>
          </table:table-cell>
          <table:table-cell table:style-name="ce101" table:formula="of:=IF([.S40]&lt;&gt;&quot;&quot;;CONCATENATE(&quot;,{ModeAlt3,&quot;&quot;&quot;;[.S40];&quot;&quot;&quot;}&quot;);&quot;&quot;)" office:value-type="string" office:string-value=",{ModeAlt3,&quot;BSMISO&quot;}" calcext:value-type="string">
            <text:p>,{ModeAlt3,"BSMISO"}</text:p>
          </table:table-cell>
          <table:table-cell table:style-name="ce101" table:formula="of:=IF([.T40]&lt;&gt;&quot;&quot;;CONCATENATE(&quot;,{ModeAlt4,&quot;&quot;&quot;;[.T40];&quot;&quot;&quot;}&quot;);&quot;&quot;)" office:value-type="string" office:string-value=",{ModeAlt4,&quot;SPI1MOSI&quot;}" calcext:value-type="string">
            <text:p>,{ModeAlt4,"SPI1MOSI"}</text:p>
          </table:table-cell>
          <table:table-cell table:style-name="ce101" table:formula="of:=IF([.U40]&lt;&gt;&quot;&quot;;CONCATENATE(&quot;,{ModeAlt5,&quot;&quot;&quot;;[.U40];&quot;&quot;&quot;}&quot;);&quot;&quot;)" office:value-type="string" office:string-value=",{ModeAlt5,&quot;GPCLK0&quot;}" calcext:value-type="string">
            <text:p>,{ModeAlt5,"GPCLK0"}</text:p>
          </table:table-cell>
          <table:table-cell table:style-name="ce101" table:formula="of:=CONCATENATE(&quot;{&quot;;[.$H40];&quot;,{&quot;;[.$I40];&quot;,&quot;;[.$J40];&quot;,&quot;;[.$K40];&quot;,&quot;;[.$L40];&quot;,&quot;;[.$M40];&quot;},{&quot;;[.$W40];[.$X40];[.$Y40];[.$Z40];[.$AA40];[.$AB40];[.$AC40];[.$AD40];&quot;}},&quot;)" office:value-type="string" office:string-value="{TypeGpio,{28,20,20,19,2},{{ModeInput,&quot;GPIO20&quot;},{ModeOutput,&quot;GPIO20&quot;},{ModeAlt0,&quot;PCMDIN&quot;},{ModeAlt1,&quot;SD12&quot;},{ModeAlt3,&quot;BSMISO&quot;},{ModeAlt4,&quot;SPI1MOSI&quot;},{ModeAlt5,&quot;GPCLK0&quot;}}}," calcext:value-type="string">
            <text:p>{TypeGpio,{28,20,20,19,2},{{ModeInput,"GPIO20"},{ModeOutput,"GPIO20"},{ModeAlt0,"PCMDIN"},{ModeAlt1,"SD12"},{ModeAlt3,"BSMISO"},{ModeAlt4,"SPI1MOSI"},{ModeAlt5,"GPCLK0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GPIO_GEN18 </text:p>
          </table:table-cell>
          <table:table-cell table:style-name="ce66" table:number-columns-repeated="2"/>
          <table:table-cell table:style-name="ce66" office:value-type="string" calcext:value-type="string">
            <text:p>X</text:p>
          </table:table-cell>
          <table:table-cell table:style-name="ce101" table:formula="of:=([.$L41]-1)*2+[.$M41]" office:value-type="float" office:value="40" calcext:value-type="float">
            <text:p>40</text:p>
          </table:table-cell>
          <table:table-cell table:style-name="ce66" office:value-type="string" calcext:value-type="string">
            <text:p>P1/J8</text:p>
          </table:table-cell>
          <table:table-cell table:style-name="ce119" table:formula="of:=CONCATENATE(&quot;GPIO&quot;;[.J41])" office:value-type="string" office:string-value="GPIO21" calcext:value-type="string">
            <text:p>GPIO2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9" calcext:value-type="float">
            <text:p>29</text:p>
          </table:table-cell>
          <table:table-cell table:number-columns-repeated="2" table:style-name="ce78" office:value-type="float" office:value="21" calcext:value-type="float">
            <text:p>21</text:p>
          </table:table-cell>
          <table:table-cell table:style-name="ce101" office:value-type="float" office:value="20" calcext:value-type="float">
            <text:p>20</text:p>
          </table:table-cell>
          <table:table-cell table:style-name="ce101" office:value-type="float" office:value="2" calcext:value-type="float">
            <text:p>2</text:p>
          </table:table-cell>
          <table:table-cell table:style-name="ce125" table:formula="of:=[.G41]" office:value-type="string" office:string-value="GPIO21" calcext:value-type="string">
            <text:p>GPIO21</text:p>
          </table:table-cell>
          <table:table-cell table:style-name="ce125" table:formula="of:=[.N41]" office:value-type="string" office:string-value="GPIO21" calcext:value-type="string">
            <text:p>GPIO21</text:p>
          </table:table-cell>
          <table:table-cell table:style-name="ce101" office:value-type="string" calcext:value-type="string">
            <text:p>PCMDOUT</text:p>
          </table:table-cell>
          <table:table-cell table:style-name="ce101" office:value-type="string" calcext:value-type="string">
            <text:p>SD13</text:p>
          </table:table-cell>
          <table:table-cell table:style-name="ce101"/>
          <table:table-cell table:style-name="ce101" office:value-type="string" calcext:value-type="string">
            <text:p>BSCE</text:p>
          </table:table-cell>
          <table:table-cell table:style-name="ce101" office:value-type="string" calcext:value-type="string">
            <text:p>SPI1SCLK</text:p>
          </table:table-cell>
          <table:table-cell table:style-name="ce101" office:value-type="string" calcext:value-type="string">
            <text:p>GPCLK1</text:p>
          </table:table-cell>
          <table:table-cell table:style-name="ce101" table:formula="of:=CONCATENATE([.N41];IF([.P41]&lt;&gt;&quot;&quot;;CONCATENATE(&quot;/&quot;;[.P41]);&quot;&quot;))" office:value-type="string" office:string-value="GPIO21/PCMDOUT" calcext:value-type="string">
            <text:p>GPIO21/PCMDOUT</text:p>
          </table:table-cell>
          <table:table-cell table:style-name="ce101" table:formula="of:=CONCATENATE(&quot;{ModeInput,&quot;&quot;&quot;;[.$N41];&quot;&quot;&quot;}&quot;)" office:value-type="string" office:string-value="{ModeInput,&quot;GPIO21&quot;}" calcext:value-type="string">
            <text:p>{ModeInput,"GPIO21"}</text:p>
          </table:table-cell>
          <table:table-cell table:style-name="ce101" table:formula="of:=IF([.$O41]&lt;&gt;&quot;&quot;;CONCATENATE(&quot;,{ModeOutput,&quot;&quot;&quot;;[.$O41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101" table:formula="of:=IF([.$P41]&lt;&gt;&quot;&quot;;CONCATENATE(&quot;,{ModeAlt0,&quot;&quot;&quot;;[.$P41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101" table:formula="of:=IF([.$Q41]&lt;&gt;&quot;&quot;;CONCATENATE(&quot;,{ModeAlt1,&quot;&quot;&quot;;[.$Q41];&quot;&quot;&quot;}&quot;);&quot;&quot;)" office:value-type="string" office:string-value=",{ModeAlt1,&quot;SD13&quot;}" calcext:value-type="string">
            <text:p>,{ModeAlt1,"SD13"}</text:p>
          </table:table-cell>
          <table:table-cell table:style-name="ce101" table:formula="of:=IF([.$R41]&lt;&gt;&quot;&quot;;CONCATENATE(&quot;,{ModeAlt2,&quot;&quot;&quot;;[.$R41];&quot;&quot;&quot;}&quot;);&quot;&quot;)">
            <text:p/>
          </table:table-cell>
          <table:table-cell table:style-name="ce101" table:formula="of:=IF([.S41]&lt;&gt;&quot;&quot;;CONCATENATE(&quot;,{ModeAlt3,&quot;&quot;&quot;;[.S41];&quot;&quot;&quot;}&quot;);&quot;&quot;)" office:value-type="string" office:string-value=",{ModeAlt3,&quot;BSCE&quot;}" calcext:value-type="string">
            <text:p>,{ModeAlt3,"BSCE"}</text:p>
          </table:table-cell>
          <table:table-cell table:style-name="ce101" table:formula="of:=IF([.T41]&lt;&gt;&quot;&quot;;CONCATENATE(&quot;,{ModeAlt4,&quot;&quot;&quot;;[.T41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101" table:formula="of:=IF([.U41]&lt;&gt;&quot;&quot;;CONCATENATE(&quot;,{ModeAlt5,&quot;&quot;&quot;;[.U41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101" table:formula="of:=CONCATENATE(&quot;{&quot;;[.$H41];&quot;,{&quot;;[.$I41];&quot;,&quot;;[.$J41];&quot;,&quot;;[.$K41];&quot;,&quot;;[.$L41];&quot;,&quot;;[.$M41];&quot;},{&quot;;[.$W41];[.$X41];[.$Y41];[.$Z41];[.$AA41];[.$AB41];[.$AC41];[.$AD41];&quot;}},&quot;)" office:value-type="string" office:string-value="{TypeGpio,{29,21,21,20,2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9,21,21,20,2},{{ModeInput,"GPIO21"},{ModeOutput,"GPIO21"},{ModeAlt0,"PCMDOUT"},{ModeAlt1,"SD13"},{ModeAlt3,"BSCE"},{ModeAlt4,"SPI1SCLK"},{ModeAlt5,"GPCLK1"}}},</text:p>
          </table:table-cell>
          <table:table-cell table:style-name="ce116" table:number-columns-repeated="993"/>
        </table:table-row>
        <table:table-row table:style-name="ro1">
          <table:table-cell table:style-name="ce119" office:value-type="string" calcext:value-type="string">
            <text:p>I2C_SDA0 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1" office:value-type="float" office:value="3" calcext:value-type="float">
            <text:p>3</text:p>
          </table:table-cell>
          <table:table-cell table:style-name="ce66" office:value-type="string" calcext:value-type="string">
            <text:p>P1</text:p>
          </table:table-cell>
          <table:table-cell table:style-name="ce119" table:formula="of:=CONCATENATE(&quot;GPIO&quot;;[.J42])" office:value-type="string" office:string-value="GPIO0" calcext:value-type="string">
            <text:p>GPIO0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8" calcext:value-type="float">
            <text:p>8</text:p>
          </table:table-cell>
          <table:table-cell table:number-columns-repeated="2" table:style-name="ce78" office:value-type="float" office:value="0" calcext:value-type="float">
            <text:p>0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42]" office:value-type="string" office:string-value="GPIO0" calcext:value-type="string">
            <text:p>GPIO0</text:p>
          </table:table-cell>
          <table:table-cell table:style-name="ce125" table:formula="of:=[.N42]" office:value-type="string" office:string-value="GPIO0" calcext:value-type="string">
            <text:p>GPIO0</text:p>
          </table:table-cell>
          <table:table-cell table:style-name="ce101" office:value-type="string" calcext:value-type="string">
            <text:p>SDA0</text:p>
          </table:table-cell>
          <table:table-cell table:style-name="ce101" office:value-type="string" calcext:value-type="string">
            <text:p>SA5</text:p>
          </table:table-cell>
          <table:table-cell table:style-name="ce101" table:number-columns-repeated="4"/>
          <table:table-cell table:style-name="ce101" table:formula="of:=CONCATENATE([.N42];IF([.P42]&lt;&gt;&quot;&quot;;CONCATENATE(&quot;/&quot;;[.P42]);&quot;&quot;))" office:value-type="string" office:string-value="GPIO0/SDA0" calcext:value-type="string">
            <text:p>GPIO0/SDA0</text:p>
          </table:table-cell>
          <table:table-cell table:style-name="ce109" table:formula="of:=CONCATENATE(&quot;{ModeInput,&quot;&quot;&quot;;[.$N42];&quot;&quot;&quot;}&quot;)" office:value-type="string" office:string-value="{ModeInput,&quot;GPIO0&quot;}" calcext:value-type="string">
            <text:p>{ModeInput,"GPIO0"}</text:p>
          </table:table-cell>
          <table:table-cell table:style-name="ce109" table:formula="of:=IF([.$O42]&lt;&gt;&quot;&quot;;CONCATENATE(&quot;,{ModeOutput,&quot;&quot;&quot;;[.$O42];&quot;&quot;&quot;}&quot;);&quot;&quot;)" office:value-type="string" office:string-value=",{ModeOutput,&quot;GPIO0&quot;}" calcext:value-type="string">
            <text:p>,{ModeOutput,"GPIO0"}</text:p>
          </table:table-cell>
          <table:table-cell table:style-name="ce109" table:formula="of:=IF([.$P42]&lt;&gt;&quot;&quot;;CONCATENATE(&quot;,{ModeAlt0,&quot;&quot;&quot;;[.$P42];&quot;&quot;&quot;}&quot;);&quot;&quot;)" office:value-type="string" office:string-value=",{ModeAlt0,&quot;SDA0&quot;}" calcext:value-type="string">
            <text:p>,{ModeAlt0,"SDA0"}</text:p>
          </table:table-cell>
          <table:table-cell table:style-name="ce109" table:formula="of:=IF([.$Q42]&lt;&gt;&quot;&quot;;CONCATENATE(&quot;,{ModeAlt1,&quot;&quot;&quot;;[.$Q42];&quot;&quot;&quot;}&quot;);&quot;&quot;)" office:value-type="string" office:string-value=",{ModeAlt1,&quot;SA5&quot;}" calcext:value-type="string">
            <text:p>,{ModeAlt1,"SA5"}</text:p>
          </table:table-cell>
          <table:table-cell table:style-name="ce109" table:formula="of:=IF([.$R42]&lt;&gt;&quot;&quot;;CONCATENATE(&quot;,{ModeAlt2,&quot;&quot;&quot;;[.$R42];&quot;&quot;&quot;}&quot;);&quot;&quot;)">
            <text:p/>
          </table:table-cell>
          <table:table-cell table:style-name="ce109" table:formula="of:=IF([.S42]&lt;&gt;&quot;&quot;;CONCATENATE(&quot;,{ModeAlt3,&quot;&quot;&quot;;[.S42];&quot;&quot;&quot;}&quot;);&quot;&quot;)">
            <text:p/>
          </table:table-cell>
          <table:table-cell table:style-name="ce109" table:formula="of:=IF([.T42]&lt;&gt;&quot;&quot;;CONCATENATE(&quot;,{ModeAlt4,&quot;&quot;&quot;;[.T42];&quot;&quot;&quot;}&quot;);&quot;&quot;)">
            <text:p/>
          </table:table-cell>
          <table:table-cell table:style-name="ce109" table:formula="of:=IF([.U42]&lt;&gt;&quot;&quot;;CONCATENATE(&quot;,{ModeAlt5,&quot;&quot;&quot;;[.U42];&quot;&quot;&quot;}&quot;);&quot;&quot;)">
            <text:p/>
          </table:table-cell>
          <table:table-cell table:style-name="ce109" table:formula="of:=CONCATENATE(&quot;{&quot;;[.$H42];&quot;,{&quot;;[.$I42];&quot;,&quot;;[.$J42];&quot;,&quot;;[.$K42];&quot;,&quot;;[.$L42];&quot;,&quot;;[.$M42];&quot;},{&quot;;[.$W42];[.$X42];[.$Y42];[.$Z42];[.$AA42];[.$AB42];[.$AC42];[.$AD42];&quot;}},&quot;)" office:value-type="string" office:string-value="{TypeGpio,{8,0,0,2,1},{{ModeInput,&quot;GPIO0&quot;},{ModeOutput,&quot;GPIO0&quot;},{ModeAlt0,&quot;SDA0&quot;},{ModeAlt1,&quot;SA5&quot;}}}," calcext:value-type="string">
            <text:p>{TypeGpio,{8,0,0,2,1},{{ModeInput,"GPIO0"},{ModeOutput,"GPIO0"},{ModeAlt0,"SDA0"},{ModeAlt1,"SA5"}}},</text:p>
          </table:table-cell>
          <table:table-cell table:number-columns-repeated="993"/>
        </table:table-row>
        <table:table-row table:style-name="ro1">
          <table:table-cell table:style-name="ce119" office:value-type="string" calcext:value-type="string">
            <text:p>I2C_SCL0 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101" office:value-type="float" office:value="5" calcext:value-type="float">
            <text:p>5</text:p>
          </table:table-cell>
          <table:table-cell table:style-name="ce66" office:value-type="string" calcext:value-type="string">
            <text:p>P1</text:p>
          </table:table-cell>
          <table:table-cell table:style-name="ce119" table:formula="of:=CONCATENATE(&quot;GPIO&quot;;[.J43])" office:value-type="string" office:string-value="GPIO1" calcext:value-type="string">
            <text:p>GPIO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9" calcext:value-type="float">
            <text:p>9</text:p>
          </table:table-cell>
          <table:table-cell table:number-columns-repeated="2" table:style-name="ce78" office:value-type="float" office:value="1" calcext:value-type="float">
            <text:p>1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43]" office:value-type="string" office:string-value="GPIO1" calcext:value-type="string">
            <text:p>GPIO1</text:p>
          </table:table-cell>
          <table:table-cell table:style-name="ce125" table:formula="of:=[.N43]" office:value-type="string" office:string-value="GPIO1" calcext:value-type="string">
            <text:p>GPIO1</text:p>
          </table:table-cell>
          <table:table-cell table:style-name="ce101" office:value-type="string" calcext:value-type="string">
            <text:p>SCL0</text:p>
          </table:table-cell>
          <table:table-cell table:style-name="ce101" office:value-type="string" calcext:value-type="string">
            <text:p>SA4</text:p>
          </table:table-cell>
          <table:table-cell table:style-name="ce101" table:number-columns-repeated="4"/>
          <table:table-cell table:style-name="ce101" table:formula="of:=CONCATENATE([.N43];IF([.P43]&lt;&gt;&quot;&quot;;CONCATENATE(&quot;/&quot;;[.P43]);&quot;&quot;))" office:value-type="string" office:string-value="GPIO1/SCL0" calcext:value-type="string">
            <text:p>GPIO1/SCL0</text:p>
          </table:table-cell>
          <table:table-cell table:style-name="ce109" table:formula="of:=CONCATENATE(&quot;{ModeInput,&quot;&quot;&quot;;[.$N43];&quot;&quot;&quot;}&quot;)" office:value-type="string" office:string-value="{ModeInput,&quot;GPIO1&quot;}" calcext:value-type="string">
            <text:p>{ModeInput,"GPIO1"}</text:p>
          </table:table-cell>
          <table:table-cell table:style-name="ce109" table:formula="of:=IF([.$O43]&lt;&gt;&quot;&quot;;CONCATENATE(&quot;,{ModeOutput,&quot;&quot;&quot;;[.$O43];&quot;&quot;&quot;}&quot;);&quot;&quot;)" office:value-type="string" office:string-value=",{ModeOutput,&quot;GPIO1&quot;}" calcext:value-type="string">
            <text:p>,{ModeOutput,"GPIO1"}</text:p>
          </table:table-cell>
          <table:table-cell table:style-name="ce109" table:formula="of:=IF([.$P43]&lt;&gt;&quot;&quot;;CONCATENATE(&quot;,{ModeAlt0,&quot;&quot;&quot;;[.$P43];&quot;&quot;&quot;}&quot;);&quot;&quot;)" office:value-type="string" office:string-value=",{ModeAlt0,&quot;SCL0&quot;}" calcext:value-type="string">
            <text:p>,{ModeAlt0,"SCL0"}</text:p>
          </table:table-cell>
          <table:table-cell table:style-name="ce109" table:formula="of:=IF([.$Q43]&lt;&gt;&quot;&quot;;CONCATENATE(&quot;,{ModeAlt1,&quot;&quot;&quot;;[.$Q43];&quot;&quot;&quot;}&quot;);&quot;&quot;)" office:value-type="string" office:string-value=",{ModeAlt1,&quot;SA4&quot;}" calcext:value-type="string">
            <text:p>,{ModeAlt1,"SA4"}</text:p>
          </table:table-cell>
          <table:table-cell table:style-name="ce109" table:formula="of:=IF([.$R43]&lt;&gt;&quot;&quot;;CONCATENATE(&quot;,{ModeAlt2,&quot;&quot;&quot;;[.$R43];&quot;&quot;&quot;}&quot;);&quot;&quot;)">
            <text:p/>
          </table:table-cell>
          <table:table-cell table:style-name="ce109" table:formula="of:=IF([.S43]&lt;&gt;&quot;&quot;;CONCATENATE(&quot;,{ModeAlt3,&quot;&quot;&quot;;[.S43];&quot;&quot;&quot;}&quot;);&quot;&quot;)">
            <text:p/>
          </table:table-cell>
          <table:table-cell table:style-name="ce109" table:formula="of:=IF([.T43]&lt;&gt;&quot;&quot;;CONCATENATE(&quot;,{ModeAlt4,&quot;&quot;&quot;;[.T43];&quot;&quot;&quot;}&quot;);&quot;&quot;)">
            <text:p/>
          </table:table-cell>
          <table:table-cell table:style-name="ce109" table:formula="of:=IF([.U43]&lt;&gt;&quot;&quot;;CONCATENATE(&quot;,{ModeAlt5,&quot;&quot;&quot;;[.U43];&quot;&quot;&quot;}&quot;);&quot;&quot;)">
            <text:p/>
          </table:table-cell>
          <table:table-cell table:style-name="ce109" table:formula="of:=CONCATENATE(&quot;{&quot;;[.$H43];&quot;,{&quot;;[.$I43];&quot;,&quot;;[.$J43];&quot;,&quot;;[.$K43];&quot;,&quot;;[.$L43];&quot;,&quot;;[.$M43];&quot;},{&quot;;[.$W43];[.$X43];[.$Y43];[.$Z43];[.$AA43];[.$AB43];[.$AC43];[.$AD43];&quot;}},&quot;)" office:value-type="string" office:string-value="{TypeGpio,{9,1,1,3,1},{{ModeInput,&quot;GPIO1&quot;},{ModeOutput,&quot;GPIO1&quot;},{ModeAlt0,&quot;SCL0&quot;},{ModeAlt1,&quot;SA4&quot;}}}," calcext:value-type="string">
            <text:p>{TypeGpio,{9,1,1,3,1},{{ModeInput,"GPIO1"},{ModeOutput,"GPIO1"},{ModeAlt0,"SCL0"},{ModeAlt1,"SA4"}}},</text:p>
          </table:table-cell>
          <table:table-cell table:number-columns-repeated="993"/>
        </table:table-row>
        <table:table-row table:style-name="ro1">
          <table:table-cell table:style-name="ce119" office:value-type="string" calcext:value-type="string">
            <text:p>GPIO_GEN2 </text:p>
          </table:table-cell>
          <table:table-cell table:style-name="ce66" office:value-type="string" calcext:value-type="string">
            <text:p>X</text:p>
          </table:table-cell>
          <table:table-cell table:style-name="ce66" table:number-columns-repeated="2"/>
          <table:table-cell table:style-name="ce78" office:value-type="float" office:value="13" calcext:value-type="float">
            <text:p>13</text:p>
          </table:table-cell>
          <table:table-cell table:style-name="ce66" office:value-type="string" calcext:value-type="string">
            <text:p>P1</text:p>
          </table:table-cell>
          <table:table-cell table:style-name="ce119" table:formula="of:=CONCATENATE(&quot;GPIO&quot;;[.J44])" office:value-type="string" office:string-value="GPIO21" calcext:value-type="string">
            <text:p>GPIO2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" calcext:value-type="float">
            <text:p>2</text:p>
          </table:table-cell>
          <table:table-cell table:number-columns-repeated="2" table:style-name="ce78" office:value-type="float" office:value="21" calcext:value-type="float">
            <text:p>21</text:p>
          </table:table-cell>
          <table:table-cell table:style-name="ce101" office:value-type="float" office:value="7" calcext:value-type="float">
            <text:p>7</text:p>
          </table:table-cell>
          <table:table-cell table:style-name="ce101" office:value-type="float" office:value="1" calcext:value-type="float">
            <text:p>1</text:p>
          </table:table-cell>
          <table:table-cell table:style-name="ce125" table:formula="of:=[.G44]" office:value-type="string" office:string-value="GPIO21" calcext:value-type="string">
            <text:p>GPIO21</text:p>
          </table:table-cell>
          <table:table-cell table:style-name="ce125" table:formula="of:=[.N44]" office:value-type="string" office:string-value="GPIO21" calcext:value-type="string">
            <text:p>GPIO21</text:p>
          </table:table-cell>
          <table:table-cell table:style-name="ce101" office:value-type="string" calcext:value-type="string">
            <text:p>PCMDOUT</text:p>
          </table:table-cell>
          <table:table-cell table:style-name="ce101" office:value-type="string" calcext:value-type="string">
            <text:p>SD13</text:p>
          </table:table-cell>
          <table:table-cell table:style-name="ce101"/>
          <table:table-cell table:style-name="ce101" office:value-type="string" calcext:value-type="string">
            <text:p>BSCE</text:p>
          </table:table-cell>
          <table:table-cell table:style-name="ce101" office:value-type="string" calcext:value-type="string">
            <text:p>SPI1SCLK</text:p>
          </table:table-cell>
          <table:table-cell table:style-name="ce101" office:value-type="string" calcext:value-type="string">
            <text:p>GPCLK1</text:p>
          </table:table-cell>
          <table:table-cell table:style-name="ce101" table:formula="of:=CONCATENATE([.N44];IF([.P44]&lt;&gt;&quot;&quot;;CONCATENATE(&quot;/&quot;;[.P44]);&quot;&quot;))" office:value-type="string" office:string-value="GPIO21/PCMDOUT" calcext:value-type="string">
            <text:p>GPIO21/PCMDOUT</text:p>
          </table:table-cell>
          <table:table-cell table:style-name="ce109" table:formula="of:=CONCATENATE(&quot;{ModeInput,&quot;&quot;&quot;;[.$N44];&quot;&quot;&quot;}&quot;)" office:value-type="string" office:string-value="{ModeInput,&quot;GPIO21&quot;}" calcext:value-type="string">
            <text:p>{ModeInput,"GPIO21"}</text:p>
          </table:table-cell>
          <table:table-cell table:style-name="ce109" table:formula="of:=IF([.$O44]&lt;&gt;&quot;&quot;;CONCATENATE(&quot;,{ModeOutput,&quot;&quot;&quot;;[.$O44];&quot;&quot;&quot;}&quot;);&quot;&quot;)" office:value-type="string" office:string-value=",{ModeOutput,&quot;GPIO21&quot;}" calcext:value-type="string">
            <text:p>,{ModeOutput,"GPIO21"}</text:p>
          </table:table-cell>
          <table:table-cell table:style-name="ce109" table:formula="of:=IF([.$P44]&lt;&gt;&quot;&quot;;CONCATENATE(&quot;,{ModeAlt0,&quot;&quot;&quot;;[.$P44];&quot;&quot;&quot;}&quot;);&quot;&quot;)" office:value-type="string" office:string-value=",{ModeAlt0,&quot;PCMDOUT&quot;}" calcext:value-type="string">
            <text:p>,{ModeAlt0,"PCMDOUT"}</text:p>
          </table:table-cell>
          <table:table-cell table:style-name="ce109" table:formula="of:=IF([.$Q44]&lt;&gt;&quot;&quot;;CONCATENATE(&quot;,{ModeAlt1,&quot;&quot;&quot;;[.$Q44];&quot;&quot;&quot;}&quot;);&quot;&quot;)" office:value-type="string" office:string-value=",{ModeAlt1,&quot;SD13&quot;}" calcext:value-type="string">
            <text:p>,{ModeAlt1,"SD13"}</text:p>
          </table:table-cell>
          <table:table-cell table:style-name="ce109" table:formula="of:=IF([.$R44]&lt;&gt;&quot;&quot;;CONCATENATE(&quot;,{ModeAlt2,&quot;&quot;&quot;;[.$R44];&quot;&quot;&quot;}&quot;);&quot;&quot;)">
            <text:p/>
          </table:table-cell>
          <table:table-cell table:style-name="ce109" table:formula="of:=IF([.S44]&lt;&gt;&quot;&quot;;CONCATENATE(&quot;,{ModeAlt3,&quot;&quot;&quot;;[.S44];&quot;&quot;&quot;}&quot;);&quot;&quot;)" office:value-type="string" office:string-value=",{ModeAlt3,&quot;BSCE&quot;}" calcext:value-type="string">
            <text:p>,{ModeAlt3,"BSCE"}</text:p>
          </table:table-cell>
          <table:table-cell table:style-name="ce109" table:formula="of:=IF([.T44]&lt;&gt;&quot;&quot;;CONCATENATE(&quot;,{ModeAlt4,&quot;&quot;&quot;;[.T44];&quot;&quot;&quot;}&quot;);&quot;&quot;)" office:value-type="string" office:string-value=",{ModeAlt4,&quot;SPI1SCLK&quot;}" calcext:value-type="string">
            <text:p>,{ModeAlt4,"SPI1SCLK"}</text:p>
          </table:table-cell>
          <table:table-cell table:style-name="ce109" table:formula="of:=IF([.U44]&lt;&gt;&quot;&quot;;CONCATENATE(&quot;,{ModeAlt5,&quot;&quot;&quot;;[.U44];&quot;&quot;&quot;}&quot;);&quot;&quot;)" office:value-type="string" office:string-value=",{ModeAlt5,&quot;GPCLK1&quot;}" calcext:value-type="string">
            <text:p>,{ModeAlt5,"GPCLK1"}</text:p>
          </table:table-cell>
          <table:table-cell table:style-name="ce109" table:formula="of:=CONCATENATE(&quot;{&quot;;[.$H44];&quot;,{&quot;;[.$I44];&quot;,&quot;;[.$J44];&quot;,&quot;;[.$K44];&quot;,&quot;;[.$L44];&quot;,&quot;;[.$M44];&quot;},{&quot;;[.$W44];[.$X44];[.$Y44];[.$Z44];[.$AA44];[.$AB44];[.$AC44];[.$AD44];&quot;}},&quot;)" office:value-type="string" office:string-value="{TypeGpio,{2,21,21,7,1},{{ModeInput,&quot;GPIO21&quot;},{ModeOutput,&quot;GPIO21&quot;},{ModeAlt0,&quot;PCMDOUT&quot;},{ModeAlt1,&quot;SD13&quot;},{ModeAlt3,&quot;BSCE&quot;},{ModeAlt4,&quot;SPI1SCLK&quot;},{ModeAlt5,&quot;GPCLK1&quot;}}}," calcext:value-type="string">
            <text:p>{TypeGpio,{2,21,21,7,1},{{ModeInput,"GPIO21"},{ModeOutput,"GPIO21"},{ModeAlt0,"PCMDOUT"},{ModeAlt1,"SD13"},{ModeAlt3,"BSCE"},{ModeAlt4,"SPI1SCLK"},{ModeAlt5,"GPCLK1"}}},</text:p>
          </table:table-cell>
          <table:table-cell table:number-columns-repeated="993"/>
        </table:table-row>
        <table:table-row table:style-name="ro1">
          <table:table-cell table:style-name="ce101" office:value-type="string" calcext:value-type="string">
            <text:p>5V </text:p>
          </table:table-cell>
          <table:table-cell table:style-name="ce101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office:value-type="float" office:value="1" calcext:value-type="float">
            <text:p>1</text:p>
          </table:table-cell>
          <table:table-cell table:style-name="ce66" office:value-type="string" calcext:value-type="string">
            <text:p>P5</text:p>
          </table:table-cell>
          <table:table-cell table:style-name="ce101" office:value-type="string" calcext:value-type="string">
            <text:p>5V 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1" table:formula="of:=[.G45]" office:value-type="string" office:string-value="5V " calcext:value-type="string">
            <text:p>5V </text:p>
          </table:table-cell>
          <table:table-cell table:style-name="ce101" table:number-columns-repeated="7"/>
          <table:table-cell table:style-name="ce101" table:formula="of:=CONCATENATE([.N45];IF([.P45]&lt;&gt;&quot;&quot;;CONCATENATE(&quot;/&quot;;[.P45]);&quot;&quot;))" office:value-type="string" office:string-value="5V " calcext:value-type="string">
            <text:p>5V </text:p>
          </table:table-cell>
          <table:table-cell table:style-name="ce109" table:formula="of:=CONCATENATE(&quot;{ModeInput,&quot;&quot;&quot;;[.$N45];&quot;&quot;&quot;}&quot;)" office:value-type="string" office:string-value="{ModeInput,&quot;5V &quot;}" calcext:value-type="string">
            <text:p>{ModeInput,"5V "}</text:p>
          </table:table-cell>
          <table:table-cell table:style-name="ce109" table:formula="of:=IF([.$O45]&lt;&gt;&quot;&quot;;CONCATENATE(&quot;,{ModeOutput,&quot;&quot;&quot;;[.$O45];&quot;&quot;&quot;}&quot;);&quot;&quot;)">
            <text:p/>
          </table:table-cell>
          <table:table-cell table:style-name="ce109" table:formula="of:=IF([.$P45]&lt;&gt;&quot;&quot;;CONCATENATE(&quot;,{ModeAlt0,&quot;&quot;&quot;;[.$P45];&quot;&quot;&quot;}&quot;);&quot;&quot;)">
            <text:p/>
          </table:table-cell>
          <table:table-cell table:style-name="ce109" table:formula="of:=IF([.$Q45]&lt;&gt;&quot;&quot;;CONCATENATE(&quot;,{ModeAlt1,&quot;&quot;&quot;;[.$Q45];&quot;&quot;&quot;}&quot;);&quot;&quot;)">
            <text:p/>
          </table:table-cell>
          <table:table-cell table:style-name="ce109" table:formula="of:=IF([.$R45]&lt;&gt;&quot;&quot;;CONCATENATE(&quot;,{ModeAlt2,&quot;&quot;&quot;;[.$R45];&quot;&quot;&quot;}&quot;);&quot;&quot;)">
            <text:p/>
          </table:table-cell>
          <table:table-cell table:style-name="ce109" table:formula="of:=IF([.S45]&lt;&gt;&quot;&quot;;CONCATENATE(&quot;,{ModeAlt3,&quot;&quot;&quot;;[.S45];&quot;&quot;&quot;}&quot;);&quot;&quot;)">
            <text:p/>
          </table:table-cell>
          <table:table-cell table:style-name="ce109" table:formula="of:=IF([.T45]&lt;&gt;&quot;&quot;;CONCATENATE(&quot;,{ModeAlt4,&quot;&quot;&quot;;[.T45];&quot;&quot;&quot;}&quot;);&quot;&quot;)">
            <text:p/>
          </table:table-cell>
          <table:table-cell table:style-name="ce109" table:formula="of:=IF([.U45]&lt;&gt;&quot;&quot;;CONCATENATE(&quot;,{ModeAlt5,&quot;&quot;&quot;;[.U45];&quot;&quot;&quot;}&quot;);&quot;&quot;)">
            <text:p/>
          </table:table-cell>
          <table:table-cell table:style-name="ce109" table:formula="of:=CONCATENATE(&quot;{&quot;;[.$H45];&quot;,{&quot;;[.$I45];&quot;,&quot;;[.$J45];&quot;,&quot;;[.$K45];&quot;,&quot;;[.$L45];&quot;,&quot;;[.$M45];&quot;},{&quot;;[.$W45];[.$X45];[.$Y45];[.$Z45];[.$AA45];[.$AB45];[.$AC45];[.$AD45];&quot;}},&quot;)" office:value-type="string" office:string-value="{TypePower,{-1,-1,-1,1,1},{{ModeInput,&quot;5V &quot;}}}," calcext:value-type="string">
            <text:p>{TypePower,{-1,-1,-1,1,1},{{ModeInput,"5V "}}},</text:p>
          </table:table-cell>
          <table:table-cell table:number-columns-repeated="993"/>
        </table:table-row>
        <table:table-row table:style-name="ro1">
          <table:table-cell table:style-name="ce101" office:value-type="string" calcext:value-type="string">
            <text:p>GPIO_GEN7 </text:p>
          </table:table-cell>
          <table:table-cell table:style-name="ce101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office:value-type="float" office:value="3" calcext:value-type="float">
            <text:p>3</text:p>
          </table:table-cell>
          <table:table-cell table:style-name="ce66" office:value-type="string" calcext:value-type="string">
            <text:p>P5</text:p>
          </table:table-cell>
          <table:table-cell table:style-name="ce119" table:formula="of:=CONCATENATE(&quot;GPIO&quot;;[.J46])" office:value-type="string" office:string-value="GPIO28" calcext:value-type="string">
            <text:p>GPIO28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7" calcext:value-type="float">
            <text:p>17</text:p>
          </table:table-cell>
          <table:table-cell table:number-columns-repeated="2" table:style-name="ce78" office:value-type="float" office:value="28" calcext:value-type="float">
            <text:p>28</text:p>
          </table:table-cell>
          <table:table-cell table:style-name="ce101" office:value-type="float" office:value="2" calcext:value-type="float">
            <text:p>2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formula="of:=[.G46]" office:value-type="string" office:string-value="GPIO28" calcext:value-type="string">
            <text:p>GPIO28</text:p>
          </table:table-cell>
          <table:table-cell table:style-name="ce101" table:formula="of:=[.N46]" office:value-type="string" office:string-value="GPIO28" calcext:value-type="string">
            <text:p>GPIO28</text:p>
          </table:table-cell>
          <table:table-cell table:style-name="ce101" table:number-columns-repeated="6"/>
          <table:table-cell table:style-name="ce101" table:formula="of:=CONCATENATE([.N46];IF([.P46]&lt;&gt;&quot;&quot;;CONCATENATE(&quot;/&quot;;[.P46]);&quot;&quot;))" office:value-type="string" office:string-value="GPIO28" calcext:value-type="string">
            <text:p>GPIO28</text:p>
          </table:table-cell>
          <table:table-cell table:style-name="ce109" table:formula="of:=CONCATENATE(&quot;{ModeInput,&quot;&quot;&quot;;[.$N46];&quot;&quot;&quot;}&quot;)" office:value-type="string" office:string-value="{ModeInput,&quot;GPIO28&quot;}" calcext:value-type="string">
            <text:p>{ModeInput,"GPIO28"}</text:p>
          </table:table-cell>
          <table:table-cell table:style-name="ce109" table:formula="of:=IF([.$O46]&lt;&gt;&quot;&quot;;CONCATENATE(&quot;,{ModeOutput,&quot;&quot;&quot;;[.$O46];&quot;&quot;&quot;}&quot;);&quot;&quot;)" office:value-type="string" office:string-value=",{ModeOutput,&quot;GPIO28&quot;}" calcext:value-type="string">
            <text:p>,{ModeOutput,"GPIO28"}</text:p>
          </table:table-cell>
          <table:table-cell table:style-name="ce109" table:formula="of:=IF([.$P46]&lt;&gt;&quot;&quot;;CONCATENATE(&quot;,{ModeAlt0,&quot;&quot;&quot;;[.$P46];&quot;&quot;&quot;}&quot;);&quot;&quot;)">
            <text:p/>
          </table:table-cell>
          <table:table-cell table:style-name="ce109" table:formula="of:=IF([.$Q46]&lt;&gt;&quot;&quot;;CONCATENATE(&quot;,{ModeAlt1,&quot;&quot;&quot;;[.$Q46];&quot;&quot;&quot;}&quot;);&quot;&quot;)">
            <text:p/>
          </table:table-cell>
          <table:table-cell table:style-name="ce109" table:formula="of:=IF([.$R46]&lt;&gt;&quot;&quot;;CONCATENATE(&quot;,{ModeAlt2,&quot;&quot;&quot;;[.$R46];&quot;&quot;&quot;}&quot;);&quot;&quot;)">
            <text:p/>
          </table:table-cell>
          <table:table-cell table:style-name="ce109" table:formula="of:=IF([.S46]&lt;&gt;&quot;&quot;;CONCATENATE(&quot;,{ModeAlt3,&quot;&quot;&quot;;[.S46];&quot;&quot;&quot;}&quot;);&quot;&quot;)">
            <text:p/>
          </table:table-cell>
          <table:table-cell table:style-name="ce109" table:formula="of:=IF([.T46]&lt;&gt;&quot;&quot;;CONCATENATE(&quot;,{ModeAlt4,&quot;&quot;&quot;;[.T46];&quot;&quot;&quot;}&quot;);&quot;&quot;)">
            <text:p/>
          </table:table-cell>
          <table:table-cell table:style-name="ce109" table:formula="of:=IF([.U46]&lt;&gt;&quot;&quot;;CONCATENATE(&quot;,{ModeAlt5,&quot;&quot;&quot;;[.U46];&quot;&quot;&quot;}&quot;);&quot;&quot;)">
            <text:p/>
          </table:table-cell>
          <table:table-cell table:style-name="ce109" table:formula="of:=CONCATENATE(&quot;{&quot;;[.$H46];&quot;,{&quot;;[.$I46];&quot;,&quot;;[.$J46];&quot;,&quot;;[.$K46];&quot;,&quot;;[.$L46];&quot;,&quot;;[.$M46];&quot;},{&quot;;[.$W46];[.$X46];[.$Y46];[.$Z46];[.$AA46];[.$AB46];[.$AC46];[.$AD46];&quot;}},&quot;)" office:value-type="string" office:string-value="{TypeGpio,{17,28,28,2,1},{{ModeInput,&quot;GPIO28&quot;},{ModeOutput,&quot;GPIO28&quot;}}}," calcext:value-type="string">
            <text:p>{TypeGpio,{17,28,28,2,1},{{ModeInput,"GPIO28"},{ModeOutput,"GPIO28"}}},</text:p>
          </table:table-cell>
          <table:table-cell table:number-columns-repeated="993"/>
        </table:table-row>
        <table:table-row table:style-name="ro1">
          <table:table-cell table:style-name="ce101" office:value-type="string" calcext:value-type="string">
            <text:p>GPIO_GEN9 </text:p>
          </table:table-cell>
          <table:table-cell table:style-name="ce101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office:value-type="float" office:value="5" calcext:value-type="float">
            <text:p>5</text:p>
          </table:table-cell>
          <table:table-cell table:style-name="ce66" office:value-type="string" calcext:value-type="string">
            <text:p>P5</text:p>
          </table:table-cell>
          <table:table-cell table:style-name="ce119" table:formula="of:=CONCATENATE(&quot;GPIO&quot;;[.J47])" office:value-type="string" office:string-value="GPIO30" calcext:value-type="string">
            <text:p>GPIO30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9" calcext:value-type="float">
            <text:p>19</text:p>
          </table:table-cell>
          <table:table-cell table:number-columns-repeated="2" table:style-name="ce78" office:value-type="float" office:value="30" calcext:value-type="float">
            <text:p>30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formula="of:=[.G47]" office:value-type="string" office:string-value="GPIO30" calcext:value-type="string">
            <text:p>GPIO30</text:p>
          </table:table-cell>
          <table:table-cell table:style-name="ce101" table:formula="of:=[.N47]" office:value-type="string" office:string-value="GPIO30" calcext:value-type="string">
            <text:p>GPIO30</text:p>
          </table:table-cell>
          <table:table-cell table:style-name="ce101" table:number-columns-repeated="6"/>
          <table:table-cell table:style-name="ce101" table:formula="of:=CONCATENATE([.N47];IF([.P47]&lt;&gt;&quot;&quot;;CONCATENATE(&quot;/&quot;;[.P47]);&quot;&quot;))" office:value-type="string" office:string-value="GPIO30" calcext:value-type="string">
            <text:p>GPIO30</text:p>
          </table:table-cell>
          <table:table-cell table:style-name="ce109" table:formula="of:=CONCATENATE(&quot;{ModeInput,&quot;&quot;&quot;;[.$N47];&quot;&quot;&quot;}&quot;)" office:value-type="string" office:string-value="{ModeInput,&quot;GPIO30&quot;}" calcext:value-type="string">
            <text:p>{ModeInput,"GPIO30"}</text:p>
          </table:table-cell>
          <table:table-cell table:style-name="ce109" table:formula="of:=IF([.$O47]&lt;&gt;&quot;&quot;;CONCATENATE(&quot;,{ModeOutput,&quot;&quot;&quot;;[.$O47];&quot;&quot;&quot;}&quot;);&quot;&quot;)" office:value-type="string" office:string-value=",{ModeOutput,&quot;GPIO30&quot;}" calcext:value-type="string">
            <text:p>,{ModeOutput,"GPIO30"}</text:p>
          </table:table-cell>
          <table:table-cell table:style-name="ce109" table:formula="of:=IF([.$P47]&lt;&gt;&quot;&quot;;CONCATENATE(&quot;,{ModeAlt0,&quot;&quot;&quot;;[.$P47];&quot;&quot;&quot;}&quot;);&quot;&quot;)">
            <text:p/>
          </table:table-cell>
          <table:table-cell table:style-name="ce109" table:formula="of:=IF([.$Q47]&lt;&gt;&quot;&quot;;CONCATENATE(&quot;,{ModeAlt1,&quot;&quot;&quot;;[.$Q47];&quot;&quot;&quot;}&quot;);&quot;&quot;)">
            <text:p/>
          </table:table-cell>
          <table:table-cell table:style-name="ce109" table:formula="of:=IF([.$R47]&lt;&gt;&quot;&quot;;CONCATENATE(&quot;,{ModeAlt2,&quot;&quot;&quot;;[.$R47];&quot;&quot;&quot;}&quot;);&quot;&quot;)">
            <text:p/>
          </table:table-cell>
          <table:table-cell table:style-name="ce109" table:formula="of:=IF([.S47]&lt;&gt;&quot;&quot;;CONCATENATE(&quot;,{ModeAlt3,&quot;&quot;&quot;;[.S47];&quot;&quot;&quot;}&quot;);&quot;&quot;)">
            <text:p/>
          </table:table-cell>
          <table:table-cell table:style-name="ce109" table:formula="of:=IF([.T47]&lt;&gt;&quot;&quot;;CONCATENATE(&quot;,{ModeAlt4,&quot;&quot;&quot;;[.T47];&quot;&quot;&quot;}&quot;);&quot;&quot;)">
            <text:p/>
          </table:table-cell>
          <table:table-cell table:style-name="ce109" table:formula="of:=IF([.U47]&lt;&gt;&quot;&quot;;CONCATENATE(&quot;,{ModeAlt5,&quot;&quot;&quot;;[.U47];&quot;&quot;&quot;}&quot;);&quot;&quot;)">
            <text:p/>
          </table:table-cell>
          <table:table-cell table:style-name="ce109" table:formula="of:=CONCATENATE(&quot;{&quot;;[.$H47];&quot;,{&quot;;[.$I47];&quot;,&quot;;[.$J47];&quot;,&quot;;[.$K47];&quot;,&quot;;[.$L47];&quot;,&quot;;[.$M47];&quot;},{&quot;;[.$W47];[.$X47];[.$Y47];[.$Z47];[.$AA47];[.$AB47];[.$AC47];[.$AD47];&quot;}},&quot;)" office:value-type="string" office:string-value="{TypeGpio,{19,30,30,3,1},{{ModeInput,&quot;GPIO30&quot;},{ModeOutput,&quot;GPIO30&quot;}}}," calcext:value-type="string">
            <text:p>{TypeGpio,{19,30,30,3,1},{{ModeInput,"GPIO30"},{ModeOutput,"GPIO30"}}},</text:p>
          </table:table-cell>
          <table:table-cell table:number-columns-repeated="993"/>
        </table:table-row>
        <table:table-row table:style-name="ro1">
          <table:table-cell table:style-name="ce101" office:value-type="string" calcext:value-type="string">
            <text:p>GND </text:p>
          </table:table-cell>
          <table:table-cell table:style-name="ce101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office:value-type="float" office:value="7" calcext:value-type="float">
            <text:p>7</text:p>
          </table:table-cell>
          <table:table-cell table:style-name="ce66" office:value-type="string" calcext:value-type="string">
            <text:p>P5</text:p>
          </table:table-cell>
          <table:table-cell table:style-name="ce101" office:value-type="string" calcext:value-type="string">
            <text:p>GND 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1" calcext:value-type="float">
            <text:p>1</text:p>
          </table:table-cell>
          <table:table-cell table:style-name="ce101" table:formula="of:=[.G48]" office:value-type="string" office:string-value="GND " calcext:value-type="string">
            <text:p>GND </text:p>
          </table:table-cell>
          <table:table-cell table:style-name="ce101" table:number-columns-repeated="7"/>
          <table:table-cell table:style-name="ce101" table:formula="of:=CONCATENATE([.N48];IF([.P48]&lt;&gt;&quot;&quot;;CONCATENATE(&quot;/&quot;;[.P48]);&quot;&quot;))" office:value-type="string" office:string-value="GND " calcext:value-type="string">
            <text:p>GND </text:p>
          </table:table-cell>
          <table:table-cell table:style-name="ce109" table:formula="of:=CONCATENATE(&quot;{ModeInput,&quot;&quot;&quot;;[.$N48];&quot;&quot;&quot;}&quot;)" office:value-type="string" office:string-value="{ModeInput,&quot;GND &quot;}" calcext:value-type="string">
            <text:p>{ModeInput,"GND "}</text:p>
          </table:table-cell>
          <table:table-cell table:style-name="ce109" table:formula="of:=IF([.$O48]&lt;&gt;&quot;&quot;;CONCATENATE(&quot;,{ModeOutput,&quot;&quot;&quot;;[.$O48];&quot;&quot;&quot;}&quot;);&quot;&quot;)">
            <text:p/>
          </table:table-cell>
          <table:table-cell table:style-name="ce109" table:formula="of:=IF([.$P48]&lt;&gt;&quot;&quot;;CONCATENATE(&quot;,{ModeAlt0,&quot;&quot;&quot;;[.$P48];&quot;&quot;&quot;}&quot;);&quot;&quot;)">
            <text:p/>
          </table:table-cell>
          <table:table-cell table:style-name="ce109" table:formula="of:=IF([.$Q48]&lt;&gt;&quot;&quot;;CONCATENATE(&quot;,{ModeAlt1,&quot;&quot;&quot;;[.$Q48];&quot;&quot;&quot;}&quot;);&quot;&quot;)">
            <text:p/>
          </table:table-cell>
          <table:table-cell table:style-name="ce109" table:formula="of:=IF([.$R48]&lt;&gt;&quot;&quot;;CONCATENATE(&quot;,{ModeAlt2,&quot;&quot;&quot;;[.$R48];&quot;&quot;&quot;}&quot;);&quot;&quot;)">
            <text:p/>
          </table:table-cell>
          <table:table-cell table:style-name="ce109" table:formula="of:=IF([.S48]&lt;&gt;&quot;&quot;;CONCATENATE(&quot;,{ModeAlt3,&quot;&quot;&quot;;[.S48];&quot;&quot;&quot;}&quot;);&quot;&quot;)">
            <text:p/>
          </table:table-cell>
          <table:table-cell table:style-name="ce109" table:formula="of:=IF([.T48]&lt;&gt;&quot;&quot;;CONCATENATE(&quot;,{ModeAlt4,&quot;&quot;&quot;;[.T48];&quot;&quot;&quot;}&quot;);&quot;&quot;)">
            <text:p/>
          </table:table-cell>
          <table:table-cell table:style-name="ce109" table:formula="of:=IF([.U48]&lt;&gt;&quot;&quot;;CONCATENATE(&quot;,{ModeAlt5,&quot;&quot;&quot;;[.U48];&quot;&quot;&quot;}&quot;);&quot;&quot;)">
            <text:p/>
          </table:table-cell>
          <table:table-cell table:style-name="ce109" table:formula="of:=CONCATENATE(&quot;{&quot;;[.$H48];&quot;,{&quot;;[.$I48];&quot;,&quot;;[.$J48];&quot;,&quot;;[.$K48];&quot;,&quot;;[.$L48];&quot;,&quot;;[.$M48];&quot;},{&quot;;[.$W48];[.$X48];[.$Y48];[.$Z48];[.$AA48];[.$AB48];[.$AC48];[.$AD48];&quot;}},&quot;)" office:value-type="string" office:string-value="{TypePower,{-1,-1,-1,4,1},{{ModeInput,&quot;GND &quot;}}}," calcext:value-type="string">
            <text:p>{TypePower,{-1,-1,-1,4,1},{{ModeInput,"GND "}}},</text:p>
          </table:table-cell>
          <table:table-cell table:number-columns-repeated="993"/>
        </table:table-row>
        <table:table-row table:style-name="ro1">
          <table:table-cell table:style-name="ce101" office:value-type="string" calcext:value-type="string">
            <text:p>3.3V</text:p>
          </table:table-cell>
          <table:table-cell table:style-name="ce101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office:value-type="float" office:value="2" calcext:value-type="float">
            <text:p>2</text:p>
          </table:table-cell>
          <table:table-cell table:style-name="ce66" office:value-type="string" calcext:value-type="string">
            <text:p>P5</text:p>
          </table:table-cell>
          <table:table-cell table:style-name="ce101" office:value-type="string" calcext:value-type="string">
            <text:p>3.3V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1" calcext:value-type="float">
            <text:p>1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[.G49]" office:value-type="string" office:string-value="3.3V" calcext:value-type="string">
            <text:p>3.3V</text:p>
          </table:table-cell>
          <table:table-cell table:style-name="ce101" table:number-columns-repeated="7"/>
          <table:table-cell table:style-name="ce101" table:formula="of:=CONCATENATE([.N49];IF([.P49]&lt;&gt;&quot;&quot;;CONCATENATE(&quot;/&quot;;[.P49]);&quot;&quot;))" office:value-type="string" office:string-value="3.3V" calcext:value-type="string">
            <text:p>3.3V</text:p>
          </table:table-cell>
          <table:table-cell table:style-name="ce109" table:formula="of:=CONCATENATE(&quot;{ModeInput,&quot;&quot;&quot;;[.$N49];&quot;&quot;&quot;}&quot;)" office:value-type="string" office:string-value="{ModeInput,&quot;3.3V&quot;}" calcext:value-type="string">
            <text:p>{ModeInput,"3.3V"}</text:p>
          </table:table-cell>
          <table:table-cell table:style-name="ce109" table:formula="of:=IF([.$O49]&lt;&gt;&quot;&quot;;CONCATENATE(&quot;,{ModeOutput,&quot;&quot;&quot;;[.$O49];&quot;&quot;&quot;}&quot;);&quot;&quot;)">
            <text:p/>
          </table:table-cell>
          <table:table-cell table:style-name="ce109" table:formula="of:=IF([.$P49]&lt;&gt;&quot;&quot;;CONCATENATE(&quot;,{ModeAlt0,&quot;&quot;&quot;;[.$P49];&quot;&quot;&quot;}&quot;);&quot;&quot;)">
            <text:p/>
          </table:table-cell>
          <table:table-cell table:style-name="ce109" table:formula="of:=IF([.$Q49]&lt;&gt;&quot;&quot;;CONCATENATE(&quot;,{ModeAlt1,&quot;&quot;&quot;;[.$Q49];&quot;&quot;&quot;}&quot;);&quot;&quot;)">
            <text:p/>
          </table:table-cell>
          <table:table-cell table:style-name="ce109" table:formula="of:=IF([.$R49]&lt;&gt;&quot;&quot;;CONCATENATE(&quot;,{ModeAlt2,&quot;&quot;&quot;;[.$R49];&quot;&quot;&quot;}&quot;);&quot;&quot;)">
            <text:p/>
          </table:table-cell>
          <table:table-cell table:style-name="ce109" table:formula="of:=IF([.S49]&lt;&gt;&quot;&quot;;CONCATENATE(&quot;,{ModeAlt3,&quot;&quot;&quot;;[.S49];&quot;&quot;&quot;}&quot;);&quot;&quot;)">
            <text:p/>
          </table:table-cell>
          <table:table-cell table:style-name="ce109" table:formula="of:=IF([.T49]&lt;&gt;&quot;&quot;;CONCATENATE(&quot;,{ModeAlt4,&quot;&quot;&quot;;[.T49];&quot;&quot;&quot;}&quot;);&quot;&quot;)">
            <text:p/>
          </table:table-cell>
          <table:table-cell table:style-name="ce109" table:formula="of:=IF([.U49]&lt;&gt;&quot;&quot;;CONCATENATE(&quot;,{ModeAlt5,&quot;&quot;&quot;;[.U49];&quot;&quot;&quot;}&quot;);&quot;&quot;)">
            <text:p/>
          </table:table-cell>
          <table:table-cell table:style-name="ce109" table:formula="of:=CONCATENATE(&quot;{&quot;;[.$H49];&quot;,{&quot;;[.$I49];&quot;,&quot;;[.$J49];&quot;,&quot;;[.$K49];&quot;,&quot;;[.$L49];&quot;,&quot;;[.$M49];&quot;},{&quot;;[.$W49];[.$X49];[.$Y49];[.$Z49];[.$AA49];[.$AB49];[.$AC49];[.$AD49];&quot;}},&quot;)" office:value-type="string" office:string-value="{TypePower,{-1,-1,-1,1,2},{{ModeInput,&quot;3.3V&quot;}}}," calcext:value-type="string">
            <text:p>{TypePower,{-1,-1,-1,1,2},{{ModeInput,"3.3V"}}},</text:p>
          </table:table-cell>
          <table:table-cell table:number-columns-repeated="993"/>
        </table:table-row>
        <table:table-row table:style-name="ro1">
          <table:table-cell table:style-name="ce101" office:value-type="string" calcext:value-type="string">
            <text:p>GPIO_GEN8 </text:p>
          </table:table-cell>
          <table:table-cell table:style-name="ce101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office:value-type="float" office:value="4" calcext:value-type="float">
            <text:p>4</text:p>
          </table:table-cell>
          <table:table-cell table:style-name="ce66" office:value-type="string" calcext:value-type="string">
            <text:p>P5</text:p>
          </table:table-cell>
          <table:table-cell table:style-name="ce119" table:formula="of:=CONCATENATE(&quot;GPIO&quot;;[.J50])" office:value-type="string" office:string-value="GPIO29" calcext:value-type="string">
            <text:p>GPIO29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18" calcext:value-type="float">
            <text:p>18</text:p>
          </table:table-cell>
          <table:table-cell table:number-columns-repeated="2" table:style-name="ce78" office:value-type="float" office:value="29" calcext:value-type="float">
            <text:p>29</text:p>
          </table:table-cell>
          <table:table-cell table:number-columns-repeated="2" table:style-name="ce101" office:value-type="float" office:value="2" calcext:value-type="float">
            <text:p>2</text:p>
          </table:table-cell>
          <table:table-cell table:style-name="ce101" table:formula="of:=[.G50]" office:value-type="string" office:string-value="GPIO29" calcext:value-type="string">
            <text:p>GPIO29</text:p>
          </table:table-cell>
          <table:table-cell table:style-name="ce101" table:formula="of:=[.N50]" office:value-type="string" office:string-value="GPIO29" calcext:value-type="string">
            <text:p>GPIO29</text:p>
          </table:table-cell>
          <table:table-cell table:style-name="ce101" table:number-columns-repeated="6"/>
          <table:table-cell table:style-name="ce101" table:formula="of:=CONCATENATE([.N50];IF([.P50]&lt;&gt;&quot;&quot;;CONCATENATE(&quot;/&quot;;[.P50]);&quot;&quot;))" office:value-type="string" office:string-value="GPIO29" calcext:value-type="string">
            <text:p>GPIO29</text:p>
          </table:table-cell>
          <table:table-cell table:style-name="ce109" table:formula="of:=CONCATENATE(&quot;{ModeInput,&quot;&quot;&quot;;[.$N50];&quot;&quot;&quot;}&quot;)" office:value-type="string" office:string-value="{ModeInput,&quot;GPIO29&quot;}" calcext:value-type="string">
            <text:p>{ModeInput,"GPIO29"}</text:p>
          </table:table-cell>
          <table:table-cell table:style-name="ce109" table:formula="of:=IF([.$O50]&lt;&gt;&quot;&quot;;CONCATENATE(&quot;,{ModeOutput,&quot;&quot;&quot;;[.$O50];&quot;&quot;&quot;}&quot;);&quot;&quot;)" office:value-type="string" office:string-value=",{ModeOutput,&quot;GPIO29&quot;}" calcext:value-type="string">
            <text:p>,{ModeOutput,"GPIO29"}</text:p>
          </table:table-cell>
          <table:table-cell table:style-name="ce109" table:formula="of:=IF([.$P50]&lt;&gt;&quot;&quot;;CONCATENATE(&quot;,{ModeAlt0,&quot;&quot;&quot;;[.$P50];&quot;&quot;&quot;}&quot;);&quot;&quot;)">
            <text:p/>
          </table:table-cell>
          <table:table-cell table:style-name="ce109" table:formula="of:=IF([.$Q50]&lt;&gt;&quot;&quot;;CONCATENATE(&quot;,{ModeAlt1,&quot;&quot;&quot;;[.$Q50];&quot;&quot;&quot;}&quot;);&quot;&quot;)">
            <text:p/>
          </table:table-cell>
          <table:table-cell table:style-name="ce109" table:formula="of:=IF([.$R50]&lt;&gt;&quot;&quot;;CONCATENATE(&quot;,{ModeAlt2,&quot;&quot;&quot;;[.$R50];&quot;&quot;&quot;}&quot;);&quot;&quot;)">
            <text:p/>
          </table:table-cell>
          <table:table-cell table:style-name="ce109" table:formula="of:=IF([.S50]&lt;&gt;&quot;&quot;;CONCATENATE(&quot;,{ModeAlt3,&quot;&quot;&quot;;[.S50];&quot;&quot;&quot;}&quot;);&quot;&quot;)">
            <text:p/>
          </table:table-cell>
          <table:table-cell table:style-name="ce109" table:formula="of:=IF([.T50]&lt;&gt;&quot;&quot;;CONCATENATE(&quot;,{ModeAlt4,&quot;&quot;&quot;;[.T50];&quot;&quot;&quot;}&quot;);&quot;&quot;)">
            <text:p/>
          </table:table-cell>
          <table:table-cell table:style-name="ce109" table:formula="of:=IF([.U50]&lt;&gt;&quot;&quot;;CONCATENATE(&quot;,{ModeAlt5,&quot;&quot;&quot;;[.U50];&quot;&quot;&quot;}&quot;);&quot;&quot;)">
            <text:p/>
          </table:table-cell>
          <table:table-cell table:style-name="ce109" table:formula="of:=CONCATENATE(&quot;{&quot;;[.$H50];&quot;,{&quot;;[.$I50];&quot;,&quot;;[.$J50];&quot;,&quot;;[.$K50];&quot;,&quot;;[.$L50];&quot;,&quot;;[.$M50];&quot;},{&quot;;[.$W50];[.$X50];[.$Y50];[.$Z50];[.$AA50];[.$AB50];[.$AC50];[.$AD50];&quot;}},&quot;)" office:value-type="string" office:string-value="{TypeGpio,{18,29,29,2,2},{{ModeInput,&quot;GPIO29&quot;},{ModeOutput,&quot;GPIO29&quot;}}}," calcext:value-type="string">
            <text:p>{TypeGpio,{18,29,29,2,2},{{ModeInput,"GPIO29"},{ModeOutput,"GPIO29"}}},</text:p>
          </table:table-cell>
          <table:table-cell table:number-columns-repeated="993"/>
        </table:table-row>
        <table:table-row table:style-name="ro1">
          <table:table-cell table:style-name="ce101" office:value-type="string" calcext:value-type="string">
            <text:p>GPIO_GEN10 </text:p>
          </table:table-cell>
          <table:table-cell table:style-name="ce101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office:value-type="float" office:value="6" calcext:value-type="float">
            <text:p>6</text:p>
          </table:table-cell>
          <table:table-cell table:style-name="ce66" office:value-type="string" calcext:value-type="string">
            <text:p>P5</text:p>
          </table:table-cell>
          <table:table-cell table:style-name="ce119" table:formula="of:=CONCATENATE(&quot;GPIO&quot;;[.J51])" office:value-type="string" office:string-value="GPIO31" calcext:value-type="string">
            <text:p>GPIO31</text:p>
          </table:table-cell>
          <table:table-cell table:style-name="ce101" office:value-type="string" calcext:value-type="string">
            <text:p>TypeGpio</text:p>
          </table:table-cell>
          <table:table-cell table:style-name="ce78" office:value-type="float" office:value="20" calcext:value-type="float">
            <text:p>20</text:p>
          </table:table-cell>
          <table:table-cell table:number-columns-repeated="2" table:style-name="ce78" office:value-type="float" office:value="31" calcext:value-type="float">
            <text:p>31</text:p>
          </table:table-cell>
          <table:table-cell table:style-name="ce101" office:value-type="float" office:value="3" calcext:value-type="float">
            <text:p>3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[.G51]" office:value-type="string" office:string-value="GPIO31" calcext:value-type="string">
            <text:p>GPIO31</text:p>
          </table:table-cell>
          <table:table-cell table:style-name="ce101" table:formula="of:=[.N51]" office:value-type="string" office:string-value="GPIO31" calcext:value-type="string">
            <text:p>GPIO31</text:p>
          </table:table-cell>
          <table:table-cell table:style-name="ce101" table:number-columns-repeated="6"/>
          <table:table-cell table:style-name="ce101" table:formula="of:=CONCATENATE([.N51];IF([.P51]&lt;&gt;&quot;&quot;;CONCATENATE(&quot;/&quot;;[.P51]);&quot;&quot;))" office:value-type="string" office:string-value="GPIO31" calcext:value-type="string">
            <text:p>GPIO31</text:p>
          </table:table-cell>
          <table:table-cell table:style-name="ce109" table:formula="of:=CONCATENATE(&quot;{ModeInput,&quot;&quot;&quot;;[.$N51];&quot;&quot;&quot;}&quot;)" office:value-type="string" office:string-value="{ModeInput,&quot;GPIO31&quot;}" calcext:value-type="string">
            <text:p>{ModeInput,"GPIO31"}</text:p>
          </table:table-cell>
          <table:table-cell table:style-name="ce109" table:formula="of:=IF([.$O51]&lt;&gt;&quot;&quot;;CONCATENATE(&quot;,{ModeOutput,&quot;&quot;&quot;;[.$O51];&quot;&quot;&quot;}&quot;);&quot;&quot;)" office:value-type="string" office:string-value=",{ModeOutput,&quot;GPIO31&quot;}" calcext:value-type="string">
            <text:p>,{ModeOutput,"GPIO31"}</text:p>
          </table:table-cell>
          <table:table-cell table:style-name="ce109" table:formula="of:=IF([.$P51]&lt;&gt;&quot;&quot;;CONCATENATE(&quot;,{ModeAlt0,&quot;&quot;&quot;;[.$P51];&quot;&quot;&quot;}&quot;);&quot;&quot;)">
            <text:p/>
          </table:table-cell>
          <table:table-cell table:style-name="ce109" table:formula="of:=IF([.$Q51]&lt;&gt;&quot;&quot;;CONCATENATE(&quot;,{ModeAlt1,&quot;&quot;&quot;;[.$Q51];&quot;&quot;&quot;}&quot;);&quot;&quot;)">
            <text:p/>
          </table:table-cell>
          <table:table-cell table:style-name="ce109" table:formula="of:=IF([.$R51]&lt;&gt;&quot;&quot;;CONCATENATE(&quot;,{ModeAlt2,&quot;&quot;&quot;;[.$R51];&quot;&quot;&quot;}&quot;);&quot;&quot;)">
            <text:p/>
          </table:table-cell>
          <table:table-cell table:style-name="ce109" table:formula="of:=IF([.S51]&lt;&gt;&quot;&quot;;CONCATENATE(&quot;,{ModeAlt3,&quot;&quot;&quot;;[.S51];&quot;&quot;&quot;}&quot;);&quot;&quot;)">
            <text:p/>
          </table:table-cell>
          <table:table-cell table:style-name="ce109" table:formula="of:=IF([.T51]&lt;&gt;&quot;&quot;;CONCATENATE(&quot;,{ModeAlt4,&quot;&quot;&quot;;[.T51];&quot;&quot;&quot;}&quot;);&quot;&quot;)">
            <text:p/>
          </table:table-cell>
          <table:table-cell table:style-name="ce109" table:formula="of:=IF([.U51]&lt;&gt;&quot;&quot;;CONCATENATE(&quot;,{ModeAlt5,&quot;&quot;&quot;;[.U51];&quot;&quot;&quot;}&quot;);&quot;&quot;)">
            <text:p/>
          </table:table-cell>
          <table:table-cell table:style-name="ce109" table:formula="of:=CONCATENATE(&quot;{&quot;;[.$H51];&quot;,{&quot;;[.$I51];&quot;,&quot;;[.$J51];&quot;,&quot;;[.$K51];&quot;,&quot;;[.$L51];&quot;,&quot;;[.$M51];&quot;},{&quot;;[.$W51];[.$X51];[.$Y51];[.$Z51];[.$AA51];[.$AB51];[.$AC51];[.$AD51];&quot;}},&quot;)" office:value-type="string" office:string-value="{TypeGpio,{20,31,31,3,2},{{ModeInput,&quot;GPIO31&quot;},{ModeOutput,&quot;GPIO31&quot;}}}," calcext:value-type="string">
            <text:p>{TypeGpio,{20,31,31,3,2},{{ModeInput,"GPIO31"},{ModeOutput,"GPIO31"}}},</text:p>
          </table:table-cell>
          <table:table-cell table:number-columns-repeated="993"/>
        </table:table-row>
        <table:table-row table:style-name="ro1">
          <table:table-cell table:style-name="ce101" office:value-type="string" calcext:value-type="string">
            <text:p>GND </text:p>
          </table:table-cell>
          <table:table-cell table:style-name="ce101"/>
          <table:table-cell table:style-name="ce66" office:value-type="string" calcext:value-type="string">
            <text:p>X</text:p>
          </table:table-cell>
          <table:table-cell table:style-name="ce66"/>
          <table:table-cell table:style-name="ce101" office:value-type="float" office:value="8" calcext:value-type="float">
            <text:p>8</text:p>
          </table:table-cell>
          <table:table-cell table:style-name="ce66" office:value-type="string" calcext:value-type="string">
            <text:p>P5</text:p>
          </table:table-cell>
          <table:table-cell table:style-name="ce101" office:value-type="string" calcext:value-type="string">
            <text:p>GND </text:p>
          </table:table-cell>
          <table:table-cell table:style-name="ce101" office:value-type="string" calcext:value-type="string">
            <text:p>TypePower</text:p>
          </table:table-cell>
          <table:table-cell table:number-columns-repeated="3" table:style-name="ce78" office:value-type="float" office:value="-1" calcext:value-type="float">
            <text:p>-1</text:p>
          </table:table-cell>
          <table:table-cell table:style-name="ce101" office:value-type="float" office:value="4" calcext:value-type="float">
            <text:p>4</text:p>
          </table:table-cell>
          <table:table-cell table:style-name="ce101" office:value-type="float" office:value="2" calcext:value-type="float">
            <text:p>2</text:p>
          </table:table-cell>
          <table:table-cell table:style-name="ce101" table:formula="of:=[.G52]" office:value-type="string" office:string-value="GND " calcext:value-type="string">
            <text:p>GND </text:p>
          </table:table-cell>
          <table:table-cell table:style-name="ce101" table:number-columns-repeated="7"/>
          <table:table-cell table:style-name="ce101" table:formula="of:=CONCATENATE([.N52];IF([.P52]&lt;&gt;&quot;&quot;;CONCATENATE(&quot;/&quot;;[.P52]);&quot;&quot;))" office:value-type="string" office:string-value="GND " calcext:value-type="string">
            <text:p>GND </text:p>
          </table:table-cell>
          <table:table-cell table:style-name="ce109" table:formula="of:=CONCATENATE(&quot;{ModeInput,&quot;&quot;&quot;;[.$N52];&quot;&quot;&quot;}&quot;)" office:value-type="string" office:string-value="{ModeInput,&quot;GND &quot;}" calcext:value-type="string">
            <text:p>{ModeInput,"GND "}</text:p>
          </table:table-cell>
          <table:table-cell table:style-name="ce109" table:formula="of:=IF([.$O52]&lt;&gt;&quot;&quot;;CONCATENATE(&quot;,{ModeOutput,&quot;&quot;&quot;;[.$O52];&quot;&quot;&quot;}&quot;);&quot;&quot;)">
            <text:p/>
          </table:table-cell>
          <table:table-cell table:style-name="ce109" table:formula="of:=IF([.$P52]&lt;&gt;&quot;&quot;;CONCATENATE(&quot;,{ModeAlt0,&quot;&quot;&quot;;[.$P52];&quot;&quot;&quot;}&quot;);&quot;&quot;)">
            <text:p/>
          </table:table-cell>
          <table:table-cell table:style-name="ce109" table:formula="of:=IF([.$Q52]&lt;&gt;&quot;&quot;;CONCATENATE(&quot;,{ModeAlt1,&quot;&quot;&quot;;[.$Q52];&quot;&quot;&quot;}&quot;);&quot;&quot;)">
            <text:p/>
          </table:table-cell>
          <table:table-cell table:style-name="ce109" table:formula="of:=IF([.$R52]&lt;&gt;&quot;&quot;;CONCATENATE(&quot;,{ModeAlt2,&quot;&quot;&quot;;[.$R52];&quot;&quot;&quot;}&quot;);&quot;&quot;)">
            <text:p/>
          </table:table-cell>
          <table:table-cell table:style-name="ce109" table:formula="of:=IF([.S52]&lt;&gt;&quot;&quot;;CONCATENATE(&quot;,{ModeAlt3,&quot;&quot;&quot;;[.S52];&quot;&quot;&quot;}&quot;);&quot;&quot;)">
            <text:p/>
          </table:table-cell>
          <table:table-cell table:style-name="ce109" table:formula="of:=IF([.T52]&lt;&gt;&quot;&quot;;CONCATENATE(&quot;,{ModeAlt4,&quot;&quot;&quot;;[.T52];&quot;&quot;&quot;}&quot;);&quot;&quot;)">
            <text:p/>
          </table:table-cell>
          <table:table-cell table:style-name="ce109" table:formula="of:=IF([.U52]&lt;&gt;&quot;&quot;;CONCATENATE(&quot;,{ModeAlt5,&quot;&quot;&quot;;[.U52];&quot;&quot;&quot;}&quot;);&quot;&quot;)">
            <text:p/>
          </table:table-cell>
          <table:table-cell table:style-name="ce109" table:formula="of:=CONCATENATE(&quot;{&quot;;[.$H52];&quot;,{&quot;;[.$I52];&quot;,&quot;;[.$J52];&quot;,&quot;;[.$K52];&quot;,&quot;;[.$L52];&quot;,&quot;;[.$M52];&quot;},{&quot;;[.$W52];[.$X52];[.$Y52];[.$Z52];[.$AA52];[.$AB52];[.$AC52];[.$AD52];&quot;}},&quot;)" office:value-type="string" office:string-value="{TypePower,{-1,-1,-1,4,2},{{ModeInput,&quot;GND &quot;}}}," calcext:value-type="string">
            <text:p>{TypePower,{-1,-1,-1,4,2},{{ModeInput,"GND "}}},</text:p>
          </table:table-cell>
          <table:table-cell table:number-columns-repeated="993"/>
        </table:table-row>
        <table:table-row table:style-name="ro1" table:number-rows-repeated="104852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nanopi.R3:nanopi.R45" table:orientation="column"/>
        <table:database-range table:name="__Anonymous_Sheet_DB__1" table:target-range-address="'nanopi - work C++'.A1:'nanopi - work C++'.Z67">
          <table:sort>
            <table:sort-by table:field-number="6" table:data-type="automatic"/>
            <table:sort-by table:field-number="11" table:data-type="automatic"/>
            <table:sort-by table:field-number="4" table:data-type="automatic"/>
          </table:sort>
        </table:database-range>
        <table:database-range table:name="__Anonymous_Sheet_DB__2" table:target-range-address="'rpi rev1'.M2:'rpi rev1'.Q28">
          <table:sort>
            <table:sort-by table:field-number="1" table:data-type="automatic"/>
          </table:sort>
        </table:database-range>
        <table:database-range table:name="__Anonymous_Sheet_DB__3" table:target-range-address="'rpi rev2'.L2:'rpi rev2'.Q36">
          <table:sort>
            <table:sort-by table:field-number="0" table:data-type="automatic"/>
            <table:sort-by table:field-number="2" table:data-type="automatic"/>
          </table:sort>
        </table:database-range>
        <table:database-range table:name="__Anonymous_Sheet_DB__4" table:target-range-address="'rpi rev3'.L2:'rpi rev3'.L42" table:orientation="column"/>
        <table:database-range table:name="__Anonymous_Sheet_DB__5" table:target-range-address="'rpi - work C++'.A1:'rpi - work C++'.U52">
          <table:sort>
            <table:sort-by table:field-number="3" table:data-type="automatic"/>
            <table:sort-by table:field-number="5" table:data-type="automatic"/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fo:margin-top="10mm" fo:margin-bottom="10mm" fo:margin-left="10mm" fo:margin-right="10mm" loext:scale-to-X="1" loext:scale-to-Y="1" style:table-centering="both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09">00/00/0000</text:date>, <text:time style:data-style-name="N2" text:time-value="11:08:39.12127724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09T16:28:40.654702684</dc:date>
    <dc:creator>Pascal EpsilonRT</dc:creator>
    <meta:editing-duration>P3DT16H14M34S</meta:editing-duration>
    <meta:editing-cycles>46</meta:editing-cycles>
    <meta:generator>LibreOffice/5.1.6.2$Linux_X86_64 LibreOffice_project/10m0$Build-2</meta:generator>
    <meta:printed-by>Pascal EpsilonRT</meta:printed-by>
    <meta:print-date>2018-03-13T19:43:07.992430806</meta:print-date>
    <meta:document-statistic meta:table-count="6" meta:cell-count="4221" meta:object-count="0"/>
  </office:meta>
</office:document-meta>
</file>